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55.8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NodeA_pub.senderBCDE.publisherE.network" table:style-name="ta1">
        <table:shapes>
          <draw:frame draw:z-index="0" draw:style-name="gr1" draw:text-style-name="P1" svg:width="1296.62pt" svg:height="625.69pt" svg:x="39.77pt" svg:y="3pt">
            <draw:object draw:notify-on-update-of-ranges="'NodeA_pub.senderBCDE.publisherE.network'.D2:'NodeA_pub.senderBCDE.publisherE.network'.D625 'NodeA_pub.senderBCDE.publisherE.network'.E2:'NodeA_pub.senderBCDE.publisherE.network'.E6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ime (s)</text:p>
          </table:table-cell>
          <table:table-cell office:value-type="string" calcext:value-type="string">
            <text:p><text:s/>size (bits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5485268.38758" calcext:value-type="float">
            <text:p>1455485268.38758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5485268.46694" calcext:value-type="float">
            <text:p>1455485268.46694</text:p>
          </table:table-cell>
          <table:table-cell office:value-type="float" office:value="376" calcext:value-type="float">
            <text:p>376</text:p>
          </table:table-cell>
          <table:table-cell table:formula="of:=[.B3]-[.B$2]" office:value-type="float" office:value="0.0793631076812744" calcext:value-type="float">
            <text:p>0.0793631077</text:p>
          </table:table-cell>
          <table:table-cell table:formula="of:=[.C2]/([.D3]-[.D2])" office:value-type="float" office:value="5140.92771717742" calcext:value-type="float">
            <text:p>5140.92771717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5485268.54795" calcext:value-type="float">
            <text:p>1455485268.54795</text:p>
          </table:table-cell>
          <table:table-cell office:value-type="float" office:value="480" calcext:value-type="float">
            <text:p>480</text:p>
          </table:table-cell>
          <table:table-cell table:formula="of:=[.B4]-[.B$2]" office:value-type="float" office:value="0.160370111465454" calcext:value-type="float">
            <text:p>0.1603701115</text:p>
          </table:table-cell>
          <table:table-cell table:formula="of:=[.C3]/([.D4]-[.D3])" office:value-type="float" office:value="4641.57396811942" calcext:value-type="float">
            <text:p>4641.57396811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5485268.62655" calcext:value-type="float">
            <text:p>1455485268.62655</text:p>
          </table:table-cell>
          <table:table-cell office:value-type="float" office:value="592" calcext:value-type="float">
            <text:p>592</text:p>
          </table:table-cell>
          <table:table-cell table:formula="of:=[.B5]-[.B$2]" office:value-type="float" office:value="0.238974332809448" calcext:value-type="float">
            <text:p>0.2389743328</text:p>
          </table:table-cell>
          <table:table-cell table:formula="of:=[.C4]/([.D5]-[.D4])" office:value-type="float" office:value="6106.54226697807" calcext:value-type="float">
            <text:p>6106.54226697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5485268.70754" calcext:value-type="float">
            <text:p>1455485268.70754</text:p>
          </table:table-cell>
          <table:table-cell office:value-type="float" office:value="592" calcext:value-type="float">
            <text:p>592</text:p>
          </table:table-cell>
          <table:table-cell table:formula="of:=[.B6]-[.B$2]" office:value-type="float" office:value="0.319966793060303" calcext:value-type="float">
            <text:p>0.3199667931</text:p>
          </table:table-cell>
          <table:table-cell table:formula="of:=[.C5]/([.D6]-[.D5])" office:value-type="float" office:value="7309.3223513204" calcext:value-type="float">
            <text:p>7309.32235132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5485268.78793" calcext:value-type="float">
            <text:p>1455485268.78793</text:p>
          </table:table-cell>
          <table:table-cell office:value-type="float" office:value="472" calcext:value-type="float">
            <text:p>472</text:p>
          </table:table-cell>
          <table:table-cell table:formula="of:=[.B7]-[.B$2]" office:value-type="float" office:value="0.400355100631714" calcext:value-type="float">
            <text:p>0.4003551006</text:p>
          </table:table-cell>
          <table:table-cell table:formula="of:=[.C6]/([.D7]-[.D6])" office:value-type="float" office:value="7364.25505007815" calcext:value-type="float">
            <text:p>7364.25505007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5485268.86781" calcext:value-type="float">
            <text:p>1455485268.86781</text:p>
          </table:table-cell>
          <table:table-cell office:value-type="float" office:value="376" calcext:value-type="float">
            <text:p>376</text:p>
          </table:table-cell>
          <table:table-cell table:formula="of:=[.B8]-[.B$2]" office:value-type="float" office:value="0.480231761932373" calcext:value-type="float">
            <text:p>0.4802317619</text:p>
          </table:table-cell>
          <table:table-cell table:formula="of:=[.C7]/([.D8]-[.D7])" office:value-type="float" office:value="5909.11027469428" calcext:value-type="float">
            <text:p>5909.11027469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5485268.94682" calcext:value-type="float">
            <text:p>1455485268.94682</text:p>
          </table:table-cell>
          <table:table-cell office:value-type="float" office:value="408" calcext:value-type="float">
            <text:p>408</text:p>
          </table:table-cell>
          <table:table-cell table:formula="of:=[.B9]-[.B$2]" office:value-type="float" office:value="0.55924654006958" calcext:value-type="float">
            <text:p>0.5592465401</text:p>
          </table:table-cell>
          <table:table-cell table:formula="of:=[.C8]/([.D9]-[.D8])" office:value-type="float" office:value="4758.60350258892" calcext:value-type="float">
            <text:p>4758.60350258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5485269.02766" calcext:value-type="float">
            <text:p>1455485269.02766</text:p>
          </table:table-cell>
          <table:table-cell office:value-type="float" office:value="536" calcext:value-type="float">
            <text:p>536</text:p>
          </table:table-cell>
          <table:table-cell table:formula="of:=[.B10]-[.B$2]" office:value-type="float" office:value="0.640077590942383" calcext:value-type="float">
            <text:p>0.6400775909</text:p>
          </table:table-cell>
          <table:table-cell table:formula="of:=[.C9]/([.D10]-[.D9])" office:value-type="float" office:value="5047.56520661888" calcext:value-type="float">
            <text:p>5047.56520661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5485269.10758" calcext:value-type="float">
            <text:p>1455485269.10758</text:p>
          </table:table-cell>
          <table:table-cell office:value-type="float" office:value="608" calcext:value-type="float">
            <text:p>608</text:p>
          </table:table-cell>
          <table:table-cell table:formula="of:=[.B11]-[.B$2]" office:value-type="float" office:value="0.719998598098755" calcext:value-type="float">
            <text:p>0.7199985981</text:p>
          </table:table-cell>
          <table:table-cell table:formula="of:=[.C10]/([.D11]-[.D10])" office:value-type="float" office:value="6706.62218947356" calcext:value-type="float">
            <text:p>6706.62218947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5485269.18634" calcext:value-type="float">
            <text:p>1455485269.18634</text:p>
          </table:table-cell>
          <table:table-cell office:value-type="float" office:value="552" calcext:value-type="float">
            <text:p>552</text:p>
          </table:table-cell>
          <table:table-cell table:formula="of:=[.B12]-[.B$2]" office:value-type="float" office:value="0.798757791519165" calcext:value-type="float">
            <text:p>0.7987577915</text:p>
          </table:table-cell>
          <table:table-cell table:formula="of:=[.C11]/([.D12]-[.D11])" office:value-type="float" office:value="7719.73370466792" calcext:value-type="float">
            <text:p>7719.73370466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5485269.2671" calcext:value-type="float">
            <text:p>1455485269.2671</text:p>
          </table:table-cell>
          <table:table-cell office:value-type="float" office:value="424" calcext:value-type="float">
            <text:p>424</text:p>
          </table:table-cell>
          <table:table-cell table:formula="of:=[.B13]-[.B$2]" office:value-type="float" office:value="0.879521369934082" calcext:value-type="float">
            <text:p>0.8795213699</text:p>
          </table:table-cell>
          <table:table-cell table:formula="of:=[.C12]/([.D13]-[.D12])" office:value-type="float" office:value="6834.76402152639" calcext:value-type="float">
            <text:p>6834.76402152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5485269.34615" calcext:value-type="float">
            <text:p>1455485269.34615</text:p>
          </table:table-cell>
          <table:table-cell office:value-type="float" office:value="376" calcext:value-type="float">
            <text:p>376</text:p>
          </table:table-cell>
          <table:table-cell table:formula="of:=[.B14]-[.B$2]" office:value-type="float" office:value="0.958574295043945" calcext:value-type="float">
            <text:p>0.958574295</text:p>
          </table:table-cell>
          <table:table-cell table:formula="of:=[.C13]/([.D14]-[.D13])" office:value-type="float" office:value="5363.49539768135" calcext:value-type="float">
            <text:p>5363.49539768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5485269.42796" calcext:value-type="float">
            <text:p>1455485269.42796</text:p>
          </table:table-cell>
          <table:table-cell office:value-type="float" office:value="464" calcext:value-type="float">
            <text:p>464</text:p>
          </table:table-cell>
          <table:table-cell table:formula="of:=[.B15]-[.B$2]" office:value-type="float" office:value="1.0403835773468" calcext:value-type="float">
            <text:p>1.0403835773</text:p>
          </table:table-cell>
          <table:table-cell table:formula="of:=[.C14]/([.D15]-[.D14])" office:value-type="float" office:value="4596.05547703077" calcext:value-type="float">
            <text:p>4596.05547703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55485269.50805" calcext:value-type="float">
            <text:p>1455485269.50805</text:p>
          </table:table-cell>
          <table:table-cell office:value-type="float" office:value="584" calcext:value-type="float">
            <text:p>584</text:p>
          </table:table-cell>
          <table:table-cell table:formula="of:=[.B16]-[.B$2]" office:value-type="float" office:value="1.12047743797302" calcext:value-type="float">
            <text:p>1.120477438</text:p>
          </table:table-cell>
          <table:table-cell table:formula="of:=[.C15]/([.D16]-[.D15])" office:value-type="float" office:value="5793.2030791396" calcext:value-type="float">
            <text:p>5793.20307913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5485269.58621" calcext:value-type="float">
            <text:p>1455485269.58621</text:p>
          </table:table-cell>
          <table:table-cell office:value-type="float" office:value="600" calcext:value-type="float">
            <text:p>600</text:p>
          </table:table-cell>
          <table:table-cell table:formula="of:=[.B17]-[.B$2]" office:value-type="float" office:value="1.1986346244812" calcext:value-type="float">
            <text:p>1.1986346245</text:p>
          </table:table-cell>
          <table:table-cell table:formula="of:=[.C16]/([.D17]-[.D16])" office:value-type="float" office:value="7472.12158076964" calcext:value-type="float">
            <text:p>7472.12158076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5485269.66708" calcext:value-type="float">
            <text:p>1455485269.66708</text:p>
          </table:table-cell>
          <table:table-cell office:value-type="float" office:value="488" calcext:value-type="float">
            <text:p>488</text:p>
          </table:table-cell>
          <table:table-cell table:formula="of:=[.B18]-[.B$2]" office:value-type="float" office:value="1.27950358390808" calcext:value-type="float">
            <text:p>1.2795035839</text:p>
          </table:table-cell>
          <table:table-cell table:formula="of:=[.C17]/([.D18]-[.D17])" office:value-type="float" office:value="7419.41041720103" calcext:value-type="float">
            <text:p>7419.4104172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55485269.74762" calcext:value-type="float">
            <text:p>1455485269.74762</text:p>
          </table:table-cell>
          <table:table-cell office:value-type="float" office:value="384" calcext:value-type="float">
            <text:p>384</text:p>
          </table:table-cell>
          <table:table-cell table:formula="of:=[.B19]-[.B$2]" office:value-type="float" office:value="1.36004209518433" calcext:value-type="float">
            <text:p>1.3600420952</text:p>
          </table:table-cell>
          <table:table-cell table:formula="of:=[.C18]/([.D19]-[.D18])" office:value-type="float" office:value="6059.21306797157" calcext:value-type="float">
            <text:p>6059.21306797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55485269.82664" calcext:value-type="float">
            <text:p>1455485269.82664</text:p>
          </table:table-cell>
          <table:table-cell office:value-type="float" office:value="400" calcext:value-type="float">
            <text:p>400</text:p>
          </table:table-cell>
          <table:table-cell table:formula="of:=[.B20]-[.B$2]" office:value-type="float" office:value="1.43906235694885" calcext:value-type="float">
            <text:p>1.4390623569</text:p>
          </table:table-cell>
          <table:table-cell table:formula="of:=[.C19]/([.D20]-[.D19])" office:value-type="float" office:value="4859.51313530557" calcext:value-type="float">
            <text:p>4859.51313530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5485269.91048" calcext:value-type="float">
            <text:p>1455485269.91048</text:p>
          </table:table-cell>
          <table:table-cell office:value-type="float" office:value="528" calcext:value-type="float">
            <text:p>528</text:p>
          </table:table-cell>
          <table:table-cell table:formula="of:=[.B21]-[.B$2]" office:value-type="float" office:value="1.52289915084839" calcext:value-type="float">
            <text:p>1.5228991508</text:p>
          </table:table-cell>
          <table:table-cell table:formula="of:=[.C20]/([.D21]-[.D20])" office:value-type="float" office:value="4771.17481948714" calcext:value-type="float">
            <text:p>4771.17481948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5485269.98882" calcext:value-type="float">
            <text:p>1455485269.98882</text:p>
          </table:table-cell>
          <table:table-cell office:value-type="float" office:value="608" calcext:value-type="float">
            <text:p>608</text:p>
          </table:table-cell>
          <table:table-cell table:formula="of:=[.B22]-[.B$2]" office:value-type="float" office:value="1.6012454032898" calcext:value-type="float">
            <text:p>1.6012454033</text:p>
          </table:table-cell>
          <table:table-cell table:formula="of:=[.C21]/([.D22]-[.D21])" office:value-type="float" office:value="6739.31405200117" calcext:value-type="float">
            <text:p>6739.31405200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55485270.06655" calcext:value-type="float">
            <text:p>1455485270.06655</text:p>
          </table:table-cell>
          <table:table-cell office:value-type="float" office:value="560" calcext:value-type="float">
            <text:p>560</text:p>
          </table:table-cell>
          <table:table-cell table:formula="of:=[.B23]-[.B$2]" office:value-type="float" office:value="1.67897510528564" calcext:value-type="float">
            <text:p>1.6789751053</text:p>
          </table:table-cell>
          <table:table-cell table:formula="of:=[.C22]/([.D23]-[.D22])" office:value-type="float" office:value="7821.97775610235" calcext:value-type="float">
            <text:p>7821.97775610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55485270.14619" calcext:value-type="float">
            <text:p>1455485270.14619</text:p>
          </table:table-cell>
          <table:table-cell office:value-type="float" office:value="432" calcext:value-type="float">
            <text:p>432</text:p>
          </table:table-cell>
          <table:table-cell table:formula="of:=[.B24]-[.B$2]" office:value-type="float" office:value="1.7586133480072" calcext:value-type="float">
            <text:p>1.758613348</text:p>
          </table:table-cell>
          <table:table-cell table:formula="of:=[.C23]/([.D24]-[.D23])" office:value-type="float" office:value="7031.79754929991" calcext:value-type="float">
            <text:p>7031.79754929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55485270.22779" calcext:value-type="float">
            <text:p>1455485270.22779</text:p>
          </table:table-cell>
          <table:table-cell office:value-type="float" office:value="376" calcext:value-type="float">
            <text:p>376</text:p>
          </table:table-cell>
          <table:table-cell table:formula="of:=[.B25]-[.B$2]" office:value-type="float" office:value="1.84021687507629" calcext:value-type="float">
            <text:p>1.8402168751</text:p>
          </table:table-cell>
          <table:table-cell table:formula="of:=[.C24]/([.D25]-[.D24])" office:value-type="float" office:value="5293.88882461215" calcext:value-type="float">
            <text:p>5293.88882461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55485270.30736" calcext:value-type="float">
            <text:p>1455485270.30736</text:p>
          </table:table-cell>
          <table:table-cell office:value-type="float" office:value="448" calcext:value-type="float">
            <text:p>448</text:p>
          </table:table-cell>
          <table:table-cell table:formula="of:=[.B26]-[.B$2]" office:value-type="float" office:value="1.91978192329407" calcext:value-type="float">
            <text:p>1.9197819233</text:p>
          </table:table-cell>
          <table:table-cell table:formula="of:=[.C25]/([.D26]-[.D25])" office:value-type="float" office:value="4725.69310799473" calcext:value-type="float">
            <text:p>4725.69310799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55485270.38646" calcext:value-type="float">
            <text:p>1455485270.38646</text:p>
          </table:table-cell>
          <table:table-cell office:value-type="float" office:value="576" calcext:value-type="float">
            <text:p>576</text:p>
          </table:table-cell>
          <table:table-cell table:formula="of:=[.B27]-[.B$2]" office:value-type="float" office:value="1.99888134002686" calcext:value-type="float">
            <text:p>1.99888134</text:p>
          </table:table-cell>
          <table:table-cell table:formula="of:=[.C26]/([.D27]-[.D26])" office:value-type="float" office:value="5663.75857755594" calcext:value-type="float">
            <text:p>5663.758577555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55485270.46752" calcext:value-type="float">
            <text:p>1455485270.46752</text:p>
          </table:table-cell>
          <table:table-cell office:value-type="float" office:value="608" calcext:value-type="float">
            <text:p>608</text:p>
          </table:table-cell>
          <table:table-cell table:formula="of:=[.B28]-[.B$2]" office:value-type="float" office:value="2.07994055747986" calcext:value-type="float">
            <text:p>2.0799405575</text:p>
          </table:table-cell>
          <table:table-cell table:formula="of:=[.C27]/([.D28]-[.D27])" office:value-type="float" office:value="7105.91612032225" calcext:value-type="float">
            <text:p>7105.91612032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55485270.54744" calcext:value-type="float">
            <text:p>1455485270.54744</text:p>
          </table:table-cell>
          <table:table-cell office:value-type="float" office:value="504" calcext:value-type="float">
            <text:p>504</text:p>
          </table:table-cell>
          <table:table-cell table:formula="of:=[.B29]-[.B$2]" office:value-type="float" office:value="2.15986371040344" calcext:value-type="float">
            <text:p>2.1598637104</text:p>
          </table:table-cell>
          <table:table-cell table:formula="of:=[.C28]/([.D29]-[.D28])" office:value-type="float" office:value="7607.30749175173" calcext:value-type="float">
            <text:p>7607.30749175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55485270.62674" calcext:value-type="float">
            <text:p>1455485270.62674</text:p>
          </table:table-cell>
          <table:table-cell office:value-type="float" office:value="392" calcext:value-type="float">
            <text:p>392</text:p>
          </table:table-cell>
          <table:table-cell table:formula="of:=[.B30]-[.B$2]" office:value-type="float" office:value="2.23916411399841" calcext:value-type="float">
            <text:p>2.239164114</text:p>
          </table:table-cell>
          <table:table-cell table:formula="of:=[.C29]/([.D30]-[.D29])" office:value-type="float" office:value="6355.57925498331" calcext:value-type="float">
            <text:p>6355.57925498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5485270.70892" calcext:value-type="float">
            <text:p>1455485270.70892</text:p>
          </table:table-cell>
          <table:table-cell office:value-type="float" office:value="392" calcext:value-type="float">
            <text:p>392</text:p>
          </table:table-cell>
          <table:table-cell table:formula="of:=[.B31]-[.B$2]" office:value-type="float" office:value="2.32133960723877" calcext:value-type="float">
            <text:p>2.3213396072</text:p>
          </table:table-cell>
          <table:table-cell table:formula="of:=[.C30]/([.D31]-[.D30])" office:value-type="float" office:value="4770.27863834578" calcext:value-type="float">
            <text:p>4770.27863834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55485270.78761" calcext:value-type="float">
            <text:p>1455485270.78761</text:p>
          </table:table-cell>
          <table:table-cell office:value-type="float" office:value="512" calcext:value-type="float">
            <text:p>512</text:p>
          </table:table-cell>
          <table:table-cell table:formula="of:=[.B32]-[.B$2]" office:value-type="float" office:value="2.40002846717834" calcext:value-type="float">
            <text:p>2.4000284672</text:p>
          </table:table-cell>
          <table:table-cell table:formula="of:=[.C31]/([.D32]-[.D31])" office:value-type="float" office:value="4981.64543622839" calcext:value-type="float">
            <text:p>4981.645436228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55485270.86643" calcext:value-type="float">
            <text:p>1455485270.86643</text:p>
          </table:table-cell>
          <table:table-cell office:value-type="float" office:value="608" calcext:value-type="float">
            <text:p>608</text:p>
          </table:table-cell>
          <table:table-cell table:formula="of:=[.B33]-[.B$2]" office:value-type="float" office:value="2.47885656356812" calcext:value-type="float">
            <text:p>2.4788565636</text:p>
          </table:table-cell>
          <table:table-cell table:formula="of:=[.C32]/([.D33]-[.D32])" office:value-type="float" office:value="6495.14606401737" calcext:value-type="float">
            <text:p>6495.14606401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55485270.94786" calcext:value-type="float">
            <text:p>1455485270.94786</text:p>
          </table:table-cell>
          <table:table-cell office:value-type="float" office:value="576" calcext:value-type="float">
            <text:p>576</text:p>
          </table:table-cell>
          <table:table-cell table:formula="of:=[.B34]-[.B$2]" office:value-type="float" office:value="2.56028246879578" calcext:value-type="float">
            <text:p>2.5602824688</text:p>
          </table:table-cell>
          <table:table-cell table:formula="of:=[.C33]/([.D34]-[.D33])" office:value-type="float" office:value="7466.91115438109" calcext:value-type="float">
            <text:p>7466.91115438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5485271.02635" calcext:value-type="float">
            <text:p>1455485271.02635</text:p>
          </table:table-cell>
          <table:table-cell office:value-type="float" office:value="448" calcext:value-type="float">
            <text:p>448</text:p>
          </table:table-cell>
          <table:table-cell table:formula="of:=[.B35]-[.B$2]" office:value-type="float" office:value="2.63877582550049" calcext:value-type="float">
            <text:p>2.6387758255</text:p>
          </table:table-cell>
          <table:table-cell table:formula="of:=[.C34]/([.D35]-[.D34])" office:value-type="float" office:value="7338.20063482421" calcext:value-type="float">
            <text:p>7338.200634824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55485271.10765" calcext:value-type="float">
            <text:p>1455485271.10765</text:p>
          </table:table-cell>
          <table:table-cell office:value-type="float" office:value="376" calcext:value-type="float">
            <text:p>376</text:p>
          </table:table-cell>
          <table:table-cell table:formula="of:=[.B36]-[.B$2]" office:value-type="float" office:value="2.72007369995117" calcext:value-type="float">
            <text:p>2.7200737</text:p>
          </table:table-cell>
          <table:table-cell table:formula="of:=[.C35]/([.D36]-[.D35])" office:value-type="float" office:value="5510.59917651061" calcext:value-type="float">
            <text:p>5510.59917651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55485271.18858" calcext:value-type="float">
            <text:p>1455485271.18858</text:p>
          </table:table-cell>
          <table:table-cell office:value-type="float" office:value="440" calcext:value-type="float">
            <text:p>440</text:p>
          </table:table-cell>
          <table:table-cell table:formula="of:=[.B37]-[.B$2]" office:value-type="float" office:value="2.8009979724884" calcext:value-type="float">
            <text:p>2.8009979725</text:p>
          </table:table-cell>
          <table:table-cell table:formula="of:=[.C36]/([.D37]-[.D36])" office:value-type="float" office:value="4646.31918472929" calcext:value-type="float">
            <text:p>4646.319184729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55485271.26699" calcext:value-type="float">
            <text:p>1455485271.26699</text:p>
          </table:table-cell>
          <table:table-cell office:value-type="float" office:value="560" calcext:value-type="float">
            <text:p>560</text:p>
          </table:table-cell>
          <table:table-cell table:formula="of:=[.B38]-[.B$2]" office:value-type="float" office:value="2.87940979003906" calcext:value-type="float">
            <text:p>2.87940979</text:p>
          </table:table-cell>
          <table:table-cell table:formula="of:=[.C37]/([.D38]-[.D37])" office:value-type="float" office:value="5611.39906896982" calcext:value-type="float">
            <text:p>5611.39906896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55485271.34689" calcext:value-type="float">
            <text:p>1455485271.34689</text:p>
          </table:table-cell>
          <table:table-cell office:value-type="float" office:value="608" calcext:value-type="float">
            <text:p>608</text:p>
          </table:table-cell>
          <table:table-cell table:formula="of:=[.B39]-[.B$2]" office:value-type="float" office:value="2.95931601524353" calcext:value-type="float">
            <text:p>2.9593160152</text:p>
          </table:table-cell>
          <table:table-cell table:formula="of:=[.C38]/([.D39]-[.D38])" office:value-type="float" office:value="7008.21492401932" calcext:value-type="float">
            <text:p>7008.214924019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55485271.42844" calcext:value-type="float">
            <text:p>1455485271.42844</text:p>
          </table:table-cell>
          <table:table-cell office:value-type="float" office:value="520" calcext:value-type="float">
            <text:p>520</text:p>
          </table:table-cell>
          <table:table-cell table:formula="of:=[.B40]-[.B$2]" office:value-type="float" office:value="3.04086661338806" calcext:value-type="float">
            <text:p>3.0408666134</text:p>
          </table:table-cell>
          <table:table-cell table:formula="of:=[.C39]/([.D40]-[.D39])" office:value-type="float" office:value="7455.49405931331" calcext:value-type="float">
            <text:p>7455.49405931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55485271.50951" calcext:value-type="float">
            <text:p>1455485271.50951</text:p>
          </table:table-cell>
          <table:table-cell office:value-type="float" office:value="400" calcext:value-type="float">
            <text:p>400</text:p>
          </table:table-cell>
          <table:table-cell table:formula="of:=[.B41]-[.B$2]" office:value-type="float" office:value="3.12193632125854" calcext:value-type="float">
            <text:p>3.1219363213</text:p>
          </table:table-cell>
          <table:table-cell table:formula="of:=[.C40]/([.D41]-[.D40])" office:value-type="float" office:value="6414.23305522144" calcext:value-type="float">
            <text:p>6414.23305522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55485271.58613" calcext:value-type="float">
            <text:p>1455485271.58613</text:p>
          </table:table-cell>
          <table:table-cell office:value-type="float" office:value="384" calcext:value-type="float">
            <text:p>384</text:p>
          </table:table-cell>
          <table:table-cell table:formula="of:=[.B42]-[.B$2]" office:value-type="float" office:value="3.19855237007141" calcext:value-type="float">
            <text:p>3.1985523701</text:p>
          </table:table-cell>
          <table:table-cell table:formula="of:=[.C41]/([.D42]-[.D41])" office:value-type="float" office:value="5220.83827341443" calcext:value-type="float">
            <text:p>5220.83827341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55485271.66865" calcext:value-type="float">
            <text:p>1455485271.66865</text:p>
          </table:table-cell>
          <table:table-cell office:value-type="float" office:value="496" calcext:value-type="float">
            <text:p>496</text:p>
          </table:table-cell>
          <table:table-cell table:formula="of:=[.B43]-[.B$2]" office:value-type="float" office:value="3.28106784820557" calcext:value-type="float">
            <text:p>3.2810678482</text:p>
          </table:table-cell>
          <table:table-cell table:formula="of:=[.C42]/([.D43]-[.D42])" office:value-type="float" office:value="4653.67236163481" calcext:value-type="float">
            <text:p>4653.67236163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55485271.74659" calcext:value-type="float">
            <text:p>1455485271.74659</text:p>
          </table:table-cell>
          <table:table-cell office:value-type="float" office:value="600" calcext:value-type="float">
            <text:p>600</text:p>
          </table:table-cell>
          <table:table-cell table:formula="of:=[.B44]-[.B$2]" office:value-type="float" office:value="3.35901069641113" calcext:value-type="float">
            <text:p>3.3590106964</text:p>
          </table:table-cell>
          <table:table-cell table:formula="of:=[.C43]/([.D44]-[.D43])" office:value-type="float" office:value="6363.63709332061" calcext:value-type="float">
            <text:p>6363.63709332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55485271.82651" calcext:value-type="float">
            <text:p>1455485271.82651</text:p>
          </table:table-cell>
          <table:table-cell office:value-type="float" office:value="584" calcext:value-type="float">
            <text:p>584</text:p>
          </table:table-cell>
          <table:table-cell table:formula="of:=[.B45]-[.B$2]" office:value-type="float" office:value="3.43893647193909" calcext:value-type="float">
            <text:p>3.4389364719</text:p>
          </table:table-cell>
          <table:table-cell table:formula="of:=[.C44]/([.D45]-[.D44])" office:value-type="float" office:value="7506.96500642837" calcext:value-type="float">
            <text:p>7506.965006428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55485271.90853" calcext:value-type="float">
            <text:p>1455485271.90853</text:p>
          </table:table-cell>
          <table:table-cell office:value-type="float" office:value="456" calcext:value-type="float">
            <text:p>456</text:p>
          </table:table-cell>
          <table:table-cell table:formula="of:=[.B46]-[.B$2]" office:value-type="float" office:value="3.52095580101013" calcext:value-type="float">
            <text:p>3.520955801</text:p>
          </table:table-cell>
          <table:table-cell table:formula="of:=[.C45]/([.D46]-[.D45])" office:value-type="float" office:value="7120.27282610591" calcext:value-type="float">
            <text:p>7120.27282610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55485271.98753" calcext:value-type="float">
            <text:p>1455485271.98753</text:p>
          </table:table-cell>
          <table:table-cell office:value-type="float" office:value="376" calcext:value-type="float">
            <text:p>376</text:p>
          </table:table-cell>
          <table:table-cell table:formula="of:=[.B47]-[.B$2]" office:value-type="float" office:value="3.59994769096375" calcext:value-type="float">
            <text:p>3.599947691</text:p>
          </table:table-cell>
          <table:table-cell table:formula="of:=[.C46]/([.D47]-[.D46])" office:value-type="float" office:value="5772.74452184621" calcext:value-type="float">
            <text:p>5772.744521846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55485272.06671" calcext:value-type="float">
            <text:p>1455485272.06671</text:p>
          </table:table-cell>
          <table:table-cell office:value-type="float" office:value="424" calcext:value-type="float">
            <text:p>424</text:p>
          </table:table-cell>
          <table:table-cell table:formula="of:=[.B48]-[.B$2]" office:value-type="float" office:value="3.67913413047791" calcext:value-type="float">
            <text:p>3.6791341305</text:p>
          </table:table-cell>
          <table:table-cell table:formula="of:=[.C47]/([.D48]-[.D47])" office:value-type="float" office:value="4748.28774101863" calcext:value-type="float">
            <text:p>4748.287741018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55485272.14762" calcext:value-type="float">
            <text:p>1455485272.14762</text:p>
          </table:table-cell>
          <table:table-cell office:value-type="float" office:value="552" calcext:value-type="float">
            <text:p>552</text:p>
          </table:table-cell>
          <table:table-cell table:formula="of:=[.B49]-[.B$2]" office:value-type="float" office:value="3.76003766059875" calcext:value-type="float">
            <text:p>3.7600376606</text:p>
          </table:table-cell>
          <table:table-cell table:formula="of:=[.C48]/([.D49]-[.D48])" office:value-type="float" office:value="5240.80963298697" calcext:value-type="float">
            <text:p>5240.80963298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55485272.22819" calcext:value-type="float">
            <text:p>1455485272.22819</text:p>
          </table:table-cell>
          <table:table-cell office:value-type="float" office:value="608" calcext:value-type="float">
            <text:p>608</text:p>
          </table:table-cell>
          <table:table-cell table:formula="of:=[.B50]-[.B$2]" office:value-type="float" office:value="3.84061670303345" calcext:value-type="float">
            <text:p>3.840616703</text:p>
          </table:table-cell>
          <table:table-cell table:formula="of:=[.C49]/([.D50]-[.D49])" office:value-type="float" office:value="6850.41647705586" calcext:value-type="float">
            <text:p>6850.41647705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55485272.30681" calcext:value-type="float">
            <text:p>1455485272.30681</text:p>
          </table:table-cell>
          <table:table-cell office:value-type="float" office:value="536" calcext:value-type="float">
            <text:p>536</text:p>
          </table:table-cell>
          <table:table-cell table:formula="of:=[.B51]-[.B$2]" office:value-type="float" office:value="3.91923642158508" calcext:value-type="float">
            <text:p>3.9192364216</text:p>
          </table:table-cell>
          <table:table-cell table:formula="of:=[.C50]/([.D51]-[.D50])" office:value-type="float" office:value="7733.4288547558" calcext:value-type="float">
            <text:p>7733.42885475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5485272.3887" calcext:value-type="float">
            <text:p>1455485272.3887</text:p>
          </table:table-cell>
          <table:table-cell office:value-type="float" office:value="408" calcext:value-type="float">
            <text:p>408</text:p>
          </table:table-cell>
          <table:table-cell table:formula="of:=[.B52]-[.B$2]" office:value-type="float" office:value="4.00112104415894" calcext:value-type="float">
            <text:p>4.0011210442</text:p>
          </table:table-cell>
          <table:table-cell table:formula="of:=[.C51]/([.D52]-[.D51])" office:value-type="float" office:value="6545.79557372419" calcext:value-type="float">
            <text:p>6545.795573724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55485272.46661" calcext:value-type="float">
            <text:p>1455485272.46661</text:p>
          </table:table-cell>
          <table:table-cell office:value-type="float" office:value="376" calcext:value-type="float">
            <text:p>376</text:p>
          </table:table-cell>
          <table:table-cell table:formula="of:=[.B53]-[.B$2]" office:value-type="float" office:value="4.07903075218201" calcext:value-type="float">
            <text:p>4.0790307522</text:p>
          </table:table-cell>
          <table:table-cell table:formula="of:=[.C52]/([.D53]-[.D52])" office:value-type="float" office:value="5236.83133145846" calcext:value-type="float">
            <text:p>5236.83133145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55485272.54669" calcext:value-type="float">
            <text:p>1455485272.54669</text:p>
          </table:table-cell>
          <table:table-cell office:value-type="float" office:value="480" calcext:value-type="float">
            <text:p>480</text:p>
          </table:table-cell>
          <table:table-cell table:formula="of:=[.B54]-[.B$2]" office:value-type="float" office:value="4.15911197662354" calcext:value-type="float">
            <text:p>4.1591119766</text:p>
          </table:table-cell>
          <table:table-cell table:formula="of:=[.C53]/([.D54]-[.D53])" office:value-type="float" office:value="4695.23290411897" calcext:value-type="float">
            <text:p>4695.23290411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55485272.62789" calcext:value-type="float">
            <text:p>1455485272.62789</text:p>
          </table:table-cell>
          <table:table-cell office:value-type="float" office:value="592" calcext:value-type="float">
            <text:p>592</text:p>
          </table:table-cell>
          <table:table-cell table:formula="of:=[.B55]-[.B$2]" office:value-type="float" office:value="4.24031257629395" calcext:value-type="float">
            <text:p>4.2403125763</text:p>
          </table:table-cell>
          <table:table-cell table:formula="of:=[.C54]/([.D55]-[.D54])" office:value-type="float" office:value="5911.28639379881" calcext:value-type="float">
            <text:p>5911.286393798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55485272.70761" calcext:value-type="float">
            <text:p>1455485272.70761</text:p>
          </table:table-cell>
          <table:table-cell office:value-type="float" office:value="592" calcext:value-type="float">
            <text:p>592</text:p>
          </table:table-cell>
          <table:table-cell table:formula="of:=[.B56]-[.B$2]" office:value-type="float" office:value="4.32003474235535" calcext:value-type="float">
            <text:p>4.3200347424</text:p>
          </table:table-cell>
          <table:table-cell table:formula="of:=[.C55]/([.D56]-[.D55])" office:value-type="float" office:value="7425.78920326934" calcext:value-type="float">
            <text:p>7425.789203269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55485272.78882" calcext:value-type="float">
            <text:p>1455485272.78882</text:p>
          </table:table-cell>
          <table:table-cell office:value-type="float" office:value="472" calcext:value-type="float">
            <text:p>472</text:p>
          </table:table-cell>
          <table:table-cell table:formula="of:=[.B57]-[.B$2]" office:value-type="float" office:value="4.40124416351318" calcext:value-type="float">
            <text:p>4.4012441635</text:p>
          </table:table-cell>
          <table:table-cell table:formula="of:=[.C56]/([.D57]-[.D56])" office:value-type="float" office:value="7289.79460214845" calcext:value-type="float">
            <text:p>7289.794602148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55485272.86729" calcext:value-type="float">
            <text:p>1455485272.86729</text:p>
          </table:table-cell>
          <table:table-cell office:value-type="float" office:value="376" calcext:value-type="float">
            <text:p>376</text:p>
          </table:table-cell>
          <table:table-cell table:formula="of:=[.B58]-[.B$2]" office:value-type="float" office:value="4.47971701622009" calcext:value-type="float">
            <text:p>4.4797170162</text:p>
          </table:table-cell>
          <table:table-cell table:formula="of:=[.C57]/([.D58]-[.D57])" office:value-type="float" office:value="6014.81893060379" calcext:value-type="float">
            <text:p>6014.818930603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55485272.94684" calcext:value-type="float">
            <text:p>1455485272.94684</text:p>
          </table:table-cell>
          <table:table-cell office:value-type="float" office:value="408" calcext:value-type="float">
            <text:p>408</text:p>
          </table:table-cell>
          <table:table-cell table:formula="of:=[.B59]-[.B$2]" office:value-type="float" office:value="4.55925989151001" calcext:value-type="float">
            <text:p>4.5592598915</text:p>
          </table:table-cell>
          <table:table-cell table:formula="of:=[.C58]/([.D59]-[.D58])" office:value-type="float" office:value="4727.01041582366" calcext:value-type="float">
            <text:p>4727.010415823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5485273.02716" calcext:value-type="float">
            <text:p>1455485273.02716</text:p>
          </table:table-cell>
          <table:table-cell office:value-type="float" office:value="536" calcext:value-type="float">
            <text:p>536</text:p>
          </table:table-cell>
          <table:table-cell table:formula="of:=[.B60]-[.B$2]" office:value-type="float" office:value="4.63958120346069" calcext:value-type="float">
            <text:p>4.6395812035</text:p>
          </table:table-cell>
          <table:table-cell table:formula="of:=[.C59]/([.D60]-[.D59])" office:value-type="float" office:value="5079.59830450115" calcext:value-type="float">
            <text:p>5079.59830450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55485273.10785" calcext:value-type="float">
            <text:p>1455485273.10785</text:p>
          </table:table-cell>
          <table:table-cell office:value-type="float" office:value="608" calcext:value-type="float">
            <text:p>608</text:p>
          </table:table-cell>
          <table:table-cell table:formula="of:=[.B61]-[.B$2]" office:value-type="float" office:value="4.72027373313904" calcext:value-type="float">
            <text:p>4.7202737331</text:p>
          </table:table-cell>
          <table:table-cell table:formula="of:=[.C60]/([.D61]-[.D60])" office:value-type="float" office:value="6642.49840891833" calcext:value-type="float">
            <text:p>6642.49840891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55485273.18844" calcext:value-type="float">
            <text:p>1455485273.18844</text:p>
          </table:table-cell>
          <table:table-cell office:value-type="float" office:value="544" calcext:value-type="float">
            <text:p>544</text:p>
          </table:table-cell>
          <table:table-cell table:formula="of:=[.B62]-[.B$2]" office:value-type="float" office:value="4.80086374282837" calcext:value-type="float">
            <text:p>4.8008637428</text:p>
          </table:table-cell>
          <table:table-cell table:formula="of:=[.C61]/([.D62]-[.D61])" office:value-type="float" office:value="7544.35943541635" calcext:value-type="float">
            <text:p>7544.359435416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55485273.26657" calcext:value-type="float">
            <text:p>1455485273.26657</text:p>
          </table:table-cell>
          <table:table-cell office:value-type="float" office:value="424" calcext:value-type="float">
            <text:p>424</text:p>
          </table:table-cell>
          <table:table-cell table:formula="of:=[.B63]-[.B$2]" office:value-type="float" office:value="4.87898898124695" calcext:value-type="float">
            <text:p>4.8789889812</text:p>
          </table:table-cell>
          <table:table-cell table:formula="of:=[.C62]/([.D63]-[.D62])" office:value-type="float" office:value="6963.17875006485" calcext:value-type="float">
            <text:p>6963.178750064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55485273.34819" calcext:value-type="float">
            <text:p>1455485273.34819</text:p>
          </table:table-cell>
          <table:table-cell office:value-type="float" office:value="376" calcext:value-type="float">
            <text:p>376</text:p>
          </table:table-cell>
          <table:table-cell table:formula="of:=[.B64]-[.B$2]" office:value-type="float" office:value="4.96060824394226" calcext:value-type="float">
            <text:p>4.9606082439</text:p>
          </table:table-cell>
          <table:table-cell table:formula="of:=[.C63]/([.D64]-[.D63])" office:value-type="float" office:value="5194.85212189194" calcext:value-type="float">
            <text:p>5194.85212189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55485273.42707" calcext:value-type="float">
            <text:p>1455485273.42707</text:p>
          </table:table-cell>
          <table:table-cell office:value-type="float" office:value="464" calcext:value-type="float">
            <text:p>464</text:p>
          </table:table-cell>
          <table:table-cell table:formula="of:=[.B65]-[.B$2]" office:value-type="float" office:value="5.03949308395386" calcext:value-type="float">
            <text:p>5.039493084</text:p>
          </table:table-cell>
          <table:table-cell table:formula="of:=[.C64]/([.D65]-[.D64])" office:value-type="float" office:value="4766.4418149891" calcext:value-type="float">
            <text:p>4766.441814989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55485273.50868" calcext:value-type="float">
            <text:p>1455485273.50868</text:p>
          </table:table-cell>
          <table:table-cell office:value-type="float" office:value="584" calcext:value-type="float">
            <text:p>584</text:p>
          </table:table-cell>
          <table:table-cell table:formula="of:=[.B66]-[.B$2]" office:value-type="float" office:value="5.12110447883606" calcext:value-type="float">
            <text:p>5.1211044788</text:p>
          </table:table-cell>
          <table:table-cell table:formula="of:=[.C65]/([.D66]-[.D65])" office:value-type="float" office:value="5685.48057130671" calcext:value-type="float">
            <text:p>5685.48057130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55485273.58906" calcext:value-type="float">
            <text:p>1455485273.58906</text:p>
          </table:table-cell>
          <table:table-cell office:value-type="float" office:value="600" calcext:value-type="float">
            <text:p>600</text:p>
          </table:table-cell>
          <table:table-cell table:formula="of:=[.B67]-[.B$2]" office:value-type="float" office:value="5.20148539543152" calcext:value-type="float">
            <text:p>5.2014853954</text:p>
          </table:table-cell>
          <table:table-cell table:formula="of:=[.C66]/([.D67]-[.D66])" office:value-type="float" office:value="7265.40607815105" calcext:value-type="float">
            <text:p>7265.40607815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55485273.6668" calcext:value-type="float">
            <text:p>1455485273.6668</text:p>
          </table:table-cell>
          <table:table-cell office:value-type="float" office:value="488" calcext:value-type="float">
            <text:p>488</text:p>
          </table:table-cell>
          <table:table-cell table:formula="of:=[.B68]-[.B$2]" office:value-type="float" office:value="5.27922320365906" calcext:value-type="float">
            <text:p>5.2792232037</text:p>
          </table:table-cell>
          <table:table-cell table:formula="of:=[.C67]/([.D68]-[.D67])" office:value-type="float" office:value="7718.25207939741" calcext:value-type="float">
            <text:p>7718.252079397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55485273.74671" calcext:value-type="float">
            <text:p>1455485273.74671</text:p>
          </table:table-cell>
          <table:table-cell office:value-type="float" office:value="384" calcext:value-type="float">
            <text:p>384</text:p>
          </table:table-cell>
          <table:table-cell table:formula="of:=[.B69]-[.B$2]" office:value-type="float" office:value="5.35913300514221" calcext:value-type="float">
            <text:p>5.3591330051</text:p>
          </table:table-cell>
          <table:table-cell table:formula="of:=[.C68]/([.D69]-[.D68])" office:value-type="float" office:value="6106.88540007041" calcext:value-type="float">
            <text:p>6106.885400070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55485273.82813" calcext:value-type="float">
            <text:p>1455485273.82813</text:p>
          </table:table-cell>
          <table:table-cell office:value-type="float" office:value="400" calcext:value-type="float">
            <text:p>400</text:p>
          </table:table-cell>
          <table:table-cell table:formula="of:=[.B70]-[.B$2]" office:value-type="float" office:value="5.4405505657196" calcext:value-type="float">
            <text:p>5.4405505657</text:p>
          </table:table-cell>
          <table:table-cell table:formula="of:=[.C69]/([.D70]-[.D69])" office:value-type="float" office:value="4716.42723359396" calcext:value-type="float">
            <text:p>4716.42723359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55485273.90815" calcext:value-type="float">
            <text:p>1455485273.90815</text:p>
          </table:table-cell>
          <table:table-cell office:value-type="float" office:value="528" calcext:value-type="float">
            <text:p>528</text:p>
          </table:table-cell>
          <table:table-cell table:formula="of:=[.B71]-[.B$2]" office:value-type="float" office:value="5.52057480812073" calcext:value-type="float">
            <text:p>5.5205748081</text:p>
          </table:table-cell>
          <table:table-cell table:formula="of:=[.C70]/([.D71]-[.D70])" office:value-type="float" office:value="4998.48530892667" calcext:value-type="float">
            <text:p>4998.48530892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55485273.98611" calcext:value-type="float">
            <text:p>1455485273.98611</text:p>
          </table:table-cell>
          <table:table-cell office:value-type="float" office:value="608" calcext:value-type="float">
            <text:p>608</text:p>
          </table:table-cell>
          <table:table-cell table:formula="of:=[.B72]-[.B$2]" office:value-type="float" office:value="5.59853386878967" calcext:value-type="float">
            <text:p>5.5985338688</text:p>
          </table:table-cell>
          <table:table-cell table:formula="of:=[.C71]/([.D72]-[.D71])" office:value-type="float" office:value="6772.78555525653" calcext:value-type="float">
            <text:p>6772.785555256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55485274.06781" calcext:value-type="float">
            <text:p>1455485274.06781</text:p>
          </table:table-cell>
          <table:table-cell office:value-type="float" office:value="592" calcext:value-type="float">
            <text:p>592</text:p>
          </table:table-cell>
          <table:table-cell table:formula="of:=[.B73]-[.B$2]" office:value-type="float" office:value="5.68023347854614" calcext:value-type="float">
            <text:p>5.6802334785</text:p>
          </table:table-cell>
          <table:table-cell table:formula="of:=[.C72]/([.D73]-[.D72])" office:value-type="float" office:value="7441.89601164959" calcext:value-type="float">
            <text:p>7441.896011649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55485274.14674" calcext:value-type="float">
            <text:p>1455485274.14674</text:p>
          </table:table-cell>
          <table:table-cell office:value-type="float" office:value="600" calcext:value-type="float">
            <text:p>600</text:p>
          </table:table-cell>
          <table:table-cell table:formula="of:=[.B74]-[.B$2]" office:value-type="float" office:value="5.75916528701782" calcext:value-type="float">
            <text:p>5.759165287</text:p>
          </table:table-cell>
          <table:table-cell table:formula="of:=[.C73]/([.D74]-[.D73])" office:value-type="float" office:value="7500.14489041394" calcext:value-type="float">
            <text:p>7500.144890413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55485274.22727" calcext:value-type="float">
            <text:p>1455485274.22727</text:p>
          </table:table-cell>
          <table:table-cell office:value-type="float" office:value="480" calcext:value-type="float">
            <text:p>480</text:p>
          </table:table-cell>
          <table:table-cell table:formula="of:=[.B75]-[.B$2]" office:value-type="float" office:value="5.83969235420227" calcext:value-type="float">
            <text:p>5.8396923542</text:p>
          </table:table-cell>
          <table:table-cell table:formula="of:=[.C74]/([.D75]-[.D74])" office:value-type="float" office:value="7450.91086734467" calcext:value-type="float">
            <text:p>7450.91086734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55485274.30798" calcext:value-type="float">
            <text:p>1455485274.30798</text:p>
          </table:table-cell>
          <table:table-cell office:value-type="float" office:value="376" calcext:value-type="float">
            <text:p>376</text:p>
          </table:table-cell>
          <table:table-cell table:formula="of:=[.B76]-[.B$2]" office:value-type="float" office:value="5.92040300369263" calcext:value-type="float">
            <text:p>5.9204030037</text:p>
          </table:table-cell>
          <table:table-cell table:formula="of:=[.C75]/([.D76]-[.D75])" office:value-type="float" office:value="5947.17057824385" calcext:value-type="float">
            <text:p>5947.170578243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55485274.38755" calcext:value-type="float">
            <text:p>1455485274.38755</text:p>
          </table:table-cell>
          <table:table-cell office:value-type="float" office:value="408" calcext:value-type="float">
            <text:p>408</text:p>
          </table:table-cell>
          <table:table-cell table:formula="of:=[.B77]-[.B$2]" office:value-type="float" office:value="5.99997425079346" calcext:value-type="float">
            <text:p>5.9999742508</text:p>
          </table:table-cell>
          <table:table-cell table:formula="of:=[.C76]/([.D77]-[.D76])" office:value-type="float" office:value="4725.32495969989" calcext:value-type="float">
            <text:p>4725.324959699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55485274.46821" calcext:value-type="float">
            <text:p>1455485274.46821</text:p>
          </table:table-cell>
          <table:table-cell office:value-type="float" office:value="528" calcext:value-type="float">
            <text:p>528</text:p>
          </table:table-cell>
          <table:table-cell table:formula="of:=[.B78]-[.B$2]" office:value-type="float" office:value="6.08063507080078" calcext:value-type="float">
            <text:p>6.0806350708</text:p>
          </table:table-cell>
          <table:table-cell table:formula="of:=[.C77]/([.D78]-[.D77])" office:value-type="float" office:value="5058.21785549605" calcext:value-type="float">
            <text:p>5058.217855496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55485274.54754" calcext:value-type="float">
            <text:p>1455485274.54754</text:p>
          </table:table-cell>
          <table:table-cell office:value-type="float" office:value="608" calcext:value-type="float">
            <text:p>608</text:p>
          </table:table-cell>
          <table:table-cell table:formula="of:=[.B79]-[.B$2]" office:value-type="float" office:value="6.15996074676514" calcext:value-type="float">
            <text:p>6.1599607468</text:p>
          </table:table-cell>
          <table:table-cell table:formula="of:=[.C78]/([.D79]-[.D78])" office:value-type="float" office:value="6656.10464179661" calcext:value-type="float">
            <text:p>6656.104641796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55485274.6271" calcext:value-type="float">
            <text:p>1455485274.6271</text:p>
          </table:table-cell>
          <table:table-cell office:value-type="float" office:value="552" calcext:value-type="float">
            <text:p>552</text:p>
          </table:table-cell>
          <table:table-cell table:formula="of:=[.B80]-[.B$2]" office:value-type="float" office:value="6.23952102661133" calcext:value-type="float">
            <text:p>6.2395210266</text:p>
          </table:table-cell>
          <table:table-cell table:formula="of:=[.C79]/([.D80]-[.D79])" office:value-type="float" office:value="7642.00429127959" calcext:value-type="float">
            <text:p>7642.004291279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5485274.70759" calcext:value-type="float">
            <text:p>1455485274.70759</text:p>
          </table:table-cell>
          <table:table-cell office:value-type="float" office:value="424" calcext:value-type="float">
            <text:p>424</text:p>
          </table:table-cell>
          <table:table-cell table:formula="of:=[.B81]-[.B$2]" office:value-type="float" office:value="6.32001233100891" calcext:value-type="float">
            <text:p>6.320012331</text:p>
          </table:table-cell>
          <table:table-cell table:formula="of:=[.C80]/([.D81]-[.D80])" office:value-type="float" office:value="6857.88364508819" calcext:value-type="float">
            <text:p>6857.88364508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55485274.78797" calcext:value-type="float">
            <text:p>1455485274.78797</text:p>
          </table:table-cell>
          <table:table-cell office:value-type="float" office:value="376" calcext:value-type="float">
            <text:p>376</text:p>
          </table:table-cell>
          <table:table-cell table:formula="of:=[.B82]-[.B$2]" office:value-type="float" office:value="6.40039730072022" calcext:value-type="float">
            <text:p>6.4003973007</text:p>
          </table:table-cell>
          <table:table-cell table:formula="of:=[.C81]/([.D82]-[.D81])" office:value-type="float" office:value="5274.61789838029" calcext:value-type="float">
            <text:p>5274.617898380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55485274.8673" calcext:value-type="float">
            <text:p>1455485274.8673</text:p>
          </table:table-cell>
          <table:table-cell office:value-type="float" office:value="456" calcext:value-type="float">
            <text:p>456</text:p>
          </table:table-cell>
          <table:table-cell table:formula="of:=[.B83]-[.B$2]" office:value-type="float" office:value="6.47972011566162" calcext:value-type="float">
            <text:p>6.4797201157</text:p>
          </table:table-cell>
          <table:table-cell table:formula="of:=[.C82]/([.D83]-[.D82])" office:value-type="float" office:value="4740.12426661537" calcext:value-type="float">
            <text:p>4740.124266615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55485274.94715" calcext:value-type="float">
            <text:p>1455485274.94715</text:p>
          </table:table-cell>
          <table:table-cell office:value-type="float" office:value="576" calcext:value-type="float">
            <text:p>576</text:p>
          </table:table-cell>
          <table:table-cell table:formula="of:=[.B84]-[.B$2]" office:value-type="float" office:value="6.55957508087158" calcext:value-type="float">
            <text:p>6.5595750809</text:p>
          </table:table-cell>
          <table:table-cell table:formula="of:=[.C83]/([.D84]-[.D83])" office:value-type="float" office:value="5710.35249719349" calcext:value-type="float">
            <text:p>5710.352497193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55485275.02902" calcext:value-type="float">
            <text:p>1455485275.02902</text:p>
          </table:table-cell>
          <table:table-cell office:value-type="float" office:value="600" calcext:value-type="float">
            <text:p>600</text:p>
          </table:table-cell>
          <table:table-cell table:formula="of:=[.B85]-[.B$2]" office:value-type="float" office:value="6.64143919944763" calcext:value-type="float">
            <text:p>6.6414391994</text:p>
          </table:table-cell>
          <table:table-cell table:formula="of:=[.C84]/([.D85]-[.D84])" office:value-type="float" office:value="7036.04961513034" calcext:value-type="float">
            <text:p>7036.049615130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55485275.10727" calcext:value-type="float">
            <text:p>1455485275.10727</text:p>
          </table:table-cell>
          <table:table-cell office:value-type="float" office:value="496" calcext:value-type="float">
            <text:p>496</text:p>
          </table:table-cell>
          <table:table-cell table:formula="of:=[.B86]-[.B$2]" office:value-type="float" office:value="6.71969509124756" calcext:value-type="float">
            <text:p>6.7196950912</text:p>
          </table:table-cell>
          <table:table-cell table:formula="of:=[.C85]/([.D86]-[.D85])" office:value-type="float" office:value="7667.15433432147" calcext:value-type="float">
            <text:p>7667.154334321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55485275.18725" calcext:value-type="float">
            <text:p>1455485275.18725</text:p>
          </table:table-cell>
          <table:table-cell office:value-type="float" office:value="384" calcext:value-type="float">
            <text:p>384</text:p>
          </table:table-cell>
          <table:table-cell table:formula="of:=[.B87]-[.B$2]" office:value-type="float" office:value="6.79967594146729" calcext:value-type="float">
            <text:p>6.7996759415</text:p>
          </table:table-cell>
          <table:table-cell table:formula="of:=[.C86]/([.D87]-[.D86])" office:value-type="float" office:value="6201.48446331052" calcext:value-type="float">
            <text:p>6201.48446331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55485275.26741" calcext:value-type="float">
            <text:p>1455485275.26741</text:p>
          </table:table-cell>
          <table:table-cell office:value-type="float" office:value="392" calcext:value-type="float">
            <text:p>392</text:p>
          </table:table-cell>
          <table:table-cell table:formula="of:=[.B88]-[.B$2]" office:value-type="float" office:value="6.87983107566834" calcext:value-type="float">
            <text:p>6.8798310757</text:p>
          </table:table-cell>
          <table:table-cell table:formula="of:=[.C87]/([.D88]-[.D87])" office:value-type="float" office:value="4790.70996296792" calcext:value-type="float">
            <text:p>4790.709962967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55485275.34698" calcext:value-type="float">
            <text:p>1455485275.34698</text:p>
          </table:table-cell>
          <table:table-cell office:value-type="float" office:value="512" calcext:value-type="float">
            <text:p>512</text:p>
          </table:table-cell>
          <table:table-cell table:formula="of:=[.B89]-[.B$2]" office:value-type="float" office:value="6.95940065383911" calcext:value-type="float">
            <text:p>6.9594006538</text:p>
          </table:table-cell>
          <table:table-cell table:formula="of:=[.C88]/([.D89]-[.D88])" office:value-type="float" office:value="4926.5059462634" calcext:value-type="float">
            <text:p>4926.50594626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55485275.42692" calcext:value-type="float">
            <text:p>1455485275.42692</text:p>
          </table:table-cell>
          <table:table-cell office:value-type="float" office:value="608" calcext:value-type="float">
            <text:p>608</text:p>
          </table:table-cell>
          <table:table-cell table:formula="of:=[.B90]-[.B$2]" office:value-type="float" office:value="7.03934645652771" calcext:value-type="float">
            <text:p>7.0393464565</text:p>
          </table:table-cell>
          <table:table-cell table:formula="of:=[.C89]/([.D90]-[.D89])" office:value-type="float" office:value="6404.33872425198" calcext:value-type="float">
            <text:p>6404.33872425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55485275.50787" calcext:value-type="float">
            <text:p>1455485275.50787</text:p>
          </table:table-cell>
          <table:table-cell office:value-type="float" office:value="568" calcext:value-type="float">
            <text:p>568</text:p>
          </table:table-cell>
          <table:table-cell table:formula="of:=[.B91]-[.B$2]" office:value-type="float" office:value="7.12029385566711" calcext:value-type="float">
            <text:p>7.1202938557</text:p>
          </table:table-cell>
          <table:table-cell table:formula="of:=[.C90]/([.D91]-[.D90])" office:value-type="float" office:value="7511.05046566014" calcext:value-type="float">
            <text:p>7511.050465660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55485275.58721" calcext:value-type="float">
            <text:p>1455485275.58721</text:p>
          </table:table-cell>
          <table:table-cell office:value-type="float" office:value="440" calcext:value-type="float">
            <text:p>440</text:p>
          </table:table-cell>
          <table:table-cell table:formula="of:=[.B92]-[.B$2]" office:value-type="float" office:value="7.19963645935059" calcext:value-type="float">
            <text:p>7.1996364594</text:p>
          </table:table-cell>
          <table:table-cell table:formula="of:=[.C91]/([.D92]-[.D91])" office:value-type="float" office:value="7158.82733400043" calcext:value-type="float">
            <text:p>7158.827334000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55485275.66654" calcext:value-type="float">
            <text:p>1455485275.66654</text:p>
          </table:table-cell>
          <table:table-cell office:value-type="float" office:value="376" calcext:value-type="float">
            <text:p>376</text:p>
          </table:table-cell>
          <table:table-cell table:formula="of:=[.B93]-[.B$2]" office:value-type="float" office:value="7.27896332740784" calcext:value-type="float">
            <text:p>7.2789633274</text:p>
          </table:table-cell>
          <table:table-cell table:formula="of:=[.C92]/([.D93]-[.D92])" office:value-type="float" office:value="5546.67051373373" calcext:value-type="float">
            <text:p>5546.670513733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55485275.74762" calcext:value-type="float">
            <text:p>1455485275.74762</text:p>
          </table:table-cell>
          <table:table-cell office:value-type="float" office:value="440" calcext:value-type="float">
            <text:p>440</text:p>
          </table:table-cell>
          <table:table-cell table:formula="of:=[.B94]-[.B$2]" office:value-type="float" office:value="7.36004400253296" calcext:value-type="float">
            <text:p>7.3600440025</text:p>
          </table:table-cell>
          <table:table-cell table:formula="of:=[.C93]/([.D94]-[.D93])" office:value-type="float" office:value="4637.35655160449" calcext:value-type="float">
            <text:p>4637.356551604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55485275.82656" calcext:value-type="float">
            <text:p>1455485275.82656</text:p>
          </table:table-cell>
          <table:table-cell office:value-type="float" office:value="568" calcext:value-type="float">
            <text:p>568</text:p>
          </table:table-cell>
          <table:table-cell table:formula="of:=[.B95]-[.B$2]" office:value-type="float" office:value="7.43897891044617" calcext:value-type="float">
            <text:p>7.4389789104</text:p>
          </table:table-cell>
          <table:table-cell table:formula="of:=[.C94]/([.D95]-[.D94])" office:value-type="float" office:value="5574.21312866795" calcext:value-type="float">
            <text:p>5574.21312866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55485275.90771" calcext:value-type="float">
            <text:p>1455485275.90771</text:p>
          </table:table-cell>
          <table:table-cell office:value-type="float" office:value="608" calcext:value-type="float">
            <text:p>608</text:p>
          </table:table-cell>
          <table:table-cell table:formula="of:=[.B96]-[.B$2]" office:value-type="float" office:value="7.52013349533081" calcext:value-type="float">
            <text:p>7.5201334953</text:p>
          </table:table-cell>
          <table:table-cell table:formula="of:=[.C95]/([.D96]-[.D95])" office:value-type="float" office:value="6998.98842200202" calcext:value-type="float">
            <text:p>6998.98842200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55485275.9881" calcext:value-type="float">
            <text:p>1455485275.9881</text:p>
          </table:table-cell>
          <table:table-cell office:value-type="float" office:value="512" calcext:value-type="float">
            <text:p>512</text:p>
          </table:table-cell>
          <table:table-cell table:formula="of:=[.B97]-[.B$2]" office:value-type="float" office:value="7.60052704811096" calcext:value-type="float">
            <text:p>7.6005270481</text:p>
          </table:table-cell>
          <table:table-cell table:formula="of:=[.C96]/([.D97]-[.D96])" office:value-type="float" office:value="7562.79551001646" calcext:value-type="float">
            <text:p>7562.795510016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55485276.06613" calcext:value-type="float">
            <text:p>1455485276.06613</text:p>
          </table:table-cell>
          <table:table-cell office:value-type="float" office:value="392" calcext:value-type="float">
            <text:p>392</text:p>
          </table:table-cell>
          <table:table-cell table:formula="of:=[.B98]-[.B$2]" office:value-type="float" office:value="7.67855572700501" calcext:value-type="float">
            <text:p>7.678555727</text:p>
          </table:table-cell>
          <table:table-cell table:formula="of:=[.C97]/([.D98]-[.D97])" office:value-type="float" office:value="6561.68997421137" calcext:value-type="float">
            <text:p>6561.689974211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55485276.14746" calcext:value-type="float">
            <text:p>1455485276.14746</text:p>
          </table:table-cell>
          <table:table-cell office:value-type="float" office:value="384" calcext:value-type="float">
            <text:p>384</text:p>
          </table:table-cell>
          <table:table-cell table:formula="of:=[.B99]-[.B$2]" office:value-type="float" office:value="7.75987982749939" calcext:value-type="float">
            <text:p>7.7598798275</text:p>
          </table:table-cell>
          <table:table-cell table:formula="of:=[.C98]/([.D99]-[.D98])" office:value-type="float" office:value="4820.2193152701" calcext:value-type="float">
            <text:p>4820.21931527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55485276.22886" calcext:value-type="float">
            <text:p>1455485276.22886</text:p>
          </table:table-cell>
          <table:table-cell office:value-type="float" office:value="504" calcext:value-type="float">
            <text:p>504</text:p>
          </table:table-cell>
          <table:table-cell table:formula="of:=[.B100]-[.B$2]" office:value-type="float" office:value="7.84128165245056" calcext:value-type="float">
            <text:p>7.8412816525</text:p>
          </table:table-cell>
          <table:table-cell table:formula="of:=[.C99]/([.D100]-[.D99])" office:value-type="float" office:value="4717.33895683959" calcext:value-type="float">
            <text:p>4717.338956839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55485276.30787" calcext:value-type="float">
            <text:p>1455485276.30787</text:p>
          </table:table-cell>
          <table:table-cell office:value-type="float" office:value="608" calcext:value-type="float">
            <text:p>608</text:p>
          </table:table-cell>
          <table:table-cell table:formula="of:=[.B101]-[.B$2]" office:value-type="float" office:value="7.92029237747192" calcext:value-type="float">
            <text:p>7.9202923775</text:p>
          </table:table-cell>
          <table:table-cell table:formula="of:=[.C100]/([.D101]-[.D100])" office:value-type="float" office:value="6378.88084008509" calcext:value-type="float">
            <text:p>6378.88084008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55485276.38737" calcext:value-type="float">
            <text:p>1455485276.38737</text:p>
          </table:table-cell>
          <table:table-cell office:value-type="float" office:value="576" calcext:value-type="float">
            <text:p>576</text:p>
          </table:table-cell>
          <table:table-cell table:formula="of:=[.B102]-[.B$2]" office:value-type="float" office:value="7.9997923374176" calcext:value-type="float">
            <text:p>7.9997923374</text:p>
          </table:table-cell>
          <table:table-cell table:formula="of:=[.C101]/([.D102]-[.D101])" office:value-type="float" office:value="7647.802595315" calcext:value-type="float">
            <text:p>7647.80259531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55485276.46747" calcext:value-type="float">
            <text:p>1455485276.46747</text:p>
          </table:table-cell>
          <table:table-cell office:value-type="float" office:value="456" calcext:value-type="float">
            <text:p>456</text:p>
          </table:table-cell>
          <table:table-cell table:formula="of:=[.B103]-[.B$2]" office:value-type="float" office:value="8.07989287376404" calcext:value-type="float">
            <text:p>8.0798928738</text:p>
          </table:table-cell>
          <table:table-cell table:formula="of:=[.C102]/([.D103]-[.D102])" office:value-type="float" office:value="7190.96308555032" calcext:value-type="float">
            <text:p>7190.963085550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55485276.54661" calcext:value-type="float">
            <text:p>1455485276.54661</text:p>
          </table:table-cell>
          <table:table-cell office:value-type="float" office:value="376" calcext:value-type="float">
            <text:p>376</text:p>
          </table:table-cell>
          <table:table-cell table:formula="of:=[.B104]-[.B$2]" office:value-type="float" office:value="8.1590301990509" calcext:value-type="float">
            <text:p>8.1590301991</text:p>
          </table:table-cell>
          <table:table-cell table:formula="of:=[.C103]/([.D104]-[.D103])" office:value-type="float" office:value="5762.13560853925" calcext:value-type="float">
            <text:p>5762.135608539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55485276.62633" calcext:value-type="float">
            <text:p>1455485276.62633</text:p>
          </table:table-cell>
          <table:table-cell office:value-type="float" office:value="424" calcext:value-type="float">
            <text:p>424</text:p>
          </table:table-cell>
          <table:table-cell table:formula="of:=[.B105]-[.B$2]" office:value-type="float" office:value="8.23875260353088" calcext:value-type="float">
            <text:p>8.2387526035</text:p>
          </table:table-cell>
          <table:table-cell table:formula="of:=[.C104]/([.D105]-[.D104])" office:value-type="float" office:value="4716.36552425384" calcext:value-type="float">
            <text:p>4716.365524253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55485276.7085" calcext:value-type="float">
            <text:p>1455485276.7085</text:p>
          </table:table-cell>
          <table:table-cell office:value-type="float" office:value="560" calcext:value-type="float">
            <text:p>560</text:p>
          </table:table-cell>
          <table:table-cell table:formula="of:=[.B106]-[.B$2]" office:value-type="float" office:value="8.32092380523682" calcext:value-type="float">
            <text:p>8.3209238052</text:p>
          </table:table-cell>
          <table:table-cell table:formula="of:=[.C105]/([.D106]-[.D105])" office:value-type="float" office:value="5159.95861320582" calcext:value-type="float">
            <text:p>5159.958613205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55485276.78689" calcext:value-type="float">
            <text:p>1455485276.78689</text:p>
          </table:table-cell>
          <table:table-cell office:value-type="float" office:value="608" calcext:value-type="float">
            <text:p>608</text:p>
          </table:table-cell>
          <table:table-cell table:formula="of:=[.B107]-[.B$2]" office:value-type="float" office:value="8.39930963516235" calcext:value-type="float">
            <text:p>8.3993096352</text:p>
          </table:table-cell>
          <table:table-cell table:formula="of:=[.C106]/([.D107]-[.D106])" office:value-type="float" office:value="7144.14838156302" calcext:value-type="float">
            <text:p>7144.14838156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55485276.86666" calcext:value-type="float">
            <text:p>1455485276.86666</text:p>
          </table:table-cell>
          <table:table-cell office:value-type="float" office:value="528" calcext:value-type="float">
            <text:p>528</text:p>
          </table:table-cell>
          <table:table-cell table:formula="of:=[.B108]-[.B$2]" office:value-type="float" office:value="8.47908496856689" calcext:value-type="float">
            <text:p>8.4790849686</text:p>
          </table:table-cell>
          <table:table-cell table:formula="of:=[.C107]/([.D108]-[.D107])" office:value-type="float" office:value="7621.40343452819" calcext:value-type="float">
            <text:p>7621.403434528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55485276.94896" calcext:value-type="float">
            <text:p>1455485276.94896</text:p>
          </table:table-cell>
          <table:table-cell office:value-type="float" office:value="400" calcext:value-type="float">
            <text:p>400</text:p>
          </table:table-cell>
          <table:table-cell table:formula="of:=[.B109]-[.B$2]" office:value-type="float" office:value="8.56137824058533" calcext:value-type="float">
            <text:p>8.5613782406</text:p>
          </table:table-cell>
          <table:table-cell table:formula="of:=[.C108]/([.D109]-[.D108])" office:value-type="float" office:value="6416.07736634576" calcext:value-type="float">
            <text:p>6416.077366345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55485277.0265" calcext:value-type="float">
            <text:p>1455485277.0265</text:p>
          </table:table-cell>
          <table:table-cell office:value-type="float" office:value="384" calcext:value-type="float">
            <text:p>384</text:p>
          </table:table-cell>
          <table:table-cell table:formula="of:=[.B110]-[.B$2]" office:value-type="float" office:value="8.63891983032227" calcext:value-type="float">
            <text:p>8.6389198303</text:p>
          </table:table-cell>
          <table:table-cell table:formula="of:=[.C109]/([.D110]-[.D109])" office:value-type="float" office:value="5158.52204419601" calcext:value-type="float">
            <text:p>5158.52204419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55485277.1072" calcext:value-type="float">
            <text:p>1455485277.1072</text:p>
          </table:table-cell>
          <table:table-cell office:value-type="float" office:value="488" calcext:value-type="float">
            <text:p>488</text:p>
          </table:table-cell>
          <table:table-cell table:formula="of:=[.B111]-[.B$2]" office:value-type="float" office:value="8.71962714195251" calcext:value-type="float">
            <text:p>8.719627142</text:p>
          </table:table-cell>
          <table:table-cell table:formula="of:=[.C110]/([.D111]-[.D110])" office:value-type="float" office:value="4757.933231121" calcext:value-type="float">
            <text:p>4757.93323112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55485277.18885" calcext:value-type="float">
            <text:p>1455485277.18885</text:p>
          </table:table-cell>
          <table:table-cell office:value-type="float" office:value="600" calcext:value-type="float">
            <text:p>600</text:p>
          </table:table-cell>
          <table:table-cell table:formula="of:=[.B112]-[.B$2]" office:value-type="float" office:value="8.80127739906311" calcext:value-type="float">
            <text:p>8.8012773991</text:p>
          </table:table-cell>
          <table:table-cell table:formula="of:=[.C111]/([.D112]-[.D111])" office:value-type="float" office:value="5976.71112460799" calcext:value-type="float">
            <text:p>5976.71112460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55485277.26753" calcext:value-type="float">
            <text:p>1455485277.26753</text:p>
          </table:table-cell>
          <table:table-cell office:value-type="float" office:value="592" calcext:value-type="float">
            <text:p>592</text:p>
          </table:table-cell>
          <table:table-cell table:formula="of:=[.B113]-[.B$2]" office:value-type="float" office:value="8.87995028495789" calcext:value-type="float">
            <text:p>8.879950285</text:p>
          </table:table-cell>
          <table:table-cell table:formula="of:=[.C112]/([.D113]-[.D112])" office:value-type="float" office:value="7626.51570710775" calcext:value-type="float">
            <text:p>7626.515707107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55485277.34705" calcext:value-type="float">
            <text:p>1455485277.34705</text:p>
          </table:table-cell>
          <table:table-cell office:value-type="float" office:value="472" calcext:value-type="float">
            <text:p>472</text:p>
          </table:table-cell>
          <table:table-cell table:formula="of:=[.B114]-[.B$2]" office:value-type="float" office:value="8.95947194099426" calcext:value-type="float">
            <text:p>8.959471941</text:p>
          </table:table-cell>
          <table:table-cell table:formula="of:=[.C113]/([.D114]-[.D113])" office:value-type="float" office:value="7444.51297303456" calcext:value-type="float">
            <text:p>7444.512973034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55485277.4273" calcext:value-type="float">
            <text:p>1455485277.4273</text:p>
          </table:table-cell>
          <table:table-cell office:value-type="float" office:value="376" calcext:value-type="float">
            <text:p>376</text:p>
          </table:table-cell>
          <table:table-cell table:formula="of:=[.B115]-[.B$2]" office:value-type="float" office:value="9.0397264957428" calcext:value-type="float">
            <text:p>9.0397264957</text:p>
          </table:table-cell>
          <table:table-cell table:formula="of:=[.C114]/([.D115]-[.D114])" office:value-type="float" office:value="5881.28613359001" calcext:value-type="float">
            <text:p>5881.2861335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55485277.50732" calcext:value-type="float">
            <text:p>1455485277.50732</text:p>
          </table:table-cell>
          <table:table-cell office:value-type="float" office:value="416" calcext:value-type="float">
            <text:p>416</text:p>
          </table:table-cell>
          <table:table-cell table:formula="of:=[.B116]-[.B$2]" office:value-type="float" office:value="9.11974430084229" calcext:value-type="float">
            <text:p>9.1197443008</text:p>
          </table:table-cell>
          <table:table-cell table:formula="of:=[.C115]/([.D116]-[.D115])" office:value-type="float" office:value="4698.95418316603" calcext:value-type="float">
            <text:p>4698.95418316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55485277.58644" calcext:value-type="float">
            <text:p>1455485277.58644</text:p>
          </table:table-cell>
          <table:table-cell office:value-type="float" office:value="544" calcext:value-type="float">
            <text:p>544</text:p>
          </table:table-cell>
          <table:table-cell table:formula="of:=[.B117]-[.B$2]" office:value-type="float" office:value="9.19886493682861" calcext:value-type="float">
            <text:p>9.1988649368</text:p>
          </table:table-cell>
          <table:table-cell table:formula="of:=[.C116]/([.D117]-[.D116])" office:value-type="float" office:value="5257.79393471867" calcext:value-type="float">
            <text:p>5257.793934718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55485277.66733" calcext:value-type="float">
            <text:p>1455485277.66733</text:p>
          </table:table-cell>
          <table:table-cell office:value-type="float" office:value="608" calcext:value-type="float">
            <text:p>608</text:p>
          </table:table-cell>
          <table:table-cell table:formula="of:=[.B118]-[.B$2]" office:value-type="float" office:value="9.27975249290466" calcext:value-type="float">
            <text:p>9.2797524929</text:p>
          </table:table-cell>
          <table:table-cell table:formula="of:=[.C117]/([.D118]-[.D117])" office:value-type="float" office:value="6725.38554000242" calcext:value-type="float">
            <text:p>6725.385540002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55485277.7464" calcext:value-type="float">
            <text:p>1455485277.7464</text:p>
          </table:table-cell>
          <table:table-cell office:value-type="float" office:value="544" calcext:value-type="float">
            <text:p>544</text:p>
          </table:table-cell>
          <table:table-cell table:formula="of:=[.B119]-[.B$2]" office:value-type="float" office:value="9.35882687568665" calcext:value-type="float">
            <text:p>9.3588268757</text:p>
          </table:table-cell>
          <table:table-cell table:formula="of:=[.C118]/([.D119]-[.D118])" office:value-type="float" office:value="7688.9629562627" calcext:value-type="float">
            <text:p>7688.962956262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55485277.82818" calcext:value-type="float">
            <text:p>1455485277.82818</text:p>
          </table:table-cell>
          <table:table-cell office:value-type="float" office:value="416" calcext:value-type="float">
            <text:p>416</text:p>
          </table:table-cell>
          <table:table-cell table:formula="of:=[.B120]-[.B$2]" office:value-type="float" office:value="9.44060039520264" calcext:value-type="float">
            <text:p>9.4406003952</text:p>
          </table:table-cell>
          <table:table-cell table:formula="of:=[.C119]/([.D120]-[.D119])" office:value-type="float" office:value="6652.52031733351" calcext:value-type="float">
            <text:p>6652.520317333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55485277.90889" calcext:value-type="float">
            <text:p>1455485277.90889</text:p>
          </table:table-cell>
          <table:table-cell office:value-type="float" office:value="376" calcext:value-type="float">
            <text:p>376</text:p>
          </table:table-cell>
          <table:table-cell table:formula="of:=[.B121]-[.B$2]" office:value-type="float" office:value="9.52131175994873" calcext:value-type="float">
            <text:p>9.5213117599</text:p>
          </table:table-cell>
          <table:table-cell table:formula="of:=[.C120]/([.D121]-[.D120])" office:value-type="float" office:value="5154.16882503072" calcext:value-type="float">
            <text:p>5154.168825030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55485277.98663" calcext:value-type="float">
            <text:p>1455485277.98663</text:p>
          </table:table-cell>
          <table:table-cell office:value-type="float" office:value="472" calcext:value-type="float">
            <text:p>472</text:p>
          </table:table-cell>
          <table:table-cell table:formula="of:=[.B122]-[.B$2]" office:value-type="float" office:value="9.59905362129211" calcext:value-type="float">
            <text:p>9.5990536213</text:p>
          </table:table-cell>
          <table:table-cell table:formula="of:=[.C121]/([.D122]-[.D121])" office:value-type="float" office:value="4836.51913528566" calcext:value-type="float">
            <text:p>4836.519135285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55485278.06685" calcext:value-type="float">
            <text:p>1455485278.06685</text:p>
          </table:table-cell>
          <table:table-cell office:value-type="float" office:value="592" calcext:value-type="float">
            <text:p>592</text:p>
          </table:table-cell>
          <table:table-cell table:formula="of:=[.B123]-[.B$2]" office:value-type="float" office:value="9.67927193641663" calcext:value-type="float">
            <text:p>9.6792719364</text:p>
          </table:table-cell>
          <table:table-cell table:formula="of:=[.C122]/([.D123]-[.D122])" office:value-type="float" office:value="5883.94307792903" calcext:value-type="float">
            <text:p>5883.94307792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55485278.14795" calcext:value-type="float">
            <text:p>1455485278.14795</text:p>
          </table:table-cell>
          <table:table-cell office:value-type="float" office:value="600" calcext:value-type="float">
            <text:p>600</text:p>
          </table:table-cell>
          <table:table-cell table:formula="of:=[.B124]-[.B$2]" office:value-type="float" office:value="9.76037621498108" calcext:value-type="float">
            <text:p>9.760376215</text:p>
          </table:table-cell>
          <table:table-cell table:formula="of:=[.C123]/([.D124]-[.D123])" office:value-type="float" office:value="7299.2450025869" calcext:value-type="float">
            <text:p>7299.245002586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55485278.2277" calcext:value-type="float">
            <text:p>1455485278.2277</text:p>
          </table:table-cell>
          <table:table-cell office:value-type="float" office:value="480" calcext:value-type="float">
            <text:p>480</text:p>
          </table:table-cell>
          <table:table-cell table:formula="of:=[.B125]-[.B$2]" office:value-type="float" office:value="9.8401243686676" calcext:value-type="float">
            <text:p>9.8401243687</text:p>
          </table:table-cell>
          <table:table-cell table:formula="of:=[.C124]/([.D125]-[.D124])" office:value-type="float" office:value="7523.68515462438" calcext:value-type="float">
            <text:p>7523.685154624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55485278.30779" calcext:value-type="float">
            <text:p>1455485278.30779</text:p>
          </table:table-cell>
          <table:table-cell office:value-type="float" office:value="376" calcext:value-type="float">
            <text:p>376</text:p>
          </table:table-cell>
          <table:table-cell table:formula="of:=[.B126]-[.B$2]" office:value-type="float" office:value="9.92021417617798" calcext:value-type="float">
            <text:p>9.9202141762</text:p>
          </table:table-cell>
          <table:table-cell table:formula="of:=[.C125]/([.D126]-[.D125])" office:value-type="float" office:value="5993.27198954516" calcext:value-type="float">
            <text:p>5993.271989545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55485278.3889" calcext:value-type="float">
            <text:p>1455485278.3889</text:p>
          </table:table-cell>
          <table:table-cell office:value-type="float" office:value="408" calcext:value-type="float">
            <text:p>408</text:p>
          </table:table-cell>
          <table:table-cell table:formula="of:=[.B127]-[.B$2]" office:value-type="float" office:value="10.0013184547424" calcext:value-type="float">
            <text:p>10.0013184547</text:p>
          </table:table-cell>
          <table:table-cell table:formula="of:=[.C126]/([.D127]-[.D126])" office:value-type="float" office:value="4636.00696110249" calcext:value-type="float">
            <text:p>4636.00696110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55485278.46658" calcext:value-type="float">
            <text:p>1455485278.46658</text:p>
          </table:table-cell>
          <table:table-cell office:value-type="float" office:value="528" calcext:value-type="float">
            <text:p>528</text:p>
          </table:table-cell>
          <table:table-cell table:formula="of:=[.B128]-[.B$2]" office:value-type="float" office:value="10.0789988040924" calcext:value-type="float">
            <text:p>10.0789988041</text:p>
          </table:table-cell>
          <table:table-cell table:formula="of:=[.C127]/([.D128]-[.D127])" office:value-type="float" office:value="5252.29357764376" calcext:value-type="float">
            <text:p>5252.293577643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55485278.54666" calcext:value-type="float">
            <text:p>1455485278.54666</text:p>
          </table:table-cell>
          <table:table-cell office:value-type="float" office:value="608" calcext:value-type="float">
            <text:p>608</text:p>
          </table:table-cell>
          <table:table-cell table:formula="of:=[.B129]-[.B$2]" office:value-type="float" office:value="10.1590855121613" calcext:value-type="float">
            <text:p>10.1590855122</text:p>
          </table:table-cell>
          <table:table-cell table:formula="of:=[.C128]/([.D129]-[.D128])" office:value-type="float" office:value="6592.85432916156" calcext:value-type="float">
            <text:p>6592.85432916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55485278.62736" calcext:value-type="float">
            <text:p>1455485278.62736</text:p>
          </table:table-cell>
          <table:table-cell office:value-type="float" office:value="552" calcext:value-type="float">
            <text:p>552</text:p>
          </table:table-cell>
          <table:table-cell table:formula="of:=[.B130]-[.B$2]" office:value-type="float" office:value="10.2397856712341" calcext:value-type="float">
            <text:p>10.2397856712</text:p>
          </table:table-cell>
          <table:table-cell table:formula="of:=[.C129]/([.D130]-[.D129])" office:value-type="float" office:value="7534.06197689087" calcext:value-type="float">
            <text:p>7534.061976890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55485278.70799" calcext:value-type="float">
            <text:p>1455485278.70799</text:p>
          </table:table-cell>
          <table:table-cell office:value-type="float" office:value="424" calcext:value-type="float">
            <text:p>424</text:p>
          </table:table-cell>
          <table:table-cell table:formula="of:=[.B131]-[.B$2]" office:value-type="float" office:value="10.3204135894775" calcext:value-type="float">
            <text:p>10.3204135895</text:p>
          </table:table-cell>
          <table:table-cell table:formula="of:=[.C130]/([.D131]-[.D130])" office:value-type="float" office:value="6846.26382555932" calcext:value-type="float">
            <text:p>6846.263825559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55485278.78644" calcext:value-type="float">
            <text:p>1455485278.78644</text:p>
          </table:table-cell>
          <table:table-cell office:value-type="float" office:value="376" calcext:value-type="float">
            <text:p>376</text:p>
          </table:table-cell>
          <table:table-cell table:formula="of:=[.B132]-[.B$2]" office:value-type="float" office:value="10.398857831955" calcext:value-type="float">
            <text:p>10.398857832</text:p>
          </table:table-cell>
          <table:table-cell table:formula="of:=[.C131]/([.D132]-[.D131])" office:value-type="float" office:value="5405.11306641866" calcext:value-type="float">
            <text:p>5405.113066418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55485278.86717" calcext:value-type="float">
            <text:p>1455485278.86717</text:p>
          </table:table-cell>
          <table:table-cell office:value-type="float" office:value="456" calcext:value-type="float">
            <text:p>456</text:p>
          </table:table-cell>
          <table:table-cell table:formula="of:=[.B133]-[.B$2]" office:value-type="float" office:value="10.4795880317688" calcext:value-type="float">
            <text:p>10.4795880318</text:p>
          </table:table-cell>
          <table:table-cell table:formula="of:=[.C132]/([.D133]-[.D132])" office:value-type="float" office:value="4657.48878198029" calcext:value-type="float">
            <text:p>4657.488781980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55485278.94931" calcext:value-type="float">
            <text:p>1455485278.94931</text:p>
          </table:table-cell>
          <table:table-cell office:value-type="float" office:value="584" calcext:value-type="float">
            <text:p>584</text:p>
          </table:table-cell>
          <table:table-cell table:formula="of:=[.B134]-[.B$2]" office:value-type="float" office:value="10.5617344379425" calcext:value-type="float">
            <text:p>10.5617344379</text:p>
          </table:table-cell>
          <table:table-cell table:formula="of:=[.C133]/([.D134]-[.D133])" office:value-type="float" office:value="5551.06451079243" calcext:value-type="float">
            <text:p>5551.064510792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55485279.02803" calcext:value-type="float">
            <text:p>1455485279.02803</text:p>
          </table:table-cell>
          <table:table-cell office:value-type="float" office:value="600" calcext:value-type="float">
            <text:p>600</text:p>
          </table:table-cell>
          <table:table-cell table:formula="of:=[.B135]-[.B$2]" office:value-type="float" office:value="10.6404566764832" calcext:value-type="float">
            <text:p>10.6404566765</text:p>
          </table:table-cell>
          <table:table-cell table:formula="of:=[.C134]/([.D135]-[.D134])" office:value-type="float" office:value="7418.48822932598" calcext:value-type="float">
            <text:p>7418.48822932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5485279.10817" calcext:value-type="float">
            <text:p>1455485279.10817</text:p>
          </table:table-cell>
          <table:table-cell office:value-type="float" office:value="496" calcext:value-type="float">
            <text:p>496</text:p>
          </table:table-cell>
          <table:table-cell table:formula="of:=[.B136]-[.B$2]" office:value-type="float" office:value="10.7205970287323" calcext:value-type="float">
            <text:p>10.7205970287</text:p>
          </table:table-cell>
          <table:table-cell table:formula="of:=[.C135]/([.D136]-[.D135])" office:value-type="float" office:value="7486.86502069121" calcext:value-type="float">
            <text:p>7486.865020691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55485279.18861" calcext:value-type="float">
            <text:p>1455485279.18861</text:p>
          </table:table-cell>
          <table:table-cell office:value-type="float" office:value="384" calcext:value-type="float">
            <text:p>384</text:p>
          </table:table-cell>
          <table:table-cell table:formula="of:=[.B137]-[.B$2]" office:value-type="float" office:value="10.8010277748108" calcext:value-type="float">
            <text:p>10.8010277748</text:p>
          </table:table-cell>
          <table:table-cell table:formula="of:=[.C136]/([.D137]-[.D136])" office:value-type="float" office:value="6166.79596029062" calcext:value-type="float">
            <text:p>6166.795960290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55485279.26688" calcext:value-type="float">
            <text:p>1455485279.26688</text:p>
          </table:table-cell>
          <table:table-cell office:value-type="float" office:value="392" calcext:value-type="float">
            <text:p>392</text:p>
          </table:table-cell>
          <table:table-cell table:formula="of:=[.B138]-[.B$2]" office:value-type="float" office:value="10.8793060779572" calcext:value-type="float">
            <text:p>10.879306078</text:p>
          </table:table-cell>
          <table:table-cell table:formula="of:=[.C137]/([.D138]-[.D137])" office:value-type="float" office:value="4905.57388912748" calcext:value-type="float">
            <text:p>4905.573889127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55485279.34696" calcext:value-type="float">
            <text:p>1455485279.34696</text:p>
          </table:table-cell>
          <table:table-cell office:value-type="float" office:value="512" calcext:value-type="float">
            <text:p>512</text:p>
          </table:table-cell>
          <table:table-cell table:formula="of:=[.B139]-[.B$2]" office:value-type="float" office:value="10.9593794345856" calcext:value-type="float">
            <text:p>10.9593794346</text:p>
          </table:table-cell>
          <table:table-cell table:formula="of:=[.C138]/([.D139]-[.D138])" office:value-type="float" office:value="4895.51102271239" calcext:value-type="float">
            <text:p>4895.511022712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55485279.42711" calcext:value-type="float">
            <text:p>1455485279.42711</text:p>
          </table:table-cell>
          <table:table-cell office:value-type="float" office:value="608" calcext:value-type="float">
            <text:p>608</text:p>
          </table:table-cell>
          <table:table-cell table:formula="of:=[.B140]-[.B$2]" office:value-type="float" office:value="11.0395324230194" calcext:value-type="float">
            <text:p>11.039532423</text:p>
          </table:table-cell>
          <table:table-cell table:formula="of:=[.C139]/([.D140]-[.D139])" office:value-type="float" office:value="6387.78428607973" calcext:value-type="float">
            <text:p>6387.784286079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55485279.51159" calcext:value-type="float">
            <text:p>1455485279.51159</text:p>
          </table:table-cell>
          <table:table-cell office:value-type="float" office:value="560" calcext:value-type="float">
            <text:p>560</text:p>
          </table:table-cell>
          <table:table-cell table:formula="of:=[.B141]-[.B$2]" office:value-type="float" office:value="11.1240131855011" calcext:value-type="float">
            <text:p>11.1240131855</text:p>
          </table:table-cell>
          <table:table-cell table:formula="of:=[.C140]/([.D141]-[.D140])" office:value-type="float" office:value="7196.90474067134" calcext:value-type="float">
            <text:p>7196.904740671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55485279.58885" calcext:value-type="float">
            <text:p>1455485279.58885</text:p>
          </table:table-cell>
          <table:table-cell office:value-type="float" office:value="440" calcext:value-type="float">
            <text:p>440</text:p>
          </table:table-cell>
          <table:table-cell table:formula="of:=[.B142]-[.B$2]" office:value-type="float" office:value="11.2012712955475" calcext:value-type="float">
            <text:p>11.2012712955</text:p>
          </table:table-cell>
          <table:table-cell table:formula="of:=[.C141]/([.D142]-[.D141])" office:value-type="float" office:value="7248.42996630087" calcext:value-type="float">
            <text:p>7248.429966300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55485279.6664" calcext:value-type="float">
            <text:p>1455485279.6664</text:p>
          </table:table-cell>
          <table:table-cell office:value-type="float" office:value="376" calcext:value-type="float">
            <text:p>376</text:p>
          </table:table-cell>
          <table:table-cell table:formula="of:=[.B143]-[.B$2]" office:value-type="float" office:value="11.2788238525391" calcext:value-type="float">
            <text:p>11.2788238525</text:p>
          </table:table-cell>
          <table:table-cell table:formula="of:=[.C142]/([.D143]-[.D142])" office:value-type="float" office:value="5673.57179528958" calcext:value-type="float">
            <text:p>5673.571795289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55485279.74611" calcext:value-type="float">
            <text:p>1455485279.74611</text:p>
          </table:table-cell>
          <table:table-cell office:value-type="float" office:value="440" calcext:value-type="float">
            <text:p>440</text:p>
          </table:table-cell>
          <table:table-cell table:formula="of:=[.B144]-[.B$2]" office:value-type="float" office:value="11.3585348129272" calcext:value-type="float">
            <text:p>11.3585348129</text:p>
          </table:table-cell>
          <table:table-cell table:formula="of:=[.C143]/([.D144]-[.D143])" office:value-type="float" office:value="4717.04265221397" calcext:value-type="float">
            <text:p>4717.04265221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55485279.82864" calcext:value-type="float">
            <text:p>1455485279.82864</text:p>
          </table:table-cell>
          <table:table-cell office:value-type="float" office:value="568" calcext:value-type="float">
            <text:p>568</text:p>
          </table:table-cell>
          <table:table-cell table:formula="of:=[.B145]-[.B$2]" office:value-type="float" office:value="11.4410638809204" calcext:value-type="float">
            <text:p>11.4410638809</text:p>
          </table:table-cell>
          <table:table-cell table:formula="of:=[.C144]/([.D145]-[.D144])" office:value-type="float" office:value="5331.45485220366" calcext:value-type="float">
            <text:p>5331.454852203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5485279.90987" calcext:value-type="float">
            <text:p>1455485279.90987</text:p>
          </table:table-cell>
          <table:table-cell office:value-type="float" office:value="608" calcext:value-type="float">
            <text:p>608</text:p>
          </table:table-cell>
          <table:table-cell table:formula="of:=[.B146]-[.B$2]" office:value-type="float" office:value="11.5222928524017" calcext:value-type="float">
            <text:p>11.5222928524</text:p>
          </table:table-cell>
          <table:table-cell table:formula="of:=[.C145]/([.D146]-[.D145])" office:value-type="float" office:value="6992.57899788376" calcext:value-type="float">
            <text:p>6992.578997883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5485279.98659" calcext:value-type="float">
            <text:p>1455485279.98659</text:p>
          </table:table-cell>
          <table:table-cell office:value-type="float" office:value="512" calcext:value-type="float">
            <text:p>512</text:p>
          </table:table-cell>
          <table:table-cell table:formula="of:=[.B147]-[.B$2]" office:value-type="float" office:value="11.5990107059479" calcext:value-type="float">
            <text:p>11.5990107059</text:p>
          </table:table-cell>
          <table:table-cell table:formula="of:=[.C146]/([.D147]-[.D146])" office:value-type="float" office:value="7925.14352130972" calcext:value-type="float">
            <text:p>7925.143521309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5485280.06821" calcext:value-type="float">
            <text:p>1455485280.06821</text:p>
          </table:table-cell>
          <table:table-cell office:value-type="float" office:value="392" calcext:value-type="float">
            <text:p>392</text:p>
          </table:table-cell>
          <table:table-cell table:formula="of:=[.B148]-[.B$2]" office:value-type="float" office:value="11.6806292533875" calcext:value-type="float">
            <text:p>11.6806292534</text:p>
          </table:table-cell>
          <table:table-cell table:formula="of:=[.C147]/([.D148]-[.D147])" office:value-type="float" office:value="6273.08395042254" calcext:value-type="float">
            <text:p>6273.083950422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55485280.14727" calcext:value-type="float">
            <text:p>1455485280.14727</text:p>
          </table:table-cell>
          <table:table-cell office:value-type="float" office:value="384" calcext:value-type="float">
            <text:p>384</text:p>
          </table:table-cell>
          <table:table-cell table:formula="of:=[.B149]-[.B$2]" office:value-type="float" office:value="11.7596957683563" calcext:value-type="float">
            <text:p>11.7596957684</text:p>
          </table:table-cell>
          <table:table-cell table:formula="of:=[.C148]/([.D149]-[.D148])" office:value-type="float" office:value="4957.85099614328" calcext:value-type="float">
            <text:p>4957.850996143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55485280.22671" calcext:value-type="float">
            <text:p>1455485280.22671</text:p>
          </table:table-cell>
          <table:table-cell office:value-type="float" office:value="496" calcext:value-type="float">
            <text:p>496</text:p>
          </table:table-cell>
          <table:table-cell table:formula="of:=[.B150]-[.B$2]" office:value-type="float" office:value="11.8391306400299" calcext:value-type="float">
            <text:p>11.83913064</text:p>
          </table:table-cell>
          <table:table-cell table:formula="of:=[.C149]/([.D150]-[.D149])" office:value-type="float" office:value="4834.14893118911" calcext:value-type="float">
            <text:p>4834.148931189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55485280.30992" calcext:value-type="float">
            <text:p>1455485280.30992</text:p>
          </table:table-cell>
          <table:table-cell office:value-type="float" office:value="608" calcext:value-type="float">
            <text:p>608</text:p>
          </table:table-cell>
          <table:table-cell table:formula="of:=[.B151]-[.B$2]" office:value-type="float" office:value="11.9223437309265" calcext:value-type="float">
            <text:p>11.9223437309</text:p>
          </table:table-cell>
          <table:table-cell table:formula="of:=[.C150]/([.D151]-[.D150])" office:value-type="float" office:value="5960.60060569421" calcext:value-type="float">
            <text:p>5960.60060569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55485280.38846" calcext:value-type="float">
            <text:p>1455485280.38846</text:p>
          </table:table-cell>
          <table:table-cell office:value-type="float" office:value="576" calcext:value-type="float">
            <text:p>576</text:p>
          </table:table-cell>
          <table:table-cell table:formula="of:=[.B152]-[.B$2]" office:value-type="float" office:value="12.0008833408356" calcext:value-type="float">
            <text:p>12.0008833408</text:p>
          </table:table-cell>
          <table:table-cell table:formula="of:=[.C151]/([.D152]-[.D151])" office:value-type="float" office:value="7741.31677893503" calcext:value-type="float">
            <text:p>7741.31677893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55485280.46693" calcext:value-type="float">
            <text:p>1455485280.46693</text:p>
          </table:table-cell>
          <table:table-cell office:value-type="float" office:value="456" calcext:value-type="float">
            <text:p>456</text:p>
          </table:table-cell>
          <table:table-cell table:formula="of:=[.B153]-[.B$2]" office:value-type="float" office:value="12.0793528556824" calcext:value-type="float">
            <text:p>12.0793528557</text:p>
          </table:table-cell>
          <table:table-cell table:formula="of:=[.C152]/([.D153]-[.D152])" office:value-type="float" office:value="7340.43024382833" calcext:value-type="float">
            <text:p>7340.430243828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55485280.54736" calcext:value-type="float">
            <text:p>1455485280.54736</text:p>
          </table:table-cell>
          <table:table-cell office:value-type="float" office:value="376" calcext:value-type="float">
            <text:p>376</text:p>
          </table:table-cell>
          <table:table-cell table:formula="of:=[.B154]-[.B$2]" office:value-type="float" office:value="12.159779548645" calcext:value-type="float">
            <text:p>12.1597795486</text:p>
          </table:table-cell>
          <table:table-cell table:formula="of:=[.C153]/([.D154]-[.D153])" office:value-type="float" office:value="5669.75941944779" calcext:value-type="float">
            <text:p>5669.759419447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55485280.62742" calcext:value-type="float">
            <text:p>1455485280.62742</text:p>
          </table:table-cell>
          <table:table-cell office:value-type="float" office:value="432" calcext:value-type="float">
            <text:p>432</text:p>
          </table:table-cell>
          <table:table-cell table:formula="of:=[.B155]-[.B$2]" office:value-type="float" office:value="12.2398416996002" calcext:value-type="float">
            <text:p>12.2398416996</text:p>
          </table:table-cell>
          <table:table-cell table:formula="of:=[.C154]/([.D155]-[.D154])" office:value-type="float" office:value="4696.3514658805" calcext:value-type="float">
            <text:p>4696.35146588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55485280.70979" calcext:value-type="float">
            <text:p>1455485280.70979</text:p>
          </table:table-cell>
          <table:table-cell office:value-type="float" office:value="560" calcext:value-type="float">
            <text:p>560</text:p>
          </table:table-cell>
          <table:table-cell table:formula="of:=[.B156]-[.B$2]" office:value-type="float" office:value="12.3222136497498" calcext:value-type="float">
            <text:p>12.3222136497</text:p>
          </table:table-cell>
          <table:table-cell table:formula="of:=[.C155]/([.D156]-[.D155])" office:value-type="float" office:value="5244.50373234769" calcext:value-type="float">
            <text:p>5244.503732347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55485280.7883" calcext:value-type="float">
            <text:p>1455485280.7883</text:p>
          </table:table-cell>
          <table:table-cell office:value-type="float" office:value="608" calcext:value-type="float">
            <text:p>608</text:p>
          </table:table-cell>
          <table:table-cell table:formula="of:=[.B157]-[.B$2]" office:value-type="float" office:value="12.4007189273834" calcext:value-type="float">
            <text:p>12.4007189274</text:p>
          </table:table-cell>
          <table:table-cell table:formula="of:=[.C156]/([.D157]-[.D156])" office:value-type="float" office:value="7133.27838432921" calcext:value-type="float">
            <text:p>7133.278384329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55485280.86674" calcext:value-type="float">
            <text:p>1455485280.86674</text:p>
          </table:table-cell>
          <table:table-cell office:value-type="float" office:value="528" calcext:value-type="float">
            <text:p>528</text:p>
          </table:table-cell>
          <table:table-cell table:formula="of:=[.B158]-[.B$2]" office:value-type="float" office:value="12.4791655540466" calcext:value-type="float">
            <text:p>12.479165554</text:p>
          </table:table-cell>
          <table:table-cell table:formula="of:=[.C157]/([.D158]-[.D157])" office:value-type="float" office:value="7750.49260703464" calcext:value-type="float">
            <text:p>7750.492607034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55485280.94668" calcext:value-type="float">
            <text:p>1455485280.94668</text:p>
          </table:table-cell>
          <table:table-cell office:value-type="float" office:value="408" calcext:value-type="float">
            <text:p>408</text:p>
          </table:table-cell>
          <table:table-cell table:formula="of:=[.B159]-[.B$2]" office:value-type="float" office:value="12.5591042041779" calcext:value-type="float">
            <text:p>12.5591042042</text:p>
          </table:table-cell>
          <table:table-cell table:formula="of:=[.C158]/([.D159]-[.D158])" office:value-type="float" office:value="6605.06524857808" calcext:value-type="float">
            <text:p>6605.065248578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55485281.02708" calcext:value-type="float">
            <text:p>1455485281.02708</text:p>
          </table:table-cell>
          <table:table-cell office:value-type="float" office:value="384" calcext:value-type="float">
            <text:p>384</text:p>
          </table:table-cell>
          <table:table-cell table:formula="of:=[.B160]-[.B$2]" office:value-type="float" office:value="12.6395072937012" calcext:value-type="float">
            <text:p>12.6395072937</text:p>
          </table:table-cell>
          <table:table-cell table:formula="of:=[.C159]/([.D160]-[.D159])" office:value-type="float" office:value="5074.43187095052" calcext:value-type="float">
            <text:p>5074.431870950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55485281.10737" calcext:value-type="float">
            <text:p>1455485281.10737</text:p>
          </table:table-cell>
          <table:table-cell office:value-type="float" office:value="488" calcext:value-type="float">
            <text:p>488</text:p>
          </table:table-cell>
          <table:table-cell table:formula="of:=[.B161]-[.B$2]" office:value-type="float" office:value="12.7197940349579" calcext:value-type="float">
            <text:p>12.719794035</text:p>
          </table:table-cell>
          <table:table-cell table:formula="of:=[.C160]/([.D161]-[.D160])" office:value-type="float" office:value="4782.85696977256" calcext:value-type="float">
            <text:p>4782.856969772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55485281.18929" calcext:value-type="float">
            <text:p>1455485281.18929</text:p>
          </table:table-cell>
          <table:table-cell office:value-type="float" office:value="600" calcext:value-type="float">
            <text:p>600</text:p>
          </table:table-cell>
          <table:table-cell table:formula="of:=[.B162]-[.B$2]" office:value-type="float" office:value="12.8017137050629" calcext:value-type="float">
            <text:p>12.8017137051</text:p>
          </table:table-cell>
          <table:table-cell table:formula="of:=[.C161]/([.D162]-[.D161])" office:value-type="float" office:value="5957.05523929266" calcext:value-type="float">
            <text:p>5957.055239292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55485281.2676" calcext:value-type="float">
            <text:p>1455485281.2676</text:p>
          </table:table-cell>
          <table:table-cell office:value-type="float" office:value="592" calcext:value-type="float">
            <text:p>592</text:p>
          </table:table-cell>
          <table:table-cell table:formula="of:=[.B163]-[.B$2]" office:value-type="float" office:value="12.880024433136" calcext:value-type="float">
            <text:p>12.8800244331</text:p>
          </table:table-cell>
          <table:table-cell table:formula="of:=[.C162]/([.D163]-[.D162])" office:value-type="float" office:value="7661.7854892087" calcext:value-type="float">
            <text:p>7661.785489208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5485281.34701" calcext:value-type="float">
            <text:p>1455485281.34701</text:p>
          </table:table-cell>
          <table:table-cell office:value-type="float" office:value="472" calcext:value-type="float">
            <text:p>472</text:p>
          </table:table-cell>
          <table:table-cell table:formula="of:=[.B164]-[.B$2]" office:value-type="float" office:value="12.9594311714172" calcext:value-type="float">
            <text:p>12.9594311714</text:p>
          </table:table-cell>
          <table:table-cell table:formula="of:=[.C163]/([.D164]-[.D163])" office:value-type="float" office:value="7455.28670253651" calcext:value-type="float">
            <text:p>7455.286702536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55485281.427" calcext:value-type="float">
            <text:p>1455485281.427</text:p>
          </table:table-cell>
          <table:table-cell office:value-type="float" office:value="376" calcext:value-type="float">
            <text:p>376</text:p>
          </table:table-cell>
          <table:table-cell table:formula="of:=[.B165]-[.B$2]" office:value-type="float" office:value="13.0394177436829" calcext:value-type="float">
            <text:p>13.0394177437</text:p>
          </table:table-cell>
          <table:table-cell table:formula="of:=[.C164]/([.D165]-[.D164])" office:value-type="float" office:value="5900.99046165586" calcext:value-type="float">
            <text:p>5900.990461655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55485281.50979" calcext:value-type="float">
            <text:p>1455485281.50979</text:p>
          </table:table-cell>
          <table:table-cell office:value-type="float" office:value="416" calcext:value-type="float">
            <text:p>416</text:p>
          </table:table-cell>
          <table:table-cell table:formula="of:=[.B166]-[.B$2]" office:value-type="float" office:value="13.122213602066" calcext:value-type="float">
            <text:p>13.1222136021</text:p>
          </table:table-cell>
          <table:table-cell table:formula="of:=[.C165]/([.D166]-[.D165])" office:value-type="float" office:value="4541.28995510711" calcext:value-type="float">
            <text:p>4541.289955107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55485281.58895" calcext:value-type="float">
            <text:p>1455485281.58895</text:p>
          </table:table-cell>
          <table:table-cell office:value-type="float" office:value="544" calcext:value-type="float">
            <text:p>544</text:p>
          </table:table-cell>
          <table:table-cell table:formula="of:=[.B167]-[.B$2]" office:value-type="float" office:value="13.2013680934906" calcext:value-type="float">
            <text:p>13.2013680935</text:p>
          </table:table-cell>
          <table:table-cell table:formula="of:=[.C166]/([.D167]-[.D166])" office:value-type="float" office:value="5255.54510569341" calcext:value-type="float">
            <text:p>5255.545105693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55485281.66616" calcext:value-type="float">
            <text:p>1455485281.66616</text:p>
          </table:table-cell>
          <table:table-cell office:value-type="float" office:value="608" calcext:value-type="float">
            <text:p>608</text:p>
          </table:table-cell>
          <table:table-cell table:formula="of:=[.B168]-[.B$2]" office:value-type="float" office:value="13.2785835266113" calcext:value-type="float">
            <text:p>13.2785835266</text:p>
          </table:table-cell>
          <table:table-cell table:formula="of:=[.C167]/([.D168]-[.D167])" office:value-type="float" office:value="7045.22370740895" calcext:value-type="float">
            <text:p>7045.22370740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55485281.74844" calcext:value-type="float">
            <text:p>1455485281.74844</text:p>
          </table:table-cell>
          <table:table-cell office:value-type="float" office:value="544" calcext:value-type="float">
            <text:p>544</text:p>
          </table:table-cell>
          <table:table-cell table:formula="of:=[.B169]-[.B$2]" office:value-type="float" office:value="13.3608634471893" calcext:value-type="float">
            <text:p>13.3608634472</text:p>
          </table:table-cell>
          <table:table-cell table:formula="of:=[.C168]/([.D169]-[.D168])" office:value-type="float" office:value="7389.40917454587" calcext:value-type="float">
            <text:p>7389.409174545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55485281.82705" calcext:value-type="float">
            <text:p>1455485281.82705</text:p>
          </table:table-cell>
          <table:table-cell office:value-type="float" office:value="416" calcext:value-type="float">
            <text:p>416</text:p>
          </table:table-cell>
          <table:table-cell table:formula="of:=[.B170]-[.B$2]" office:value-type="float" office:value="13.439474105835" calcext:value-type="float">
            <text:p>13.4394741058</text:p>
          </table:table-cell>
          <table:table-cell table:formula="of:=[.C169]/([.D170]-[.D169])" office:value-type="float" office:value="6920.18117355186" calcext:value-type="float">
            <text:p>6920.181173551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55485281.90778" calcext:value-type="float">
            <text:p>1455485281.90778</text:p>
          </table:table-cell>
          <table:table-cell office:value-type="float" office:value="376" calcext:value-type="float">
            <text:p>376</text:p>
          </table:table-cell>
          <table:table-cell table:formula="of:=[.B171]-[.B$2]" office:value-type="float" office:value="13.5202057361603" calcext:value-type="float">
            <text:p>13.5202057362</text:p>
          </table:table-cell>
          <table:table-cell table:formula="of:=[.C170]/([.D171]-[.D170])" office:value-type="float" office:value="5152.87500479899" calcext:value-type="float">
            <text:p>5152.87500479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55485281.98911" calcext:value-type="float">
            <text:p>1455485281.98911</text:p>
          </table:table-cell>
          <table:table-cell office:value-type="float" office:value="472" calcext:value-type="float">
            <text:p>472</text:p>
          </table:table-cell>
          <table:table-cell table:formula="of:=[.B172]-[.B$2]" office:value-type="float" office:value="13.6015367507935" calcext:value-type="float">
            <text:p>13.6015367508</text:p>
          </table:table-cell>
          <table:table-cell table:formula="of:=[.C171]/([.D172]-[.D171])" office:value-type="float" office:value="4623.08261732434" calcext:value-type="float">
            <text:p>4623.082617324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55485282.06658" calcext:value-type="float">
            <text:p>1455485282.06658</text:p>
          </table:table-cell>
          <table:table-cell office:value-type="float" office:value="592" calcext:value-type="float">
            <text:p>592</text:p>
          </table:table-cell>
          <table:table-cell table:formula="of:=[.B173]-[.B$2]" office:value-type="float" office:value="13.6789989471436" calcext:value-type="float">
            <text:p>13.6789989471</text:p>
          </table:table-cell>
          <table:table-cell table:formula="of:=[.C172]/([.D173]-[.D172])" office:value-type="float" office:value="6093.29482302247" calcext:value-type="float">
            <text:p>6093.294823022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55485282.14726" calcext:value-type="float">
            <text:p>1455485282.14726</text:p>
          </table:table-cell>
          <table:table-cell office:value-type="float" office:value="600" calcext:value-type="float">
            <text:p>600</text:p>
          </table:table-cell>
          <table:table-cell table:formula="of:=[.B174]-[.B$2]" office:value-type="float" office:value="13.759685754776" calcext:value-type="float">
            <text:p>13.7596857548</text:p>
          </table:table-cell>
          <table:table-cell table:formula="of:=[.C173]/([.D174]-[.D173])" office:value-type="float" office:value="7337.01106005762" calcext:value-type="float">
            <text:p>7337.011060057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55485282.22781" calcext:value-type="float">
            <text:p>1455485282.22781</text:p>
          </table:table-cell>
          <table:table-cell office:value-type="float" office:value="480" calcext:value-type="float">
            <text:p>480</text:p>
          </table:table-cell>
          <table:table-cell table:formula="of:=[.B175]-[.B$2]" office:value-type="float" office:value="13.8402323722839" calcext:value-type="float">
            <text:p>13.8402323723</text:p>
          </table:table-cell>
          <table:table-cell table:formula="of:=[.C174]/([.D175]-[.D174])" office:value-type="float" office:value="7449.1023777739" calcext:value-type="float">
            <text:p>7449.102377773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55485282.30799" calcext:value-type="float">
            <text:p>1455485282.30799</text:p>
          </table:table-cell>
          <table:table-cell office:value-type="float" office:value="376" calcext:value-type="float">
            <text:p>376</text:p>
          </table:table-cell>
          <table:table-cell table:formula="of:=[.B176]-[.B$2]" office:value-type="float" office:value="13.9204123020172" calcext:value-type="float">
            <text:p>13.920412302</text:p>
          </table:table-cell>
          <table:table-cell table:formula="of:=[.C175]/([.D176]-[.D175])" office:value-type="float" office:value="5986.53555318333" calcext:value-type="float">
            <text:p>5986.53555318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55485282.38916" calcext:value-type="float">
            <text:p>1455485282.38916</text:p>
          </table:table-cell>
          <table:table-cell office:value-type="float" office:value="408" calcext:value-type="float">
            <text:p>408</text:p>
          </table:table-cell>
          <table:table-cell table:formula="of:=[.B177]-[.B$2]" office:value-type="float" office:value="14.001579284668" calcext:value-type="float">
            <text:p>14.0015792847</text:p>
          </table:table-cell>
          <table:table-cell table:formula="of:=[.C176]/([.D177]-[.D176])" office:value-type="float" office:value="4632.42549766625" calcext:value-type="float">
            <text:p>4632.425497666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55485282.46778" calcext:value-type="float">
            <text:p>1455485282.46778</text:p>
          </table:table-cell>
          <table:table-cell office:value-type="float" office:value="528" calcext:value-type="float">
            <text:p>528</text:p>
          </table:table-cell>
          <table:table-cell table:formula="of:=[.B178]-[.B$2]" office:value-type="float" office:value="14.0801990032196" calcext:value-type="float">
            <text:p>14.0801990032</text:p>
          </table:table-cell>
          <table:table-cell table:formula="of:=[.C177]/([.D178]-[.D177])" office:value-type="float" office:value="5189.53778411245" calcext:value-type="float">
            <text:p>5189.537784112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55485282.547" calcext:value-type="float">
            <text:p>1455485282.547</text:p>
          </table:table-cell>
          <table:table-cell office:value-type="float" office:value="608" calcext:value-type="float">
            <text:p>608</text:p>
          </table:table-cell>
          <table:table-cell table:formula="of:=[.B179]-[.B$2]" office:value-type="float" office:value="14.1594204902649" calcext:value-type="float">
            <text:p>14.1594204903</text:p>
          </table:table-cell>
          <table:table-cell table:formula="of:=[.C178]/([.D179]-[.D178])" office:value-type="float" office:value="6664.85848338294" calcext:value-type="float">
            <text:p>6664.858483382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55485282.62742" calcext:value-type="float">
            <text:p>1455485282.62742</text:p>
          </table:table-cell>
          <table:table-cell office:value-type="float" office:value="552" calcext:value-type="float">
            <text:p>552</text:p>
          </table:table-cell>
          <table:table-cell table:formula="of:=[.B180]-[.B$2]" office:value-type="float" office:value="14.2398438453674" calcext:value-type="float">
            <text:p>14.2398438454</text:p>
          </table:table-cell>
          <table:table-cell table:formula="of:=[.C179]/([.D180]-[.D179])" office:value-type="float" office:value="7559.99297995968" calcext:value-type="float">
            <text:p>7559.992979959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55485282.70789" calcext:value-type="float">
            <text:p>1455485282.70789</text:p>
          </table:table-cell>
          <table:table-cell office:value-type="float" office:value="424" calcext:value-type="float">
            <text:p>424</text:p>
          </table:table-cell>
          <table:table-cell table:formula="of:=[.B181]-[.B$2]" office:value-type="float" office:value="14.3203113079071" calcext:value-type="float">
            <text:p>14.3203113079</text:p>
          </table:table-cell>
          <table:table-cell table:formula="of:=[.C180]/([.D181]-[.D180])" office:value-type="float" office:value="6859.91558050992" calcext:value-type="float">
            <text:p>6859.915580509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55485282.78818" calcext:value-type="float">
            <text:p>1455485282.78818</text:p>
          </table:table-cell>
          <table:table-cell office:value-type="float" office:value="376" calcext:value-type="float">
            <text:p>376</text:p>
          </table:table-cell>
          <table:table-cell table:formula="of:=[.B182]-[.B$2]" office:value-type="float" office:value="14.4006021022797" calcext:value-type="float">
            <text:p>14.4006021023</text:p>
          </table:table-cell>
          <table:table-cell table:formula="of:=[.C181]/([.D182]-[.D181])" office:value-type="float" office:value="5280.80464657743" calcext:value-type="float">
            <text:p>5280.804646577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55485282.86787" calcext:value-type="float">
            <text:p>1455485282.86787</text:p>
          </table:table-cell>
          <table:table-cell office:value-type="float" office:value="456" calcext:value-type="float">
            <text:p>456</text:p>
          </table:table-cell>
          <table:table-cell table:formula="of:=[.B183]-[.B$2]" office:value-type="float" office:value="14.480288028717" calcext:value-type="float">
            <text:p>14.4802880287</text:p>
          </table:table-cell>
          <table:table-cell table:formula="of:=[.C182]/([.D183]-[.D182])" office:value-type="float" office:value="4718.52454768765" calcext:value-type="float">
            <text:p>4718.524547687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55485282.9472" calcext:value-type="float">
            <text:p>1455485282.9472</text:p>
          </table:table-cell>
          <table:table-cell office:value-type="float" office:value="584" calcext:value-type="float">
            <text:p>584</text:p>
          </table:table-cell>
          <table:table-cell table:formula="of:=[.B184]-[.B$2]" office:value-type="float" office:value="14.559624671936" calcext:value-type="float">
            <text:p>14.5596246719</text:p>
          </table:table-cell>
          <table:table-cell table:formula="of:=[.C183]/([.D184]-[.D183])" office:value-type="float" office:value="5747.65936014329" calcext:value-type="float">
            <text:p>5747.659360143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55485283.02762" calcext:value-type="float">
            <text:p>1455485283.02762</text:p>
          </table:table-cell>
          <table:table-cell office:value-type="float" office:value="536" calcext:value-type="float">
            <text:p>536</text:p>
          </table:table-cell>
          <table:table-cell table:formula="of:=[.B185]-[.B$2]" office:value-type="float" office:value="14.6400465965271" calcext:value-type="float">
            <text:p>14.6400465965</text:p>
          </table:table-cell>
          <table:table-cell table:formula="of:=[.C184]/([.D185]-[.D184])" office:value-type="float" office:value="7261.70137023663" calcext:value-type="float">
            <text:p>7261.701370236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55485283.11093" calcext:value-type="float">
            <text:p>1455485283.11093</text:p>
          </table:table-cell>
          <table:table-cell office:value-type="float" office:value="608" calcext:value-type="float">
            <text:p>608</text:p>
          </table:table-cell>
          <table:table-cell table:formula="of:=[.B186]-[.B$2]" office:value-type="float" office:value="14.7233493328094" calcext:value-type="float">
            <text:p>14.7233493328</text:p>
          </table:table-cell>
          <table:table-cell table:formula="of:=[.C185]/([.D186]-[.D185])" office:value-type="float" office:value="6434.36247019866" calcext:value-type="float">
            <text:p>6434.362470198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55485283.18905" calcext:value-type="float">
            <text:p>1455485283.18905</text:p>
          </table:table-cell>
          <table:table-cell office:value-type="float" office:value="544" calcext:value-type="float">
            <text:p>544</text:p>
          </table:table-cell>
          <table:table-cell table:formula="of:=[.B187]-[.B$2]" office:value-type="float" office:value="14.8014705181122" calcext:value-type="float">
            <text:p>14.8014705181</text:p>
          </table:table-cell>
          <table:table-cell table:formula="of:=[.C186]/([.D187]-[.D186])" office:value-type="float" office:value="7782.78001855559" calcext:value-type="float">
            <text:p>7782.780018555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55485283.26682" calcext:value-type="float">
            <text:p>1455485283.26682</text:p>
          </table:table-cell>
          <table:table-cell office:value-type="float" office:value="424" calcext:value-type="float">
            <text:p>424</text:p>
          </table:table-cell>
          <table:table-cell table:formula="of:=[.B188]-[.B$2]" office:value-type="float" office:value="14.879239320755" calcext:value-type="float">
            <text:p>14.8792393208</text:p>
          </table:table-cell>
          <table:table-cell table:formula="of:=[.C187]/([.D188]-[.D187])" office:value-type="float" office:value="6995.09291018008" calcext:value-type="float">
            <text:p>6995.092910180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55485283.34693" calcext:value-type="float">
            <text:p>1455485283.34693</text:p>
          </table:table-cell>
          <table:table-cell office:value-type="float" office:value="376" calcext:value-type="float">
            <text:p>376</text:p>
          </table:table-cell>
          <table:table-cell table:formula="of:=[.B189]-[.B$2]" office:value-type="float" office:value="14.9593541622162" calcext:value-type="float">
            <text:p>14.9593541622</text:p>
          </table:table-cell>
          <table:table-cell table:formula="of:=[.C188]/([.D189]-[.D188])" office:value-type="float" office:value="5292.40265931803" calcext:value-type="float">
            <text:p>5292.40265931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55485283.42861" calcext:value-type="float">
            <text:p>1455485283.42861</text:p>
          </table:table-cell>
          <table:table-cell office:value-type="float" office:value="464" calcext:value-type="float">
            <text:p>464</text:p>
          </table:table-cell>
          <table:table-cell table:formula="of:=[.B190]-[.B$2]" office:value-type="float" office:value="15.0410346984863" calcext:value-type="float">
            <text:p>15.0410346985</text:p>
          </table:table-cell>
          <table:table-cell table:formula="of:=[.C189]/([.D190]-[.D189])" office:value-type="float" office:value="4603.29984558937" calcext:value-type="float">
            <text:p>4603.299845589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55485283.50755" calcext:value-type="float">
            <text:p>1455485283.50755</text:p>
          </table:table-cell>
          <table:table-cell office:value-type="float" office:value="584" calcext:value-type="float">
            <text:p>584</text:p>
          </table:table-cell>
          <table:table-cell table:formula="of:=[.B191]-[.B$2]" office:value-type="float" office:value="15.1199772357941" calcext:value-type="float">
            <text:p>15.1199772358</text:p>
          </table:table-cell>
          <table:table-cell table:formula="of:=[.C190]/([.D191]-[.D190])" office:value-type="float" office:value="5877.69301347895" calcext:value-type="float">
            <text:p>5877.69301347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55485283.58702" calcext:value-type="float">
            <text:p>1455485283.58702</text:p>
          </table:table-cell>
          <table:table-cell office:value-type="float" office:value="600" calcext:value-type="float">
            <text:p>600</text:p>
          </table:table-cell>
          <table:table-cell table:formula="of:=[.B192]-[.B$2]" office:value-type="float" office:value="15.1994440555573" calcext:value-type="float">
            <text:p>15.1994440556</text:p>
          </table:table-cell>
          <table:table-cell table:formula="of:=[.C191]/([.D192]-[.D191])" office:value-type="float" office:value="7348.97913041391" calcext:value-type="float">
            <text:p>7348.979130413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55485283.66695" calcext:value-type="float">
            <text:p>1455485283.66695</text:p>
          </table:table-cell>
          <table:table-cell office:value-type="float" office:value="488" calcext:value-type="float">
            <text:p>488</text:p>
          </table:table-cell>
          <table:table-cell table:formula="of:=[.B193]-[.B$2]" office:value-type="float" office:value="15.2793691158295" calcext:value-type="float">
            <text:p>15.2793691158</text:p>
          </table:table-cell>
          <table:table-cell table:formula="of:=[.C192]/([.D193]-[.D192])" office:value-type="float" office:value="7507.03218685679" calcext:value-type="float">
            <text:p>7507.032186856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55485283.7466" calcext:value-type="float">
            <text:p>1455485283.7466</text:p>
          </table:table-cell>
          <table:table-cell office:value-type="float" office:value="384" calcext:value-type="float">
            <text:p>384</text:p>
          </table:table-cell>
          <table:table-cell table:formula="of:=[.B194]-[.B$2]" office:value-type="float" office:value="15.3590202331543" calcext:value-type="float">
            <text:p>15.3590202332</text:p>
          </table:table-cell>
          <table:table-cell table:formula="of:=[.C193]/([.D194]-[.D193])" office:value-type="float" office:value="6126.71882567401" calcext:value-type="float">
            <text:p>6126.71882567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55485283.82658" calcext:value-type="float">
            <text:p>1455485283.82658</text:p>
          </table:table-cell>
          <table:table-cell office:value-type="float" office:value="400" calcext:value-type="float">
            <text:p>400</text:p>
          </table:table-cell>
          <table:table-cell table:formula="of:=[.B195]-[.B$2]" office:value-type="float" office:value="15.4390003681183" calcext:value-type="float">
            <text:p>15.4390003681</text:p>
          </table:table-cell>
          <table:table-cell table:formula="of:=[.C194]/([.D195]-[.D194])" office:value-type="float" office:value="4801.1921981989" calcext:value-type="float">
            <text:p>4801.192198198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55485283.90769" calcext:value-type="float">
            <text:p>1455485283.90769</text:p>
          </table:table-cell>
          <table:table-cell office:value-type="float" office:value="520" calcext:value-type="float">
            <text:p>520</text:p>
          </table:table-cell>
          <table:table-cell table:formula="of:=[.B196]-[.B$2]" office:value-type="float" office:value="15.520117521286" calcext:value-type="float">
            <text:p>15.5201175213</text:p>
          </table:table-cell>
          <table:table-cell table:formula="of:=[.C195]/([.D196]-[.D195])" office:value-type="float" office:value="4931.13952326367" calcext:value-type="float">
            <text:p>4931.139523263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55485283.98778" calcext:value-type="float">
            <text:p>1455485283.98778</text:p>
          </table:table-cell>
          <table:table-cell office:value-type="float" office:value="608" calcext:value-type="float">
            <text:p>608</text:p>
          </table:table-cell>
          <table:table-cell table:formula="of:=[.B197]-[.B$2]" office:value-type="float" office:value="15.6001994609833" calcext:value-type="float">
            <text:p>15.600199461</text:p>
          </table:table-cell>
          <table:table-cell table:formula="of:=[.C196]/([.D197]-[.D196])" office:value-type="float" office:value="6493.34921164198" calcext:value-type="float">
            <text:p>6493.34921164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55485284.06705" calcext:value-type="float">
            <text:p>1455485284.06705</text:p>
          </table:table-cell>
          <table:table-cell office:value-type="float" office:value="560" calcext:value-type="float">
            <text:p>560</text:p>
          </table:table-cell>
          <table:table-cell table:formula="of:=[.B198]-[.B$2]" office:value-type="float" office:value="15.6794743537903" calcext:value-type="float">
            <text:p>15.6794743538</text:p>
          </table:table-cell>
          <table:table-cell table:formula="of:=[.C197]/([.D198]-[.D197])" office:value-type="float" office:value="7669.51525850895" calcext:value-type="float">
            <text:p>7669.51525850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55485284.14734" calcext:value-type="float">
            <text:p>1455485284.14734</text:p>
          </table:table-cell>
          <table:table-cell office:value-type="float" office:value="432" calcext:value-type="float">
            <text:p>432</text:p>
          </table:table-cell>
          <table:table-cell table:formula="of:=[.B199]-[.B$2]" office:value-type="float" office:value="15.7597658634186" calcext:value-type="float">
            <text:p>15.7597658634</text:p>
          </table:table-cell>
          <table:table-cell table:formula="of:=[.C198]/([.D199]-[.D198])" office:value-type="float" office:value="6974.58551461396" calcext:value-type="float">
            <text:p>6974.58551461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55485284.22731" calcext:value-type="float">
            <text:p>1455485284.22731</text:p>
          </table:table-cell>
          <table:table-cell office:value-type="float" office:value="376" calcext:value-type="float">
            <text:p>376</text:p>
          </table:table-cell>
          <table:table-cell table:formula="of:=[.B200]-[.B$2]" office:value-type="float" office:value="15.8397302627563" calcext:value-type="float">
            <text:p>15.8397302628</text:p>
          </table:table-cell>
          <table:table-cell table:formula="of:=[.C199]/([.D200]-[.D199])" office:value-type="float" office:value="5402.4041145515" calcext:value-type="float">
            <text:p>5402.404114551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55485284.30843" calcext:value-type="float">
            <text:p>1455485284.30843</text:p>
          </table:table-cell>
          <table:table-cell office:value-type="float" office:value="448" calcext:value-type="float">
            <text:p>448</text:p>
          </table:table-cell>
          <table:table-cell table:formula="of:=[.B201]-[.B$2]" office:value-type="float" office:value="15.9208559989929" calcext:value-type="float">
            <text:p>15.920855999</text:p>
          </table:table-cell>
          <table:table-cell table:formula="of:=[.C200]/([.D201]-[.D200])" office:value-type="float" office:value="4634.78074212528" calcext:value-type="float">
            <text:p>4634.780742125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55485284.38765" calcext:value-type="float">
            <text:p>1455485284.38765</text:p>
          </table:table-cell>
          <table:table-cell office:value-type="float" office:value="576" calcext:value-type="float">
            <text:p>576</text:p>
          </table:table-cell>
          <table:table-cell table:formula="of:=[.B202]-[.B$2]" office:value-type="float" office:value="16.0000748634338" calcext:value-type="float">
            <text:p>16.0000748634</text:p>
          </table:table-cell>
          <table:table-cell table:formula="of:=[.C201]/([.D202]-[.D201])" office:value-type="float" office:value="5655.21865482081" calcext:value-type="float">
            <text:p>5655.218654820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55485284.4668" calcext:value-type="float">
            <text:p>1455485284.4668</text:p>
          </table:table-cell>
          <table:table-cell office:value-type="float" office:value="608" calcext:value-type="float">
            <text:p>608</text:p>
          </table:table-cell>
          <table:table-cell table:formula="of:=[.B203]-[.B$2]" office:value-type="float" office:value="16.0792200565338" calcext:value-type="float">
            <text:p>16.0792200565</text:p>
          </table:table-cell>
          <table:table-cell table:formula="of:=[.C202]/([.D203]-[.D202])" office:value-type="float" office:value="7277.76353103847" calcext:value-type="float">
            <text:p>7277.763531038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55485284.5477" calcext:value-type="float">
            <text:p>1455485284.5477</text:p>
          </table:table-cell>
          <table:table-cell office:value-type="float" office:value="504" calcext:value-type="float">
            <text:p>504</text:p>
          </table:table-cell>
          <table:table-cell table:formula="of:=[.B204]-[.B$2]" office:value-type="float" office:value="16.1601223945618" calcext:value-type="float">
            <text:p>16.1601223946</text:p>
          </table:table-cell>
          <table:table-cell table:formula="of:=[.C203]/([.D204]-[.D203])" office:value-type="float" office:value="7515.2339823593" calcext:value-type="float">
            <text:p>7515.233982359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55485284.62783" calcext:value-type="float">
            <text:p>1455485284.62783</text:p>
          </table:table-cell>
          <table:table-cell office:value-type="float" office:value="392" calcext:value-type="float">
            <text:p>392</text:p>
          </table:table-cell>
          <table:table-cell table:formula="of:=[.B205]-[.B$2]" office:value-type="float" office:value="16.2402493953705" calcext:value-type="float">
            <text:p>16.2402493954</text:p>
          </table:table-cell>
          <table:table-cell table:formula="of:=[.C204]/([.D205]-[.D204])" office:value-type="float" office:value="6290.01453833496" calcext:value-type="float">
            <text:p>6290.01453833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55485284.70687" calcext:value-type="float">
            <text:p>1455485284.70687</text:p>
          </table:table-cell>
          <table:table-cell office:value-type="float" office:value="392" calcext:value-type="float">
            <text:p>392</text:p>
          </table:table-cell>
          <table:table-cell table:formula="of:=[.B206]-[.B$2]" office:value-type="float" office:value="16.3192901611328" calcext:value-type="float">
            <text:p>16.3192901611</text:p>
          </table:table-cell>
          <table:table-cell table:formula="of:=[.C205]/([.D206]-[.D205])" office:value-type="float" office:value="4959.46612130152" calcext:value-type="float">
            <text:p>4959.466121301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55485284.78653" calcext:value-type="float">
            <text:p>1455485284.78653</text:p>
          </table:table-cell>
          <table:table-cell office:value-type="float" office:value="504" calcext:value-type="float">
            <text:p>504</text:p>
          </table:table-cell>
          <table:table-cell table:formula="of:=[.B207]-[.B$2]" office:value-type="float" office:value="16.3989496231079" calcext:value-type="float">
            <text:p>16.3989496231</text:p>
          </table:table-cell>
          <table:table-cell table:formula="of:=[.C206]/([.D207]-[.D206])" office:value-type="float" office:value="4920.94712016186" calcext:value-type="float">
            <text:p>4920.947120161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55485284.86767" calcext:value-type="float">
            <text:p>1455485284.86767</text:p>
          </table:table-cell>
          <table:table-cell office:value-type="float" office:value="608" calcext:value-type="float">
            <text:p>608</text:p>
          </table:table-cell>
          <table:table-cell table:formula="of:=[.B208]-[.B$2]" office:value-type="float" office:value="16.4800910949707" calcext:value-type="float">
            <text:p>16.480091095</text:p>
          </table:table-cell>
          <table:table-cell table:formula="of:=[.C207]/([.D208]-[.D207])" office:value-type="float" office:value="6211.37364690949" calcext:value-type="float">
            <text:p>6211.373646909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55485284.94684" calcext:value-type="float">
            <text:p>1455485284.94684</text:p>
          </table:table-cell>
          <table:table-cell office:value-type="float" office:value="576" calcext:value-type="float">
            <text:p>576</text:p>
          </table:table-cell>
          <table:table-cell table:formula="of:=[.B209]-[.B$2]" office:value-type="float" office:value="16.5592653751373" calcext:value-type="float">
            <text:p>16.5592653751</text:p>
          </table:table-cell>
          <table:table-cell table:formula="of:=[.C208]/([.D209]-[.D208])" office:value-type="float" office:value="7679.26148138557" calcext:value-type="float">
            <text:p>7679.261481385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55485285.02747" calcext:value-type="float">
            <text:p>1455485285.02747</text:p>
          </table:table-cell>
          <table:table-cell office:value-type="float" office:value="448" calcext:value-type="float">
            <text:p>448</text:p>
          </table:table-cell>
          <table:table-cell table:formula="of:=[.B210]-[.B$2]" office:value-type="float" office:value="16.639895439148" calcext:value-type="float">
            <text:p>16.6398954391</text:p>
          </table:table-cell>
          <table:table-cell table:formula="of:=[.C209]/([.D210]-[.D209])" office:value-type="float" office:value="7143.73735241154" calcext:value-type="float">
            <text:p>7143.737352411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55485285.1087" calcext:value-type="float">
            <text:p>1455485285.1087</text:p>
          </table:table-cell>
          <table:table-cell office:value-type="float" office:value="376" calcext:value-type="float">
            <text:p>376</text:p>
          </table:table-cell>
          <table:table-cell table:formula="of:=[.B211]-[.B$2]" office:value-type="float" office:value="16.7211267948151" calcext:value-type="float">
            <text:p>16.7211267948</text:p>
          </table:table-cell>
          <table:table-cell table:formula="of:=[.C210]/([.D211]-[.D210])" office:value-type="float" office:value="5515.11169942678" calcext:value-type="float">
            <text:p>5515.111699426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55485285.18671" calcext:value-type="float">
            <text:p>1455485285.18671</text:p>
          </table:table-cell>
          <table:table-cell office:value-type="float" office:value="432" calcext:value-type="float">
            <text:p>432</text:p>
          </table:table-cell>
          <table:table-cell table:formula="of:=[.B212]-[.B$2]" office:value-type="float" office:value="16.7991364002228" calcext:value-type="float">
            <text:p>16.7991364002</text:p>
          </table:table-cell>
          <table:table-cell table:formula="of:=[.C211]/([.D212]-[.D211])" office:value-type="float" office:value="4819.91926551669" calcext:value-type="float">
            <text:p>4819.919265516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55485285.2671" calcext:value-type="float">
            <text:p>1455485285.2671</text:p>
          </table:table-cell>
          <table:table-cell office:value-type="float" office:value="560" calcext:value-type="float">
            <text:p>560</text:p>
          </table:table-cell>
          <table:table-cell table:formula="of:=[.B213]-[.B$2]" office:value-type="float" office:value="16.8795247077942" calcext:value-type="float">
            <text:p>16.8795247078</text:p>
          </table:table-cell>
          <table:table-cell table:formula="of:=[.C212]/([.D213]-[.D212])" office:value-type="float" office:value="5373.91584735433" calcext:value-type="float">
            <text:p>5373.915847354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55485285.34773" calcext:value-type="float">
            <text:p>1455485285.34773</text:p>
          </table:table-cell>
          <table:table-cell office:value-type="float" office:value="608" calcext:value-type="float">
            <text:p>608</text:p>
          </table:table-cell>
          <table:table-cell table:formula="of:=[.B214]-[.B$2]" office:value-type="float" office:value="16.960155248642" calcext:value-type="float">
            <text:p>16.9601552486</text:p>
          </table:table-cell>
          <table:table-cell table:formula="of:=[.C213]/([.D214]-[.D213])" office:value-type="float" office:value="6945.25913024965" calcext:value-type="float">
            <text:p>6945.259130249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55485285.42684" calcext:value-type="float">
            <text:p>1455485285.42684</text:p>
          </table:table-cell>
          <table:table-cell office:value-type="float" office:value="520" calcext:value-type="float">
            <text:p>520</text:p>
          </table:table-cell>
          <table:table-cell table:formula="of:=[.B215]-[.B$2]" office:value-type="float" office:value="17.0392637252808" calcext:value-type="float">
            <text:p>17.0392637253</text:p>
          </table:table-cell>
          <table:table-cell table:formula="of:=[.C214]/([.D215]-[.D214])" office:value-type="float" office:value="7685.64919757086" calcext:value-type="float">
            <text:p>7685.649197570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55485285.50771" calcext:value-type="float">
            <text:p>1455485285.50771</text:p>
          </table:table-cell>
          <table:table-cell office:value-type="float" office:value="400" calcext:value-type="float">
            <text:p>400</text:p>
          </table:table-cell>
          <table:table-cell table:formula="of:=[.B216]-[.B$2]" office:value-type="float" office:value="17.1201338768005" calcext:value-type="float">
            <text:p>17.1201338768</text:p>
          </table:table-cell>
          <table:table-cell table:formula="of:=[.C215]/([.D216]-[.D215])" office:value-type="float" office:value="6430.06090909627" calcext:value-type="float">
            <text:p>6430.060909096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55485285.58806" calcext:value-type="float">
            <text:p>1455485285.58806</text:p>
          </table:table-cell>
          <table:table-cell office:value-type="float" office:value="384" calcext:value-type="float">
            <text:p>384</text:p>
          </table:table-cell>
          <table:table-cell table:formula="of:=[.B217]-[.B$2]" office:value-type="float" office:value="17.2004823684692" calcext:value-type="float">
            <text:p>17.2004823685</text:p>
          </table:table-cell>
          <table:table-cell table:formula="of:=[.C216]/([.D217]-[.D216])" office:value-type="float" office:value="4978.31373922126" calcext:value-type="float">
            <text:p>4978.313739221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55485285.66759" calcext:value-type="float">
            <text:p>1455485285.66759</text:p>
          </table:table-cell>
          <table:table-cell office:value-type="float" office:value="496" calcext:value-type="float">
            <text:p>496</text:p>
          </table:table-cell>
          <table:table-cell table:formula="of:=[.B218]-[.B$2]" office:value-type="float" office:value="17.280012845993" calcext:value-type="float">
            <text:p>17.280012846</text:p>
          </table:table-cell>
          <table:table-cell table:formula="of:=[.C217]/([.D218]-[.D217])" office:value-type="float" office:value="4828.33766319418" calcext:value-type="float">
            <text:p>4828.337663194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55485285.74699" calcext:value-type="float">
            <text:p>1455485285.74699</text:p>
          </table:table-cell>
          <table:table-cell office:value-type="float" office:value="600" calcext:value-type="float">
            <text:p>600</text:p>
          </table:table-cell>
          <table:table-cell table:formula="of:=[.B219]-[.B$2]" office:value-type="float" office:value="17.3594088554382" calcext:value-type="float">
            <text:p>17.3594088554</text:p>
          </table:table-cell>
          <table:table-cell table:formula="of:=[.C218]/([.D219]-[.D218])" office:value-type="float" office:value="6247.16536090399" calcext:value-type="float">
            <text:p>6247.16536090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55485285.83047" calcext:value-type="float">
            <text:p>1455485285.83047</text:p>
          </table:table-cell>
          <table:table-cell office:value-type="float" office:value="584" calcext:value-type="float">
            <text:p>584</text:p>
          </table:table-cell>
          <table:table-cell table:formula="of:=[.B220]-[.B$2]" office:value-type="float" office:value="17.4428927898407" calcext:value-type="float">
            <text:p>17.4428927898</text:p>
          </table:table-cell>
          <table:table-cell table:formula="of:=[.C219]/([.D220]-[.D219])" office:value-type="float" office:value="7187.01154053753" calcext:value-type="float">
            <text:p>7187.011540537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55485285.90972" calcext:value-type="float">
            <text:p>1455485285.90972</text:p>
          </table:table-cell>
          <table:table-cell office:value-type="float" office:value="456" calcext:value-type="float">
            <text:p>456</text:p>
          </table:table-cell>
          <table:table-cell table:formula="of:=[.B221]-[.B$2]" office:value-type="float" office:value="17.5221464633942" calcext:value-type="float">
            <text:p>17.5221464634</text:p>
          </table:table-cell>
          <table:table-cell table:formula="of:=[.C220]/([.D221]-[.D220])" office:value-type="float" office:value="7368.74360285668" calcext:value-type="float">
            <text:p>7368.743602856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55485285.98683" calcext:value-type="float">
            <text:p>1455485285.98683</text:p>
          </table:table-cell>
          <table:table-cell office:value-type="float" office:value="376" calcext:value-type="float">
            <text:p>376</text:p>
          </table:table-cell>
          <table:table-cell table:formula="of:=[.B222]-[.B$2]" office:value-type="float" office:value="17.5992512702942" calcext:value-type="float">
            <text:p>17.5992512703</text:p>
          </table:table-cell>
          <table:table-cell table:formula="of:=[.C221]/([.D222]-[.D221])" office:value-type="float" office:value="5914.02816936249" calcext:value-type="float">
            <text:p>5914.028169362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55485286.06681" calcext:value-type="float">
            <text:p>1455485286.06681</text:p>
          </table:table-cell>
          <table:table-cell office:value-type="float" office:value="424" calcext:value-type="float">
            <text:p>424</text:p>
          </table:table-cell>
          <table:table-cell table:formula="of:=[.B223]-[.B$2]" office:value-type="float" office:value="17.6792330741882" calcext:value-type="float">
            <text:p>17.6792330742</text:p>
          </table:table-cell>
          <table:table-cell table:formula="of:=[.C222]/([.D223]-[.D222])" office:value-type="float" office:value="4701.06926443059" calcext:value-type="float">
            <text:p>4701.069264430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55485286.14695" calcext:value-type="float">
            <text:p>1455485286.14695</text:p>
          </table:table-cell>
          <table:table-cell office:value-type="float" office:value="552" calcext:value-type="float">
            <text:p>552</text:p>
          </table:table-cell>
          <table:table-cell table:formula="of:=[.B224]-[.B$2]" office:value-type="float" office:value="17.759370803833" calcext:value-type="float">
            <text:p>17.7593708038</text:p>
          </table:table-cell>
          <table:table-cell table:formula="of:=[.C223]/([.D224]-[.D223])" office:value-type="float" office:value="5290.891093115" calcext:value-type="float">
            <text:p>5290.89109311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55485286.22803" calcext:value-type="float">
            <text:p>1455485286.22803</text:p>
          </table:table-cell>
          <table:table-cell office:value-type="float" office:value="608" calcext:value-type="float">
            <text:p>608</text:p>
          </table:table-cell>
          <table:table-cell table:formula="of:=[.B225]-[.B$2]" office:value-type="float" office:value="17.8404538631439" calcext:value-type="float">
            <text:p>17.8404538631</text:p>
          </table:table-cell>
          <table:table-cell table:formula="of:=[.C224]/([.D225]-[.D224])" office:value-type="float" office:value="6807.83390132525" calcext:value-type="float">
            <text:p>6807.833901325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55485286.30875" calcext:value-type="float">
            <text:p>1455485286.30875</text:p>
          </table:table-cell>
          <table:table-cell office:value-type="float" office:value="536" calcext:value-type="float">
            <text:p>536</text:p>
          </table:table-cell>
          <table:table-cell table:formula="of:=[.B226]-[.B$2]" office:value-type="float" office:value="17.9211766719818" calcext:value-type="float">
            <text:p>17.921176672</text:p>
          </table:table-cell>
          <table:table-cell table:formula="of:=[.C225]/([.D226]-[.D225])" office:value-type="float" office:value="7531.94801757951" calcext:value-type="float">
            <text:p>7531.948017579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55485286.38785" calcext:value-type="float">
            <text:p>1455485286.38785</text:p>
          </table:table-cell>
          <table:table-cell office:value-type="float" office:value="408" calcext:value-type="float">
            <text:p>408</text:p>
          </table:table-cell>
          <table:table-cell table:formula="of:=[.B227]-[.B$2]" office:value-type="float" office:value="18.0002679824829" calcext:value-type="float">
            <text:p>18.0002679825</text:p>
          </table:table-cell>
          <table:table-cell table:formula="of:=[.C226]/([.D227]-[.D226])" office:value-type="float" office:value="6776.97709905255" calcext:value-type="float">
            <text:p>6776.977099052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55485286.46634" calcext:value-type="float">
            <text:p>1455485286.46634</text:p>
          </table:table-cell>
          <table:table-cell office:value-type="float" office:value="376" calcext:value-type="float">
            <text:p>376</text:p>
          </table:table-cell>
          <table:table-cell table:formula="of:=[.B228]-[.B$2]" office:value-type="float" office:value="18.0787653923035" calcext:value-type="float">
            <text:p>18.0787653923</text:p>
          </table:table-cell>
          <table:table-cell table:formula="of:=[.C227]/([.D228]-[.D227])" office:value-type="float" office:value="5197.62372965782" calcext:value-type="float">
            <text:p>5197.623729657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55485286.54804" calcext:value-type="float">
            <text:p>1455485286.54804</text:p>
          </table:table-cell>
          <table:table-cell office:value-type="float" office:value="480" calcext:value-type="float">
            <text:p>480</text:p>
          </table:table-cell>
          <table:table-cell table:formula="of:=[.B229]-[.B$2]" office:value-type="float" office:value="18.1604633331299" calcext:value-type="float">
            <text:p>18.1604633331</text:p>
          </table:table-cell>
          <table:table-cell table:formula="of:=[.C228]/([.D229]-[.D228])" office:value-type="float" office:value="4602.3191796093" calcext:value-type="float">
            <text:p>4602.319179609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55485286.6262" calcext:value-type="float">
            <text:p>1455485286.6262</text:p>
          </table:table-cell>
          <table:table-cell office:value-type="float" office:value="592" calcext:value-type="float">
            <text:p>592</text:p>
          </table:table-cell>
          <table:table-cell table:formula="of:=[.B230]-[.B$2]" office:value-type="float" office:value="18.238626241684" calcext:value-type="float">
            <text:p>18.2386262417</text:p>
          </table:table-cell>
          <table:table-cell table:formula="of:=[.C229]/([.D230]-[.D229])" office:value-type="float" office:value="6141.02019588884" calcext:value-type="float">
            <text:p>6141.020195888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55485286.70764" calcext:value-type="float">
            <text:p>1455485286.70764</text:p>
          </table:table-cell>
          <table:table-cell office:value-type="float" office:value="592" calcext:value-type="float">
            <text:p>592</text:p>
          </table:table-cell>
          <table:table-cell table:formula="of:=[.B231]-[.B$2]" office:value-type="float" office:value="18.3200669288635" calcext:value-type="float">
            <text:p>18.3200669289</text:p>
          </table:table-cell>
          <table:table-cell table:formula="of:=[.C230]/([.D231]-[.D230])" office:value-type="float" office:value="7269.09387066838" calcext:value-type="float">
            <text:p>7269.093870668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55485286.78879" calcext:value-type="float">
            <text:p>1455485286.78879</text:p>
          </table:table-cell>
          <table:table-cell office:value-type="float" office:value="472" calcext:value-type="float">
            <text:p>472</text:p>
          </table:table-cell>
          <table:table-cell table:formula="of:=[.B232]-[.B$2]" office:value-type="float" office:value="18.4012076854706" calcext:value-type="float">
            <text:p>18.4012076855</text:p>
          </table:table-cell>
          <table:table-cell table:formula="of:=[.C231]/([.D232]-[.D231])" office:value-type="float" office:value="7295.96351765498" calcext:value-type="float">
            <text:p>7295.96351765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55485286.8668" calcext:value-type="float">
            <text:p>1455485286.8668</text:p>
          </table:table-cell>
          <table:table-cell office:value-type="float" office:value="376" calcext:value-type="float">
            <text:p>376</text:p>
          </table:table-cell>
          <table:table-cell table:formula="of:=[.B233]-[.B$2]" office:value-type="float" office:value="18.4792251586914" calcext:value-type="float">
            <text:p>18.4792251587</text:p>
          </table:table-cell>
          <table:table-cell table:formula="of:=[.C232]/([.D233]-[.D232])" office:value-type="float" office:value="6049.92677299384" calcext:value-type="float">
            <text:p>6049.926772993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55485286.94615" calcext:value-type="float">
            <text:p>1455485286.94615</text:p>
          </table:table-cell>
          <table:table-cell office:value-type="float" office:value="408" calcext:value-type="float">
            <text:p>408</text:p>
          </table:table-cell>
          <table:table-cell table:formula="of:=[.B234]-[.B$2]" office:value-type="float" office:value="18.5585768222809" calcext:value-type="float">
            <text:p>18.5585768223</text:p>
          </table:table-cell>
          <table:table-cell table:formula="of:=[.C233]/([.D234]-[.D233])" office:value-type="float" office:value="4738.40097348456" calcext:value-type="float">
            <text:p>4738.400973484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55485287.02952" calcext:value-type="float">
            <text:p>1455485287.02952</text:p>
          </table:table-cell>
          <table:table-cell office:value-type="float" office:value="544" calcext:value-type="float">
            <text:p>544</text:p>
          </table:table-cell>
          <table:table-cell table:formula="of:=[.B235]-[.B$2]" office:value-type="float" office:value="18.6419439315796" calcext:value-type="float">
            <text:p>18.6419439316</text:p>
          </table:table-cell>
          <table:table-cell table:formula="of:=[.C234]/([.D235]-[.D234])" office:value-type="float" office:value="4894.01639845911" calcext:value-type="float">
            <text:p>4894.016398459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55485287.10703" calcext:value-type="float">
            <text:p>1455485287.10703</text:p>
          </table:table-cell>
          <table:table-cell office:value-type="float" office:value="608" calcext:value-type="float">
            <text:p>608</text:p>
          </table:table-cell>
          <table:table-cell table:formula="of:=[.B236]-[.B$2]" office:value-type="float" office:value="18.7194509506226" calcext:value-type="float">
            <text:p>18.7194509506</text:p>
          </table:table-cell>
          <table:table-cell table:formula="of:=[.C235]/([.D236]-[.D235])" office:value-type="float" office:value="7018.71916527217" calcext:value-type="float">
            <text:p>7018.719165272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55485287.18679" calcext:value-type="float">
            <text:p>1455485287.18679</text:p>
          </table:table-cell>
          <table:table-cell office:value-type="float" office:value="552" calcext:value-type="float">
            <text:p>552</text:p>
          </table:table-cell>
          <table:table-cell table:formula="of:=[.B237]-[.B$2]" office:value-type="float" office:value="18.7992129325867" calcext:value-type="float">
            <text:p>18.7992129326</text:p>
          </table:table-cell>
          <table:table-cell table:formula="of:=[.C236]/([.D237]-[.D236])" office:value-type="float" office:value="7622.67918911002" calcext:value-type="float">
            <text:p>7622.6791891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55485287.26782" calcext:value-type="float">
            <text:p>1455485287.26782</text:p>
          </table:table-cell>
          <table:table-cell office:value-type="float" office:value="416" calcext:value-type="float">
            <text:p>416</text:p>
          </table:table-cell>
          <table:table-cell table:formula="of:=[.B238]-[.B$2]" office:value-type="float" office:value="18.8802378177643" calcext:value-type="float">
            <text:p>18.8802378178</text:p>
          </table:table-cell>
          <table:table-cell table:formula="of:=[.C237]/([.D238]-[.D237])" office:value-type="float" office:value="6812.72178035152" calcext:value-type="float">
            <text:p>6812.721780351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55485287.34772" calcext:value-type="float">
            <text:p>1455485287.34772</text:p>
          </table:table-cell>
          <table:table-cell office:value-type="float" office:value="376" calcext:value-type="float">
            <text:p>376</text:p>
          </table:table-cell>
          <table:table-cell table:formula="of:=[.B239]-[.B$2]" office:value-type="float" office:value="18.9601392745972" calcext:value-type="float">
            <text:p>18.9601392746</text:p>
          </table:table-cell>
          <table:table-cell table:formula="of:=[.C238]/([.D239]-[.D238])" office:value-type="float" office:value="5206.4132055823" calcext:value-type="float">
            <text:p>5206.413205582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55485287.42816" calcext:value-type="float">
            <text:p>1455485287.42816</text:p>
          </table:table-cell>
          <table:table-cell office:value-type="float" office:value="464" calcext:value-type="float">
            <text:p>464</text:p>
          </table:table-cell>
          <table:table-cell table:formula="of:=[.B240]-[.B$2]" office:value-type="float" office:value="19.0405819416046" calcext:value-type="float">
            <text:p>19.0405819416</text:p>
          </table:table-cell>
          <table:table-cell table:formula="of:=[.C239]/([.D240]-[.D239])" office:value-type="float" office:value="4674.13642520325" calcext:value-type="float">
            <text:p>4674.136425203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55485287.50755" calcext:value-type="float">
            <text:p>1455485287.50755</text:p>
          </table:table-cell>
          <table:table-cell office:value-type="float" office:value="584" calcext:value-type="float">
            <text:p>584</text:p>
          </table:table-cell>
          <table:table-cell table:formula="of:=[.B241]-[.B$2]" office:value-type="float" office:value="19.1199753284454" calcext:value-type="float">
            <text:p>19.1199753284</text:p>
          </table:table-cell>
          <table:table-cell table:formula="of:=[.C240]/([.D241]-[.D240])" office:value-type="float" office:value="5844.31548348348" calcext:value-type="float">
            <text:p>5844.31548348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55485287.58684" calcext:value-type="float">
            <text:p>1455485287.58684</text:p>
          </table:table-cell>
          <table:table-cell office:value-type="float" office:value="600" calcext:value-type="float">
            <text:p>600</text:p>
          </table:table-cell>
          <table:table-cell table:formula="of:=[.B242]-[.B$2]" office:value-type="float" office:value="19.1992628574371" calcext:value-type="float">
            <text:p>19.1992628574</text:p>
          </table:table-cell>
          <table:table-cell table:formula="of:=[.C241]/([.D242]-[.D241])" office:value-type="float" office:value="7365.59718062522" calcext:value-type="float">
            <text:p>7365.597180625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55485287.66719" calcext:value-type="float">
            <text:p>1455485287.66719</text:p>
          </table:table-cell>
          <table:table-cell office:value-type="float" office:value="488" calcext:value-type="float">
            <text:p>488</text:p>
          </table:table-cell>
          <table:table-cell table:formula="of:=[.B243]-[.B$2]" office:value-type="float" office:value="19.279611825943" calcext:value-type="float">
            <text:p>19.2796118259</text:p>
          </table:table-cell>
          <table:table-cell table:formula="of:=[.C242]/([.D243]-[.D242])" office:value-type="float" office:value="7467.42629255092" calcext:value-type="float">
            <text:p>7467.426292550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55485287.74798" calcext:value-type="float">
            <text:p>1455485287.74798</text:p>
          </table:table-cell>
          <table:table-cell office:value-type="float" office:value="384" calcext:value-type="float">
            <text:p>384</text:p>
          </table:table-cell>
          <table:table-cell table:formula="of:=[.B244]-[.B$2]" office:value-type="float" office:value="19.3604066371918" calcext:value-type="float">
            <text:p>19.3604066372</text:p>
          </table:table-cell>
          <table:table-cell table:formula="of:=[.C243]/([.D244]-[.D243])" office:value-type="float" office:value="6039.9918318687" calcext:value-type="float">
            <text:p>6039.991831868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55485287.82652" calcext:value-type="float">
            <text:p>1455485287.82652</text:p>
          </table:table-cell>
          <table:table-cell office:value-type="float" office:value="400" calcext:value-type="float">
            <text:p>400</text:p>
          </table:table-cell>
          <table:table-cell table:formula="of:=[.B245]-[.B$2]" office:value-type="float" office:value="19.4389455318451" calcext:value-type="float">
            <text:p>19.4389455318</text:p>
          </table:table-cell>
          <table:table-cell table:formula="of:=[.C244]/([.D245]-[.D244])" office:value-type="float" office:value="4889.29722903563" calcext:value-type="float">
            <text:p>4889.297229035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55485287.90849" calcext:value-type="float">
            <text:p>1455485287.90849</text:p>
          </table:table-cell>
          <table:table-cell office:value-type="float" office:value="528" calcext:value-type="float">
            <text:p>528</text:p>
          </table:table-cell>
          <table:table-cell table:formula="of:=[.B246]-[.B$2]" office:value-type="float" office:value="19.5209076404572" calcext:value-type="float">
            <text:p>19.5209076405</text:p>
          </table:table-cell>
          <table:table-cell table:formula="of:=[.C245]/([.D246]-[.D245])" office:value-type="float" office:value="4880.303920599" calcext:value-type="float">
            <text:p>4880.30392059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55485287.98703" calcext:value-type="float">
            <text:p>1455485287.98703</text:p>
          </table:table-cell>
          <table:table-cell office:value-type="float" office:value="608" calcext:value-type="float">
            <text:p>608</text:p>
          </table:table-cell>
          <table:table-cell table:formula="of:=[.B247]-[.B$2]" office:value-type="float" office:value="19.5994513034821" calcext:value-type="float">
            <text:p>19.5994513035</text:p>
          </table:table-cell>
          <table:table-cell table:formula="of:=[.C246]/([.D247]-[.D246])" office:value-type="float" office:value="6722.37555094161" calcext:value-type="float">
            <text:p>6722.375550941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55485288.06651" calcext:value-type="float">
            <text:p>1455485288.06651</text:p>
          </table:table-cell>
          <table:table-cell office:value-type="float" office:value="560" calcext:value-type="float">
            <text:p>560</text:p>
          </table:table-cell>
          <table:table-cell table:formula="of:=[.B248]-[.B$2]" office:value-type="float" office:value="19.6789305210114" calcext:value-type="float">
            <text:p>19.678930521</text:p>
          </table:table-cell>
          <table:table-cell table:formula="of:=[.C247]/([.D248]-[.D247])" office:value-type="float" office:value="7649.79851211903" calcext:value-type="float">
            <text:p>7649.79851211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55485288.14731" calcext:value-type="float">
            <text:p>1455485288.14731</text:p>
          </table:table-cell>
          <table:table-cell office:value-type="float" office:value="432" calcext:value-type="float">
            <text:p>432</text:p>
          </table:table-cell>
          <table:table-cell table:formula="of:=[.B249]-[.B$2]" office:value-type="float" office:value="19.7597289085388" calcext:value-type="float">
            <text:p>19.7597289085</text:p>
          </table:table-cell>
          <table:table-cell table:formula="of:=[.C248]/([.D249]-[.D248])" office:value-type="float" office:value="6930.83138335699" calcext:value-type="float">
            <text:p>6930.83138335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55485288.22824" calcext:value-type="float">
            <text:p>1455485288.22824</text:p>
          </table:table-cell>
          <table:table-cell office:value-type="float" office:value="376" calcext:value-type="float">
            <text:p>376</text:p>
          </table:table-cell>
          <table:table-cell table:formula="of:=[.B250]-[.B$2]" office:value-type="float" office:value="19.8406598567963" calcext:value-type="float">
            <text:p>19.8406598568</text:p>
          </table:table-cell>
          <table:table-cell table:formula="of:=[.C249]/([.D250]-[.D249])" office:value-type="float" office:value="5337.88382938232" calcext:value-type="float">
            <text:p>5337.883829382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55485288.30705" calcext:value-type="float">
            <text:p>1455485288.30705</text:p>
          </table:table-cell>
          <table:table-cell office:value-type="float" office:value="448" calcext:value-type="float">
            <text:p>448</text:p>
          </table:table-cell>
          <table:table-cell table:formula="of:=[.B251]-[.B$2]" office:value-type="float" office:value="19.9194762706757" calcext:value-type="float">
            <text:p>19.9194762707</text:p>
          </table:table-cell>
          <table:table-cell table:formula="of:=[.C250]/([.D251]-[.D250])" office:value-type="float" office:value="4770.57990199044" calcext:value-type="float">
            <text:p>4770.57990199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55485288.38815" calcext:value-type="float">
            <text:p>1455485288.38815</text:p>
          </table:table-cell>
          <table:table-cell office:value-type="float" office:value="576" calcext:value-type="float">
            <text:p>576</text:p>
          </table:table-cell>
          <table:table-cell table:formula="of:=[.B252]-[.B$2]" office:value-type="float" office:value="20.0005738735199" calcext:value-type="float">
            <text:p>20.0005738735</text:p>
          </table:table-cell>
          <table:table-cell table:formula="of:=[.C251]/([.D252]-[.D251])" office:value-type="float" office:value="5524.20767430648" calcext:value-type="float">
            <text:p>5524.207674306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55485288.46835" calcext:value-type="float">
            <text:p>1455485288.46835</text:p>
          </table:table-cell>
          <table:table-cell office:value-type="float" office:value="608" calcext:value-type="float">
            <text:p>608</text:p>
          </table:table-cell>
          <table:table-cell table:formula="of:=[.B253]-[.B$2]" office:value-type="float" office:value="20.0807685852051" calcext:value-type="float">
            <text:p>20.0807685852</text:p>
          </table:table-cell>
          <table:table-cell table:formula="of:=[.C252]/([.D253]-[.D252])" office:value-type="float" office:value="7182.51849649632" calcext:value-type="float">
            <text:p>7182.518496496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55485288.54695" calcext:value-type="float">
            <text:p>1455485288.54695</text:p>
          </table:table-cell>
          <table:table-cell office:value-type="float" office:value="504" calcext:value-type="float">
            <text:p>504</text:p>
          </table:table-cell>
          <table:table-cell table:formula="of:=[.B254]-[.B$2]" office:value-type="float" office:value="20.1593766212463" calcext:value-type="float">
            <text:p>20.1593766212</text:p>
          </table:table-cell>
          <table:table-cell table:formula="of:=[.C253]/([.D254]-[.D253])" office:value-type="float" office:value="7734.57817570806" calcext:value-type="float">
            <text:p>7734.578175708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55485288.6272" calcext:value-type="float">
            <text:p>1455485288.6272</text:p>
          </table:table-cell>
          <table:table-cell office:value-type="float" office:value="392" calcext:value-type="float">
            <text:p>392</text:p>
          </table:table-cell>
          <table:table-cell table:formula="of:=[.B255]-[.B$2]" office:value-type="float" office:value="20.2396216392517" calcext:value-type="float">
            <text:p>20.2396216393</text:p>
          </table:table-cell>
          <table:table-cell table:formula="of:=[.C254]/([.D255]-[.D254])" office:value-type="float" office:value="6280.76374742997" calcext:value-type="float">
            <text:p>6280.7637474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55485288.70851" calcext:value-type="float">
            <text:p>1455485288.70851</text:p>
          </table:table-cell>
          <table:table-cell office:value-type="float" office:value="392" calcext:value-type="float">
            <text:p>392</text:p>
          </table:table-cell>
          <table:table-cell table:formula="of:=[.B256]-[.B$2]" office:value-type="float" office:value="20.3209354877472" calcext:value-type="float">
            <text:p>20.3209354877</text:p>
          </table:table-cell>
          <table:table-cell table:formula="of:=[.C255]/([.D256]-[.D255])" office:value-type="float" office:value="4820.8270454912" calcext:value-type="float">
            <text:p>4820.827045491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55485288.78805" calcext:value-type="float">
            <text:p>1455485288.78805</text:p>
          </table:table-cell>
          <table:table-cell office:value-type="float" office:value="512" calcext:value-type="float">
            <text:p>512</text:p>
          </table:table-cell>
          <table:table-cell table:formula="of:=[.B257]-[.B$2]" office:value-type="float" office:value="20.4004759788513" calcext:value-type="float">
            <text:p>20.4004759789</text:p>
          </table:table-cell>
          <table:table-cell table:formula="of:=[.C256]/([.D257]-[.D256])" office:value-type="float" office:value="4928.30751430533" calcext:value-type="float">
            <text:p>4928.307514305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55485288.8668" calcext:value-type="float">
            <text:p>1455485288.8668</text:p>
          </table:table-cell>
          <table:table-cell office:value-type="float" office:value="608" calcext:value-type="float">
            <text:p>608</text:p>
          </table:table-cell>
          <table:table-cell table:formula="of:=[.B258]-[.B$2]" office:value-type="float" office:value="20.4792191982269" calcext:value-type="float">
            <text:p>20.4792191982</text:p>
          </table:table-cell>
          <table:table-cell table:formula="of:=[.C257]/([.D258]-[.D257])" office:value-type="float" office:value="6502.14715704887" calcext:value-type="float">
            <text:p>6502.147157048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55485288.94713" calcext:value-type="float">
            <text:p>1455485288.94713</text:p>
          </table:table-cell>
          <table:table-cell office:value-type="float" office:value="576" calcext:value-type="float">
            <text:p>576</text:p>
          </table:table-cell>
          <table:table-cell table:formula="of:=[.B259]-[.B$2]" office:value-type="float" office:value="20.5595552921295" calcext:value-type="float">
            <text:p>20.5595552921</text:p>
          </table:table-cell>
          <table:table-cell table:formula="of:=[.C258]/([.D259]-[.D258])" office:value-type="float" office:value="7568.2046570155" calcext:value-type="float">
            <text:p>7568.204657015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55485289.02795" calcext:value-type="float">
            <text:p>1455485289.02795</text:p>
          </table:table-cell>
          <table:table-cell office:value-type="float" office:value="448" calcext:value-type="float">
            <text:p>448</text:p>
          </table:table-cell>
          <table:table-cell table:formula="of:=[.B260]-[.B$2]" office:value-type="float" office:value="20.6403746604919" calcext:value-type="float">
            <text:p>20.6403746605</text:p>
          </table:table-cell>
          <table:table-cell table:formula="of:=[.C259]/([.D260]-[.D259])" office:value-type="float" office:value="7127.00447517708" calcext:value-type="float">
            <text:p>7127.004475177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55485289.10767" calcext:value-type="float">
            <text:p>1455485289.10767</text:p>
          </table:table-cell>
          <table:table-cell office:value-type="float" office:value="376" calcext:value-type="float">
            <text:p>376</text:p>
          </table:table-cell>
          <table:table-cell table:formula="of:=[.B261]-[.B$2]" office:value-type="float" office:value="20.7200949192047" calcext:value-type="float">
            <text:p>20.7200949192</text:p>
          </table:table-cell>
          <table:table-cell table:formula="of:=[.C260]/([.D261]-[.D260])" office:value-type="float" office:value="5619.65060367077" calcext:value-type="float">
            <text:p>5619.650603670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55485289.18885" calcext:value-type="float">
            <text:p>1455485289.18885</text:p>
          </table:table-cell>
          <table:table-cell office:value-type="float" office:value="440" calcext:value-type="float">
            <text:p>440</text:p>
          </table:table-cell>
          <table:table-cell table:formula="of:=[.B262]-[.B$2]" office:value-type="float" office:value="20.8012685775757" calcext:value-type="float">
            <text:p>20.8012685776</text:p>
          </table:table-cell>
          <table:table-cell table:formula="of:=[.C261]/([.D262]-[.D261])" office:value-type="float" office:value="4632.04452707605" calcext:value-type="float">
            <text:p>4632.044527076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55485289.2666" calcext:value-type="float">
            <text:p>1455485289.2666</text:p>
          </table:table-cell>
          <table:table-cell office:value-type="float" office:value="560" calcext:value-type="float">
            <text:p>560</text:p>
          </table:table-cell>
          <table:table-cell table:formula="of:=[.B263]-[.B$2]" office:value-type="float" office:value="20.8790192604065" calcext:value-type="float">
            <text:p>20.8790192604</text:p>
          </table:table-cell>
          <table:table-cell table:formula="of:=[.C262]/([.D263]-[.D262])" office:value-type="float" office:value="5659.11428659041" calcext:value-type="float">
            <text:p>5659.114286590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55485289.34648" calcext:value-type="float">
            <text:p>1455485289.34648</text:p>
          </table:table-cell>
          <table:table-cell office:value-type="float" office:value="608" calcext:value-type="float">
            <text:p>608</text:p>
          </table:table-cell>
          <table:table-cell table:formula="of:=[.B264]-[.B$2]" office:value-type="float" office:value="20.9589061737061" calcext:value-type="float">
            <text:p>20.9589061737</text:p>
          </table:table-cell>
          <table:table-cell table:formula="of:=[.C263]/([.D264]-[.D263])" office:value-type="float" office:value="7009.90909362223" calcext:value-type="float">
            <text:p>7009.909093622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55485289.42723" calcext:value-type="float">
            <text:p>1455485289.42723</text:p>
          </table:table-cell>
          <table:table-cell office:value-type="float" office:value="520" calcext:value-type="float">
            <text:p>520</text:p>
          </table:table-cell>
          <table:table-cell table:formula="of:=[.B265]-[.B$2]" office:value-type="float" office:value="21.0396540164947" calcext:value-type="float">
            <text:p>21.0396540165</text:p>
          </table:table-cell>
          <table:table-cell table:formula="of:=[.C264]/([.D265]-[.D264])" office:value-type="float" office:value="7529.61291598879" calcext:value-type="float">
            <text:p>7529.612915988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55485289.50774" calcext:value-type="float">
            <text:p>1455485289.50774</text:p>
          </table:table-cell>
          <table:table-cell office:value-type="float" office:value="400" calcext:value-type="float">
            <text:p>400</text:p>
          </table:table-cell>
          <table:table-cell table:formula="of:=[.B266]-[.B$2]" office:value-type="float" office:value="21.1201627254486" calcext:value-type="float">
            <text:p>21.1201627254</text:p>
          </table:table-cell>
          <table:table-cell table:formula="of:=[.C265]/([.D266]-[.D265])" office:value-type="float" office:value="6458.92856508271" calcext:value-type="float">
            <text:p>6458.928565082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55485289.58942" calcext:value-type="float">
            <text:p>1455485289.58942</text:p>
          </table:table-cell>
          <table:table-cell office:value-type="float" office:value="384" calcext:value-type="float">
            <text:p>384</text:p>
          </table:table-cell>
          <table:table-cell table:formula="of:=[.B267]-[.B$2]" office:value-type="float" office:value="21.2018399238586" calcext:value-type="float">
            <text:p>21.2018399239</text:p>
          </table:table-cell>
          <table:table-cell table:formula="of:=[.C266]/([.D267]-[.D266])" office:value-type="float" office:value="4897.32762370139" calcext:value-type="float">
            <text:p>4897.327623701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55485289.66793" calcext:value-type="float">
            <text:p>1455485289.66793</text:p>
          </table:table-cell>
          <table:table-cell office:value-type="float" office:value="496" calcext:value-type="float">
            <text:p>496</text:p>
          </table:table-cell>
          <table:table-cell table:formula="of:=[.B268]-[.B$2]" office:value-type="float" office:value="21.2803514003754" calcext:value-type="float">
            <text:p>21.2803514004</text:p>
          </table:table-cell>
          <table:table-cell table:formula="of:=[.C267]/([.D268]-[.D267])" office:value-type="float" office:value="4891.00469175617" calcext:value-type="float">
            <text:p>4891.004691756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55485289.74738" calcext:value-type="float">
            <text:p>1455485289.74738</text:p>
          </table:table-cell>
          <table:table-cell office:value-type="float" office:value="600" calcext:value-type="float">
            <text:p>600</text:p>
          </table:table-cell>
          <table:table-cell table:formula="of:=[.B269]-[.B$2]" office:value-type="float" office:value="21.3597984313965" calcext:value-type="float">
            <text:p>21.3597984314</text:p>
          </table:table-cell>
          <table:table-cell table:formula="of:=[.C268]/([.D269]-[.D268])" office:value-type="float" office:value="6243.15337684748" calcext:value-type="float">
            <text:p>6243.153376847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55485289.82623" calcext:value-type="float">
            <text:p>1455485289.82623</text:p>
          </table:table-cell>
          <table:table-cell office:value-type="float" office:value="584" calcext:value-type="float">
            <text:p>584</text:p>
          </table:table-cell>
          <table:table-cell table:formula="of:=[.B270]-[.B$2]" office:value-type="float" office:value="21.4386503696442" calcext:value-type="float">
            <text:p>21.4386503696</text:p>
          </table:table-cell>
          <table:table-cell table:formula="of:=[.C269]/([.D270]-[.D269])" office:value-type="float" office:value="7609.19786290286" calcext:value-type="float">
            <text:p>7609.197862902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55485289.90793" calcext:value-type="float">
            <text:p>1455485289.90793</text:p>
          </table:table-cell>
          <table:table-cell office:value-type="float" office:value="464" calcext:value-type="float">
            <text:p>464</text:p>
          </table:table-cell>
          <table:table-cell table:formula="of:=[.B271]-[.B$2]" office:value-type="float" office:value="21.5203475952148" calcext:value-type="float">
            <text:p>21.5203475952</text:p>
          </table:table-cell>
          <table:table-cell table:formula="of:=[.C270]/([.D271]-[.D270])" office:value-type="float" office:value="7148.34556400895" calcext:value-type="float">
            <text:p>7148.34556400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55485289.98894" calcext:value-type="float">
            <text:p>1455485289.98894</text:p>
          </table:table-cell>
          <table:table-cell office:value-type="float" office:value="376" calcext:value-type="float">
            <text:p>376</text:p>
          </table:table-cell>
          <table:table-cell table:formula="of:=[.B272]-[.B$2]" office:value-type="float" office:value="21.6013658046722" calcext:value-type="float">
            <text:p>21.6013658047</text:p>
          </table:table-cell>
          <table:table-cell table:formula="of:=[.C271]/([.D272]-[.D271])" office:value-type="float" office:value="5727.10756146727" calcext:value-type="float">
            <text:p>5727.107561467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55485290.06718" calcext:value-type="float">
            <text:p>1455485290.06718</text:p>
          </table:table-cell>
          <table:table-cell office:value-type="float" office:value="424" calcext:value-type="float">
            <text:p>424</text:p>
          </table:table-cell>
          <table:table-cell table:formula="of:=[.B273]-[.B$2]" office:value-type="float" office:value="21.6796035766602" calcext:value-type="float">
            <text:p>21.6796035767</text:p>
          </table:table-cell>
          <table:table-cell table:formula="of:=[.C272]/([.D273]-[.D272])" office:value-type="float" office:value="4805.86282618169" calcext:value-type="float">
            <text:p>4805.862826181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55485290.14831" calcext:value-type="float">
            <text:p>1455485290.14831</text:p>
          </table:table-cell>
          <table:table-cell office:value-type="float" office:value="552" calcext:value-type="float">
            <text:p>552</text:p>
          </table:table-cell>
          <table:table-cell table:formula="of:=[.B274]-[.B$2]" office:value-type="float" office:value="21.7607305049896" calcext:value-type="float">
            <text:p>21.760730505</text:p>
          </table:table-cell>
          <table:table-cell table:formula="of:=[.C273]/([.D274]-[.D273])" office:value-type="float" office:value="5226.37808100015" calcext:value-type="float">
            <text:p>5226.378081000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55485290.22644" calcext:value-type="float">
            <text:p>1455485290.22644</text:p>
          </table:table-cell>
          <table:table-cell office:value-type="float" office:value="608" calcext:value-type="float">
            <text:p>608</text:p>
          </table:table-cell>
          <table:table-cell table:formula="of:=[.B275]-[.B$2]" office:value-type="float" office:value="21.8388657569885" calcext:value-type="float">
            <text:p>21.838865757</text:p>
          </table:table-cell>
          <table:table-cell table:formula="of:=[.C274]/([.D275]-[.D274])" office:value-type="float" office:value="7064.67293415476" calcext:value-type="float">
            <text:p>7064.672934154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55485290.30757" calcext:value-type="float">
            <text:p>1455485290.30757</text:p>
          </table:table-cell>
          <table:table-cell office:value-type="float" office:value="536" calcext:value-type="float">
            <text:p>536</text:p>
          </table:table-cell>
          <table:table-cell table:formula="of:=[.B276]-[.B$2]" office:value-type="float" office:value="21.9199888706207" calcext:value-type="float">
            <text:p>21.9199888706</text:p>
          </table:table-cell>
          <table:table-cell table:formula="of:=[.C275]/([.D276]-[.D275])" office:value-type="float" office:value="7494.78136103805" calcext:value-type="float">
            <text:p>7494.781361038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55485290.38877" calcext:value-type="float">
            <text:p>1455485290.38877</text:p>
          </table:table-cell>
          <table:table-cell office:value-type="float" office:value="408" calcext:value-type="float">
            <text:p>408</text:p>
          </table:table-cell>
          <table:table-cell table:formula="of:=[.B277]-[.B$2]" office:value-type="float" office:value="22.0011949539185" calcext:value-type="float">
            <text:p>22.0011949539</text:p>
          </table:table-cell>
          <table:table-cell table:formula="of:=[.C276]/([.D277]-[.D276])" office:value-type="float" office:value="6600.49072967649" calcext:value-type="float">
            <text:p>6600.490729676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55485290.46644" calcext:value-type="float">
            <text:p>1455485290.46644</text:p>
          </table:table-cell>
          <table:table-cell office:value-type="float" office:value="376" calcext:value-type="float">
            <text:p>376</text:p>
          </table:table-cell>
          <table:table-cell table:formula="of:=[.B278]-[.B$2]" office:value-type="float" office:value="22.0788578987122" calcext:value-type="float">
            <text:p>22.0788578987</text:p>
          </table:table-cell>
          <table:table-cell table:formula="of:=[.C277]/([.D278]-[.D277])" office:value-type="float" office:value="5253.47063627042" calcext:value-type="float">
            <text:p>5253.470636270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55485290.54715" calcext:value-type="float">
            <text:p>1455485290.54715</text:p>
          </table:table-cell>
          <table:table-cell office:value-type="float" office:value="480" calcext:value-type="float">
            <text:p>480</text:p>
          </table:table-cell>
          <table:table-cell table:formula="of:=[.B279]-[.B$2]" office:value-type="float" office:value="22.1595757007599" calcext:value-type="float">
            <text:p>22.1595757008</text:p>
          </table:table-cell>
          <table:table-cell table:formula="of:=[.C278]/([.D279]-[.D278])" office:value-type="float" office:value="4658.20414408294" calcext:value-type="float">
            <text:p>4658.204144082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55485290.62754" calcext:value-type="float">
            <text:p>1455485290.62754</text:p>
          </table:table-cell>
          <table:table-cell office:value-type="float" office:value="592" calcext:value-type="float">
            <text:p>592</text:p>
          </table:table-cell>
          <table:table-cell table:formula="of:=[.B280]-[.B$2]" office:value-type="float" office:value="22.239963054657" calcext:value-type="float">
            <text:p>22.2399630547</text:p>
          </table:table-cell>
          <table:table-cell table:formula="of:=[.C279]/([.D280]-[.D279])" office:value-type="float" office:value="5971.08844526039" calcext:value-type="float">
            <text:p>5971.088445260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55485290.70864" calcext:value-type="float">
            <text:p>1455485290.70864</text:p>
          </table:table-cell>
          <table:table-cell office:value-type="float" office:value="592" calcext:value-type="float">
            <text:p>592</text:p>
          </table:table-cell>
          <table:table-cell table:formula="of:=[.B281]-[.B$2]" office:value-type="float" office:value="22.3210632801056" calcext:value-type="float">
            <text:p>22.3210632801</text:p>
          </table:table-cell>
          <table:table-cell table:formula="of:=[.C280]/([.D281]-[.D280])" office:value-type="float" office:value="7299.60979424328" calcext:value-type="float">
            <text:p>7299.609794243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55485290.78824" calcext:value-type="float">
            <text:p>1455485290.78824</text:p>
          </table:table-cell>
          <table:table-cell office:value-type="float" office:value="472" calcext:value-type="float">
            <text:p>472</text:p>
          </table:table-cell>
          <table:table-cell table:formula="of:=[.B282]-[.B$2]" office:value-type="float" office:value="22.4006578922272" calcext:value-type="float">
            <text:p>22.4006578922</text:p>
          </table:table-cell>
          <table:table-cell table:formula="of:=[.C281]/([.D282]-[.D281])" office:value-type="float" office:value="7437.68936389451" calcext:value-type="float">
            <text:p>7437.689363894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55485290.86776" calcext:value-type="float">
            <text:p>1455485290.86776</text:p>
          </table:table-cell>
          <table:table-cell office:value-type="float" office:value="376" calcext:value-type="float">
            <text:p>376</text:p>
          </table:table-cell>
          <table:table-cell table:formula="of:=[.B283]-[.B$2]" office:value-type="float" office:value="22.4801833629608" calcext:value-type="float">
            <text:p>22.480183363</text:p>
          </table:table-cell>
          <table:table-cell table:formula="of:=[.C282]/([.D283]-[.D282])" office:value-type="float" office:value="5935.20535805297" calcext:value-type="float">
            <text:p>5935.20535805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55485290.94646" calcext:value-type="float">
            <text:p>1455485290.94646</text:p>
          </table:table-cell>
          <table:table-cell office:value-type="float" office:value="408" calcext:value-type="float">
            <text:p>408</text:p>
          </table:table-cell>
          <table:table-cell table:formula="of:=[.B284]-[.B$2]" office:value-type="float" office:value="22.5588812828064" calcext:value-type="float">
            <text:p>22.5588812828</text:p>
          </table:table-cell>
          <table:table-cell table:formula="of:=[.C283]/([.D284]-[.D283])" office:value-type="float" office:value="4777.76287782164" calcext:value-type="float">
            <text:p>4777.762877821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55485291.0277" calcext:value-type="float">
            <text:p>1455485291.0277</text:p>
          </table:table-cell>
          <table:table-cell office:value-type="float" office:value="536" calcext:value-type="float">
            <text:p>536</text:p>
          </table:table-cell>
          <table:table-cell table:formula="of:=[.B285]-[.B$2]" office:value-type="float" office:value="22.6401252746582" calcext:value-type="float">
            <text:p>22.6401252747</text:p>
          </table:table-cell>
          <table:table-cell table:formula="of:=[.C284]/([.D285]-[.D284])" office:value-type="float" office:value="5021.9098138877" calcext:value-type="float">
            <text:p>5021.909813887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55485291.10952" calcext:value-type="float">
            <text:p>1455485291.10952</text:p>
          </table:table-cell>
          <table:table-cell office:value-type="float" office:value="608" calcext:value-type="float">
            <text:p>608</text:p>
          </table:table-cell>
          <table:table-cell table:formula="of:=[.B286]-[.B$2]" office:value-type="float" office:value="22.721941947937" calcext:value-type="float">
            <text:p>22.7219419479</text:p>
          </table:table-cell>
          <table:table-cell table:formula="of:=[.C285]/([.D286]-[.D285])" office:value-type="float" office:value="6551.23190078213" calcext:value-type="float">
            <text:p>6551.231900782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55485291.18829" calcext:value-type="float">
            <text:p>1455485291.18829</text:p>
          </table:table-cell>
          <table:table-cell office:value-type="float" office:value="544" calcext:value-type="float">
            <text:p>544</text:p>
          </table:table-cell>
          <table:table-cell table:formula="of:=[.B287]-[.B$2]" office:value-type="float" office:value="22.8007106781006" calcext:value-type="float">
            <text:p>22.8007106781</text:p>
          </table:table-cell>
          <table:table-cell table:formula="of:=[.C286]/([.D287]-[.D286])" office:value-type="float" office:value="7718.79905563291" calcext:value-type="float">
            <text:p>7718.799055632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55485291.26785" calcext:value-type="float">
            <text:p>1455485291.26785</text:p>
          </table:table-cell>
          <table:table-cell office:value-type="float" office:value="416" calcext:value-type="float">
            <text:p>416</text:p>
          </table:table-cell>
          <table:table-cell table:formula="of:=[.B288]-[.B$2]" office:value-type="float" office:value="22.8802692890167" calcext:value-type="float">
            <text:p>22.880269289</text:p>
          </table:table-cell>
          <table:table-cell table:formula="of:=[.C287]/([.D288]-[.D287])" office:value-type="float" office:value="6837.7262214071" calcext:value-type="float">
            <text:p>6837.726221407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55485291.34753" calcext:value-type="float">
            <text:p>1455485291.34753</text:p>
          </table:table-cell>
          <table:table-cell office:value-type="float" office:value="376" calcext:value-type="float">
            <text:p>376</text:p>
          </table:table-cell>
          <table:table-cell table:formula="of:=[.B289]-[.B$2]" office:value-type="float" office:value="22.9599475860596" calcext:value-type="float">
            <text:p>22.9599475861</text:p>
          </table:table-cell>
          <table:table-cell table:formula="of:=[.C288]/([.D289]-[.D288])" office:value-type="float" office:value="5220.99511961579" calcext:value-type="float">
            <text:p>5220.995119615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55485291.42669" calcext:value-type="float">
            <text:p>1455485291.42669</text:p>
          </table:table-cell>
          <table:table-cell office:value-type="float" office:value="464" calcext:value-type="float">
            <text:p>464</text:p>
          </table:table-cell>
          <table:table-cell table:formula="of:=[.B290]-[.B$2]" office:value-type="float" office:value="23.0391075611114" calcext:value-type="float">
            <text:p>23.0391075611</text:p>
          </table:table-cell>
          <table:table-cell table:formula="of:=[.C289]/([.D290]-[.D289])" office:value-type="float" office:value="4749.87517054644" calcext:value-type="float">
            <text:p>4749.875170546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55485291.50754" calcext:value-type="float">
            <text:p>1455485291.50754</text:p>
          </table:table-cell>
          <table:table-cell office:value-type="float" office:value="584" calcext:value-type="float">
            <text:p>584</text:p>
          </table:table-cell>
          <table:table-cell table:formula="of:=[.B291]-[.B$2]" office:value-type="float" office:value="23.1199617385864" calcext:value-type="float">
            <text:p>23.1199617386</text:p>
          </table:table-cell>
          <table:table-cell table:formula="of:=[.C290]/([.D291]-[.D290])" office:value-type="float" office:value="5738.72636504908" calcext:value-type="float">
            <text:p>5738.726365049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55485291.5877" calcext:value-type="float">
            <text:p>1455485291.5877</text:p>
          </table:table-cell>
          <table:table-cell office:value-type="float" office:value="600" calcext:value-type="float">
            <text:p>600</text:p>
          </table:table-cell>
          <table:table-cell table:formula="of:=[.B292]-[.B$2]" office:value-type="float" office:value="23.2001183032989" calcext:value-type="float">
            <text:p>23.2001183033</text:p>
          </table:table-cell>
          <table:table-cell table:formula="of:=[.C291]/([.D292]-[.D291])" office:value-type="float" office:value="7285.7413749513" calcext:value-type="float">
            <text:p>7285.741374951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55485291.66668" calcext:value-type="float">
            <text:p>1455485291.66668</text:p>
          </table:table-cell>
          <table:table-cell office:value-type="float" office:value="496" calcext:value-type="float">
            <text:p>496</text:p>
          </table:table-cell>
          <table:table-cell table:formula="of:=[.B293]-[.B$2]" office:value-type="float" office:value="23.2790997028351" calcext:value-type="float">
            <text:p>23.2790997028</text:p>
          </table:table-cell>
          <table:table-cell table:formula="of:=[.C292]/([.D293]-[.D292])" office:value-type="float" office:value="7596.72534956169" calcext:value-type="float">
            <text:p>7596.725349561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55485291.74691" calcext:value-type="float">
            <text:p>1455485291.74691</text:p>
          </table:table-cell>
          <table:table-cell office:value-type="float" office:value="384" calcext:value-type="float">
            <text:p>384</text:p>
          </table:table-cell>
          <table:table-cell table:formula="of:=[.B294]-[.B$2]" office:value-type="float" office:value="23.3593294620514" calcext:value-type="float">
            <text:p>23.3593294621</text:p>
          </table:table-cell>
          <table:table-cell table:formula="of:=[.C293]/([.D294]-[.D293])" office:value-type="float" office:value="6182.2446539161" calcext:value-type="float">
            <text:p>6182.244653916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55485291.82802" calcext:value-type="float">
            <text:p>1455485291.82802</text:p>
          </table:table-cell>
          <table:table-cell office:value-type="float" office:value="400" calcext:value-type="float">
            <text:p>400</text:p>
          </table:table-cell>
          <table:table-cell table:formula="of:=[.B295]-[.B$2]" office:value-type="float" office:value="23.4404458999634" calcext:value-type="float">
            <text:p>23.4404459</text:p>
          </table:table-cell>
          <table:table-cell table:formula="of:=[.C294]/([.D295]-[.D294])" office:value-type="float" office:value="4733.93568411678" calcext:value-type="float">
            <text:p>4733.935684116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55485291.90666" calcext:value-type="float">
            <text:p>1455485291.90666</text:p>
          </table:table-cell>
          <table:table-cell office:value-type="float" office:value="520" calcext:value-type="float">
            <text:p>520</text:p>
          </table:table-cell>
          <table:table-cell table:formula="of:=[.B296]-[.B$2]" office:value-type="float" office:value="23.5190842151642" calcext:value-type="float">
            <text:p>23.5190842152</text:p>
          </table:table-cell>
          <table:table-cell table:formula="of:=[.C295]/([.D296]-[.D295])" office:value-type="float" office:value="5086.57896571902" calcext:value-type="float">
            <text:p>5086.57896571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55485291.98653" calcext:value-type="float">
            <text:p>1455485291.98653</text:p>
          </table:table-cell>
          <table:table-cell office:value-type="float" office:value="608" calcext:value-type="float">
            <text:p>608</text:p>
          </table:table-cell>
          <table:table-cell table:formula="of:=[.B297]-[.B$2]" office:value-type="float" office:value="23.598952293396" calcext:value-type="float">
            <text:p>23.5989522934</text:p>
          </table:table-cell>
          <table:table-cell table:formula="of:=[.C296]/([.D297]-[.D296])" office:value-type="float" office:value="6510.7363481407" calcext:value-type="float">
            <text:p>6510.736348140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55485292.06758" calcext:value-type="float">
            <text:p>1455485292.06758</text:p>
          </table:table-cell>
          <table:table-cell office:value-type="float" office:value="592" calcext:value-type="float">
            <text:p>592</text:p>
          </table:table-cell>
          <table:table-cell table:formula="of:=[.B298]-[.B$2]" office:value-type="float" office:value="23.6800005435944" calcext:value-type="float">
            <text:p>23.6800005436</text:p>
          </table:table-cell>
          <table:table-cell table:formula="of:=[.C297]/([.D298]-[.D297])" office:value-type="float" office:value="7501.7042133782" calcext:value-type="float">
            <text:p>7501.704213378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55485292.14652" calcext:value-type="float">
            <text:p>1455485292.14652</text:p>
          </table:table-cell>
          <table:table-cell office:value-type="float" office:value="600" calcext:value-type="float">
            <text:p>600</text:p>
          </table:table-cell>
          <table:table-cell table:formula="of:=[.B299]-[.B$2]" office:value-type="float" office:value="23.7589404582977" calcext:value-type="float">
            <text:p>23.7589404583</text:p>
          </table:table-cell>
          <table:table-cell table:formula="of:=[.C298]/([.D299]-[.D298])" office:value-type="float" office:value="7499.3747108107" calcext:value-type="float">
            <text:p>7499.374710810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55485292.22646" calcext:value-type="float">
            <text:p>1455485292.22646</text:p>
          </table:table-cell>
          <table:table-cell office:value-type="float" office:value="488" calcext:value-type="float">
            <text:p>488</text:p>
          </table:table-cell>
          <table:table-cell table:formula="of:=[.B300]-[.B$2]" office:value-type="float" office:value="23.8388864994049" calcext:value-type="float">
            <text:p>23.8388864994</text:p>
          </table:table-cell>
          <table:table-cell table:formula="of:=[.C299]/([.D300]-[.D299])" office:value-type="float" office:value="7505.06206049183" calcext:value-type="float">
            <text:p>7505.062060491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55485292.30823" calcext:value-type="float">
            <text:p>1455485292.30823</text:p>
          </table:table-cell>
          <table:table-cell office:value-type="float" office:value="376" calcext:value-type="float">
            <text:p>376</text:p>
          </table:table-cell>
          <table:table-cell table:formula="of:=[.B301]-[.B$2]" office:value-type="float" office:value="23.920654296875" calcext:value-type="float">
            <text:p>23.9206542969</text:p>
          </table:table-cell>
          <table:table-cell table:formula="of:=[.C300]/([.D301]-[.D300])" office:value-type="float" office:value="5968.11966444969" calcext:value-type="float">
            <text:p>5968.119664449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55485292.38947" calcext:value-type="float">
            <text:p>1455485292.38947</text:p>
          </table:table-cell>
          <table:table-cell office:value-type="float" office:value="408" calcext:value-type="float">
            <text:p>408</text:p>
          </table:table-cell>
          <table:table-cell table:formula="of:=[.B302]-[.B$2]" office:value-type="float" office:value="24.0018904209137" calcext:value-type="float">
            <text:p>24.0018904209</text:p>
          </table:table-cell>
          <table:table-cell table:formula="of:=[.C301]/([.D302]-[.D301])" office:value-type="float" office:value="4628.48276489527" calcext:value-type="float">
            <text:p>4628.482764895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55485292.4671" calcext:value-type="float">
            <text:p>1455485292.4671</text:p>
          </table:table-cell>
          <table:table-cell office:value-type="float" office:value="528" calcext:value-type="float">
            <text:p>528</text:p>
          </table:table-cell>
          <table:table-cell table:formula="of:=[.B303]-[.B$2]" office:value-type="float" office:value="24.0795228481293" calcext:value-type="float">
            <text:p>24.0795228481</text:p>
          </table:table-cell>
          <table:table-cell table:formula="of:=[.C302]/([.D303]-[.D302])" office:value-type="float" office:value="5255.53579391549" calcext:value-type="float">
            <text:p>5255.535793915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55485292.54728" calcext:value-type="float">
            <text:p>1455485292.54728</text:p>
          </table:table-cell>
          <table:table-cell office:value-type="float" office:value="608" calcext:value-type="float">
            <text:p>608</text:p>
          </table:table-cell>
          <table:table-cell table:formula="of:=[.B304]-[.B$2]" office:value-type="float" office:value="24.159698009491" calcext:value-type="float">
            <text:p>24.1596980095</text:p>
          </table:table-cell>
          <table:table-cell table:formula="of:=[.C303]/([.D304]-[.D303])" office:value-type="float" office:value="6585.58075883418" calcext:value-type="float">
            <text:p>6585.580758834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55485292.62698" calcext:value-type="float">
            <text:p>1455485292.62698</text:p>
          </table:table-cell>
          <table:table-cell office:value-type="float" office:value="552" calcext:value-type="float">
            <text:p>552</text:p>
          </table:table-cell>
          <table:table-cell table:formula="of:=[.B305]-[.B$2]" office:value-type="float" office:value="24.2394063472748" calcext:value-type="float">
            <text:p>24.2394063473</text:p>
          </table:table-cell>
          <table:table-cell table:formula="of:=[.C304]/([.D305]-[.D304])" office:value-type="float" office:value="7627.80929705283" calcext:value-type="float">
            <text:p>7627.809297052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55485292.70751" calcext:value-type="float">
            <text:p>1455485292.70751</text:p>
          </table:table-cell>
          <table:table-cell office:value-type="float" office:value="424" calcext:value-type="float">
            <text:p>424</text:p>
          </table:table-cell>
          <table:table-cell table:formula="of:=[.B306]-[.B$2]" office:value-type="float" office:value="24.3199355602264" calcext:value-type="float">
            <text:p>24.3199355602</text:p>
          </table:table-cell>
          <table:table-cell table:formula="of:=[.C305]/([.D306]-[.D305])" office:value-type="float" office:value="6854.65534515224" calcext:value-type="float">
            <text:p>6854.655345152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55485292.78738" calcext:value-type="float">
            <text:p>1455485292.78738</text:p>
          </table:table-cell>
          <table:table-cell office:value-type="float" office:value="376" calcext:value-type="float">
            <text:p>376</text:p>
          </table:table-cell>
          <table:table-cell table:formula="of:=[.B307]-[.B$2]" office:value-type="float" office:value="24.3998000621796" calcext:value-type="float">
            <text:p>24.3998000622</text:p>
          </table:table-cell>
          <table:table-cell table:formula="of:=[.C306]/([.D307]-[.D306])" office:value-type="float" office:value="5308.99197554452" calcext:value-type="float">
            <text:p>5308.991975544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55485292.86716" calcext:value-type="float">
            <text:p>1455485292.86716</text:p>
          </table:table-cell>
          <table:table-cell office:value-type="float" office:value="456" calcext:value-type="float">
            <text:p>456</text:p>
          </table:table-cell>
          <table:table-cell table:formula="of:=[.B308]-[.B$2]" office:value-type="float" office:value="24.4795794487" calcext:value-type="float">
            <text:p>24.4795794487</text:p>
          </table:table-cell>
          <table:table-cell table:formula="of:=[.C307]/([.D308]-[.D307])" office:value-type="float" office:value="4712.99688302218" calcext:value-type="float">
            <text:p>4712.996883022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55485292.94736" calcext:value-type="float">
            <text:p>1455485292.94736</text:p>
          </table:table-cell>
          <table:table-cell office:value-type="float" office:value="584" calcext:value-type="float">
            <text:p>584</text:p>
          </table:table-cell>
          <table:table-cell table:formula="of:=[.B309]-[.B$2]" office:value-type="float" office:value="24.5597786903381" calcext:value-type="float">
            <text:p>24.5597786903</text:p>
          </table:table-cell>
          <table:table-cell table:formula="of:=[.C308]/([.D309]-[.D308])" office:value-type="float" office:value="5685.83930079077" calcext:value-type="float">
            <text:p>5685.839300790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55485293.03004" calcext:value-type="float">
            <text:p>1455485293.03004</text:p>
          </table:table-cell>
          <table:table-cell office:value-type="float" office:value="600" calcext:value-type="float">
            <text:p>600</text:p>
          </table:table-cell>
          <table:table-cell table:formula="of:=[.B310]-[.B$2]" office:value-type="float" office:value="24.6424648761749" calcext:value-type="float">
            <text:p>24.6424648762</text:p>
          </table:table-cell>
          <table:table-cell table:formula="of:=[.C309]/([.D310]-[.D309])" office:value-type="float" office:value="7062.84845636384" calcext:value-type="float">
            <text:p>7062.848456363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55485293.10849" calcext:value-type="float">
            <text:p>1455485293.10849</text:p>
          </table:table-cell>
          <table:table-cell office:value-type="float" office:value="496" calcext:value-type="float">
            <text:p>496</text:p>
          </table:table-cell>
          <table:table-cell table:formula="of:=[.B311]-[.B$2]" office:value-type="float" office:value="24.7209079265594" calcext:value-type="float">
            <text:p>24.7209079266</text:p>
          </table:table-cell>
          <table:table-cell table:formula="of:=[.C310]/([.D311]-[.D310])" office:value-type="float" office:value="7648.86114268694" calcext:value-type="float">
            <text:p>7648.861142686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55485293.18651" calcext:value-type="float">
            <text:p>1455485293.18651</text:p>
          </table:table-cell>
          <table:table-cell office:value-type="float" office:value="384" calcext:value-type="float">
            <text:p>384</text:p>
          </table:table-cell>
          <table:table-cell table:formula="of:=[.B312]-[.B$2]" office:value-type="float" office:value="24.7989280223846" calcext:value-type="float">
            <text:p>24.7989280224</text:p>
          </table:table-cell>
          <table:table-cell table:formula="of:=[.C311]/([.D312]-[.D311])" office:value-type="float" office:value="6357.33646253514" calcext:value-type="float">
            <text:p>6357.336462535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55485293.26754" calcext:value-type="float">
            <text:p>1455485293.26754</text:p>
          </table:table-cell>
          <table:table-cell office:value-type="float" office:value="392" calcext:value-type="float">
            <text:p>392</text:p>
          </table:table-cell>
          <table:table-cell table:formula="of:=[.B313]-[.B$2]" office:value-type="float" office:value="24.8799662590027" calcext:value-type="float">
            <text:p>24.879966259</text:p>
          </table:table-cell>
          <table:table-cell table:formula="of:=[.C312]/([.D313]-[.D312])" office:value-type="float" office:value="4738.5038967458" calcext:value-type="float">
            <text:p>4738.503896745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55485293.34688" calcext:value-type="float">
            <text:p>1455485293.34688</text:p>
          </table:table-cell>
          <table:table-cell office:value-type="float" office:value="512" calcext:value-type="float">
            <text:p>512</text:p>
          </table:table-cell>
          <table:table-cell table:formula="of:=[.B314]-[.B$2]" office:value-type="float" office:value="24.9593031406403" calcext:value-type="float">
            <text:p>24.9593031406</text:p>
          </table:table-cell>
          <table:table-cell table:formula="of:=[.C313]/([.D314]-[.D313])" office:value-type="float" office:value="4940.95547882427" calcext:value-type="float">
            <text:p>4940.955478824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55485293.42731" calcext:value-type="float">
            <text:p>1455485293.42731</text:p>
          </table:table-cell>
          <table:table-cell office:value-type="float" office:value="608" calcext:value-type="float">
            <text:p>608</text:p>
          </table:table-cell>
          <table:table-cell table:formula="of:=[.B315]-[.B$2]" office:value-type="float" office:value="25.0397312641144" calcext:value-type="float">
            <text:p>25.0397312641</text:p>
          </table:table-cell>
          <table:table-cell table:formula="of:=[.C314]/([.D315]-[.D314])" office:value-type="float" office:value="6365.93243611786" calcext:value-type="float">
            <text:p>6365.932436117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55485293.50873" calcext:value-type="float">
            <text:p>1455485293.50873</text:p>
          </table:table-cell>
          <table:table-cell office:value-type="float" office:value="568" calcext:value-type="float">
            <text:p>568</text:p>
          </table:table-cell>
          <table:table-cell table:formula="of:=[.B316]-[.B$2]" office:value-type="float" office:value="25.1211528778076" calcext:value-type="float">
            <text:p>25.1211528778</text:p>
          </table:table-cell>
          <table:table-cell table:formula="of:=[.C315]/([.D316]-[.D315])" office:value-type="float" office:value="7467.30471703362" calcext:value-type="float">
            <text:p>7467.304717033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55485293.58672" calcext:value-type="float">
            <text:p>1455485293.58672</text:p>
          </table:table-cell>
          <table:table-cell office:value-type="float" office:value="440" calcext:value-type="float">
            <text:p>440</text:p>
          </table:table-cell>
          <table:table-cell table:formula="of:=[.B317]-[.B$2]" office:value-type="float" office:value="25.1991465091705" calcext:value-type="float">
            <text:p>25.1991465092</text:p>
          </table:table-cell>
          <table:table-cell table:formula="of:=[.C316]/([.D317]-[.D316])" office:value-type="float" office:value="7282.64590421516" calcext:value-type="float">
            <text:p>7282.645904215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55485293.66654" calcext:value-type="float">
            <text:p>1455485293.66654</text:p>
          </table:table-cell>
          <table:table-cell office:value-type="float" office:value="376" calcext:value-type="float">
            <text:p>376</text:p>
          </table:table-cell>
          <table:table-cell table:formula="of:=[.B318]-[.B$2]" office:value-type="float" office:value="25.2789664268494" calcext:value-type="float">
            <text:p>25.2789664268</text:p>
          </table:table-cell>
          <table:table-cell table:formula="of:=[.C317]/([.D318]-[.D317])" office:value-type="float" office:value="5512.40859168013" calcext:value-type="float">
            <text:p>5512.408591680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55485293.74805" calcext:value-type="float">
            <text:p>1455485293.74805</text:p>
          </table:table-cell>
          <table:table-cell office:value-type="float" office:value="440" calcext:value-type="float">
            <text:p>440</text:p>
          </table:table-cell>
          <table:table-cell table:formula="of:=[.B319]-[.B$2]" office:value-type="float" office:value="25.3604733943939" calcext:value-type="float">
            <text:p>25.3604733944</text:p>
          </table:table-cell>
          <table:table-cell table:formula="of:=[.C318]/([.D319]-[.D318])" office:value-type="float" office:value="4613.10255217703" calcext:value-type="float">
            <text:p>4613.10255217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55485293.82657" calcext:value-type="float">
            <text:p>1455485293.82657</text:p>
          </table:table-cell>
          <table:table-cell office:value-type="float" office:value="568" calcext:value-type="float">
            <text:p>568</text:p>
          </table:table-cell>
          <table:table-cell table:formula="of:=[.B320]-[.B$2]" office:value-type="float" office:value="25.4389891624451" calcext:value-type="float">
            <text:p>25.4389891624</text:p>
          </table:table-cell>
          <table:table-cell table:formula="of:=[.C319]/([.D320]-[.D319])" office:value-type="float" office:value="5603.96988937778" calcext:value-type="float">
            <text:p>5603.969889377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55485293.90771" calcext:value-type="float">
            <text:p>1455485293.90771</text:p>
          </table:table-cell>
          <table:table-cell office:value-type="float" office:value="608" calcext:value-type="float">
            <text:p>608</text:p>
          </table:table-cell>
          <table:table-cell table:formula="of:=[.B321]-[.B$2]" office:value-type="float" office:value="25.5201327800751" calcext:value-type="float">
            <text:p>25.5201327801</text:p>
          </table:table-cell>
          <table:table-cell table:formula="of:=[.C320]/([.D321]-[.D320])" office:value-type="float" office:value="6999.93439520951" calcext:value-type="float">
            <text:p>6999.934395209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55485293.98782" calcext:value-type="float">
            <text:p>1455485293.98782</text:p>
          </table:table-cell>
          <table:table-cell office:value-type="float" office:value="512" calcext:value-type="float">
            <text:p>512</text:p>
          </table:table-cell>
          <table:table-cell table:formula="of:=[.B322]-[.B$2]" office:value-type="float" office:value="25.6002376079559" calcext:value-type="float">
            <text:p>25.600237608</text:p>
          </table:table-cell>
          <table:table-cell table:formula="of:=[.C321]/([.D322]-[.D321])" office:value-type="float" office:value="7590.05438354207" calcext:value-type="float">
            <text:p>7590.054383542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55485294.06795" calcext:value-type="float">
            <text:p>1455485294.06795</text:p>
          </table:table-cell>
          <table:table-cell office:value-type="float" office:value="392" calcext:value-type="float">
            <text:p>392</text:p>
          </table:table-cell>
          <table:table-cell table:formula="of:=[.B323]-[.B$2]" office:value-type="float" office:value="25.6803727149963" calcext:value-type="float">
            <text:p>25.680372715</text:p>
          </table:table-cell>
          <table:table-cell table:formula="of:=[.C322]/([.D323]-[.D322])" office:value-type="float" office:value="6389.20965990402" calcext:value-type="float">
            <text:p>6389.20965990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55485294.14685" calcext:value-type="float">
            <text:p>1455485294.14685</text:p>
          </table:table-cell>
          <table:table-cell office:value-type="float" office:value="384" calcext:value-type="float">
            <text:p>384</text:p>
          </table:table-cell>
          <table:table-cell table:formula="of:=[.B324]-[.B$2]" office:value-type="float" office:value="25.7592771053314" calcext:value-type="float">
            <text:p>25.7592771053</text:p>
          </table:table-cell>
          <table:table-cell table:formula="of:=[.C323]/([.D324]-[.D323])" office:value-type="float" office:value="4968.03787894812" calcext:value-type="float">
            <text:p>4968.037878948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55485294.22767" calcext:value-type="float">
            <text:p>1455485294.22767</text:p>
          </table:table-cell>
          <table:table-cell office:value-type="float" office:value="504" calcext:value-type="float">
            <text:p>504</text:p>
          </table:table-cell>
          <table:table-cell table:formula="of:=[.B325]-[.B$2]" office:value-type="float" office:value="25.8400909900665" calcext:value-type="float">
            <text:p>25.8400909901</text:p>
          </table:table-cell>
          <table:table-cell table:formula="of:=[.C324]/([.D325]-[.D324])" office:value-type="float" office:value="4751.65871877932" calcext:value-type="float">
            <text:p>4751.658718779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55485294.30772" calcext:value-type="float">
            <text:p>1455485294.30772</text:p>
          </table:table-cell>
          <table:table-cell office:value-type="float" office:value="608" calcext:value-type="float">
            <text:p>608</text:p>
          </table:table-cell>
          <table:table-cell table:formula="of:=[.B326]-[.B$2]" office:value-type="float" office:value="25.9201455116272" calcext:value-type="float">
            <text:p>25.9201455116</text:p>
          </table:table-cell>
          <table:table-cell table:formula="of:=[.C325]/([.D326]-[.D325])" office:value-type="float" office:value="6295.70935125814" calcext:value-type="float">
            <text:p>6295.709351258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55485294.38617" calcext:value-type="float">
            <text:p>1455485294.38617</text:p>
          </table:table-cell>
          <table:table-cell office:value-type="float" office:value="584" calcext:value-type="float">
            <text:p>584</text:p>
          </table:table-cell>
          <table:table-cell table:formula="of:=[.B327]-[.B$2]" office:value-type="float" office:value="25.9985928535461" calcext:value-type="float">
            <text:p>25.9985928535</text:p>
          </table:table-cell>
          <table:table-cell table:formula="of:=[.C326]/([.D327]-[.D326])" office:value-type="float" office:value="7750.42194072309" calcext:value-type="float">
            <text:p>7750.421940723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55485294.46743" calcext:value-type="float">
            <text:p>1455485294.46743</text:p>
          </table:table-cell>
          <table:table-cell office:value-type="float" office:value="456" calcext:value-type="float">
            <text:p>456</text:p>
          </table:table-cell>
          <table:table-cell table:formula="of:=[.B328]-[.B$2]" office:value-type="float" office:value="26.0798501968384" calcext:value-type="float">
            <text:p>26.0798501968</text:p>
          </table:table-cell>
          <table:table-cell table:formula="of:=[.C327]/([.D328]-[.D327])" office:value-type="float" office:value="7187.04275008949" calcext:value-type="float">
            <text:p>7187.042750089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55485294.54663" calcext:value-type="float">
            <text:p>1455485294.54663</text:p>
          </table:table-cell>
          <table:table-cell office:value-type="float" office:value="376" calcext:value-type="float">
            <text:p>376</text:p>
          </table:table-cell>
          <table:table-cell table:formula="of:=[.B329]-[.B$2]" office:value-type="float" office:value="26.1590478420258" calcext:value-type="float">
            <text:p>26.159047842</text:p>
          </table:table-cell>
          <table:table-cell table:formula="of:=[.C328]/([.D329]-[.D328])" office:value-type="float" office:value="5757.74694968677" calcext:value-type="float">
            <text:p>5757.746949686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55485294.62781" calcext:value-type="float">
            <text:p>1455485294.62781</text:p>
          </table:table-cell>
          <table:table-cell office:value-type="float" office:value="432" calcext:value-type="float">
            <text:p>432</text:p>
          </table:table-cell>
          <table:table-cell table:formula="of:=[.B330]-[.B$2]" office:value-type="float" office:value="26.2402310371399" calcext:value-type="float">
            <text:p>26.2402310371</text:p>
          </table:table-cell>
          <table:table-cell table:formula="of:=[.C329]/([.D330]-[.D329])" office:value-type="float" office:value="4631.50039206243" calcext:value-type="float">
            <text:p>4631.500392062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55485294.70908" calcext:value-type="float">
            <text:p>1455485294.70908</text:p>
          </table:table-cell>
          <table:table-cell office:value-type="float" office:value="560" calcext:value-type="float">
            <text:p>560</text:p>
          </table:table-cell>
          <table:table-cell table:formula="of:=[.B331]-[.B$2]" office:value-type="float" office:value="26.321501493454" calcext:value-type="float">
            <text:p>26.3215014935</text:p>
          </table:table-cell>
          <table:table-cell table:formula="of:=[.C330]/([.D331]-[.D330])" office:value-type="float" office:value="5315.5847720412" calcext:value-type="float">
            <text:p>5315.584772041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55485294.78684" calcext:value-type="float">
            <text:p>1455485294.78684</text:p>
          </table:table-cell>
          <table:table-cell office:value-type="float" office:value="608" calcext:value-type="float">
            <text:p>608</text:p>
          </table:table-cell>
          <table:table-cell table:formula="of:=[.B332]-[.B$2]" office:value-type="float" office:value="26.3992657661438" calcext:value-type="float">
            <text:p>26.3992657661</text:p>
          </table:table-cell>
          <table:table-cell table:formula="of:=[.C331]/([.D332]-[.D331])" office:value-type="float" office:value="7201.25040240122" calcext:value-type="float">
            <text:p>7201.250402401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55485294.86652" calcext:value-type="float">
            <text:p>1455485294.86652</text:p>
          </table:table-cell>
          <table:table-cell office:value-type="float" office:value="528" calcext:value-type="float">
            <text:p>528</text:p>
          </table:table-cell>
          <table:table-cell table:formula="of:=[.B333]-[.B$2]" office:value-type="float" office:value="26.4789445400238" calcext:value-type="float">
            <text:p>26.47894454</text:p>
          </table:table-cell>
          <table:table-cell table:formula="of:=[.C332]/([.D333]-[.D332])" office:value-type="float" office:value="7630.6395090321" calcext:value-type="float">
            <text:p>7630.639509032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55485294.94721" calcext:value-type="float">
            <text:p>1455485294.94721</text:p>
          </table:table-cell>
          <table:table-cell office:value-type="float" office:value="400" calcext:value-type="float">
            <text:p>400</text:p>
          </table:table-cell>
          <table:table-cell table:formula="of:=[.B334]-[.B$2]" office:value-type="float" office:value="26.5596318244934" calcext:value-type="float">
            <text:p>26.5596318245</text:p>
          </table:table-cell>
          <table:table-cell table:formula="of:=[.C333]/([.D334]-[.D333])" office:value-type="float" office:value="6543.78200320896" calcext:value-type="float">
            <text:p>6543.78200320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55485295.03056" calcext:value-type="float">
            <text:p>1455485295.03056</text:p>
          </table:table-cell>
          <table:table-cell office:value-type="float" office:value="384" calcext:value-type="float">
            <text:p>384</text:p>
          </table:table-cell>
          <table:table-cell table:formula="of:=[.B335]-[.B$2]" office:value-type="float" office:value="26.6429834365845" calcext:value-type="float">
            <text:p>26.6429834366</text:p>
          </table:table-cell>
          <table:table-cell table:formula="of:=[.C334]/([.D335]-[.D334])" office:value-type="float" office:value="4798.94737444294" calcext:value-type="float">
            <text:p>4798.947374442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55485295.10816" calcext:value-type="float">
            <text:p>1455485295.10816</text:p>
          </table:table-cell>
          <table:table-cell office:value-type="float" office:value="488" calcext:value-type="float">
            <text:p>488</text:p>
          </table:table-cell>
          <table:table-cell table:formula="of:=[.B336]-[.B$2]" office:value-type="float" office:value="26.720584154129" calcext:value-type="float">
            <text:p>26.7205841541</text:p>
          </table:table-cell>
          <table:table-cell table:formula="of:=[.C335]/([.D336]-[.D335])" office:value-type="float" office:value="4948.407851764" calcext:value-type="float">
            <text:p>4948.40785176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55485295.18819" calcext:value-type="float">
            <text:p>1455485295.18819</text:p>
          </table:table-cell>
          <table:table-cell office:value-type="float" office:value="600" calcext:value-type="float">
            <text:p>600</text:p>
          </table:table-cell>
          <table:table-cell table:formula="of:=[.B337]-[.B$2]" office:value-type="float" office:value="26.8006114959717" calcext:value-type="float">
            <text:p>26.800611496</text:p>
          </table:table-cell>
          <table:table-cell table:formula="of:=[.C336]/([.D337]-[.D336])" office:value-type="float" office:value="6097.91589678811" calcext:value-type="float">
            <text:p>6097.915896788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55485295.26656" calcext:value-type="float">
            <text:p>1455485295.26656</text:p>
          </table:table-cell>
          <table:table-cell office:value-type="float" office:value="592" calcext:value-type="float">
            <text:p>592</text:p>
          </table:table-cell>
          <table:table-cell table:formula="of:=[.B338]-[.B$2]" office:value-type="float" office:value="26.8789808750153" calcext:value-type="float">
            <text:p>26.878980875</text:p>
          </table:table-cell>
          <table:table-cell table:formula="of:=[.C337]/([.D338]-[.D337])" office:value-type="float" office:value="7656.05147472658" calcext:value-type="float">
            <text:p>7656.051474726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55485295.34698" calcext:value-type="float">
            <text:p>1455485295.34698</text:p>
          </table:table-cell>
          <table:table-cell office:value-type="float" office:value="472" calcext:value-type="float">
            <text:p>472</text:p>
          </table:table-cell>
          <table:table-cell table:formula="of:=[.B339]-[.B$2]" office:value-type="float" office:value="26.9594004154205" calcext:value-type="float">
            <text:p>26.9594004154</text:p>
          </table:table-cell>
          <table:table-cell table:formula="of:=[.C338]/([.D339]-[.D338])" office:value-type="float" office:value="7361.39496715129" calcext:value-type="float">
            <text:p>7361.394967151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55485295.42744" calcext:value-type="float">
            <text:p>1455485295.42744</text:p>
          </table:table-cell>
          <table:table-cell office:value-type="float" office:value="376" calcext:value-type="float">
            <text:p>376</text:p>
          </table:table-cell>
          <table:table-cell table:formula="of:=[.B340]-[.B$2]" office:value-type="float" office:value="27.0398640632629" calcext:value-type="float">
            <text:p>27.0398640633</text:p>
          </table:table-cell>
          <table:table-cell table:formula="of:=[.C339]/([.D340]-[.D339])" office:value-type="float" office:value="5866.00300454237" calcext:value-type="float">
            <text:p>5866.003004542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55485295.50773" calcext:value-type="float">
            <text:p>1455485295.50773</text:p>
          </table:table-cell>
          <table:table-cell office:value-type="float" office:value="416" calcext:value-type="float">
            <text:p>416</text:p>
          </table:table-cell>
          <table:table-cell table:formula="of:=[.B341]-[.B$2]" office:value-type="float" office:value="27.1201481819153" calcext:value-type="float">
            <text:p>27.1201481819</text:p>
          </table:table-cell>
          <table:table-cell table:formula="of:=[.C340]/([.D341]-[.D340])" office:value-type="float" office:value="4683.3671006367" calcext:value-type="float">
            <text:p>4683.367100636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55485295.58906" calcext:value-type="float">
            <text:p>1455485295.58906</text:p>
          </table:table-cell>
          <table:table-cell office:value-type="float" office:value="544" calcext:value-type="float">
            <text:p>544</text:p>
          </table:table-cell>
          <table:table-cell table:formula="of:=[.B342]-[.B$2]" office:value-type="float" office:value="27.2014856338501" calcext:value-type="float">
            <text:p>27.2014856339</text:p>
          </table:table-cell>
          <table:table-cell table:formula="of:=[.C341]/([.D342]-[.D341])" office:value-type="float" office:value="5114.49510778124" calcext:value-type="float">
            <text:p>5114.495107781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55485295.66779" calcext:value-type="float">
            <text:p>1455485295.66779</text:p>
          </table:table-cell>
          <table:table-cell office:value-type="float" office:value="608" calcext:value-type="float">
            <text:p>608</text:p>
          </table:table-cell>
          <table:table-cell table:formula="of:=[.B343]-[.B$2]" office:value-type="float" office:value="27.2802143096924" calcext:value-type="float">
            <text:p>27.2802143097</text:p>
          </table:table-cell>
          <table:table-cell table:formula="of:=[.C342]/([.D343]-[.D342])" office:value-type="float" office:value="6909.80756604848" calcext:value-type="float">
            <text:p>6909.807566048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55485295.748" calcext:value-type="float">
            <text:p>1455485295.748</text:p>
          </table:table-cell>
          <table:table-cell office:value-type="float" office:value="544" calcext:value-type="float">
            <text:p>544</text:p>
          </table:table-cell>
          <table:table-cell table:formula="of:=[.B344]-[.B$2]" office:value-type="float" office:value="27.3604249954224" calcext:value-type="float">
            <text:p>27.3604249954</text:p>
          </table:table-cell>
          <table:table-cell table:formula="of:=[.C343]/([.D344]-[.D343])" office:value-type="float" office:value="7580.03742851368" calcext:value-type="float">
            <text:p>7580.037428513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55485295.82895" calcext:value-type="float">
            <text:p>1455485295.82895</text:p>
          </table:table-cell>
          <table:table-cell office:value-type="float" office:value="416" calcext:value-type="float">
            <text:p>416</text:p>
          </table:table-cell>
          <table:table-cell table:formula="of:=[.B345]-[.B$2]" office:value-type="float" office:value="27.4413692951202" calcext:value-type="float">
            <text:p>27.4413692951</text:p>
          </table:table-cell>
          <table:table-cell table:formula="of:=[.C344]/([.D345]-[.D344])" office:value-type="float" office:value="6720.67090617222" calcext:value-type="float">
            <text:p>6720.670906172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55485295.90816" calcext:value-type="float">
            <text:p>1455485295.90816</text:p>
          </table:table-cell>
          <table:table-cell office:value-type="float" office:value="376" calcext:value-type="float">
            <text:p>376</text:p>
          </table:table-cell>
          <table:table-cell table:formula="of:=[.B346]-[.B$2]" office:value-type="float" office:value="27.5205805301666" calcext:value-type="float">
            <text:p>27.5205805302</text:p>
          </table:table-cell>
          <table:table-cell table:formula="of:=[.C345]/([.D346]-[.D345])" office:value-type="float" office:value="5251.78025259153" calcext:value-type="float">
            <text:p>5251.780252591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55485295.98653" calcext:value-type="float">
            <text:p>1455485295.98653</text:p>
          </table:table-cell>
          <table:table-cell office:value-type="float" office:value="472" calcext:value-type="float">
            <text:p>472</text:p>
          </table:table-cell>
          <table:table-cell table:formula="of:=[.B347]-[.B$2]" office:value-type="float" office:value="27.5989496707916" calcext:value-type="float">
            <text:p>27.5989496708</text:p>
          </table:table-cell>
          <table:table-cell table:formula="of:=[.C346]/([.D347]-[.D346])" office:value-type="float" office:value="4797.80685358255" calcext:value-type="float">
            <text:p>4797.806853582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55485296.06639" calcext:value-type="float">
            <text:p>1455485296.06639</text:p>
          </table:table-cell>
          <table:table-cell office:value-type="float" office:value="592" calcext:value-type="float">
            <text:p>592</text:p>
          </table:table-cell>
          <table:table-cell table:formula="of:=[.B348]-[.B$2]" office:value-type="float" office:value="27.6788079738617" calcext:value-type="float">
            <text:p>27.6788079739</text:p>
          </table:table-cell>
          <table:table-cell table:formula="of:=[.C347]/([.D348]-[.D347])" office:value-type="float" office:value="5910.46869084938" calcext:value-type="float">
            <text:p>5910.468690849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55485296.14786" calcext:value-type="float">
            <text:p>1455485296.14786</text:p>
          </table:table-cell>
          <table:table-cell office:value-type="float" office:value="600" calcext:value-type="float">
            <text:p>600</text:p>
          </table:table-cell>
          <table:table-cell table:formula="of:=[.B349]-[.B$2]" office:value-type="float" office:value="27.7602863311768" calcext:value-type="float">
            <text:p>27.7602863312</text:p>
          </table:table-cell>
          <table:table-cell table:formula="of:=[.C348]/([.D349]-[.D348])" office:value-type="float" office:value="7265.73312850225" calcext:value-type="float">
            <text:p>7265.733128502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55485296.22707" calcext:value-type="float">
            <text:p>1455485296.22707</text:p>
          </table:table-cell>
          <table:table-cell office:value-type="float" office:value="480" calcext:value-type="float">
            <text:p>480</text:p>
          </table:table-cell>
          <table:table-cell table:formula="of:=[.B350]-[.B$2]" office:value-type="float" office:value="27.8394877910614" calcext:value-type="float">
            <text:p>27.8394877911</text:p>
          </table:table-cell>
          <table:table-cell table:formula="of:=[.C349]/([.D350]-[.D349])" office:value-type="float" office:value="7575.61793524888" calcext:value-type="float">
            <text:p>7575.617935248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55485296.30858" calcext:value-type="float">
            <text:p>1455485296.30858</text:p>
          </table:table-cell>
          <table:table-cell office:value-type="float" office:value="376" calcext:value-type="float">
            <text:p>376</text:p>
          </table:table-cell>
          <table:table-cell table:formula="of:=[.B351]-[.B$2]" office:value-type="float" office:value="27.9210071563721" calcext:value-type="float">
            <text:p>27.9210071564</text:p>
          </table:table-cell>
          <table:table-cell table:formula="of:=[.C350]/([.D351]-[.D350])" office:value-type="float" office:value="5888.17145681554" calcext:value-type="float">
            <text:p>5888.171456815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55485296.38778" calcext:value-type="float">
            <text:p>1455485296.38778</text:p>
          </table:table-cell>
          <table:table-cell office:value-type="float" office:value="408" calcext:value-type="float">
            <text:p>408</text:p>
          </table:table-cell>
          <table:table-cell table:formula="of:=[.B352]-[.B$2]" office:value-type="float" office:value="28.000198841095" calcext:value-type="float">
            <text:p>28.0001988411</text:p>
          </table:table-cell>
          <table:table-cell table:formula="of:=[.C351]/([.D352]-[.D351])" office:value-type="float" office:value="4747.97324132782" calcext:value-type="float">
            <text:p>4747.973241327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55485296.46623" calcext:value-type="float">
            <text:p>1455485296.46623</text:p>
          </table:table-cell>
          <table:table-cell office:value-type="float" office:value="528" calcext:value-type="float">
            <text:p>528</text:p>
          </table:table-cell>
          <table:table-cell table:formula="of:=[.B353]-[.B$2]" office:value-type="float" office:value="28.0786545276642" calcext:value-type="float">
            <text:p>28.0786545277</text:p>
          </table:table-cell>
          <table:table-cell table:formula="of:=[.C352]/([.D353]-[.D352])" office:value-type="float" office:value="5200.38786022299" calcext:value-type="float">
            <text:p>5200.38786022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55485296.54692" calcext:value-type="float">
            <text:p>1455485296.54692</text:p>
          </table:table-cell>
          <table:table-cell office:value-type="float" office:value="608" calcext:value-type="float">
            <text:p>608</text:p>
          </table:table-cell>
          <table:table-cell table:formula="of:=[.B354]-[.B$2]" office:value-type="float" office:value="28.1593377590179" calcext:value-type="float">
            <text:p>28.159337759</text:p>
          </table:table-cell>
          <table:table-cell table:formula="of:=[.C353]/([.D354]-[.D353])" office:value-type="float" office:value="6544.11072958837" calcext:value-type="float">
            <text:p>6544.110729588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55485296.62733" calcext:value-type="float">
            <text:p>1455485296.62733</text:p>
          </table:table-cell>
          <table:table-cell office:value-type="float" office:value="552" calcext:value-type="float">
            <text:p>552</text:p>
          </table:table-cell>
          <table:table-cell table:formula="of:=[.B355]-[.B$2]" office:value-type="float" office:value="28.239755153656" calcext:value-type="float">
            <text:p>28.2397551537</text:p>
          </table:table-cell>
          <table:table-cell table:formula="of:=[.C354]/([.D355]-[.D354])" office:value-type="float" office:value="7560.55331979425" calcext:value-type="float">
            <text:p>7560.553319794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55485296.70755" calcext:value-type="float">
            <text:p>1455485296.70755</text:p>
          </table:table-cell>
          <table:table-cell office:value-type="float" office:value="424" calcext:value-type="float">
            <text:p>424</text:p>
          </table:table-cell>
          <table:table-cell table:formula="of:=[.B356]-[.B$2]" office:value-type="float" office:value="28.3199701309204" calcext:value-type="float">
            <text:p>28.3199701309</text:p>
          </table:table-cell>
          <table:table-cell table:formula="of:=[.C355]/([.D356]-[.D355])" office:value-type="float" office:value="6881.50790319992" calcext:value-type="float">
            <text:p>6881.507903199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55485296.78657" calcext:value-type="float">
            <text:p>1455485296.78657</text:p>
          </table:table-cell>
          <table:table-cell office:value-type="float" office:value="376" calcext:value-type="float">
            <text:p>376</text:p>
          </table:table-cell>
          <table:table-cell table:formula="of:=[.B357]-[.B$2]" office:value-type="float" office:value="28.398996591568" calcext:value-type="float">
            <text:p>28.3989965916</text:p>
          </table:table-cell>
          <table:table-cell table:formula="of:=[.C356]/([.D357]-[.D356])" office:value-type="float" office:value="5365.29153052697" calcext:value-type="float">
            <text:p>5365.29153052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55485296.86874" calcext:value-type="float">
            <text:p>1455485296.86874</text:p>
          </table:table-cell>
          <table:table-cell office:value-type="float" office:value="456" calcext:value-type="float">
            <text:p>456</text:p>
          </table:table-cell>
          <table:table-cell table:formula="of:=[.B358]-[.B$2]" office:value-type="float" office:value="28.4811635017395" calcext:value-type="float">
            <text:p>28.4811635017</text:p>
          </table:table-cell>
          <table:table-cell table:formula="of:=[.C357]/([.D358]-[.D357])" office:value-type="float" office:value="4576.05134737532" calcext:value-type="float">
            <text:p>4576.051347375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55485296.94679" calcext:value-type="float">
            <text:p>1455485296.94679</text:p>
          </table:table-cell>
          <table:table-cell office:value-type="float" office:value="576" calcext:value-type="float">
            <text:p>576</text:p>
          </table:table-cell>
          <table:table-cell table:formula="of:=[.B359]-[.B$2]" office:value-type="float" office:value="28.5592148303986" calcext:value-type="float">
            <text:p>28.5592148304</text:p>
          </table:table-cell>
          <table:table-cell table:formula="of:=[.C358]/([.D359]-[.D358])" office:value-type="float" office:value="5842.30925769234" calcext:value-type="float">
            <text:p>5842.309257692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55485297.02786" calcext:value-type="float">
            <text:p>1455485297.02786</text:p>
          </table:table-cell>
          <table:table-cell office:value-type="float" office:value="600" calcext:value-type="float">
            <text:p>600</text:p>
          </table:table-cell>
          <table:table-cell table:formula="of:=[.B360]-[.B$2]" office:value-type="float" office:value="28.6402833461761" calcext:value-type="float">
            <text:p>28.6402833462</text:p>
          </table:table-cell>
          <table:table-cell table:formula="of:=[.C359]/([.D360]-[.D359])" office:value-type="float" office:value="7105.10109226941" calcext:value-type="float">
            <text:p>7105.101092269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55485297.10828" calcext:value-type="float">
            <text:p>1455485297.10828</text:p>
          </table:table-cell>
          <table:table-cell office:value-type="float" office:value="496" calcext:value-type="float">
            <text:p>496</text:p>
          </table:table-cell>
          <table:table-cell table:formula="of:=[.B361]-[.B$2]" office:value-type="float" office:value="28.7207062244415" calcext:value-type="float">
            <text:p>28.7207062244</text:p>
          </table:table-cell>
          <table:table-cell table:formula="of:=[.C360]/([.D361]-[.D360])" office:value-type="float" office:value="7460.56362245715" calcext:value-type="float">
            <text:p>7460.563622457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55485297.18729" calcext:value-type="float">
            <text:p>1455485297.18729</text:p>
          </table:table-cell>
          <table:table-cell office:value-type="float" office:value="384" calcext:value-type="float">
            <text:p>384</text:p>
          </table:table-cell>
          <table:table-cell table:formula="of:=[.B362]-[.B$2]" office:value-type="float" office:value="28.799712896347" calcext:value-type="float">
            <text:p>28.7997128963</text:p>
          </table:table-cell>
          <table:table-cell table:formula="of:=[.C361]/([.D362]-[.D361])" office:value-type="float" office:value="6277.95081146003" calcext:value-type="float">
            <text:p>6277.9508114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55485297.26611" calcext:value-type="float">
            <text:p>1455485297.26611</text:p>
          </table:table-cell>
          <table:table-cell office:value-type="float" office:value="392" calcext:value-type="float">
            <text:p>392</text:p>
          </table:table-cell>
          <table:table-cell table:formula="of:=[.B363]-[.B$2]" office:value-type="float" office:value="28.8785290718079" calcext:value-type="float">
            <text:p>28.8785290718</text:p>
          </table:table-cell>
          <table:table-cell table:formula="of:=[.C362]/([.D363]-[.D362])" office:value-type="float" office:value="4872.0963400579" calcext:value-type="float">
            <text:p>4872.096340057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55485297.34765" calcext:value-type="float">
            <text:p>1455485297.34765</text:p>
          </table:table-cell>
          <table:table-cell office:value-type="float" office:value="520" calcext:value-type="float">
            <text:p>520</text:p>
          </table:table-cell>
          <table:table-cell table:formula="of:=[.B364]-[.B$2]" office:value-type="float" office:value="28.9600689411163" calcext:value-type="float">
            <text:p>28.9600689411</text:p>
          </table:table-cell>
          <table:table-cell table:formula="of:=[.C363]/([.D364]-[.D363])" office:value-type="float" office:value="4807.46416844297" calcext:value-type="float">
            <text:p>4807.46416844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55485297.42744" calcext:value-type="float">
            <text:p>1455485297.42744</text:p>
          </table:table-cell>
          <table:table-cell office:value-type="float" office:value="608" calcext:value-type="float">
            <text:p>608</text:p>
          </table:table-cell>
          <table:table-cell table:formula="of:=[.B365]-[.B$2]" office:value-type="float" office:value="29.0398640632629" calcext:value-type="float">
            <text:p>29.0398640633</text:p>
          </table:table-cell>
          <table:table-cell table:formula="of:=[.C364]/([.D365]-[.D364])" office:value-type="float" office:value="6516.68906583803" calcext:value-type="float">
            <text:p>6516.68906583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55485297.5072" calcext:value-type="float">
            <text:p>1455485297.5072</text:p>
          </table:table-cell>
          <table:table-cell office:value-type="float" office:value="568" calcext:value-type="float">
            <text:p>568</text:p>
          </table:table-cell>
          <table:table-cell table:formula="of:=[.B366]-[.B$2]" office:value-type="float" office:value="29.119619846344" calcext:value-type="float">
            <text:p>29.1196198463</text:p>
          </table:table-cell>
          <table:table-cell table:formula="of:=[.C365]/([.D366]-[.D365])" office:value-type="float" office:value="7623.27164892981" calcext:value-type="float">
            <text:p>7623.271648929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55485297.58853" calcext:value-type="float">
            <text:p>1455485297.58853</text:p>
          </table:table-cell>
          <table:table-cell office:value-type="float" office:value="440" calcext:value-type="float">
            <text:p>440</text:p>
          </table:table-cell>
          <table:table-cell table:formula="of:=[.B367]-[.B$2]" office:value-type="float" office:value="29.2009530067444" calcext:value-type="float">
            <text:p>29.2009530067</text:p>
          </table:table-cell>
          <table:table-cell table:formula="of:=[.C366]/([.D367]-[.D366])" office:value-type="float" office:value="6983.62140612542" calcext:value-type="float">
            <text:p>6983.621406125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55485297.66678" calcext:value-type="float">
            <text:p>1455485297.66678</text:p>
          </table:table-cell>
          <table:table-cell office:value-type="float" office:value="376" calcext:value-type="float">
            <text:p>376</text:p>
          </table:table-cell>
          <table:table-cell table:formula="of:=[.B368]-[.B$2]" office:value-type="float" office:value="29.2792069911957" calcext:value-type="float">
            <text:p>29.2792069912</text:p>
          </table:table-cell>
          <table:table-cell table:formula="of:=[.C367]/([.D368]-[.D367])" office:value-type="float" office:value="5622.71688892545" calcext:value-type="float">
            <text:p>5622.716888925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55485297.74726" calcext:value-type="float">
            <text:p>1455485297.74726</text:p>
          </table:table-cell>
          <table:table-cell office:value-type="float" office:value="440" calcext:value-type="float">
            <text:p>440</text:p>
          </table:table-cell>
          <table:table-cell table:formula="of:=[.B369]-[.B$2]" office:value-type="float" office:value="29.3596851825714" calcext:value-type="float">
            <text:p>29.3596851826</text:p>
          </table:table-cell>
          <table:table-cell table:formula="of:=[.C368]/([.D369]-[.D368])" office:value-type="float" office:value="4672.07318619464" calcext:value-type="float">
            <text:p>4672.073186194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55485297.82869" calcext:value-type="float">
            <text:p>1455485297.82869</text:p>
          </table:table-cell>
          <table:table-cell office:value-type="float" office:value="568" calcext:value-type="float">
            <text:p>568</text:p>
          </table:table-cell>
          <table:table-cell table:formula="of:=[.B370]-[.B$2]" office:value-type="float" office:value="29.4411096572876" calcext:value-type="float">
            <text:p>29.4411096573</text:p>
          </table:table-cell>
          <table:table-cell table:formula="of:=[.C369]/([.D370]-[.D369])" office:value-type="float" office:value="5403.78063885172" calcext:value-type="float">
            <text:p>5403.780638851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55485297.90756" calcext:value-type="float">
            <text:p>1455485297.90756</text:p>
          </table:table-cell>
          <table:table-cell office:value-type="float" office:value="608" calcext:value-type="float">
            <text:p>608</text:p>
          </table:table-cell>
          <table:table-cell table:formula="of:=[.B371]-[.B$2]" office:value-type="float" office:value="29.5199844837189" calcext:value-type="float">
            <text:p>29.5199844837</text:p>
          </table:table-cell>
          <table:table-cell table:formula="of:=[.C370]/([.D371]-[.D370])" office:value-type="float" office:value="7201.28367565934" calcext:value-type="float">
            <text:p>7201.283675659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55485297.98972" calcext:value-type="float">
            <text:p>1455485297.98972</text:p>
          </table:table-cell>
          <table:table-cell office:value-type="float" office:value="512" calcext:value-type="float">
            <text:p>512</text:p>
          </table:table-cell>
          <table:table-cell table:formula="of:=[.B372]-[.B$2]" office:value-type="float" office:value="29.6021447181702" calcext:value-type="float">
            <text:p>29.6021447182</text:p>
          </table:table-cell>
          <table:table-cell table:formula="of:=[.C371]/([.D372]-[.D371])" office:value-type="float" office:value="7400.17362487486" calcext:value-type="float">
            <text:p>7400.173624874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55485298.06712" calcext:value-type="float">
            <text:p>1455485298.06712</text:p>
          </table:table-cell>
          <table:table-cell office:value-type="float" office:value="392" calcext:value-type="float">
            <text:p>392</text:p>
          </table:table-cell>
          <table:table-cell table:formula="of:=[.B373]-[.B$2]" office:value-type="float" office:value="29.6795382499695" calcext:value-type="float">
            <text:p>29.67953825</text:p>
          </table:table-cell>
          <table:table-cell table:formula="of:=[.C372]/([.D373]-[.D372])" office:value-type="float" office:value="6615.53993074809" calcext:value-type="float">
            <text:p>6615.539930748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55485298.14718" calcext:value-type="float">
            <text:p>1455485298.14718</text:p>
          </table:table-cell>
          <table:table-cell office:value-type="float" office:value="384" calcext:value-type="float">
            <text:p>384</text:p>
          </table:table-cell>
          <table:table-cell table:formula="of:=[.B374]-[.B$2]" office:value-type="float" office:value="29.7596061229706" calcext:value-type="float">
            <text:p>29.759606123</text:p>
          </table:table-cell>
          <table:table-cell table:formula="of:=[.C373]/([.D374]-[.D373])" office:value-type="float" office:value="4895.84630273145" calcext:value-type="float">
            <text:p>4895.846302731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55485298.22817" calcext:value-type="float">
            <text:p>1455485298.22817</text:p>
          </table:table-cell>
          <table:table-cell office:value-type="float" office:value="504" calcext:value-type="float">
            <text:p>504</text:p>
          </table:table-cell>
          <table:table-cell table:formula="of:=[.B375]-[.B$2]" office:value-type="float" office:value="29.8405952453613" calcext:value-type="float">
            <text:p>29.8405952454</text:p>
          </table:table-cell>
          <table:table-cell table:formula="of:=[.C374]/([.D375]-[.D374])" office:value-type="float" office:value="4741.37746730136" calcext:value-type="float">
            <text:p>4741.377467301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55485298.30966" calcext:value-type="float">
            <text:p>1455485298.30966</text:p>
          </table:table-cell>
          <table:table-cell office:value-type="float" office:value="608" calcext:value-type="float">
            <text:p>608</text:p>
          </table:table-cell>
          <table:table-cell table:formula="of:=[.B376]-[.B$2]" office:value-type="float" office:value="29.9220864772797" calcext:value-type="float">
            <text:p>29.9220864773</text:p>
          </table:table-cell>
          <table:table-cell table:formula="of:=[.C375]/([.D376]-[.D375])" office:value-type="float" office:value="6184.7144549867" calcext:value-type="float">
            <text:p>6184.714454986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55485298.38871" calcext:value-type="float">
            <text:p>1455485298.38871</text:p>
          </table:table-cell>
          <table:table-cell office:value-type="float" office:value="576" calcext:value-type="float">
            <text:p>576</text:p>
          </table:table-cell>
          <table:table-cell table:formula="of:=[.B377]-[.B$2]" office:value-type="float" office:value="30.001131772995" calcext:value-type="float">
            <text:p>30.001131773</text:p>
          </table:table-cell>
          <table:table-cell table:formula="of:=[.C376]/([.D377]-[.D376])" office:value-type="float" office:value="7691.79233878265" calcext:value-type="float">
            <text:p>7691.792338782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55485298.46688" calcext:value-type="float">
            <text:p>1455485298.46688</text:p>
          </table:table-cell>
          <table:table-cell office:value-type="float" office:value="456" calcext:value-type="float">
            <text:p>456</text:p>
          </table:table-cell>
          <table:table-cell table:formula="of:=[.B378]-[.B$2]" office:value-type="float" office:value="30.0793001651764" calcext:value-type="float">
            <text:p>30.0793001652</text:p>
          </table:table-cell>
          <table:table-cell table:formula="of:=[.C377]/([.D378]-[.D377])" office:value-type="float" office:value="7368.70727318201" calcext:value-type="float">
            <text:p>7368.70727318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55485298.54875" calcext:value-type="float">
            <text:p>1455485298.54875</text:p>
          </table:table-cell>
          <table:table-cell office:value-type="float" office:value="376" calcext:value-type="float">
            <text:p>376</text:p>
          </table:table-cell>
          <table:table-cell table:formula="of:=[.B379]-[.B$2]" office:value-type="float" office:value="30.1611683368683" calcext:value-type="float">
            <text:p>30.1611683369</text:p>
          </table:table-cell>
          <table:table-cell table:formula="of:=[.C378]/([.D379]-[.D378])" office:value-type="float" office:value="5569.93017648087" calcext:value-type="float">
            <text:p>5569.930176480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55485298.62665" calcext:value-type="float">
            <text:p>1455485298.62665</text:p>
          </table:table-cell>
          <table:table-cell office:value-type="float" office:value="424" calcext:value-type="float">
            <text:p>424</text:p>
          </table:table-cell>
          <table:table-cell table:formula="of:=[.B380]-[.B$2]" office:value-type="float" office:value="30.2390711307526" calcext:value-type="float">
            <text:p>30.2390711308</text:p>
          </table:table-cell>
          <table:table-cell table:formula="of:=[.C379]/([.D380]-[.D379])" office:value-type="float" office:value="4826.5277951204" calcext:value-type="float">
            <text:p>4826.527795120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55485298.70892" calcext:value-type="float">
            <text:p>1455485298.70892</text:p>
          </table:table-cell>
          <table:table-cell office:value-type="float" office:value="560" calcext:value-type="float">
            <text:p>560</text:p>
          </table:table-cell>
          <table:table-cell table:formula="of:=[.B381]-[.B$2]" office:value-type="float" office:value="30.3213412761688" calcext:value-type="float">
            <text:p>30.3213412762</text:p>
          </table:table-cell>
          <table:table-cell table:formula="of:=[.C380]/([.D381]-[.D380])" office:value-type="float" office:value="5153.75289364933" calcext:value-type="float">
            <text:p>5153.752893649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55485298.78891" calcext:value-type="float">
            <text:p>1455485298.78891</text:p>
          </table:table-cell>
          <table:table-cell office:value-type="float" office:value="608" calcext:value-type="float">
            <text:p>608</text:p>
          </table:table-cell>
          <table:table-cell table:formula="of:=[.B382]-[.B$2]" office:value-type="float" office:value="30.4013342857361" calcext:value-type="float">
            <text:p>30.4013342857</text:p>
          </table:table-cell>
          <table:table-cell table:formula="of:=[.C381]/([.D382]-[.D381])" office:value-type="float" office:value="7000.61171631671" calcext:value-type="float">
            <text:p>7000.611716316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55485298.86707" calcext:value-type="float">
            <text:p>1455485298.86707</text:p>
          </table:table-cell>
          <table:table-cell office:value-type="float" office:value="528" calcext:value-type="float">
            <text:p>528</text:p>
          </table:table-cell>
          <table:table-cell table:formula="of:=[.B383]-[.B$2]" office:value-type="float" office:value="30.4794955253601" calcext:value-type="float">
            <text:p>30.4794955254</text:p>
          </table:table-cell>
          <table:table-cell table:formula="of:=[.C382]/([.D383]-[.D382])" office:value-type="float" office:value="7778.79167378413" calcext:value-type="float">
            <text:p>7778.791673784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55485298.94642" calcext:value-type="float">
            <text:p>1455485298.94642</text:p>
          </table:table-cell>
          <table:table-cell office:value-type="float" office:value="408" calcext:value-type="float">
            <text:p>408</text:p>
          </table:table-cell>
          <table:table-cell table:formula="of:=[.B384]-[.B$2]" office:value-type="float" office:value="30.558842420578" calcext:value-type="float">
            <text:p>30.5588424206</text:p>
          </table:table-cell>
          <table:table-cell table:formula="of:=[.C383]/([.D384]-[.D383])" office:value-type="float" office:value="6654.32464055528" calcext:value-type="float">
            <text:p>6654.324640555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55485299.02728" calcext:value-type="float">
            <text:p>1455485299.02728</text:p>
          </table:table-cell>
          <table:table-cell office:value-type="float" office:value="384" calcext:value-type="float">
            <text:p>384</text:p>
          </table:table-cell>
          <table:table-cell table:formula="of:=[.B385]-[.B$2]" office:value-type="float" office:value="30.6396992206573" calcext:value-type="float">
            <text:p>30.6396992207</text:p>
          </table:table-cell>
          <table:table-cell table:formula="of:=[.C384]/([.D385]-[.D384])" office:value-type="float" office:value="5045.95778709552" calcext:value-type="float">
            <text:p>5045.957787095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55485299.10813" calcext:value-type="float">
            <text:p>1455485299.10813</text:p>
          </table:table-cell>
          <table:table-cell office:value-type="float" office:value="488" calcext:value-type="float">
            <text:p>488</text:p>
          </table:table-cell>
          <table:table-cell table:formula="of:=[.B386]-[.B$2]" office:value-type="float" office:value="30.7205502986908" calcext:value-type="float">
            <text:p>30.7205502987</text:p>
          </table:table-cell>
          <table:table-cell table:formula="of:=[.C385]/([.D386]-[.D385])" office:value-type="float" office:value="4749.47284983811" calcext:value-type="float">
            <text:p>4749.472849838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55485299.18871" calcext:value-type="float">
            <text:p>1455485299.18871</text:p>
          </table:table-cell>
          <table:table-cell office:value-type="float" office:value="600" calcext:value-type="float">
            <text:p>600</text:p>
          </table:table-cell>
          <table:table-cell table:formula="of:=[.B387]-[.B$2]" office:value-type="float" office:value="30.80113530159" calcext:value-type="float">
            <text:p>30.8011353016</text:p>
          </table:table-cell>
          <table:table-cell table:formula="of:=[.C386]/([.D387]-[.D386])" office:value-type="float" office:value="6055.71734743993" calcext:value-type="float">
            <text:p>6055.717347439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55485299.26795" calcext:value-type="float">
            <text:p>1455485299.26795</text:p>
          </table:table-cell>
          <table:table-cell office:value-type="float" office:value="584" calcext:value-type="float">
            <text:p>584</text:p>
          </table:table-cell>
          <table:table-cell table:formula="of:=[.B388]-[.B$2]" office:value-type="float" office:value="30.8803761005402" calcext:value-type="float">
            <text:p>30.8803761005</text:p>
          </table:table-cell>
          <table:table-cell table:formula="of:=[.C387]/([.D388]-[.D387])" office:value-type="float" office:value="7571.85702250572" calcext:value-type="float">
            <text:p>7571.857022505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55485299.34693" calcext:value-type="float">
            <text:p>1455485299.34693</text:p>
          </table:table-cell>
          <table:table-cell office:value-type="float" office:value="472" calcext:value-type="float">
            <text:p>472</text:p>
          </table:table-cell>
          <table:table-cell table:formula="of:=[.B389]-[.B$2]" office:value-type="float" office:value="30.9593493938446" calcext:value-type="float">
            <text:p>30.9593493938</text:p>
          </table:table-cell>
          <table:table-cell table:formula="of:=[.C388]/([.D389]-[.D388])" office:value-type="float" office:value="7394.90498070874" calcext:value-type="float">
            <text:p>7394.904980708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55485299.42764" calcext:value-type="float">
            <text:p>1455485299.42764</text:p>
          </table:table-cell>
          <table:table-cell office:value-type="float" office:value="376" calcext:value-type="float">
            <text:p>376</text:p>
          </table:table-cell>
          <table:table-cell table:formula="of:=[.B390]-[.B$2]" office:value-type="float" office:value="31.0400612354279" calcext:value-type="float">
            <text:p>31.0400612354</text:p>
          </table:table-cell>
          <table:table-cell table:formula="of:=[.C389]/([.D390]-[.D389])" office:value-type="float" office:value="5847.96469441408" calcext:value-type="float">
            <text:p>5847.964694414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55485299.50829" calcext:value-type="float">
            <text:p>1455485299.50829</text:p>
          </table:table-cell>
          <table:table-cell office:value-type="float" office:value="416" calcext:value-type="float">
            <text:p>416</text:p>
          </table:table-cell>
          <table:table-cell table:formula="of:=[.B391]-[.B$2]" office:value-type="float" office:value="31.1207146644592" calcext:value-type="float">
            <text:p>31.1207146645</text:p>
          </table:table-cell>
          <table:table-cell table:formula="of:=[.C390]/([.D391]-[.D390])" office:value-type="float" office:value="4661.92205980165" calcext:value-type="float">
            <text:p>4661.922059801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55485299.58802" calcext:value-type="float">
            <text:p>1455485299.58802</text:p>
          </table:table-cell>
          <table:table-cell office:value-type="float" office:value="544" calcext:value-type="float">
            <text:p>544</text:p>
          </table:table-cell>
          <table:table-cell table:formula="of:=[.B392]-[.B$2]" office:value-type="float" office:value="31.2004449367523" calcext:value-type="float">
            <text:p>31.2004449368</text:p>
          </table:table-cell>
          <table:table-cell table:formula="of:=[.C391]/([.D392]-[.D391])" office:value-type="float" office:value="5217.59161276625" calcext:value-type="float">
            <text:p>5217.591612766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55485299.66739" calcext:value-type="float">
            <text:p>1455485299.66739</text:p>
          </table:table-cell>
          <table:table-cell office:value-type="float" office:value="608" calcext:value-type="float">
            <text:p>608</text:p>
          </table:table-cell>
          <table:table-cell table:formula="of:=[.B393]-[.B$2]" office:value-type="float" office:value="31.2798125743866" calcext:value-type="float">
            <text:p>31.2798125744</text:p>
          </table:table-cell>
          <table:table-cell table:formula="of:=[.C392]/([.D393]-[.D392])" office:value-type="float" office:value="6854.17906107687" calcext:value-type="float">
            <text:p>6854.179061076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55485299.74739" calcext:value-type="float">
            <text:p>1455485299.74739</text:p>
          </table:table-cell>
          <table:table-cell office:value-type="float" office:value="544" calcext:value-type="float">
            <text:p>544</text:p>
          </table:table-cell>
          <table:table-cell table:formula="of:=[.B394]-[.B$2]" office:value-type="float" office:value="31.3598175048828" calcext:value-type="float">
            <text:p>31.3598175049</text:p>
          </table:table-cell>
          <table:table-cell table:formula="of:=[.C393]/([.D394]-[.D393])" office:value-type="float" office:value="7599.5316317256" calcext:value-type="float">
            <text:p>7599.531631725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55485299.8266" calcext:value-type="float">
            <text:p>1455485299.8266</text:p>
          </table:table-cell>
          <table:table-cell office:value-type="float" office:value="416" calcext:value-type="float">
            <text:p>416</text:p>
          </table:table-cell>
          <table:table-cell table:formula="of:=[.B395]-[.B$2]" office:value-type="float" office:value="31.4390246868134" calcext:value-type="float">
            <text:p>31.4390246868</text:p>
          </table:table-cell>
          <table:table-cell table:formula="of:=[.C394]/([.D395]-[.D394])" office:value-type="float" office:value="6868.06406617322" calcext:value-type="float">
            <text:p>6868.064066173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55485299.90775" calcext:value-type="float">
            <text:p>1455485299.90775</text:p>
          </table:table-cell>
          <table:table-cell office:value-type="float" office:value="376" calcext:value-type="float">
            <text:p>376</text:p>
          </table:table-cell>
          <table:table-cell table:formula="of:=[.B396]-[.B$2]" office:value-type="float" office:value="31.5201697349548" calcext:value-type="float">
            <text:p>31.520169735</text:p>
          </table:table-cell>
          <table:table-cell table:formula="of:=[.C395]/([.D396]-[.D395])" office:value-type="float" office:value="5126.62213564392" calcext:value-type="float">
            <text:p>5126.622135643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55485299.98904" calcext:value-type="float">
            <text:p>1455485299.98904</text:p>
          </table:table-cell>
          <table:table-cell office:value-type="float" office:value="472" calcext:value-type="float">
            <text:p>472</text:p>
          </table:table-cell>
          <table:table-cell table:formula="of:=[.B397]-[.B$2]" office:value-type="float" office:value="31.6014628410339" calcext:value-type="float">
            <text:p>31.601462841</text:p>
          </table:table-cell>
          <table:table-cell table:formula="of:=[.C396]/([.D397]-[.D396])" office:value-type="float" office:value="4625.23845052908" calcext:value-type="float">
            <text:p>4625.238450529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55485300.06613" calcext:value-type="float">
            <text:p>1455485300.06613</text:p>
          </table:table-cell>
          <table:table-cell office:value-type="float" office:value="592" calcext:value-type="float">
            <text:p>592</text:p>
          </table:table-cell>
          <table:table-cell table:formula="of:=[.B398]-[.B$2]" office:value-type="float" office:value="31.678555727005" calcext:value-type="float">
            <text:p>31.678555727</text:p>
          </table:table-cell>
          <table:table-cell table:formula="of:=[.C397]/([.D398]-[.D397])" office:value-type="float" office:value="6122.48450754753" calcext:value-type="float">
            <text:p>6122.484507547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55485300.14805" calcext:value-type="float">
            <text:p>1455485300.14805</text:p>
          </table:table-cell>
          <table:table-cell office:value-type="float" office:value="600" calcext:value-type="float">
            <text:p>600</text:p>
          </table:table-cell>
          <table:table-cell table:formula="of:=[.B399]-[.B$2]" office:value-type="float" office:value="31.7604701519012" calcext:value-type="float">
            <text:p>31.7604701519</text:p>
          </table:table-cell>
          <table:table-cell table:formula="of:=[.C398]/([.D399]-[.D398])" office:value-type="float" office:value="7227.05434054963" calcext:value-type="float">
            <text:p>7227.054340549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55485300.22838" calcext:value-type="float">
            <text:p>1455485300.22838</text:p>
          </table:table-cell>
          <table:table-cell office:value-type="float" office:value="480" calcext:value-type="float">
            <text:p>480</text:p>
          </table:table-cell>
          <table:table-cell table:formula="of:=[.B400]-[.B$2]" office:value-type="float" office:value="31.8408043384552" calcext:value-type="float">
            <text:p>31.8408043385</text:p>
          </table:table-cell>
          <table:table-cell table:formula="of:=[.C399]/([.D400]-[.D399])" office:value-type="float" office:value="7468.80034189455" calcext:value-type="float">
            <text:p>7468.800341894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55485300.3071" calcext:value-type="float">
            <text:p>1455485300.3071</text:p>
          </table:table-cell>
          <table:table-cell office:value-type="float" office:value="384" calcext:value-type="float">
            <text:p>384</text:p>
          </table:table-cell>
          <table:table-cell table:formula="of:=[.B401]-[.B$2]" office:value-type="float" office:value="31.9195196628571" calcext:value-type="float">
            <text:p>31.9195196629</text:p>
          </table:table-cell>
          <table:table-cell table:formula="of:=[.C400]/([.D401]-[.D400])" office:value-type="float" office:value="6097.92316359539" calcext:value-type="float">
            <text:p>6097.923163595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55485300.38856" calcext:value-type="float">
            <text:p>1455485300.38856</text:p>
          </table:table-cell>
          <table:table-cell office:value-type="float" office:value="408" calcext:value-type="float">
            <text:p>408</text:p>
          </table:table-cell>
          <table:table-cell table:formula="of:=[.B402]-[.B$2]" office:value-type="float" office:value="32.0009837150574" calcext:value-type="float">
            <text:p>32.0009837151</text:p>
          </table:table-cell>
          <table:table-cell table:formula="of:=[.C401]/([.D402]-[.D401])" office:value-type="float" office:value="4713.73556345757" calcext:value-type="float">
            <text:p>4713.735563457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55485300.46944" calcext:value-type="float">
            <text:p>1455485300.46944</text:p>
          </table:table-cell>
          <table:table-cell office:value-type="float" office:value="536" calcext:value-type="float">
            <text:p>536</text:p>
          </table:table-cell>
          <table:table-cell table:formula="of:=[.B403]-[.B$2]" office:value-type="float" office:value="32.0818576812744" calcext:value-type="float">
            <text:p>32.0818576813</text:p>
          </table:table-cell>
          <table:table-cell table:formula="of:=[.C402]/([.D403]-[.D402])" office:value-type="float" office:value="5044.88674272575" calcext:value-type="float">
            <text:p>5044.886742725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55485300.54721" calcext:value-type="float">
            <text:p>1455485300.54721</text:p>
          </table:table-cell>
          <table:table-cell office:value-type="float" office:value="608" calcext:value-type="float">
            <text:p>608</text:p>
          </table:table-cell>
          <table:table-cell table:formula="of:=[.B404]-[.B$2]" office:value-type="float" office:value="32.1596374511719" calcext:value-type="float">
            <text:p>32.1596374512</text:p>
          </table:table-cell>
          <table:table-cell table:formula="of:=[.C403]/([.D404]-[.D403])" office:value-type="float" office:value="6891.25206601437" calcext:value-type="float">
            <text:p>6891.252066014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55485300.62659" calcext:value-type="float">
            <text:p>1455485300.62659</text:p>
          </table:table-cell>
          <table:table-cell office:value-type="float" office:value="560" calcext:value-type="float">
            <text:p>560</text:p>
          </table:table-cell>
          <table:table-cell table:formula="of:=[.B405]-[.B$2]" office:value-type="float" office:value="32.2390112876892" calcext:value-type="float">
            <text:p>32.2390112877</text:p>
          </table:table-cell>
          <table:table-cell table:formula="of:=[.C404]/([.D405]-[.D404])" office:value-type="float" office:value="7659.9547996804" calcext:value-type="float">
            <text:p>7659.954799680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55485300.70852" calcext:value-type="float">
            <text:p>1455485300.70852</text:p>
          </table:table-cell>
          <table:table-cell office:value-type="float" office:value="424" calcext:value-type="float">
            <text:p>424</text:p>
          </table:table-cell>
          <table:table-cell table:formula="of:=[.B406]-[.B$2]" office:value-type="float" office:value="32.3209464550018" calcext:value-type="float">
            <text:p>32.320946455</text:p>
          </table:table-cell>
          <table:table-cell table:formula="of:=[.C405]/([.D406]-[.D405])" office:value-type="float" office:value="6834.67207509726" calcext:value-type="float">
            <text:p>6834.672075097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55485300.78929" calcext:value-type="float">
            <text:p>1455485300.78929</text:p>
          </table:table-cell>
          <table:table-cell office:value-type="float" office:value="376" calcext:value-type="float">
            <text:p>376</text:p>
          </table:table-cell>
          <table:table-cell table:formula="of:=[.B407]-[.B$2]" office:value-type="float" office:value="32.401713848114" calcext:value-type="float">
            <text:p>32.4017138481</text:p>
          </table:table-cell>
          <table:table-cell table:formula="of:=[.C406]/([.D407]-[.D406])" office:value-type="float" office:value="5249.64324911516" calcext:value-type="float">
            <text:p>5249.643249115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55485300.86643" calcext:value-type="float">
            <text:p>1455485300.86643</text:p>
          </table:table-cell>
          <table:table-cell office:value-type="float" office:value="456" calcext:value-type="float">
            <text:p>456</text:p>
          </table:table-cell>
          <table:table-cell table:formula="of:=[.B408]-[.B$2]" office:value-type="float" office:value="32.478853225708" calcext:value-type="float">
            <text:p>32.4788532257</text:p>
          </table:table-cell>
          <table:table-cell table:formula="of:=[.C407]/([.D408]-[.D407])" office:value-type="float" office:value="4874.29393038393" calcext:value-type="float">
            <text:p>4874.293930383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55485300.94852" calcext:value-type="float">
            <text:p>1455485300.94852</text:p>
          </table:table-cell>
          <table:table-cell office:value-type="float" office:value="584" calcext:value-type="float">
            <text:p>584</text:p>
          </table:table-cell>
          <table:table-cell table:formula="of:=[.B409]-[.B$2]" office:value-type="float" office:value="32.560941696167" calcext:value-type="float">
            <text:p>32.5609416962</text:p>
          </table:table-cell>
          <table:table-cell table:formula="of:=[.C408]/([.D409]-[.D408])" office:value-type="float" office:value="5554.9822947163" calcext:value-type="float">
            <text:p>5554.982294716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55485301.02714" calcext:value-type="float">
            <text:p>1455485301.02714</text:p>
          </table:table-cell>
          <table:table-cell office:value-type="float" office:value="536" calcext:value-type="float">
            <text:p>536</text:p>
          </table:table-cell>
          <table:table-cell table:formula="of:=[.B410]-[.B$2]" office:value-type="float" office:value="32.6395580768585" calcext:value-type="float">
            <text:p>32.6395580769</text:p>
          </table:table-cell>
          <table:table-cell table:formula="of:=[.C409]/([.D410]-[.D409])" office:value-type="float" office:value="7428.47730794775" calcext:value-type="float">
            <text:p>7428.477307947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55485301.10782" calcext:value-type="float">
            <text:p>1455485301.10782</text:p>
          </table:table-cell>
          <table:table-cell office:value-type="float" office:value="608" calcext:value-type="float">
            <text:p>608</text:p>
          </table:table-cell>
          <table:table-cell table:formula="of:=[.B411]-[.B$2]" office:value-type="float" office:value="32.7202475070953" calcext:value-type="float">
            <text:p>32.7202475071</text:p>
          </table:table-cell>
          <table:table-cell table:formula="of:=[.C410]/([.D411]-[.D410])" office:value-type="float" office:value="6642.75356049593" calcext:value-type="float">
            <text:p>6642.753560495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55485301.18957" calcext:value-type="float">
            <text:p>1455485301.18957</text:p>
          </table:table-cell>
          <table:table-cell office:value-type="float" office:value="544" calcext:value-type="float">
            <text:p>544</text:p>
          </table:table-cell>
          <table:table-cell table:formula="of:=[.B412]-[.B$2]" office:value-type="float" office:value="32.8019897937775" calcext:value-type="float">
            <text:p>32.8019897938</text:p>
          </table:table-cell>
          <table:table-cell table:formula="of:=[.C411]/([.D412]-[.D411])" office:value-type="float" office:value="7438.01066349329" calcext:value-type="float">
            <text:p>7438.010663493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55485301.26696" calcext:value-type="float">
            <text:p>1455485301.26696</text:p>
          </table:table-cell>
          <table:table-cell office:value-type="float" office:value="424" calcext:value-type="float">
            <text:p>424</text:p>
          </table:table-cell>
          <table:table-cell table:formula="of:=[.B413]-[.B$2]" office:value-type="float" office:value="32.8793873786926" calcext:value-type="float">
            <text:p>32.8793873787</text:p>
          </table:table-cell>
          <table:table-cell table:formula="of:=[.C412]/([.D413]-[.D412])" office:value-type="float" office:value="7028.64308487535" calcext:value-type="float">
            <text:p>7028.643084875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55485301.34946" calcext:value-type="float">
            <text:p>1455485301.34946</text:p>
          </table:table-cell>
          <table:table-cell office:value-type="float" office:value="376" calcext:value-type="float">
            <text:p>376</text:p>
          </table:table-cell>
          <table:table-cell table:formula="of:=[.B414]-[.B$2]" office:value-type="float" office:value="32.9618797302246" calcext:value-type="float">
            <text:p>32.9618797302</text:p>
          </table:table-cell>
          <table:table-cell table:formula="of:=[.C413]/([.D414]-[.D413])" office:value-type="float" office:value="5139.87045011821" calcext:value-type="float">
            <text:p>5139.870450118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55485301.42785" calcext:value-type="float">
            <text:p>1455485301.42785</text:p>
          </table:table-cell>
          <table:table-cell office:value-type="float" office:value="464" calcext:value-type="float">
            <text:p>464</text:p>
          </table:table-cell>
          <table:table-cell table:formula="of:=[.B415]-[.B$2]" office:value-type="float" office:value="33.0402700901031" calcext:value-type="float">
            <text:p>33.0402700901</text:p>
          </table:table-cell>
          <table:table-cell table:formula="of:=[.C414]/([.D415]-[.D414])" office:value-type="float" office:value="4796.5081495044" calcext:value-type="float">
            <text:p>4796.508149504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55485301.50715" calcext:value-type="float">
            <text:p>1455485301.50715</text:p>
          </table:table-cell>
          <table:table-cell office:value-type="float" office:value="584" calcext:value-type="float">
            <text:p>584</text:p>
          </table:table-cell>
          <table:table-cell table:formula="of:=[.B416]-[.B$2]" office:value-type="float" office:value="33.1195702552795" calcext:value-type="float">
            <text:p>33.1195702553</text:p>
          </table:table-cell>
          <table:table-cell table:formula="of:=[.C415]/([.D416]-[.D415])" office:value-type="float" office:value="5851.18579473195" calcext:value-type="float">
            <text:p>5851.18579473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55485301.58854" calcext:value-type="float">
            <text:p>1455485301.58854</text:p>
          </table:table-cell>
          <table:table-cell office:value-type="float" office:value="600" calcext:value-type="float">
            <text:p>600</text:p>
          </table:table-cell>
          <table:table-cell table:formula="of:=[.B417]-[.B$2]" office:value-type="float" office:value="33.2009582519531" calcext:value-type="float">
            <text:p>33.200958252</text:p>
          </table:table-cell>
          <table:table-cell table:formula="of:=[.C416]/([.D417]-[.D416])" office:value-type="float" office:value="7175.50528172109" calcext:value-type="float">
            <text:p>7175.505281721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55485301.66781" calcext:value-type="float">
            <text:p>1455485301.66781</text:p>
          </table:table-cell>
          <table:table-cell office:value-type="float" office:value="488" calcext:value-type="float">
            <text:p>488</text:p>
          </table:table-cell>
          <table:table-cell table:formula="of:=[.B418]-[.B$2]" office:value-type="float" office:value="33.2802298069" calcext:value-type="float">
            <text:p>33.2802298069</text:p>
          </table:table-cell>
          <table:table-cell table:formula="of:=[.C417]/([.D418]-[.D417])" office:value-type="float" office:value="7568.91927251729" calcext:value-type="float">
            <text:p>7568.919272517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55485301.74661" calcext:value-type="float">
            <text:p>1455485301.74661</text:p>
          </table:table-cell>
          <table:table-cell office:value-type="float" office:value="384" calcext:value-type="float">
            <text:p>384</text:p>
          </table:table-cell>
          <table:table-cell table:formula="of:=[.B419]-[.B$2]" office:value-type="float" office:value="33.3590333461761" calcext:value-type="float">
            <text:p>33.3590333462</text:p>
          </table:table-cell>
          <table:table-cell table:formula="of:=[.C418]/([.D419]-[.D418])" office:value-type="float" office:value="6192.61526173433" calcext:value-type="float">
            <text:p>6192.615261734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55485301.82675" calcext:value-type="float">
            <text:p>1455485301.82675</text:p>
          </table:table-cell>
          <table:table-cell office:value-type="float" office:value="400" calcext:value-type="float">
            <text:p>400</text:p>
          </table:table-cell>
          <table:table-cell table:formula="of:=[.B420]-[.B$2]" office:value-type="float" office:value="33.4391708374023" calcext:value-type="float">
            <text:p>33.4391708374</text:p>
          </table:table-cell>
          <table:table-cell table:formula="of:=[.C419]/([.D420]-[.D419])" office:value-type="float" office:value="4791.76467998132" calcext:value-type="float">
            <text:p>4791.764679981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55485301.90949" calcext:value-type="float">
            <text:p>1455485301.90949</text:p>
          </table:table-cell>
          <table:table-cell office:value-type="float" office:value="528" calcext:value-type="float">
            <text:p>528</text:p>
          </table:table-cell>
          <table:table-cell table:formula="of:=[.B421]-[.B$2]" office:value-type="float" office:value="33.5219080448151" calcext:value-type="float">
            <text:p>33.5219080448</text:p>
          </table:table-cell>
          <table:table-cell table:formula="of:=[.C420]/([.D421]-[.D420])" office:value-type="float" office:value="4834.58425185505" calcext:value-type="float">
            <text:p>4834.584251855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55485301.98625" calcext:value-type="float">
            <text:p>1455485301.98625</text:p>
          </table:table-cell>
          <table:table-cell office:value-type="float" office:value="608" calcext:value-type="float">
            <text:p>608</text:p>
          </table:table-cell>
          <table:table-cell table:formula="of:=[.B422]-[.B$2]" office:value-type="float" office:value="33.5986766815186" calcext:value-type="float">
            <text:p>33.5986766815</text:p>
          </table:table-cell>
          <table:table-cell table:formula="of:=[.C421]/([.D422]-[.D421])" office:value-type="float" office:value="6877.80873378448" calcext:value-type="float">
            <text:p>6877.808733784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55485302.06686" calcext:value-type="float">
            <text:p>1455485302.06686</text:p>
          </table:table-cell>
          <table:table-cell office:value-type="float" office:value="560" calcext:value-type="float">
            <text:p>560</text:p>
          </table:table-cell>
          <table:table-cell table:formula="of:=[.B423]-[.B$2]" office:value-type="float" office:value="33.6792829036713" calcext:value-type="float">
            <text:p>33.6792829037</text:p>
          </table:table-cell>
          <table:table-cell table:formula="of:=[.C422]/([.D423]-[.D422])" office:value-type="float" office:value="7542.84202586908" calcext:value-type="float">
            <text:p>7542.842025869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55485302.14722" calcext:value-type="float">
            <text:p>1455485302.14722</text:p>
          </table:table-cell>
          <table:table-cell office:value-type="float" office:value="432" calcext:value-type="float">
            <text:p>432</text:p>
          </table:table-cell>
          <table:table-cell table:formula="of:=[.B424]-[.B$2]" office:value-type="float" office:value="33.7596423625946" calcext:value-type="float">
            <text:p>33.7596423626</text:p>
          </table:table-cell>
          <table:table-cell table:formula="of:=[.C423]/([.D424]-[.D423])" office:value-type="float" office:value="6968.6880362674" calcext:value-type="float">
            <text:p>6968.688036267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55485302.22738" calcext:value-type="float">
            <text:p>1455485302.22738</text:p>
          </table:table-cell>
          <table:table-cell office:value-type="float" office:value="376" calcext:value-type="float">
            <text:p>376</text:p>
          </table:table-cell>
          <table:table-cell table:formula="of:=[.B425]-[.B$2]" office:value-type="float" office:value="33.8397998809814" calcext:value-type="float">
            <text:p>33.839799881</text:p>
          </table:table-cell>
          <table:table-cell table:formula="of:=[.C424]/([.D425]-[.D424])" office:value-type="float" office:value="5389.38840290894" calcext:value-type="float">
            <text:p>5389.388402908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55485302.30714" calcext:value-type="float">
            <text:p>1455485302.30714</text:p>
          </table:table-cell>
          <table:table-cell office:value-type="float" office:value="448" calcext:value-type="float">
            <text:p>448</text:p>
          </table:table-cell>
          <table:table-cell table:formula="of:=[.B426]-[.B$2]" office:value-type="float" office:value="33.9195647239685" calcext:value-type="float">
            <text:p>33.919564724</text:p>
          </table:table-cell>
          <table:table-cell table:formula="of:=[.C425]/([.D426]-[.D425])" office:value-type="float" office:value="4713.85620430538" calcext:value-type="float">
            <text:p>4713.856204305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55485302.38806" calcext:value-type="float">
            <text:p>1455485302.38806</text:p>
          </table:table-cell>
          <table:table-cell office:value-type="float" office:value="576" calcext:value-type="float">
            <text:p>576</text:p>
          </table:table-cell>
          <table:table-cell table:formula="of:=[.B427]-[.B$2]" office:value-type="float" office:value="34.0004856586456" calcext:value-type="float">
            <text:p>34.0004856586</text:p>
          </table:table-cell>
          <table:table-cell table:formula="of:=[.C426]/([.D427]-[.D426])" office:value-type="float" office:value="5536.26823253498" calcext:value-type="float">
            <text:p>5536.26823253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55485302.46746" calcext:value-type="float">
            <text:p>1455485302.46746</text:p>
          </table:table-cell>
          <table:table-cell office:value-type="float" office:value="608" calcext:value-type="float">
            <text:p>608</text:p>
          </table:table-cell>
          <table:table-cell table:formula="of:=[.B428]-[.B$2]" office:value-type="float" office:value="34.0798847675323" calcext:value-type="float">
            <text:p>34.0798847675</text:p>
          </table:table-cell>
          <table:table-cell table:formula="of:=[.C427]/([.D428]-[.D427])" office:value-type="float" office:value="7254.4894782358" calcext:value-type="float">
            <text:p>7254.489478235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55485302.5465" calcext:value-type="float">
            <text:p>1455485302.5465</text:p>
          </table:table-cell>
          <table:table-cell office:value-type="float" office:value="504" calcext:value-type="float">
            <text:p>504</text:p>
          </table:table-cell>
          <table:table-cell table:formula="of:=[.B429]-[.B$2]" office:value-type="float" office:value="34.1589212417603" calcext:value-type="float">
            <text:p>34.1589212418</text:p>
          </table:table-cell>
          <table:table-cell table:formula="of:=[.C428]/([.D429]-[.D428])" office:value-type="float" office:value="7692.65084177217" calcext:value-type="float">
            <text:p>7692.650841772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55485302.62721" calcext:value-type="float">
            <text:p>1455485302.62721</text:p>
          </table:table-cell>
          <table:table-cell office:value-type="float" office:value="392" calcext:value-type="float">
            <text:p>392</text:p>
          </table:table-cell>
          <table:table-cell table:formula="of:=[.B430]-[.B$2]" office:value-type="float" office:value="34.2396366596222" calcext:value-type="float">
            <text:p>34.2396366596</text:p>
          </table:table-cell>
          <table:table-cell table:formula="of:=[.C429]/([.D430]-[.D429])" office:value-type="float" office:value="6244.16020322261" calcext:value-type="float">
            <text:p>6244.160203222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55485302.70723" calcext:value-type="float">
            <text:p>1455485302.70723</text:p>
          </table:table-cell>
          <table:table-cell office:value-type="float" office:value="392" calcext:value-type="float">
            <text:p>392</text:p>
          </table:table-cell>
          <table:table-cell table:formula="of:=[.B431]-[.B$2]" office:value-type="float" office:value="34.3196504116058" calcext:value-type="float">
            <text:p>34.3196504116</text:p>
          </table:table-cell>
          <table:table-cell table:formula="of:=[.C430]/([.D431]-[.D430])" office:value-type="float" office:value="4899.15783576975" calcext:value-type="float">
            <text:p>4899.157835769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55485302.78721" calcext:value-type="float">
            <text:p>1455485302.78721</text:p>
          </table:table-cell>
          <table:table-cell office:value-type="float" office:value="504" calcext:value-type="float">
            <text:p>504</text:p>
          </table:table-cell>
          <table:table-cell table:formula="of:=[.B432]-[.B$2]" office:value-type="float" office:value="34.3996329307556" calcext:value-type="float">
            <text:p>34.3996329308</text:p>
          </table:table-cell>
          <table:table-cell table:formula="of:=[.C431]/([.D432]-[.D431])" office:value-type="float" office:value="4901.07093608688" calcext:value-type="float">
            <text:p>4901.070936086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55485302.86737" calcext:value-type="float">
            <text:p>1455485302.86737</text:p>
          </table:table-cell>
          <table:table-cell office:value-type="float" office:value="608" calcext:value-type="float">
            <text:p>608</text:p>
          </table:table-cell>
          <table:table-cell table:formula="of:=[.B433]-[.B$2]" office:value-type="float" office:value="34.4797887802124" calcext:value-type="float">
            <text:p>34.4797887802</text:p>
          </table:table-cell>
          <table:table-cell table:formula="of:=[.C432]/([.D433]-[.D432])" office:value-type="float" office:value="6287.7507183267" calcext:value-type="float">
            <text:p>6287.750718326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55485302.94672" calcext:value-type="float">
            <text:p>1455485302.94672</text:p>
          </table:table-cell>
          <table:table-cell office:value-type="float" office:value="576" calcext:value-type="float">
            <text:p>576</text:p>
          </table:table-cell>
          <table:table-cell table:formula="of:=[.B434]-[.B$2]" office:value-type="float" office:value="34.5591397285461" calcext:value-type="float">
            <text:p>34.5591397285</text:p>
          </table:table-cell>
          <table:table-cell table:formula="of:=[.C433]/([.D434]-[.D433])" office:value-type="float" office:value="7662.16425596866" calcext:value-type="float">
            <text:p>7662.164255968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55485303.02921" calcext:value-type="float">
            <text:p>1455485303.02921</text:p>
          </table:table-cell>
          <table:table-cell office:value-type="float" office:value="440" calcext:value-type="float">
            <text:p>440</text:p>
          </table:table-cell>
          <table:table-cell table:formula="of:=[.B435]-[.B$2]" office:value-type="float" office:value="34.6416308879852" calcext:value-type="float">
            <text:p>34.641630888</text:p>
          </table:table-cell>
          <table:table-cell table:formula="of:=[.C434]/([.D435]-[.D434])" office:value-type="float" office:value="6982.56642186403" calcext:value-type="float">
            <text:p>6982.56642186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55485303.18027" calcext:value-type="float">
            <text:p>1455485303.18027</text:p>
          </table:table-cell>
          <table:table-cell office:value-type="float" office:value="424" calcext:value-type="float">
            <text:p>424</text:p>
          </table:table-cell>
          <table:table-cell table:formula="of:=[.B436]-[.B$2]" office:value-type="float" office:value="34.7926933765411" calcext:value-type="float">
            <text:p>34.7926933765</text:p>
          </table:table-cell>
          <table:table-cell table:formula="of:=[.C435]/([.D436]-[.D435])" office:value-type="float" office:value="2912.70191697627" calcext:value-type="float">
            <text:p>2912.701916976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55485303.18786" calcext:value-type="float">
            <text:p>1455485303.18786</text:p>
          </table:table-cell>
          <table:table-cell office:value-type="float" office:value="432" calcext:value-type="float">
            <text:p>432</text:p>
          </table:table-cell>
          <table:table-cell table:formula="of:=[.B437]-[.B$2]" office:value-type="float" office:value="34.8002853393555" calcext:value-type="float">
            <text:p>34.8002853394</text:p>
          </table:table-cell>
          <table:table-cell table:formula="of:=[.C436]/([.D437]-[.D436])" office:value-type="float" office:value="55848.5348742267" calcext:value-type="float">
            <text:p>55848.534874226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55485303.26644" calcext:value-type="float">
            <text:p>1455485303.26644</text:p>
          </table:table-cell>
          <table:table-cell office:value-type="float" office:value="560" calcext:value-type="float">
            <text:p>560</text:p>
          </table:table-cell>
          <table:table-cell table:formula="of:=[.B438]-[.B$2]" office:value-type="float" office:value="34.8788592815399" calcext:value-type="float">
            <text:p>34.8788592815</text:p>
          </table:table-cell>
          <table:table-cell table:formula="of:=[.C437]/([.D438]-[.D437])" office:value-type="float" office:value="5498.00592906364" calcext:value-type="float">
            <text:p>5498.005929063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55485303.34835" calcext:value-type="float">
            <text:p>1455485303.34835</text:p>
          </table:table-cell>
          <table:table-cell office:value-type="float" office:value="608" calcext:value-type="float">
            <text:p>608</text:p>
          </table:table-cell>
          <table:table-cell table:formula="of:=[.B439]-[.B$2]" office:value-type="float" office:value="34.9607706069946" calcext:value-type="float">
            <text:p>34.960770607</text:p>
          </table:table-cell>
          <table:table-cell table:formula="of:=[.C438]/([.D439]-[.D438])" office:value-type="float" office:value="6836.6614371247" calcext:value-type="float">
            <text:p>6836.661437124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55485303.42662" calcext:value-type="float">
            <text:p>1455485303.42662</text:p>
          </table:table-cell>
          <table:table-cell office:value-type="float" office:value="520" calcext:value-type="float">
            <text:p>520</text:p>
          </table:table-cell>
          <table:table-cell table:formula="of:=[.B440]-[.B$2]" office:value-type="float" office:value="35.0390393733978" calcext:value-type="float">
            <text:p>35.0390393734</text:p>
          </table:table-cell>
          <table:table-cell table:formula="of:=[.C439]/([.D440]-[.D439])" office:value-type="float" office:value="7768.10505569889" calcext:value-type="float">
            <text:p>7768.105055698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55485303.50613" calcext:value-type="float">
            <text:p>1455485303.50613</text:p>
          </table:table-cell>
          <table:table-cell office:value-type="float" office:value="400" calcext:value-type="float">
            <text:p>400</text:p>
          </table:table-cell>
          <table:table-cell table:formula="of:=[.B441]-[.B$2]" office:value-type="float" office:value="35.1185488700867" calcext:value-type="float">
            <text:p>35.1185488701</text:p>
          </table:table-cell>
          <table:table-cell table:formula="of:=[.C440]/([.D441]-[.D440])" office:value-type="float" office:value="6540.09925424379" calcext:value-type="float">
            <text:p>6540.099254243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55485303.58808" calcext:value-type="float">
            <text:p>1455485303.58808</text:p>
          </table:table-cell>
          <table:table-cell office:value-type="float" office:value="384" calcext:value-type="float">
            <text:p>384</text:p>
          </table:table-cell>
          <table:table-cell table:formula="of:=[.B442]-[.B$2]" office:value-type="float" office:value="35.2005002498627" calcext:value-type="float">
            <text:p>35.2005002499</text:p>
          </table:table-cell>
          <table:table-cell table:formula="of:=[.C441]/([.D442]-[.D441])" office:value-type="float" office:value="4880.94283578051" calcext:value-type="float">
            <text:p>4880.942835780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55485303.66626" calcext:value-type="float">
            <text:p>1455485303.66626</text:p>
          </table:table-cell>
          <table:table-cell office:value-type="float" office:value="488" calcext:value-type="float">
            <text:p>488</text:p>
          </table:table-cell>
          <table:table-cell table:formula="of:=[.B443]-[.B$2]" office:value-type="float" office:value="35.278680562973" calcext:value-type="float">
            <text:p>35.278680563</text:p>
          </table:table-cell>
          <table:table-cell table:formula="of:=[.C442]/([.D443]-[.D442])" office:value-type="float" office:value="4911.72246212398" calcext:value-type="float">
            <text:p>4911.72246212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55485303.74735" calcext:value-type="float">
            <text:p>1455485303.74735</text:p>
          </table:table-cell>
          <table:table-cell office:value-type="float" office:value="600" calcext:value-type="float">
            <text:p>600</text:p>
          </table:table-cell>
          <table:table-cell table:formula="of:=[.B444]-[.B$2]" office:value-type="float" office:value="35.3597722053528" calcext:value-type="float">
            <text:p>35.3597722054</text:p>
          </table:table-cell>
          <table:table-cell table:formula="of:=[.C443]/([.D444]-[.D443])" office:value-type="float" office:value="6017.88280122191" calcext:value-type="float">
            <text:p>6017.882801221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55485303.82821" calcext:value-type="float">
            <text:p>1455485303.82821</text:p>
          </table:table-cell>
          <table:table-cell office:value-type="float" office:value="584" calcext:value-type="float">
            <text:p>584</text:p>
          </table:table-cell>
          <table:table-cell table:formula="of:=[.B445]-[.B$2]" office:value-type="float" office:value="35.4406278133392" calcext:value-type="float">
            <text:p>35.4406278133</text:p>
          </table:table-cell>
          <table:table-cell table:formula="of:=[.C444]/([.D445]-[.D444])" office:value-type="float" office:value="7420.63556185921" calcext:value-type="float">
            <text:p>7420.635561859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55485303.90656" calcext:value-type="float">
            <text:p>1455485303.90656</text:p>
          </table:table-cell>
          <table:table-cell office:value-type="float" office:value="464" calcext:value-type="float">
            <text:p>464</text:p>
          </table:table-cell>
          <table:table-cell table:formula="of:=[.B446]-[.B$2]" office:value-type="float" office:value="35.5189785957336" calcext:value-type="float">
            <text:p>35.5189785957</text:p>
          </table:table-cell>
          <table:table-cell table:formula="of:=[.C445]/([.D446]-[.D445])" office:value-type="float" office:value="7453.65881683489" calcext:value-type="float">
            <text:p>7453.658816834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55485303.98622" calcext:value-type="float">
            <text:p>1455485303.98622</text:p>
          </table:table-cell>
          <table:table-cell office:value-type="float" office:value="376" calcext:value-type="float">
            <text:p>376</text:p>
          </table:table-cell>
          <table:table-cell table:formula="of:=[.B447]-[.B$2]" office:value-type="float" office:value="35.5986411571503" calcext:value-type="float">
            <text:p>35.5986411572</text:p>
          </table:table-cell>
          <table:table-cell table:formula="of:=[.C446]/([.D447]-[.D446])" office:value-type="float" office:value="5824.56792436454" calcext:value-type="float">
            <text:p>5824.567924364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55485304.06788" calcext:value-type="float">
            <text:p>1455485304.06788</text:p>
          </table:table-cell>
          <table:table-cell office:value-type="float" office:value="424" calcext:value-type="float">
            <text:p>424</text:p>
          </table:table-cell>
          <table:table-cell table:formula="of:=[.B448]-[.B$2]" office:value-type="float" office:value="35.6803040504456" calcext:value-type="float">
            <text:p>35.6803040504</text:p>
          </table:table-cell>
          <table:table-cell table:formula="of:=[.C447]/([.D448]-[.D447])" office:value-type="float" office:value="4604.29437199104" calcext:value-type="float">
            <text:p>4604.294371991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55485304.14782" calcext:value-type="float">
            <text:p>1455485304.14782</text:p>
          </table:table-cell>
          <table:table-cell office:value-type="float" office:value="552" calcext:value-type="float">
            <text:p>552</text:p>
          </table:table-cell>
          <table:table-cell table:formula="of:=[.B449]-[.B$2]" office:value-type="float" office:value="35.7602393627167" calcext:value-type="float">
            <text:p>35.7602393627</text:p>
          </table:table-cell>
          <table:table-cell table:formula="of:=[.C448]/([.D449]-[.D448])" office:value-type="float" office:value="5304.28903013365" calcext:value-type="float">
            <text:p>5304.289030133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55485304.22617" calcext:value-type="float">
            <text:p>1455485304.22617</text:p>
          </table:table-cell>
          <table:table-cell office:value-type="float" office:value="608" calcext:value-type="float">
            <text:p>608</text:p>
          </table:table-cell>
          <table:table-cell table:formula="of:=[.B450]-[.B$2]" office:value-type="float" office:value="35.8385922908783" calcext:value-type="float">
            <text:p>35.8385922909</text:p>
          </table:table-cell>
          <table:table-cell table:formula="of:=[.C449]/([.D450]-[.D449])" office:value-type="float" office:value="7045.04621526552" calcext:value-type="float">
            <text:p>7045.046215265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55485304.30829" calcext:value-type="float">
            <text:p>1455485304.30829</text:p>
          </table:table-cell>
          <table:table-cell office:value-type="float" office:value="536" calcext:value-type="float">
            <text:p>536</text:p>
          </table:table-cell>
          <table:table-cell table:formula="of:=[.B451]-[.B$2]" office:value-type="float" office:value="35.9207088947296" calcext:value-type="float">
            <text:p>35.9207088947</text:p>
          </table:table-cell>
          <table:table-cell table:formula="of:=[.C450]/([.D451]-[.D450])" office:value-type="float" office:value="7404.10552171464" calcext:value-type="float">
            <text:p>7404.105521714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55485304.38841" calcext:value-type="float">
            <text:p>1455485304.38841</text:p>
          </table:table-cell>
          <table:table-cell office:value-type="float" office:value="408" calcext:value-type="float">
            <text:p>408</text:p>
          </table:table-cell>
          <table:table-cell table:formula="of:=[.B452]-[.B$2]" office:value-type="float" office:value="36.0008299350739" calcext:value-type="float">
            <text:p>36.0008299351</text:p>
          </table:table-cell>
          <table:table-cell table:formula="of:=[.C451]/([.D452]-[.D451])" office:value-type="float" office:value="6689.87818551891" calcext:value-type="float">
            <text:p>6689.878185518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55485304.46667" calcext:value-type="float">
            <text:p>1455485304.46667</text:p>
          </table:table-cell>
          <table:table-cell office:value-type="float" office:value="376" calcext:value-type="float">
            <text:p>376</text:p>
          </table:table-cell>
          <table:table-cell table:formula="of:=[.B453]-[.B$2]" office:value-type="float" office:value="36.0790910720825" calcext:value-type="float">
            <text:p>36.0790910721</text:p>
          </table:table-cell>
          <table:table-cell table:formula="of:=[.C452]/([.D453]-[.D452])" office:value-type="float" office:value="5213.31551769835" calcext:value-type="float">
            <text:p>5213.315517698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55485304.54841" calcext:value-type="float">
            <text:p>1455485304.54841</text:p>
          </table:table-cell>
          <table:table-cell office:value-type="float" office:value="480" calcext:value-type="float">
            <text:p>480</text:p>
          </table:table-cell>
          <table:table-cell table:formula="of:=[.B454]-[.B$2]" office:value-type="float" office:value="36.1608371734619" calcext:value-type="float">
            <text:p>36.1608371735</text:p>
          </table:table-cell>
          <table:table-cell table:formula="of:=[.C453]/([.D454]-[.D453])" office:value-type="float" office:value="4599.60773242181" calcext:value-type="float">
            <text:p>4599.607732421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55485304.62617" calcext:value-type="float">
            <text:p>1455485304.62617</text:p>
          </table:table-cell>
          <table:table-cell office:value-type="float" office:value="592" calcext:value-type="float">
            <text:p>592</text:p>
          </table:table-cell>
          <table:table-cell table:formula="of:=[.B455]-[.B$2]" office:value-type="float" office:value="36.2385926246643" calcext:value-type="float">
            <text:p>36.2385926247</text:p>
          </table:table-cell>
          <table:table-cell table:formula="of:=[.C454]/([.D455]-[.D454])" office:value-type="float" office:value="6173.20062551743" calcext:value-type="float">
            <text:p>6173.200625517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55485304.70784" calcext:value-type="float">
            <text:p>1455485304.70784</text:p>
          </table:table-cell>
          <table:table-cell office:value-type="float" office:value="592" calcext:value-type="float">
            <text:p>592</text:p>
          </table:table-cell>
          <table:table-cell table:formula="of:=[.B456]-[.B$2]" office:value-type="float" office:value="36.320258140564" calcext:value-type="float">
            <text:p>36.3202581406</text:p>
          </table:table-cell>
          <table:table-cell table:formula="of:=[.C455]/([.D456]-[.D455])" office:value-type="float" office:value="7249.0817388258" calcext:value-type="float">
            <text:p>7249.081738825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55485304.78844" calcext:value-type="float">
            <text:p>1455485304.78844</text:p>
          </table:table-cell>
          <table:table-cell office:value-type="float" office:value="472" calcext:value-type="float">
            <text:p>472</text:p>
          </table:table-cell>
          <table:table-cell table:formula="of:=[.B457]-[.B$2]" office:value-type="float" office:value="36.400857925415" calcext:value-type="float">
            <text:p>36.4008579254</text:p>
          </table:table-cell>
          <table:table-cell table:formula="of:=[.C456]/([.D457]-[.D456])" office:value-type="float" office:value="7344.93275749867" calcext:value-type="float">
            <text:p>7344.932757498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55485304.86616" calcext:value-type="float">
            <text:p>1455485304.86616</text:p>
          </table:table-cell>
          <table:table-cell office:value-type="float" office:value="376" calcext:value-type="float">
            <text:p>376</text:p>
          </table:table-cell>
          <table:table-cell table:formula="of:=[.B458]-[.B$2]" office:value-type="float" office:value="36.4785797595978" calcext:value-type="float">
            <text:p>36.4785797596</text:p>
          </table:table-cell>
          <table:table-cell table:formula="of:=[.C457]/([.D458]-[.D457])" office:value-type="float" office:value="6072.93954090475" calcext:value-type="float">
            <text:p>6072.939540904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55485304.9468" calcext:value-type="float">
            <text:p>1455485304.9468</text:p>
          </table:table-cell>
          <table:table-cell office:value-type="float" office:value="408" calcext:value-type="float">
            <text:p>408</text:p>
          </table:table-cell>
          <table:table-cell table:formula="of:=[.B459]-[.B$2]" office:value-type="float" office:value="36.5592210292816" calcext:value-type="float">
            <text:p>36.5592210293</text:p>
          </table:table-cell>
          <table:table-cell table:formula="of:=[.C458]/([.D459]-[.D458])" office:value-type="float" office:value="4662.62499926087" calcext:value-type="float">
            <text:p>4662.624999260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55485305.0281" calcext:value-type="float">
            <text:p>1455485305.0281</text:p>
          </table:table-cell>
          <table:table-cell office:value-type="float" office:value="536" calcext:value-type="float">
            <text:p>536</text:p>
          </table:table-cell>
          <table:table-cell table:formula="of:=[.B460]-[.B$2]" office:value-type="float" office:value="36.6405189037323" calcext:value-type="float">
            <text:p>36.6405189037</text:p>
          </table:table-cell>
          <table:table-cell table:formula="of:=[.C459]/([.D460]-[.D459])" office:value-type="float" office:value="5018.58139289359" calcext:value-type="float">
            <text:p>5018.581392893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55485305.10669" calcext:value-type="float">
            <text:p>1455485305.10669</text:p>
          </table:table-cell>
          <table:table-cell office:value-type="float" office:value="608" calcext:value-type="float">
            <text:p>608</text:p>
          </table:table-cell>
          <table:table-cell table:formula="of:=[.B461]-[.B$2]" office:value-type="float" office:value="36.7191112041473" calcext:value-type="float">
            <text:p>36.7191112041</text:p>
          </table:table-cell>
          <table:table-cell table:formula="of:=[.C460]/([.D461]-[.D460])" office:value-type="float" office:value="6820.00650406504" calcext:value-type="float">
            <text:p>6820.00650406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55485305.18845" calcext:value-type="float">
            <text:p>1455485305.18845</text:p>
          </table:table-cell>
          <table:table-cell office:value-type="float" office:value="544" calcext:value-type="float">
            <text:p>544</text:p>
          </table:table-cell>
          <table:table-cell table:formula="of:=[.B462]-[.B$2]" office:value-type="float" office:value="36.8008694648743" calcext:value-type="float">
            <text:p>36.8008694649</text:p>
          </table:table-cell>
          <table:table-cell table:formula="of:=[.C461]/([.D462]-[.D461])" office:value-type="float" office:value="7436.55741443315" calcext:value-type="float">
            <text:p>7436.557414433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55485305.26853" calcext:value-type="float">
            <text:p>1455485305.26853</text:p>
          </table:table-cell>
          <table:table-cell office:value-type="float" office:value="416" calcext:value-type="float">
            <text:p>416</text:p>
          </table:table-cell>
          <table:table-cell table:formula="of:=[.B463]-[.B$2]" office:value-type="float" office:value="36.8809497356415" calcext:value-type="float">
            <text:p>36.8809497356</text:p>
          </table:table-cell>
          <table:table-cell table:formula="of:=[.C462]/([.D463]-[.D462])" office:value-type="float" office:value="6793.18382403292" calcext:value-type="float">
            <text:p>6793.183824032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55485305.3466" calcext:value-type="float">
            <text:p>1455485305.3466</text:p>
          </table:table-cell>
          <table:table-cell office:value-type="float" office:value="376" calcext:value-type="float">
            <text:p>376</text:p>
          </table:table-cell>
          <table:table-cell table:formula="of:=[.B464]-[.B$2]" office:value-type="float" office:value="36.9590263366699" calcext:value-type="float">
            <text:p>36.9590263367</text:p>
          </table:table-cell>
          <table:table-cell table:formula="of:=[.C463]/([.D464]-[.D463])" office:value-type="float" office:value="5328.10079486498" calcext:value-type="float">
            <text:p>5328.10079486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55485305.42614" calcext:value-type="float">
            <text:p>1455485305.42614</text:p>
          </table:table-cell>
          <table:table-cell office:value-type="float" office:value="464" calcext:value-type="float">
            <text:p>464</text:p>
          </table:table-cell>
          <table:table-cell table:formula="of:=[.B465]-[.B$2]" office:value-type="float" office:value="37.0385582447052" calcext:value-type="float">
            <text:p>37.0385582447</text:p>
          </table:table-cell>
          <table:table-cell table:formula="of:=[.C464]/([.D465]-[.D464])" office:value-type="float" office:value="4727.66225894161" calcext:value-type="float">
            <text:p>4727.662258941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55485305.50816" calcext:value-type="float">
            <text:p>1455485305.50816</text:p>
          </table:table-cell>
          <table:table-cell office:value-type="float" office:value="584" calcext:value-type="float">
            <text:p>584</text:p>
          </table:table-cell>
          <table:table-cell table:formula="of:=[.B466]-[.B$2]" office:value-type="float" office:value="37.1205849647522" calcext:value-type="float">
            <text:p>37.1205849648</text:p>
          </table:table-cell>
          <table:table-cell table:formula="of:=[.C465]/([.D466]-[.D465])" office:value-type="float" office:value="5656.69332790769" calcext:value-type="float">
            <text:p>5656.693327907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55485305.58673" calcext:value-type="float">
            <text:p>1455485305.58673</text:p>
          </table:table-cell>
          <table:table-cell office:value-type="float" office:value="600" calcext:value-type="float">
            <text:p>600</text:p>
          </table:table-cell>
          <table:table-cell table:formula="of:=[.B467]-[.B$2]" office:value-type="float" office:value="37.1991500854492" calcext:value-type="float">
            <text:p>37.1991500854</text:p>
          </table:table-cell>
          <table:table-cell table:formula="of:=[.C466]/([.D467]-[.D466])" office:value-type="float" office:value="7433.32403512925" calcext:value-type="float">
            <text:p>7433.324035129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55485305.66736" calcext:value-type="float">
            <text:p>1455485305.66736</text:p>
          </table:table-cell>
          <table:table-cell office:value-type="float" office:value="488" calcext:value-type="float">
            <text:p>488</text:p>
          </table:table-cell>
          <table:table-cell table:formula="of:=[.B468]-[.B$2]" office:value-type="float" office:value="37.2797839641571" calcext:value-type="float">
            <text:p>37.2797839642</text:p>
          </table:table-cell>
          <table:table-cell table:formula="of:=[.C467]/([.D468]-[.D467])" office:value-type="float" office:value="7441.0410315698" calcext:value-type="float">
            <text:p>7441.041031569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55485305.74785" calcext:value-type="float">
            <text:p>1455485305.74785</text:p>
          </table:table-cell>
          <table:table-cell office:value-type="float" office:value="384" calcext:value-type="float">
            <text:p>384</text:p>
          </table:table-cell>
          <table:table-cell table:formula="of:=[.B469]-[.B$2]" office:value-type="float" office:value="37.3602697849274" calcext:value-type="float">
            <text:p>37.3602697849</text:p>
          </table:table-cell>
          <table:table-cell table:formula="of:=[.C468]/([.D469]-[.D468])" office:value-type="float" office:value="6063.17976669372" calcext:value-type="float">
            <text:p>6063.179766693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55485305.82724" calcext:value-type="float">
            <text:p>1455485305.82724</text:p>
          </table:table-cell>
          <table:table-cell office:value-type="float" office:value="400" calcext:value-type="float">
            <text:p>400</text:p>
          </table:table-cell>
          <table:table-cell table:formula="of:=[.B470]-[.B$2]" office:value-type="float" office:value="37.4396593570709" calcext:value-type="float">
            <text:p>37.4396593571</text:p>
          </table:table-cell>
          <table:table-cell table:formula="of:=[.C469]/([.D470]-[.D469])" office:value-type="float" office:value="4836.9072868366" calcext:value-type="float">
            <text:p>4836.907286836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55485305.90741" calcext:value-type="float">
            <text:p>1455485305.90741</text:p>
          </table:table-cell>
          <table:table-cell office:value-type="float" office:value="520" calcext:value-type="float">
            <text:p>520</text:p>
          </table:table-cell>
          <table:table-cell table:formula="of:=[.B471]-[.B$2]" office:value-type="float" office:value="37.5198290348053" calcext:value-type="float">
            <text:p>37.5198290348</text:p>
          </table:table-cell>
          <table:table-cell table:formula="of:=[.C470]/([.D471]-[.D470])" office:value-type="float" office:value="4989.41758660069" calcext:value-type="float">
            <text:p>4989.417586600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55485305.98743" calcext:value-type="float">
            <text:p>1455485305.98743</text:p>
          </table:table-cell>
          <table:table-cell office:value-type="float" office:value="608" calcext:value-type="float">
            <text:p>608</text:p>
          </table:table-cell>
          <table:table-cell table:formula="of:=[.B472]-[.B$2]" office:value-type="float" office:value="37.5998570919037" calcext:value-type="float">
            <text:p>37.5998570919</text:p>
          </table:table-cell>
          <table:table-cell table:formula="of:=[.C471]/([.D472]-[.D471])" office:value-type="float" office:value="6497.72115997641" calcext:value-type="float">
            <text:p>6497.721159976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55485306.06651" calcext:value-type="float">
            <text:p>1455485306.06651</text:p>
          </table:table-cell>
          <table:table-cell office:value-type="float" office:value="560" calcext:value-type="float">
            <text:p>560</text:p>
          </table:table-cell>
          <table:table-cell table:formula="of:=[.B473]-[.B$2]" office:value-type="float" office:value="37.6789319515228" calcext:value-type="float">
            <text:p>37.6789319515</text:p>
          </table:table-cell>
          <table:table-cell table:formula="of:=[.C472]/([.D473]-[.D472])" office:value-type="float" office:value="7688.91659028414" calcext:value-type="float">
            <text:p>7688.916590284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55485306.14684" calcext:value-type="float">
            <text:p>1455485306.14684</text:p>
          </table:table-cell>
          <table:table-cell office:value-type="float" office:value="432" calcext:value-type="float">
            <text:p>432</text:p>
          </table:table-cell>
          <table:table-cell table:formula="of:=[.B474]-[.B$2]" office:value-type="float" office:value="37.7592628002167" calcext:value-type="float">
            <text:p>37.7592628002</text:p>
          </table:table-cell>
          <table:table-cell table:formula="of:=[.C473]/([.D474]-[.D473])" office:value-type="float" office:value="6971.16996901452" calcext:value-type="float">
            <text:p>6971.169969014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55485306.22731" calcext:value-type="float">
            <text:p>1455485306.22731</text:p>
          </table:table-cell>
          <table:table-cell office:value-type="float" office:value="376" calcext:value-type="float">
            <text:p>376</text:p>
          </table:table-cell>
          <table:table-cell table:formula="of:=[.B475]-[.B$2]" office:value-type="float" office:value="37.8397336006165" calcext:value-type="float">
            <text:p>37.8397336006</text:p>
          </table:table-cell>
          <table:table-cell table:formula="of:=[.C474]/([.D475]-[.D474])" office:value-type="float" office:value="5368.4068985746" calcext:value-type="float">
            <text:p>5368.406898574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55485306.30655" calcext:value-type="float">
            <text:p>1455485306.30655</text:p>
          </table:table-cell>
          <table:table-cell office:value-type="float" office:value="448" calcext:value-type="float">
            <text:p>448</text:p>
          </table:table-cell>
          <table:table-cell table:formula="of:=[.B476]-[.B$2]" office:value-type="float" office:value="37.918977022171" calcext:value-type="float">
            <text:p>37.9189770222</text:p>
          </table:table-cell>
          <table:table-cell table:formula="of:=[.C475]/([.D476]-[.D475])" office:value-type="float" office:value="4744.87336139435" calcext:value-type="float">
            <text:p>4744.873361394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55485306.38955" calcext:value-type="float">
            <text:p>1455485306.38955</text:p>
          </table:table-cell>
          <table:table-cell office:value-type="float" office:value="576" calcext:value-type="float">
            <text:p>576</text:p>
          </table:table-cell>
          <table:table-cell table:formula="of:=[.B477]-[.B$2]" office:value-type="float" office:value="38.0019729137421" calcext:value-type="float">
            <text:p>38.0019729137</text:p>
          </table:table-cell>
          <table:table-cell table:formula="of:=[.C476]/([.D477]-[.D476])" office:value-type="float" office:value="5397.85755077418" calcext:value-type="float">
            <text:p>5397.857550774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55485306.46791" calcext:value-type="float">
            <text:p>1455485306.46791</text:p>
          </table:table-cell>
          <table:table-cell office:value-type="float" office:value="608" calcext:value-type="float">
            <text:p>608</text:p>
          </table:table-cell>
          <table:table-cell table:formula="of:=[.B478]-[.B$2]" office:value-type="float" office:value="38.0803289413452" calcext:value-type="float">
            <text:p>38.0803289413</text:p>
          </table:table-cell>
          <table:table-cell table:formula="of:=[.C477]/([.D478]-[.D477])" office:value-type="float" office:value="7351.06178323987" calcext:value-type="float">
            <text:p>7351.061783239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55485306.54744" calcext:value-type="float">
            <text:p>1455485306.54744</text:p>
          </table:table-cell>
          <table:table-cell office:value-type="float" office:value="504" calcext:value-type="float">
            <text:p>504</text:p>
          </table:table-cell>
          <table:table-cell table:formula="of:=[.B479]-[.B$2]" office:value-type="float" office:value="38.159859418869" calcext:value-type="float">
            <text:p>38.1598594189</text:p>
          </table:table-cell>
          <table:table-cell table:formula="of:=[.C478]/([.D479]-[.D478])" office:value-type="float" office:value="7644.86796672413" calcext:value-type="float">
            <text:p>7644.867966724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55485306.62676" calcext:value-type="float">
            <text:p>1455485306.62676</text:p>
          </table:table-cell>
          <table:table-cell office:value-type="float" office:value="392" calcext:value-type="float">
            <text:p>392</text:p>
          </table:table-cell>
          <table:table-cell table:formula="of:=[.B480]-[.B$2]" office:value-type="float" office:value="38.239185333252" calcext:value-type="float">
            <text:p>38.2391853333</text:p>
          </table:table-cell>
          <table:table-cell table:formula="of:=[.C479]/([.D480]-[.D479])" office:value-type="float" office:value="6353.53533483411" calcext:value-type="float">
            <text:p>6353.535334834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55485306.70727" calcext:value-type="float">
            <text:p>1455485306.70727</text:p>
          </table:table-cell>
          <table:table-cell office:value-type="float" office:value="392" calcext:value-type="float">
            <text:p>392</text:p>
          </table:table-cell>
          <table:table-cell table:formula="of:=[.B481]-[.B$2]" office:value-type="float" office:value="38.3196878433228" calcext:value-type="float">
            <text:p>38.3196878433</text:p>
          </table:table-cell>
          <table:table-cell table:formula="of:=[.C480]/([.D481]-[.D480])" office:value-type="float" office:value="4869.41338419438" calcext:value-type="float">
            <text:p>4869.413384194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55485306.78735" calcext:value-type="float">
            <text:p>1455485306.78735</text:p>
          </table:table-cell>
          <table:table-cell office:value-type="float" office:value="512" calcext:value-type="float">
            <text:p>512</text:p>
          </table:table-cell>
          <table:table-cell table:formula="of:=[.B482]-[.B$2]" office:value-type="float" office:value="38.3997769355774" calcext:value-type="float">
            <text:p>38.3997769356</text:p>
          </table:table-cell>
          <table:table-cell table:formula="of:=[.C481]/([.D482]-[.D481])" office:value-type="float" office:value="4894.54916973785" calcext:value-type="float">
            <text:p>4894.549169737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55485306.86665" calcext:value-type="float">
            <text:p>1455485306.86665</text:p>
          </table:table-cell>
          <table:table-cell office:value-type="float" office:value="608" calcext:value-type="float">
            <text:p>608</text:p>
          </table:table-cell>
          <table:table-cell table:formula="of:=[.B483]-[.B$2]" office:value-type="float" office:value="38.4790771007538" calcext:value-type="float">
            <text:p>38.4790771008</text:p>
          </table:table-cell>
          <table:table-cell table:formula="of:=[.C482]/([.D483]-[.D482])" office:value-type="float" office:value="6456.4808769456" calcext:value-type="float">
            <text:p>6456.480876945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55485306.94797" calcext:value-type="float">
            <text:p>1455485306.94797</text:p>
          </table:table-cell>
          <table:table-cell office:value-type="float" office:value="576" calcext:value-type="float">
            <text:p>576</text:p>
          </table:table-cell>
          <table:table-cell table:formula="of:=[.B484]-[.B$2]" office:value-type="float" office:value="38.5603923797607" calcext:value-type="float">
            <text:p>38.5603923798</text:p>
          </table:table-cell>
          <table:table-cell table:formula="of:=[.C483]/([.D484]-[.D483])" office:value-type="float" office:value="7477.06959165662" calcext:value-type="float">
            <text:p>7477.069591656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55485307.02671" calcext:value-type="float">
            <text:p>1455485307.02671</text:p>
          </table:table-cell>
          <table:table-cell office:value-type="float" office:value="448" calcext:value-type="float">
            <text:p>448</text:p>
          </table:table-cell>
          <table:table-cell table:formula="of:=[.B485]-[.B$2]" office:value-type="float" office:value="38.639134645462" calcext:value-type="float">
            <text:p>38.6391346455</text:p>
          </table:table-cell>
          <table:table-cell table:formula="of:=[.C484]/([.D485]-[.D484])" office:value-type="float" office:value="7315.00414510596" calcext:value-type="float">
            <text:p>7315.00414510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55485307.10634" calcext:value-type="float">
            <text:p>1455485307.10634</text:p>
          </table:table-cell>
          <table:table-cell office:value-type="float" office:value="376" calcext:value-type="float">
            <text:p>376</text:p>
          </table:table-cell>
          <table:table-cell table:formula="of:=[.B486]-[.B$2]" office:value-type="float" office:value="38.718766450882" calcext:value-type="float">
            <text:p>38.7187664509</text:p>
          </table:table-cell>
          <table:table-cell table:formula="of:=[.C485]/([.D486]-[.D485])" office:value-type="float" office:value="5625.89279041916" calcext:value-type="float">
            <text:p>5625.892790419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55485307.18926" calcext:value-type="float">
            <text:p>1455485307.18926</text:p>
          </table:table-cell>
          <table:table-cell office:value-type="float" office:value="440" calcext:value-type="float">
            <text:p>440</text:p>
          </table:table-cell>
          <table:table-cell table:formula="of:=[.B487]-[.B$2]" office:value-type="float" office:value="38.8016848564148" calcext:value-type="float">
            <text:p>38.8016848564</text:p>
          </table:table-cell>
          <table:table-cell table:formula="of:=[.C486]/([.D487]-[.D486])" office:value-type="float" office:value="4534.57827105827" calcext:value-type="float">
            <text:p>4534.578271058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55485307.2667" calcext:value-type="float">
            <text:p>1455485307.2667</text:p>
          </table:table-cell>
          <table:table-cell office:value-type="float" office:value="560" calcext:value-type="float">
            <text:p>560</text:p>
          </table:table-cell>
          <table:table-cell table:formula="of:=[.B488]-[.B$2]" office:value-type="float" office:value="38.8791201114655" calcext:value-type="float">
            <text:p>38.8791201115</text:p>
          </table:table-cell>
          <table:table-cell table:formula="of:=[.C487]/([.D488]-[.D487])" office:value-type="float" office:value="5682.16634286471" calcext:value-type="float">
            <text:p>5682.166342864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55485307.34751" calcext:value-type="float">
            <text:p>1455485307.34751</text:p>
          </table:table-cell>
          <table:table-cell office:value-type="float" office:value="608" calcext:value-type="float">
            <text:p>608</text:p>
          </table:table-cell>
          <table:table-cell table:formula="of:=[.B489]-[.B$2]" office:value-type="float" office:value="38.9599359035492" calcext:value-type="float">
            <text:p>38.9599359035</text:p>
          </table:table-cell>
          <table:table-cell table:formula="of:=[.C488]/([.D489]-[.D488])" office:value-type="float" office:value="6929.33875373931" calcext:value-type="float">
            <text:p>6929.338753739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55485307.42723" calcext:value-type="float">
            <text:p>1455485307.42723</text:p>
          </table:table-cell>
          <table:table-cell office:value-type="float" office:value="520" calcext:value-type="float">
            <text:p>520</text:p>
          </table:table-cell>
          <table:table-cell table:formula="of:=[.B490]-[.B$2]" office:value-type="float" office:value="39.0396568775177" calcext:value-type="float">
            <text:p>39.0396568775</text:p>
          </table:table-cell>
          <table:table-cell table:formula="of:=[.C489]/([.D490]-[.D489])" office:value-type="float" office:value="7626.60025001944" calcext:value-type="float">
            <text:p>7626.600250019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55485307.50782" calcext:value-type="float">
            <text:p>1455485307.50782</text:p>
          </table:table-cell>
          <table:table-cell office:value-type="float" office:value="400" calcext:value-type="float">
            <text:p>400</text:p>
          </table:table-cell>
          <table:table-cell table:formula="of:=[.B491]-[.B$2]" office:value-type="float" office:value="39.1202447414398" calcext:value-type="float">
            <text:p>39.1202447414</text:p>
          </table:table-cell>
          <table:table-cell table:formula="of:=[.C490]/([.D491]-[.D490])" office:value-type="float" office:value="6452.58447974912" calcext:value-type="float">
            <text:p>6452.584479749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55485307.5862" calcext:value-type="float">
            <text:p>1455485307.5862</text:p>
          </table:table-cell>
          <table:table-cell office:value-type="float" office:value="384" calcext:value-type="float">
            <text:p>384</text:p>
          </table:table-cell>
          <table:table-cell table:formula="of:=[.B492]-[.B$2]" office:value-type="float" office:value="39.1986210346222" calcext:value-type="float">
            <text:p>39.1986210346</text:p>
          </table:table-cell>
          <table:table-cell table:formula="of:=[.C491]/([.D492]-[.D491])" office:value-type="float" office:value="5103.58405275998" calcext:value-type="float">
            <text:p>5103.5840527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55485307.66758" calcext:value-type="float">
            <text:p>1455485307.66758</text:p>
          </table:table-cell>
          <table:table-cell office:value-type="float" office:value="496" calcext:value-type="float">
            <text:p>496</text:p>
          </table:table-cell>
          <table:table-cell table:formula="of:=[.B493]-[.B$2]" office:value-type="float" office:value="39.2800056934357" calcext:value-type="float">
            <text:p>39.2800056934</text:p>
          </table:table-cell>
          <table:table-cell table:formula="of:=[.C492]/([.D493]-[.D492])" office:value-type="float" office:value="4718.33396611123" calcext:value-type="float">
            <text:p>4718.333966111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55485307.74839" calcext:value-type="float">
            <text:p>1455485307.74839</text:p>
          </table:table-cell>
          <table:table-cell office:value-type="float" office:value="600" calcext:value-type="float">
            <text:p>600</text:p>
          </table:table-cell>
          <table:table-cell table:formula="of:=[.B494]-[.B$2]" office:value-type="float" office:value="39.360808134079" calcext:value-type="float">
            <text:p>39.3608081341</text:p>
          </table:table-cell>
          <table:table-cell table:formula="of:=[.C493]/([.D494]-[.D493])" office:value-type="float" office:value="6138.42844412971" calcext:value-type="float">
            <text:p>6138.428444129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55485307.82696" calcext:value-type="float">
            <text:p>1455485307.82696</text:p>
          </table:table-cell>
          <table:table-cell office:value-type="float" office:value="584" calcext:value-type="float">
            <text:p>584</text:p>
          </table:table-cell>
          <table:table-cell table:formula="of:=[.B495]-[.B$2]" office:value-type="float" office:value="39.4393787384033" calcext:value-type="float">
            <text:p>39.4393787384</text:p>
          </table:table-cell>
          <table:table-cell table:formula="of:=[.C494]/([.D495]-[.D494])" office:value-type="float" office:value="7636.4437458466" calcext:value-type="float">
            <text:p>7636.443745846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55485307.90784" calcext:value-type="float">
            <text:p>1455485307.90784</text:p>
          </table:table-cell>
          <table:table-cell office:value-type="float" office:value="464" calcext:value-type="float">
            <text:p>464</text:p>
          </table:table-cell>
          <table:table-cell table:formula="of:=[.B496]-[.B$2]" office:value-type="float" office:value="39.5202605724335" calcext:value-type="float">
            <text:p>39.5202605724</text:p>
          </table:table-cell>
          <table:table-cell table:formula="of:=[.C495]/([.D496]-[.D495])" office:value-type="float" office:value="7220.40995982231" calcext:value-type="float">
            <text:p>7220.409959822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55485307.98815" calcext:value-type="float">
            <text:p>1455485307.98815</text:p>
          </table:table-cell>
          <table:table-cell office:value-type="float" office:value="376" calcext:value-type="float">
            <text:p>376</text:p>
          </table:table-cell>
          <table:table-cell table:formula="of:=[.B497]-[.B$2]" office:value-type="float" office:value="39.6005747318268" calcext:value-type="float">
            <text:p>39.6005747318</text:p>
          </table:table-cell>
          <table:table-cell table:formula="of:=[.C496]/([.D497]-[.D496])" office:value-type="float" office:value="5777.31253747826" calcext:value-type="float">
            <text:p>5777.312537478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55485308.06783" calcext:value-type="float">
            <text:p>1455485308.06783</text:p>
          </table:table-cell>
          <table:table-cell office:value-type="float" office:value="424" calcext:value-type="float">
            <text:p>424</text:p>
          </table:table-cell>
          <table:table-cell table:formula="of:=[.B498]-[.B$2]" office:value-type="float" office:value="39.6802494525909" calcext:value-type="float">
            <text:p>39.6802494526</text:p>
          </table:table-cell>
          <table:table-cell table:formula="of:=[.C497]/([.D498]-[.D497])" office:value-type="float" office:value="4719.18817403794" calcext:value-type="float">
            <text:p>4719.18817403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55485308.14826" calcext:value-type="float">
            <text:p>1455485308.14826</text:p>
          </table:table-cell>
          <table:table-cell office:value-type="float" office:value="552" calcext:value-type="float">
            <text:p>552</text:p>
          </table:table-cell>
          <table:table-cell table:formula="of:=[.B499]-[.B$2]" office:value-type="float" office:value="39.7606828212738" calcext:value-type="float">
            <text:p>39.7606828213</text:p>
          </table:table-cell>
          <table:table-cell table:formula="of:=[.C498]/([.D499]-[.D498])" office:value-type="float" office:value="5271.44401562713" calcext:value-type="float">
            <text:p>5271.444015627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55485308.22643" calcext:value-type="float">
            <text:p>1455485308.22643</text:p>
          </table:table-cell>
          <table:table-cell office:value-type="float" office:value="608" calcext:value-type="float">
            <text:p>608</text:p>
          </table:table-cell>
          <table:table-cell table:formula="of:=[.B500]-[.B$2]" office:value-type="float" office:value="39.8388574123383" calcext:value-type="float">
            <text:p>39.8388574123</text:p>
          </table:table-cell>
          <table:table-cell table:formula="of:=[.C499]/([.D500]-[.D499])" office:value-type="float" office:value="7061.11784511784" calcext:value-type="float">
            <text:p>7061.117845117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55485308.3067" calcext:value-type="float">
            <text:p>1455485308.3067</text:p>
          </table:table-cell>
          <table:table-cell office:value-type="float" office:value="536" calcext:value-type="float">
            <text:p>536</text:p>
          </table:table-cell>
          <table:table-cell table:formula="of:=[.B501]-[.B$2]" office:value-type="float" office:value="39.9191179275513" calcext:value-type="float">
            <text:p>39.9191179276</text:p>
          </table:table-cell>
          <table:table-cell table:formula="of:=[.C500]/([.D501]-[.D500])" office:value-type="float" office:value="7575.33138662714" calcext:value-type="float">
            <text:p>7575.331386627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55485308.38933" calcext:value-type="float">
            <text:p>1455485308.38933</text:p>
          </table:table-cell>
          <table:table-cell office:value-type="float" office:value="408" calcext:value-type="float">
            <text:p>408</text:p>
          </table:table-cell>
          <table:table-cell table:formula="of:=[.B502]-[.B$2]" office:value-type="float" office:value="40.0017569065094" calcext:value-type="float">
            <text:p>40.0017569065</text:p>
          </table:table-cell>
          <table:table-cell table:formula="of:=[.C501]/([.D502]-[.D501])" office:value-type="float" office:value="6486.04335094183" calcext:value-type="float">
            <text:p>6486.043350941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55485308.46686" calcext:value-type="float">
            <text:p>1455485308.46686</text:p>
          </table:table-cell>
          <table:table-cell office:value-type="float" office:value="376" calcext:value-type="float">
            <text:p>376</text:p>
          </table:table-cell>
          <table:table-cell table:formula="of:=[.B503]-[.B$2]" office:value-type="float" office:value="40.0792865753174" calcext:value-type="float">
            <text:p>40.0792865753</text:p>
          </table:table-cell>
          <table:table-cell table:formula="of:=[.C502]/([.D503]-[.D502])" office:value-type="float" office:value="5262.5015206822" calcext:value-type="float">
            <text:p>5262.501520682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55485308.54809" calcext:value-type="float">
            <text:p>1455485308.54809</text:p>
          </table:table-cell>
          <table:table-cell office:value-type="float" office:value="480" calcext:value-type="float">
            <text:p>480</text:p>
          </table:table-cell>
          <table:table-cell table:formula="of:=[.B504]-[.B$2]" office:value-type="float" office:value="40.1605100631714" calcext:value-type="float">
            <text:p>40.1605100632</text:p>
          </table:table-cell>
          <table:table-cell table:formula="of:=[.C503]/([.D504]-[.D503])" office:value-type="float" office:value="4629.20283201634" calcext:value-type="float">
            <text:p>4629.202832016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55485308.62822" calcext:value-type="float">
            <text:p>1455485308.62822</text:p>
          </table:table-cell>
          <table:table-cell office:value-type="float" office:value="592" calcext:value-type="float">
            <text:p>592</text:p>
          </table:table-cell>
          <table:table-cell table:formula="of:=[.B505]-[.B$2]" office:value-type="float" office:value="40.2406387329102" calcext:value-type="float">
            <text:p>40.2406387329</text:p>
          </table:table-cell>
          <table:table-cell table:formula="of:=[.C504]/([.D505]-[.D504])" office:value-type="float" office:value="5990.3652658264" calcext:value-type="float">
            <text:p>5990.365265826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55485308.70835" calcext:value-type="float">
            <text:p>1455485308.70835</text:p>
          </table:table-cell>
          <table:table-cell office:value-type="float" office:value="592" calcext:value-type="float">
            <text:p>592</text:p>
          </table:table-cell>
          <table:table-cell table:formula="of:=[.B506]-[.B$2]" office:value-type="float" office:value="40.3207676410675" calcext:value-type="float">
            <text:p>40.3207676411</text:p>
          </table:table-cell>
          <table:table-cell table:formula="of:=[.C505]/([.D506]-[.D505])" office:value-type="float" office:value="7388.09517830311" calcext:value-type="float">
            <text:p>7388.095178303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55485308.78809" calcext:value-type="float">
            <text:p>1455485308.78809</text:p>
          </table:table-cell>
          <table:table-cell office:value-type="float" office:value="472" calcext:value-type="float">
            <text:p>472</text:p>
          </table:table-cell>
          <table:table-cell table:formula="of:=[.B507]-[.B$2]" office:value-type="float" office:value="40.4005105495453" calcext:value-type="float">
            <text:p>40.4005105495</text:p>
          </table:table-cell>
          <table:table-cell table:formula="of:=[.C506]/([.D507]-[.D506])" office:value-type="float" office:value="7423.85763575371" calcext:value-type="float">
            <text:p>7423.857635753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55485308.86721" calcext:value-type="float">
            <text:p>1455485308.86721</text:p>
          </table:table-cell>
          <table:table-cell office:value-type="float" office:value="376" calcext:value-type="float">
            <text:p>376</text:p>
          </table:table-cell>
          <table:table-cell table:formula="of:=[.B508]-[.B$2]" office:value-type="float" office:value="40.4796364307404" calcext:value-type="float">
            <text:p>40.4796364307</text:p>
          </table:table-cell>
          <table:table-cell table:formula="of:=[.C507]/([.D508]-[.D507])" office:value-type="float" office:value="5965.17843303865" calcext:value-type="float">
            <text:p>5965.178433038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55485308.94836" calcext:value-type="float">
            <text:p>1455485308.94836</text:p>
          </table:table-cell>
          <table:table-cell office:value-type="float" office:value="408" calcext:value-type="float">
            <text:p>408</text:p>
          </table:table-cell>
          <table:table-cell table:formula="of:=[.B509]-[.B$2]" office:value-type="float" office:value="40.5607852935791" calcext:value-type="float">
            <text:p>40.5607852936</text:p>
          </table:table-cell>
          <table:table-cell table:formula="of:=[.C508]/([.D509]-[.D508])" office:value-type="float" office:value="4633.45987666109" calcext:value-type="float">
            <text:p>4633.459876661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55485309.02652" calcext:value-type="float">
            <text:p>1455485309.02652</text:p>
          </table:table-cell>
          <table:table-cell office:value-type="float" office:value="536" calcext:value-type="float">
            <text:p>536</text:p>
          </table:table-cell>
          <table:table-cell table:formula="of:=[.B510]-[.B$2]" office:value-type="float" office:value="40.638943195343" calcext:value-type="float">
            <text:p>40.6389431953</text:p>
          </table:table-cell>
          <table:table-cell table:formula="of:=[.C509]/([.D510]-[.D509])" office:value-type="float" office:value="5220.20155086054" calcext:value-type="float">
            <text:p>5220.201550860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55485309.10698" calcext:value-type="float">
            <text:p>1455485309.10698</text:p>
          </table:table-cell>
          <table:table-cell office:value-type="float" office:value="608" calcext:value-type="float">
            <text:p>608</text:p>
          </table:table-cell>
          <table:table-cell table:formula="of:=[.B511]-[.B$2]" office:value-type="float" office:value="40.7194037437439" calcext:value-type="float">
            <text:p>40.7194037437</text:p>
          </table:table-cell>
          <table:table-cell table:formula="of:=[.C510]/([.D511]-[.D510])" office:value-type="float" office:value="6661.64984769287" calcext:value-type="float">
            <text:p>6661.649847692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55485309.18924" calcext:value-type="float">
            <text:p>1455485309.18924</text:p>
          </table:table-cell>
          <table:table-cell office:value-type="float" office:value="544" calcext:value-type="float">
            <text:p>544</text:p>
          </table:table-cell>
          <table:table-cell table:formula="of:=[.B512]-[.B$2]" office:value-type="float" office:value="40.8016588687897" calcext:value-type="float">
            <text:p>40.8016588688</text:p>
          </table:table-cell>
          <table:table-cell table:formula="of:=[.C511]/([.D512]-[.D511])" office:value-type="float" office:value="7391.63668721721" calcext:value-type="float">
            <text:p>7391.636687217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55485309.26691" calcext:value-type="float">
            <text:p>1455485309.26691</text:p>
          </table:table-cell>
          <table:table-cell office:value-type="float" office:value="424" calcext:value-type="float">
            <text:p>424</text:p>
          </table:table-cell>
          <table:table-cell table:formula="of:=[.B513]-[.B$2]" office:value-type="float" office:value="40.8793292045593" calcext:value-type="float">
            <text:p>40.8793292046</text:p>
          </table:table-cell>
          <table:table-cell table:formula="of:=[.C512]/([.D513]-[.D512])" office:value-type="float" office:value="7003.96096668539" calcext:value-type="float">
            <text:p>7003.960966685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55485309.34872" calcext:value-type="float">
            <text:p>1455485309.34872</text:p>
          </table:table-cell>
          <table:table-cell office:value-type="float" office:value="376" calcext:value-type="float">
            <text:p>376</text:p>
          </table:table-cell>
          <table:table-cell table:formula="of:=[.B514]-[.B$2]" office:value-type="float" office:value="40.961140871048" calcext:value-type="float">
            <text:p>40.961140871</text:p>
          </table:table-cell>
          <table:table-cell table:formula="of:=[.C513]/([.D514]-[.D513])" office:value-type="float" office:value="5182.63492479812" calcext:value-type="float">
            <text:p>5182.634924798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55485309.42704" calcext:value-type="float">
            <text:p>1455485309.42704</text:p>
          </table:table-cell>
          <table:table-cell office:value-type="float" office:value="464" calcext:value-type="float">
            <text:p>464</text:p>
          </table:table-cell>
          <table:table-cell table:formula="of:=[.B515]-[.B$2]" office:value-type="float" office:value="41.0394637584686" calcext:value-type="float">
            <text:p>41.0394637585</text:p>
          </table:table-cell>
          <table:table-cell table:formula="of:=[.C514]/([.D515]-[.D514])" office:value-type="float" office:value="4800.64017533713" calcext:value-type="float">
            <text:p>4800.640175337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55485309.50677" calcext:value-type="float">
            <text:p>1455485309.50677</text:p>
          </table:table-cell>
          <table:table-cell office:value-type="float" office:value="584" calcext:value-type="float">
            <text:p>584</text:p>
          </table:table-cell>
          <table:table-cell table:formula="of:=[.B516]-[.B$2]" office:value-type="float" office:value="41.1191916465759" calcext:value-type="float">
            <text:p>41.1191916466</text:p>
          </table:table-cell>
          <table:table-cell table:formula="of:=[.C515]/([.D516]-[.D515])" office:value-type="float" office:value="5819.79544441886" calcext:value-type="float">
            <text:p>5819.795444418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55485309.58957" calcext:value-type="float">
            <text:p>1455485309.58957</text:p>
          </table:table-cell>
          <table:table-cell office:value-type="float" office:value="600" calcext:value-type="float">
            <text:p>600</text:p>
          </table:table-cell>
          <table:table-cell table:formula="of:=[.B517]-[.B$2]" office:value-type="float" office:value="41.2019913196564" calcext:value-type="float">
            <text:p>41.2019913197</text:p>
          </table:table-cell>
          <table:table-cell table:formula="of:=[.C516]/([.D517]-[.D516])" office:value-type="float" office:value="7053.16794466824" calcext:value-type="float">
            <text:p>7053.167944668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55485309.66693" calcext:value-type="float">
            <text:p>1455485309.66693</text:p>
          </table:table-cell>
          <table:table-cell office:value-type="float" office:value="488" calcext:value-type="float">
            <text:p>488</text:p>
          </table:table-cell>
          <table:table-cell table:formula="of:=[.B518]-[.B$2]" office:value-type="float" office:value="41.2793502807617" calcext:value-type="float">
            <text:p>41.2793502808</text:p>
          </table:table-cell>
          <table:table-cell table:formula="of:=[.C517]/([.D518]-[.D517])" office:value-type="float" office:value="7756.0503841685" calcext:value-type="float">
            <text:p>7756.050384168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55485309.74946" calcext:value-type="float">
            <text:p>1455485309.74946</text:p>
          </table:table-cell>
          <table:table-cell office:value-type="float" office:value="384" calcext:value-type="float">
            <text:p>384</text:p>
          </table:table-cell>
          <table:table-cell table:formula="of:=[.B519]-[.B$2]" office:value-type="float" office:value="41.361884355545" calcext:value-type="float">
            <text:p>41.3618843555</text:p>
          </table:table-cell>
          <table:table-cell table:formula="of:=[.C518]/([.D519]-[.D518])" office:value-type="float" office:value="5912.70940252417" calcext:value-type="float">
            <text:p>5912.709402524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55485309.82751" calcext:value-type="float">
            <text:p>1455485309.82751</text:p>
          </table:table-cell>
          <table:table-cell office:value-type="float" office:value="400" calcext:value-type="float">
            <text:p>400</text:p>
          </table:table-cell>
          <table:table-cell table:formula="of:=[.B520]-[.B$2]" office:value-type="float" office:value="41.4399321079254" calcext:value-type="float">
            <text:p>41.4399321079</text:p>
          </table:table-cell>
          <table:table-cell table:formula="of:=[.C519]/([.D520]-[.D519])" office:value-type="float" office:value="4920.06481017608" calcext:value-type="float">
            <text:p>4920.064810176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55485309.90642" calcext:value-type="float">
            <text:p>1455485309.90642</text:p>
          </table:table-cell>
          <table:table-cell office:value-type="float" office:value="520" calcext:value-type="float">
            <text:p>520</text:p>
          </table:table-cell>
          <table:table-cell table:formula="of:=[.B521]-[.B$2]" office:value-type="float" office:value="41.5188443660736" calcext:value-type="float">
            <text:p>41.5188443661</text:p>
          </table:table-cell>
          <table:table-cell table:formula="of:=[.C520]/([.D521]-[.D520])" office:value-type="float" office:value="5068.92096851188" calcext:value-type="float">
            <text:p>5068.920968511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55485309.98896" calcext:value-type="float">
            <text:p>1455485309.98896</text:p>
          </table:table-cell>
          <table:table-cell office:value-type="float" office:value="608" calcext:value-type="float">
            <text:p>608</text:p>
          </table:table-cell>
          <table:table-cell table:formula="of:=[.B522]-[.B$2]" office:value-type="float" office:value="41.6013870239258" calcext:value-type="float">
            <text:p>41.6013870239</text:p>
          </table:table-cell>
          <table:table-cell table:formula="of:=[.C521]/([.D522]-[.D521])" office:value-type="float" office:value="6299.77291173829" calcext:value-type="float">
            <text:p>6299.772911738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55485310.06778" calcext:value-type="float">
            <text:p>1455485310.06778</text:p>
          </table:table-cell>
          <table:table-cell office:value-type="float" office:value="592" calcext:value-type="float">
            <text:p>592</text:p>
          </table:table-cell>
          <table:table-cell table:formula="of:=[.B523]-[.B$2]" office:value-type="float" office:value="41.6802024841309" calcext:value-type="float">
            <text:p>41.6802024841</text:p>
          </table:table-cell>
          <table:table-cell table:formula="of:=[.C522]/([.D523]-[.D522])" office:value-type="float" office:value="7714.22254489134" calcext:value-type="float">
            <text:p>7714.222544891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55485310.1481" calcext:value-type="float">
            <text:p>1455485310.1481</text:p>
          </table:table-cell>
          <table:table-cell office:value-type="float" office:value="600" calcext:value-type="float">
            <text:p>600</text:p>
          </table:table-cell>
          <table:table-cell table:formula="of:=[.B524]-[.B$2]" office:value-type="float" office:value="41.76052069664" calcext:value-type="float">
            <text:p>41.7605206966</text:p>
          </table:table-cell>
          <table:table-cell table:formula="of:=[.C523]/([.D524]-[.D523])" office:value-type="float" office:value="7370.68195999157" calcext:value-type="float">
            <text:p>7370.681959991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55485310.22717" calcext:value-type="float">
            <text:p>1455485310.22717</text:p>
          </table:table-cell>
          <table:table-cell office:value-type="float" office:value="480" calcext:value-type="float">
            <text:p>480</text:p>
          </table:table-cell>
          <table:table-cell table:formula="of:=[.B525]-[.B$2]" office:value-type="float" office:value="41.8395962715149" calcext:value-type="float">
            <text:p>41.8395962715</text:p>
          </table:table-cell>
          <table:table-cell table:formula="of:=[.C524]/([.D525]-[.D524])" office:value-type="float" office:value="7587.67800233367" calcext:value-type="float">
            <text:p>7587.678002333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55485310.31125" calcext:value-type="float">
            <text:p>1455485310.31125</text:p>
          </table:table-cell>
          <table:table-cell office:value-type="float" office:value="376" calcext:value-type="float">
            <text:p>376</text:p>
          </table:table-cell>
          <table:table-cell table:formula="of:=[.B526]-[.B$2]" office:value-type="float" office:value="41.9236688613892" calcext:value-type="float">
            <text:p>41.9236688614</text:p>
          </table:table-cell>
          <table:table-cell table:formula="of:=[.C525]/([.D526]-[.D525])" office:value-type="float" office:value="5709.35189123888" calcext:value-type="float">
            <text:p>5709.351891238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55485310.38855" calcext:value-type="float">
            <text:p>1455485310.38855</text:p>
          </table:table-cell>
          <table:table-cell office:value-type="float" office:value="408" calcext:value-type="float">
            <text:p>408</text:p>
          </table:table-cell>
          <table:table-cell table:formula="of:=[.B527]-[.B$2]" office:value-type="float" office:value="42.0009708404541" calcext:value-type="float">
            <text:p>42.0009708405</text:p>
          </table:table-cell>
          <table:table-cell table:formula="of:=[.C526]/([.D527]-[.D526])" office:value-type="float" office:value="4864.04105752742" calcext:value-type="float">
            <text:p>4864.041057527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55485310.46656" calcext:value-type="float">
            <text:p>1455485310.46656</text:p>
          </table:table-cell>
          <table:table-cell office:value-type="float" office:value="528" calcext:value-type="float">
            <text:p>528</text:p>
          </table:table-cell>
          <table:table-cell table:formula="of:=[.B528]-[.B$2]" office:value-type="float" office:value="42.0789866447449" calcext:value-type="float">
            <text:p>42.0789866447</text:p>
          </table:table-cell>
          <table:table-cell table:formula="of:=[.C527]/([.D528]-[.D527])" office:value-type="float" office:value="5229.70959165337" calcext:value-type="float">
            <text:p>5229.709591653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55485310.54768" calcext:value-type="float">
            <text:p>1455485310.54768</text:p>
          </table:table-cell>
          <table:table-cell office:value-type="float" office:value="608" calcext:value-type="float">
            <text:p>608</text:p>
          </table:table-cell>
          <table:table-cell table:formula="of:=[.B529]-[.B$2]" office:value-type="float" office:value="42.1601076126099" calcext:value-type="float">
            <text:p>42.1601076126</text:p>
          </table:table-cell>
          <table:table-cell table:formula="of:=[.C528]/([.D529]-[.D528])" office:value-type="float" office:value="6508.79808138817" calcext:value-type="float">
            <text:p>6508.798081388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55485310.6269" calcext:value-type="float">
            <text:p>1455485310.6269</text:p>
          </table:table-cell>
          <table:table-cell office:value-type="float" office:value="560" calcext:value-type="float">
            <text:p>560</text:p>
          </table:table-cell>
          <table:table-cell table:formula="of:=[.B530]-[.B$2]" office:value-type="float" office:value="42.2393176555634" calcext:value-type="float">
            <text:p>42.2393176556</text:p>
          </table:table-cell>
          <table:table-cell table:formula="of:=[.C529]/([.D530]-[.D529])" office:value-type="float" office:value="7675.79434790853" calcext:value-type="float">
            <text:p>7675.794347908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55485310.70696" calcext:value-type="float">
            <text:p>1455485310.70696</text:p>
          </table:table-cell>
          <table:table-cell office:value-type="float" office:value="424" calcext:value-type="float">
            <text:p>424</text:p>
          </table:table-cell>
          <table:table-cell table:formula="of:=[.B531]-[.B$2]" office:value-type="float" office:value="42.3193798065186" calcext:value-type="float">
            <text:p>42.3193798065</text:p>
          </table:table-cell>
          <table:table-cell table:formula="of:=[.C530]/([.D531]-[.D530])" office:value-type="float" office:value="6994.56601301351" calcext:value-type="float">
            <text:p>6994.566013013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55485310.78753" calcext:value-type="float">
            <text:p>1455485310.78753</text:p>
          </table:table-cell>
          <table:table-cell office:value-type="float" office:value="376" calcext:value-type="float">
            <text:p>376</text:p>
          </table:table-cell>
          <table:table-cell table:formula="of:=[.B532]-[.B$2]" office:value-type="float" office:value="42.3999545574188" calcext:value-type="float">
            <text:p>42.3999545574</text:p>
          </table:table-cell>
          <table:table-cell table:formula="of:=[.C531]/([.D532]-[.D531])" office:value-type="float" office:value="5262.19436315486" calcext:value-type="float">
            <text:p>5262.1943631549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55485310.8679" calcext:value-type="float">
            <text:p>1455485310.8679</text:p>
          </table:table-cell>
          <table:table-cell office:value-type="float" office:value="456" calcext:value-type="float">
            <text:p>456</text:p>
          </table:table-cell>
          <table:table-cell table:formula="of:=[.B533]-[.B$2]" office:value-type="float" office:value="42.4803223609924" calcext:value-type="float">
            <text:p>42.480322361</text:p>
          </table:table-cell>
          <table:table-cell table:formula="of:=[.C532]/([.D533]-[.D532])" office:value-type="float" office:value="4678.49043125365" calcext:value-type="float">
            <text:p>4678.490431253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55485310.94679" calcext:value-type="float">
            <text:p>1455485310.94679</text:p>
          </table:table-cell>
          <table:table-cell office:value-type="float" office:value="576" calcext:value-type="float">
            <text:p>576</text:p>
          </table:table-cell>
          <table:table-cell table:formula="of:=[.B534]-[.B$2]" office:value-type="float" office:value="42.5592114925385" calcext:value-type="float">
            <text:p>42.5592114925</text:p>
          </table:table-cell>
          <table:table-cell table:formula="of:=[.C533]/([.D534]-[.D533])" office:value-type="float" office:value="5780.26391042205" calcext:value-type="float">
            <text:p>5780.263910422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55485311.02753" calcext:value-type="float">
            <text:p>1455485311.02753</text:p>
          </table:table-cell>
          <table:table-cell office:value-type="float" office:value="600" calcext:value-type="float">
            <text:p>600</text:p>
          </table:table-cell>
          <table:table-cell table:formula="of:=[.B535]-[.B$2]" office:value-type="float" office:value="42.6399507522583" calcext:value-type="float">
            <text:p>42.6399507523</text:p>
          </table:table-cell>
          <table:table-cell table:formula="of:=[.C534]/([.D535]-[.D534])" office:value-type="float" office:value="7134.07581390542" calcext:value-type="float">
            <text:p>7134.075813905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55485311.10704" calcext:value-type="float">
            <text:p>1455485311.10704</text:p>
          </table:table-cell>
          <table:table-cell office:value-type="float" office:value="496" calcext:value-type="float">
            <text:p>496</text:p>
          </table:table-cell>
          <table:table-cell table:formula="of:=[.B536]-[.B$2]" office:value-type="float" office:value="42.7194616794586" calcext:value-type="float">
            <text:p>42.7194616795</text:p>
          </table:table-cell>
          <table:table-cell table:formula="of:=[.C535]/([.D536]-[.D535])" office:value-type="float" office:value="7546.13260248341" calcext:value-type="float">
            <text:p>7546.132602483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55485311.18617" calcext:value-type="float">
            <text:p>1455485311.18617</text:p>
          </table:table-cell>
          <table:table-cell office:value-type="float" office:value="384" calcext:value-type="float">
            <text:p>384</text:p>
          </table:table-cell>
          <table:table-cell table:formula="of:=[.B537]-[.B$2]" office:value-type="float" office:value="42.7985901832581" calcext:value-type="float">
            <text:p>42.7985901833</text:p>
          </table:table-cell>
          <table:table-cell table:formula="of:=[.C536]/([.D537]-[.D536])" office:value-type="float" office:value="6268.28483016912" calcext:value-type="float">
            <text:p>6268.284830169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55485311.26729" calcext:value-type="float">
            <text:p>1455485311.26729</text:p>
          </table:table-cell>
          <table:table-cell office:value-type="float" office:value="392" calcext:value-type="float">
            <text:p>392</text:p>
          </table:table-cell>
          <table:table-cell table:formula="of:=[.B538]-[.B$2]" office:value-type="float" office:value="42.8797087669373" calcext:value-type="float">
            <text:p>42.8797087669</text:p>
          </table:table-cell>
          <table:table-cell table:formula="of:=[.C537]/([.D538]-[.D537])" office:value-type="float" office:value="4733.81046097415" calcext:value-type="float">
            <text:p>4733.810460974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55485311.34648" calcext:value-type="float">
            <text:p>1455485311.34648</text:p>
          </table:table-cell>
          <table:table-cell office:value-type="float" office:value="512" calcext:value-type="float">
            <text:p>512</text:p>
          </table:table-cell>
          <table:table-cell table:formula="of:=[.B539]-[.B$2]" office:value-type="float" office:value="42.9589071273804" calcext:value-type="float">
            <text:p>42.9589071274</text:p>
          </table:table-cell>
          <table:table-cell table:formula="of:=[.C538]/([.D539]-[.D538])" office:value-type="float" office:value="4949.59741346611" calcext:value-type="float">
            <text:p>4949.597413466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55485311.42834" calcext:value-type="float">
            <text:p>1455485311.42834</text:p>
          </table:table-cell>
          <table:table-cell office:value-type="float" office:value="608" calcext:value-type="float">
            <text:p>608</text:p>
          </table:table-cell>
          <table:table-cell table:formula="of:=[.B540]-[.B$2]" office:value-type="float" office:value="43.0407650470734" calcext:value-type="float">
            <text:p>43.0407650471</text:p>
          </table:table-cell>
          <table:table-cell table:formula="of:=[.C539]/([.D540]-[.D539])" office:value-type="float" office:value="6254.739943554" calcext:value-type="float">
            <text:p>6254.73994355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55485311.50802" calcext:value-type="float">
            <text:p>1455485311.50802</text:p>
          </table:table-cell>
          <table:table-cell office:value-type="float" office:value="568" calcext:value-type="float">
            <text:p>568</text:p>
          </table:table-cell>
          <table:table-cell table:formula="of:=[.B541]-[.B$2]" office:value-type="float" office:value="43.1204400062561" calcext:value-type="float">
            <text:p>43.1204400063</text:p>
          </table:table-cell>
          <table:table-cell table:formula="of:=[.C540]/([.D541]-[.D540])" office:value-type="float" office:value="7631.00485066476" calcext:value-type="float">
            <text:p>7631.004850664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55485311.5867" calcext:value-type="float">
            <text:p>1455485311.5867</text:p>
          </table:table-cell>
          <table:table-cell office:value-type="float" office:value="440" calcext:value-type="float">
            <text:p>440</text:p>
          </table:table-cell>
          <table:table-cell table:formula="of:=[.B542]-[.B$2]" office:value-type="float" office:value="43.1991271972656" calcext:value-type="float">
            <text:p>43.1991271973</text:p>
          </table:table-cell>
          <table:table-cell table:formula="of:=[.C541]/([.D542]-[.D541])" office:value-type="float" office:value="7218.45566874118" calcext:value-type="float">
            <text:p>7218.455668741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55485311.66654" calcext:value-type="float">
            <text:p>1455485311.66654</text:p>
          </table:table-cell>
          <table:table-cell office:value-type="float" office:value="376" calcext:value-type="float">
            <text:p>376</text:p>
          </table:table-cell>
          <table:table-cell table:formula="of:=[.B543]-[.B$2]" office:value-type="float" office:value="43.2789599895477" calcext:value-type="float">
            <text:p>43.2789599895</text:p>
          </table:table-cell>
          <table:table-cell table:formula="of:=[.C542]/([.D543]-[.D542])" office:value-type="float" office:value="5511.51960769674" calcext:value-type="float">
            <text:p>5511.519607696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55485311.74741" calcext:value-type="float">
            <text:p>1455485311.74741</text:p>
          </table:table-cell>
          <table:table-cell office:value-type="float" office:value="440" calcext:value-type="float">
            <text:p>440</text:p>
          </table:table-cell>
          <table:table-cell table:formula="of:=[.B544]-[.B$2]" office:value-type="float" office:value="43.3598368167877" calcext:value-type="float">
            <text:p>43.3598368168</text:p>
          </table:table-cell>
          <table:table-cell table:formula="of:=[.C543]/([.D544]-[.D543])" office:value-type="float" office:value="4649.04488506052" calcext:value-type="float">
            <text:p>4649.044885060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55485311.82674" calcext:value-type="float">
            <text:p>1455485311.82674</text:p>
          </table:table-cell>
          <table:table-cell office:value-type="float" office:value="568" calcext:value-type="float">
            <text:p>568</text:p>
          </table:table-cell>
          <table:table-cell table:formula="of:=[.B545]-[.B$2]" office:value-type="float" office:value="43.4391639232635" calcext:value-type="float">
            <text:p>43.4391639233</text:p>
          </table:table-cell>
          <table:table-cell table:formula="of:=[.C544]/([.D545]-[.D544])" office:value-type="float" office:value="5546.65384314833" calcext:value-type="float">
            <text:p>5546.653843148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55485311.90614" calcext:value-type="float">
            <text:p>1455485311.90614</text:p>
          </table:table-cell>
          <table:table-cell office:value-type="float" office:value="608" calcext:value-type="float">
            <text:p>608</text:p>
          </table:table-cell>
          <table:table-cell table:formula="of:=[.B546]-[.B$2]" office:value-type="float" office:value="43.5185647010803" calcext:value-type="float">
            <text:p>43.5185647011</text:p>
          </table:table-cell>
          <table:table-cell table:formula="of:=[.C545]/([.D546]-[.D545])" office:value-type="float" office:value="7153.58231515985" calcext:value-type="float">
            <text:p>7153.5823151599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55485311.98816" calcext:value-type="float">
            <text:p>1455485311.98816</text:p>
          </table:table-cell>
          <table:table-cell office:value-type="float" office:value="512" calcext:value-type="float">
            <text:p>512</text:p>
          </table:table-cell>
          <table:table-cell table:formula="of:=[.B547]-[.B$2]" office:value-type="float" office:value="43.6005871295929" calcext:value-type="float">
            <text:p>43.6005871296</text:p>
          </table:table-cell>
          <table:table-cell table:formula="of:=[.C546]/([.D547]-[.D546])" office:value-type="float" office:value="7412.60666168644" calcext:value-type="float">
            <text:p>7412.606661686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55485312.06713" calcext:value-type="float">
            <text:p>1455485312.06713</text:p>
          </table:table-cell>
          <table:table-cell office:value-type="float" office:value="392" calcext:value-type="float">
            <text:p>392</text:p>
          </table:table-cell>
          <table:table-cell table:formula="of:=[.B548]-[.B$2]" office:value-type="float" office:value="43.6795501708984" calcext:value-type="float">
            <text:p>43.6795501709</text:p>
          </table:table-cell>
          <table:table-cell table:formula="of:=[.C547]/([.D548]-[.D547])" office:value-type="float" office:value="6484.04609972977" calcext:value-type="float">
            <text:p>6484.046099729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55485312.1482" calcext:value-type="float">
            <text:p>1455485312.1482</text:p>
          </table:table-cell>
          <table:table-cell office:value-type="float" office:value="392" calcext:value-type="float">
            <text:p>392</text:p>
          </table:table-cell>
          <table:table-cell table:formula="of:=[.B549]-[.B$2]" office:value-type="float" office:value="43.7606213092804" calcext:value-type="float">
            <text:p>43.7606213093</text:p>
          </table:table-cell>
          <table:table-cell table:formula="of:=[.C548]/([.D549]-[.D548])" office:value-type="float" office:value="4835.25959822019" calcext:value-type="float">
            <text:p>4835.259598220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55485312.22813" calcext:value-type="float">
            <text:p>1455485312.22813</text:p>
          </table:table-cell>
          <table:table-cell office:value-type="float" office:value="504" calcext:value-type="float">
            <text:p>504</text:p>
          </table:table-cell>
          <table:table-cell table:formula="of:=[.B550]-[.B$2]" office:value-type="float" office:value="43.8405511379242" calcext:value-type="float">
            <text:p>43.8405511379</text:p>
          </table:table-cell>
          <table:table-cell table:formula="of:=[.C549]/([.D550]-[.D549])" office:value-type="float" office:value="4904.30176882923" calcext:value-type="float">
            <text:p>4904.3017688292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55485312.30619" calcext:value-type="float">
            <text:p>1455485312.30619</text:p>
          </table:table-cell>
          <table:table-cell office:value-type="float" office:value="600" calcext:value-type="float">
            <text:p>600</text:p>
          </table:table-cell>
          <table:table-cell table:formula="of:=[.B551]-[.B$2]" office:value-type="float" office:value="43.9186170101166" calcext:value-type="float">
            <text:p>43.9186170101</text:p>
          </table:table-cell>
          <table:table-cell table:formula="of:=[.C550]/([.D551]-[.D550])" office:value-type="float" office:value="6456.08619805028" calcext:value-type="float">
            <text:p>6456.086198050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55485312.38698" calcext:value-type="float">
            <text:p>1455485312.38698</text:p>
          </table:table-cell>
          <table:table-cell office:value-type="float" office:value="576" calcext:value-type="float">
            <text:p>576</text:p>
          </table:table-cell>
          <table:table-cell table:formula="of:=[.B552]-[.B$2]" office:value-type="float" office:value="43.9994041919708" calcext:value-type="float">
            <text:p>43.999404192</text:p>
          </table:table-cell>
          <table:table-cell table:formula="of:=[.C551]/([.D552]-[.D551])" office:value-type="float" office:value="7426.920784073" calcext:value-type="float">
            <text:p>7426.92078407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55485312.46763" calcext:value-type="float">
            <text:p>1455485312.46763</text:p>
          </table:table-cell>
          <table:table-cell office:value-type="float" office:value="456" calcext:value-type="float">
            <text:p>456</text:p>
          </table:table-cell>
          <table:table-cell table:formula="of:=[.B553]-[.B$2]" office:value-type="float" office:value="44.0800533294678" calcext:value-type="float">
            <text:p>44.0800533295</text:p>
          </table:table-cell>
          <table:table-cell table:formula="of:=[.C552]/([.D553]-[.D552])" office:value-type="float" office:value="7142.04786160045" calcext:value-type="float">
            <text:p>7142.047861600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55485312.5478" calcext:value-type="float">
            <text:p>1455485312.5478</text:p>
          </table:table-cell>
          <table:table-cell office:value-type="float" office:value="376" calcext:value-type="float">
            <text:p>376</text:p>
          </table:table-cell>
          <table:table-cell table:formula="of:=[.B554]-[.B$2]" office:value-type="float" office:value="44.1602258682251" calcext:value-type="float">
            <text:p>44.1602258682</text:p>
          </table:table-cell>
          <table:table-cell table:formula="of:=[.C553]/([.D554]-[.D553])" office:value-type="float" office:value="5687.73307005127" calcext:value-type="float">
            <text:p>5687.733070051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55485312.62715" calcext:value-type="float">
            <text:p>1455485312.62715</text:p>
          </table:table-cell>
          <table:table-cell office:value-type="float" office:value="432" calcext:value-type="float">
            <text:p>432</text:p>
          </table:table-cell>
          <table:table-cell table:formula="of:=[.B555]-[.B$2]" office:value-type="float" office:value="44.2395725250244" calcext:value-type="float">
            <text:p>44.239572525</text:p>
          </table:table-cell>
          <table:table-cell table:formula="of:=[.C554]/([.D555]-[.D554])" office:value-type="float" office:value="4738.69996754847" calcext:value-type="float">
            <text:p>4738.699967548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55485312.70869" calcext:value-type="float">
            <text:p>1455485312.70869</text:p>
          </table:table-cell>
          <table:table-cell office:value-type="float" office:value="560" calcext:value-type="float">
            <text:p>560</text:p>
          </table:table-cell>
          <table:table-cell table:formula="of:=[.B556]-[.B$2]" office:value-type="float" office:value="44.3211140632629" calcext:value-type="float">
            <text:p>44.3211140633</text:p>
          </table:table-cell>
          <table:table-cell table:formula="of:=[.C555]/([.D556]-[.D555])" office:value-type="float" office:value="5297.91330078068" calcext:value-type="float">
            <text:p>5297.913300780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55485312.78703" calcext:value-type="float">
            <text:p>1455485312.78703</text:p>
          </table:table-cell>
          <table:table-cell office:value-type="float" office:value="608" calcext:value-type="float">
            <text:p>608</text:p>
          </table:table-cell>
          <table:table-cell table:formula="of:=[.B557]-[.B$2]" office:value-type="float" office:value="44.3994512557983" calcext:value-type="float">
            <text:p>44.3994512558</text:p>
          </table:table-cell>
          <table:table-cell table:formula="of:=[.C556]/([.D557]-[.D556])" office:value-type="float" office:value="7148.58398514776" calcext:value-type="float">
            <text:p>7148.583985147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55485312.86704" calcext:value-type="float">
            <text:p>1455485312.86704</text:p>
          </table:table-cell>
          <table:table-cell office:value-type="float" office:value="528" calcext:value-type="float">
            <text:p>528</text:p>
          </table:table-cell>
          <table:table-cell table:formula="of:=[.B558]-[.B$2]" office:value-type="float" office:value="44.4794631004334" calcext:value-type="float">
            <text:p>44.4794631004</text:p>
          </table:table-cell>
          <table:table-cell table:formula="of:=[.C557]/([.D558]-[.D557])" office:value-type="float" office:value="7598.87492625017" calcext:value-type="float">
            <text:p>7598.874926250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55485312.94733" calcext:value-type="float">
            <text:p>1455485312.94733</text:p>
          </table:table-cell>
          <table:table-cell office:value-type="float" office:value="400" calcext:value-type="float">
            <text:p>400</text:p>
          </table:table-cell>
          <table:table-cell table:formula="of:=[.B559]-[.B$2]" office:value-type="float" office:value="44.5597507953644" calcext:value-type="float">
            <text:p>44.5597507954</text:p>
          </table:table-cell>
          <table:table-cell table:formula="of:=[.C558]/([.D559]-[.D558])" office:value-type="float" office:value="6576.35021722281" calcext:value-type="float">
            <text:p>6576.350217222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55485313.02693" calcext:value-type="float">
            <text:p>1455485313.02693</text:p>
          </table:table-cell>
          <table:table-cell office:value-type="float" office:value="384" calcext:value-type="float">
            <text:p>384</text:p>
          </table:table-cell>
          <table:table-cell table:formula="of:=[.B560]-[.B$2]" office:value-type="float" office:value="44.6393494606018" calcext:value-type="float">
            <text:p>44.6393494606</text:p>
          </table:table-cell>
          <table:table-cell table:formula="of:=[.C559]/([.D560]-[.D559])" office:value-type="float" office:value="5025.20989273979" calcext:value-type="float">
            <text:p>5025.209892739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55485313.10737" calcext:value-type="float">
            <text:p>1455485313.10737</text:p>
          </table:table-cell>
          <table:table-cell office:value-type="float" office:value="488" calcext:value-type="float">
            <text:p>488</text:p>
          </table:table-cell>
          <table:table-cell table:formula="of:=[.B561]-[.B$2]" office:value-type="float" office:value="44.7197892665863" calcext:value-type="float">
            <text:p>44.7197892666</text:p>
          </table:table-cell>
          <table:table-cell table:formula="of:=[.C560]/([.D561]-[.D560])" office:value-type="float" office:value="4773.75591972471" calcext:value-type="float">
            <text:p>4773.755919724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55485313.18848" calcext:value-type="float">
            <text:p>1455485313.18848</text:p>
          </table:table-cell>
          <table:table-cell office:value-type="float" office:value="600" calcext:value-type="float">
            <text:p>600</text:p>
          </table:table-cell>
          <table:table-cell table:formula="of:=[.B562]-[.B$2]" office:value-type="float" office:value="44.8009054660797" calcext:value-type="float">
            <text:p>44.8009054661</text:p>
          </table:table-cell>
          <table:table-cell table:formula="of:=[.C561]/([.D562]-[.D561])" office:value-type="float" office:value="6016.06094772299" calcext:value-type="float">
            <text:p>6016.06094772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55485313.26729" calcext:value-type="float">
            <text:p>1455485313.26729</text:p>
          </table:table-cell>
          <table:table-cell office:value-type="float" office:value="592" calcext:value-type="float">
            <text:p>592</text:p>
          </table:table-cell>
          <table:table-cell table:formula="of:=[.B563]-[.B$2]" office:value-type="float" office:value="44.8797082901001" calcext:value-type="float">
            <text:p>44.8797082901</text:p>
          </table:table-cell>
          <table:table-cell table:formula="of:=[.C562]/([.D563]-[.D562])" office:value-type="float" office:value="7613.94033093007" calcext:value-type="float">
            <text:p>7613.940330930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55485313.34858" calcext:value-type="float">
            <text:p>1455485313.34858</text:p>
          </table:table-cell>
          <table:table-cell office:value-type="float" office:value="464" calcext:value-type="float">
            <text:p>464</text:p>
          </table:table-cell>
          <table:table-cell table:formula="of:=[.B564]-[.B$2]" office:value-type="float" office:value="44.9610023498535" calcext:value-type="float">
            <text:p>44.9610023499</text:p>
          </table:table-cell>
          <table:table-cell table:formula="of:=[.C563]/([.D564]-[.D563])" office:value-type="float" office:value="7282.20489658975" calcext:value-type="float">
            <text:p>7282.204896589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55485313.42809" calcext:value-type="float">
            <text:p>1455485313.42809</text:p>
          </table:table-cell>
          <table:table-cell office:value-type="float" office:value="376" calcext:value-type="float">
            <text:p>376</text:p>
          </table:table-cell>
          <table:table-cell table:formula="of:=[.B565]-[.B$2]" office:value-type="float" office:value="45.040515422821" calcext:value-type="float">
            <text:p>45.0405154228</text:p>
          </table:table-cell>
          <table:table-cell table:formula="of:=[.C564]/([.D565]-[.D564])" office:value-type="float" office:value="5835.51839569178" calcext:value-type="float">
            <text:p>5835.518395691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55485313.50673" calcext:value-type="float">
            <text:p>1455485313.50673</text:p>
          </table:table-cell>
          <table:table-cell office:value-type="float" office:value="416" calcext:value-type="float">
            <text:p>416</text:p>
          </table:table-cell>
          <table:table-cell table:formula="of:=[.B566]-[.B$2]" office:value-type="float" office:value="45.1191482543945" calcext:value-type="float">
            <text:p>45.1191482544</text:p>
          </table:table-cell>
          <table:table-cell table:formula="of:=[.C565]/([.D566]-[.D565])" office:value-type="float" office:value="4781.7176677481" calcext:value-type="float">
            <text:p>4781.717667748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55485313.58729" calcext:value-type="float">
            <text:p>1455485313.58729</text:p>
          </table:table-cell>
          <table:table-cell office:value-type="float" office:value="544" calcext:value-type="float">
            <text:p>544</text:p>
          </table:table-cell>
          <table:table-cell table:formula="of:=[.B567]-[.B$2]" office:value-type="float" office:value="45.1997096538544" calcext:value-type="float">
            <text:p>45.1997096539</text:p>
          </table:table-cell>
          <table:table-cell table:formula="of:=[.C566]/([.D567]-[.D566])" office:value-type="float" office:value="5163.76332572751" calcext:value-type="float">
            <text:p>5163.763325727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55485313.66829" calcext:value-type="float">
            <text:p>1455485313.66829</text:p>
          </table:table-cell>
          <table:table-cell office:value-type="float" office:value="608" calcext:value-type="float">
            <text:p>608</text:p>
          </table:table-cell>
          <table:table-cell table:formula="of:=[.B568]-[.B$2]" office:value-type="float" office:value="45.280713558197" calcext:value-type="float">
            <text:p>45.2807135582</text:p>
          </table:table-cell>
          <table:table-cell table:formula="of:=[.C567]/([.D568]-[.D567])" office:value-type="float" office:value="6715.72567291136" calcext:value-type="float">
            <text:p>6715.725672911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55485313.74691" calcext:value-type="float">
            <text:p>1455485313.74691</text:p>
          </table:table-cell>
          <table:table-cell office:value-type="float" office:value="544" calcext:value-type="float">
            <text:p>544</text:p>
          </table:table-cell>
          <table:table-cell table:formula="of:=[.B569]-[.B$2]" office:value-type="float" office:value="45.3593347072601" calcext:value-type="float">
            <text:p>45.3593347073</text:p>
          </table:table-cell>
          <table:table-cell table:formula="of:=[.C568]/([.D569]-[.D568])" office:value-type="float" office:value="7733.28814505051" calcext:value-type="float">
            <text:p>7733.288145050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55485313.82894" calcext:value-type="float">
            <text:p>1455485313.82894</text:p>
          </table:table-cell>
          <table:table-cell office:value-type="float" office:value="416" calcext:value-type="float">
            <text:p>416</text:p>
          </table:table-cell>
          <table:table-cell table:formula="of:=[.B570]-[.B$2]" office:value-type="float" office:value="45.4413616657257" calcext:value-type="float">
            <text:p>45.4413616657</text:p>
          </table:table-cell>
          <table:table-cell table:formula="of:=[.C569]/([.D570]-[.D569])" office:value-type="float" office:value="6631.9660045459" calcext:value-type="float">
            <text:p>6631.966004545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55485313.90809" calcext:value-type="float">
            <text:p>1455485313.90809</text:p>
          </table:table-cell>
          <table:table-cell office:value-type="float" office:value="376" calcext:value-type="float">
            <text:p>376</text:p>
          </table:table-cell>
          <table:table-cell table:formula="of:=[.B571]-[.B$2]" office:value-type="float" office:value="45.5205161571503" calcext:value-type="float">
            <text:p>45.5205161572</text:p>
          </table:table-cell>
          <table:table-cell table:formula="of:=[.C570]/([.D571]-[.D570])" office:value-type="float" office:value="5255.54510569341" calcext:value-type="float">
            <text:p>5255.545105693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55485313.98659" calcext:value-type="float">
            <text:p>1455485313.98659</text:p>
          </table:table-cell>
          <table:table-cell office:value-type="float" office:value="472" calcext:value-type="float">
            <text:p>472</text:p>
          </table:table-cell>
          <table:table-cell table:formula="of:=[.B572]-[.B$2]" office:value-type="float" office:value="45.599009513855" calcext:value-type="float">
            <text:p>45.5990095139</text:p>
          </table:table-cell>
          <table:table-cell table:formula="of:=[.C571]/([.D572]-[.D571])" office:value-type="float" office:value="4790.21430328802" calcext:value-type="float">
            <text:p>4790.21430328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55485314.06658" calcext:value-type="float">
            <text:p>1455485314.06658</text:p>
          </table:table-cell>
          <table:table-cell office:value-type="float" office:value="592" calcext:value-type="float">
            <text:p>592</text:p>
          </table:table-cell>
          <table:table-cell table:formula="of:=[.B573]-[.B$2]" office:value-type="float" office:value="45.6790053844452" calcext:value-type="float">
            <text:p>45.6790053844</text:p>
          </table:table-cell>
          <table:table-cell table:formula="of:=[.C572]/([.D573]-[.D572])" office:value-type="float" office:value="5900.30455969266" calcext:value-type="float">
            <text:p>5900.304559692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55485314.14748" calcext:value-type="float">
            <text:p>1455485314.14748</text:p>
          </table:table-cell>
          <table:table-cell office:value-type="float" office:value="600" calcext:value-type="float">
            <text:p>600</text:p>
          </table:table-cell>
          <table:table-cell table:formula="of:=[.B574]-[.B$2]" office:value-type="float" office:value="45.7598977088928" calcext:value-type="float">
            <text:p>45.7598977089</text:p>
          </table:table-cell>
          <table:table-cell table:formula="of:=[.C573]/([.D574]-[.D573])" office:value-type="float" office:value="7318.37048870131" calcext:value-type="float">
            <text:p>7318.370488701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55485314.22786" calcext:value-type="float">
            <text:p>1455485314.22786</text:p>
          </table:table-cell>
          <table:table-cell office:value-type="float" office:value="480" calcext:value-type="float">
            <text:p>480</text:p>
          </table:table-cell>
          <table:table-cell table:formula="of:=[.B575]-[.B$2]" office:value-type="float" office:value="45.8402817249298" calcext:value-type="float">
            <text:p>45.8402817249</text:p>
          </table:table-cell>
          <table:table-cell table:formula="of:=[.C574]/([.D575]-[.D574])" office:value-type="float" office:value="7464.17048538506" calcext:value-type="float">
            <text:p>7464.170485385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55485314.30655" calcext:value-type="float">
            <text:p>1455485314.30655</text:p>
          </table:table-cell>
          <table:table-cell office:value-type="float" office:value="384" calcext:value-type="float">
            <text:p>384</text:p>
          </table:table-cell>
          <table:table-cell table:formula="of:=[.B576]-[.B$2]" office:value-type="float" office:value="45.9189774990082" calcext:value-type="float">
            <text:p>45.918977499</text:p>
          </table:table-cell>
          <table:table-cell table:formula="of:=[.C575]/([.D576]-[.D575])" office:value-type="float" office:value="6099.43806540352" calcext:value-type="float">
            <text:p>6099.438065403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55485314.38758" calcext:value-type="float">
            <text:p>1455485314.38758</text:p>
          </table:table-cell>
          <table:table-cell office:value-type="float" office:value="408" calcext:value-type="float">
            <text:p>408</text:p>
          </table:table-cell>
          <table:table-cell table:formula="of:=[.B577]-[.B$2]" office:value-type="float" office:value="46.0000069141388" calcext:value-type="float">
            <text:p>46.0000069141</text:p>
          </table:table-cell>
          <table:table-cell table:formula="of:=[.C576]/([.D577]-[.D576])" office:value-type="float" office:value="4739.01976684654" calcext:value-type="float">
            <text:p>4739.019766846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55485314.4664" calcext:value-type="float">
            <text:p>1455485314.4664</text:p>
          </table:table-cell>
          <table:table-cell office:value-type="float" office:value="528" calcext:value-type="float">
            <text:p>528</text:p>
          </table:table-cell>
          <table:table-cell table:formula="of:=[.B578]-[.B$2]" office:value-type="float" office:value="46.078821182251" calcext:value-type="float">
            <text:p>46.0788211823</text:p>
          </table:table-cell>
          <table:table-cell table:formula="of:=[.C577]/([.D578]-[.D577])" office:value-type="float" office:value="5176.72763793557" calcext:value-type="float">
            <text:p>5176.727637935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55485314.54645" calcext:value-type="float">
            <text:p>1455485314.54645</text:p>
          </table:table-cell>
          <table:table-cell office:value-type="float" office:value="608" calcext:value-type="float">
            <text:p>608</text:p>
          </table:table-cell>
          <table:table-cell table:formula="of:=[.B579]-[.B$2]" office:value-type="float" office:value="46.1588735580444" calcext:value-type="float">
            <text:p>46.158873558</text:p>
          </table:table-cell>
          <table:table-cell table:formula="of:=[.C578]/([.D579]-[.D578])" office:value-type="float" office:value="6595.68182413838" calcext:value-type="float">
            <text:p>6595.681824138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55485314.6275" calcext:value-type="float">
            <text:p>1455485314.6275</text:p>
          </table:table-cell>
          <table:table-cell office:value-type="float" office:value="552" calcext:value-type="float">
            <text:p>552</text:p>
          </table:table-cell>
          <table:table-cell table:formula="of:=[.B580]-[.B$2]" office:value-type="float" office:value="46.23992395401" calcext:value-type="float">
            <text:p>46.239923954</text:p>
          </table:table-cell>
          <table:table-cell table:formula="of:=[.C579]/([.D580]-[.D579])" office:value-type="float" office:value="7501.50560964848" calcext:value-type="float">
            <text:p>7501.505609648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55485314.70672" calcext:value-type="float">
            <text:p>1455485314.70672</text:p>
          </table:table-cell>
          <table:table-cell office:value-type="float" office:value="424" calcext:value-type="float">
            <text:p>424</text:p>
          </table:table-cell>
          <table:table-cell table:formula="of:=[.B581]-[.B$2]" office:value-type="float" office:value="46.3191475868225" calcext:value-type="float">
            <text:p>46.3191475868</text:p>
          </table:table-cell>
          <table:table-cell table:formula="of:=[.C580]/([.D581]-[.D580])" office:value-type="float" office:value="6967.61787365177" calcext:value-type="float">
            <text:p>6967.617873651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55485314.78723" calcext:value-type="float">
            <text:p>1455485314.78723</text:p>
          </table:table-cell>
          <table:table-cell office:value-type="float" office:value="376" calcext:value-type="float">
            <text:p>376</text:p>
          </table:table-cell>
          <table:table-cell table:formula="of:=[.B582]-[.B$2]" office:value-type="float" office:value="46.3996484279633" calcext:value-type="float">
            <text:p>46.399648428</text:p>
          </table:table-cell>
          <table:table-cell table:formula="of:=[.C581]/([.D582]-[.D581])" office:value-type="float" office:value="5267.02571043552" calcext:value-type="float">
            <text:p>5267.025710435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55485314.86706" calcext:value-type="float">
            <text:p>1455485314.86706</text:p>
          </table:table-cell>
          <table:table-cell office:value-type="float" office:value="456" calcext:value-type="float">
            <text:p>456</text:p>
          </table:table-cell>
          <table:table-cell table:formula="of:=[.B583]-[.B$2]" office:value-type="float" office:value="46.4794816970825" calcext:value-type="float">
            <text:p>46.4794816971</text:p>
          </table:table-cell>
          <table:table-cell table:formula="of:=[.C582]/([.D583]-[.D582])" office:value-type="float" office:value="4709.81589690753" calcext:value-type="float">
            <text:p>4709.815896907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55485314.94703" calcext:value-type="float">
            <text:p>1455485314.94703</text:p>
          </table:table-cell>
          <table:table-cell office:value-type="float" office:value="576" calcext:value-type="float">
            <text:p>576</text:p>
          </table:table-cell>
          <table:table-cell table:formula="of:=[.B584]-[.B$2]" office:value-type="float" office:value="46.5594565868378" calcext:value-type="float">
            <text:p>46.5594565868</text:p>
          </table:table-cell>
          <table:table-cell table:formula="of:=[.C583]/([.D584]-[.D583])" office:value-type="float" office:value="5701.78966667561" calcext:value-type="float">
            <text:p>5701.789666675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55485315.02663" calcext:value-type="float">
            <text:p>1455485315.02663</text:p>
          </table:table-cell>
          <table:table-cell office:value-type="float" office:value="600" calcext:value-type="float">
            <text:p>600</text:p>
          </table:table-cell>
          <table:table-cell table:formula="of:=[.B585]-[.B$2]" office:value-type="float" office:value="46.6390523910522" calcext:value-type="float">
            <text:p>46.6390523911</text:p>
          </table:table-cell>
          <table:table-cell table:formula="of:=[.C584]/([.D585]-[.D584])" office:value-type="float" office:value="7236.56235004448" calcext:value-type="float">
            <text:p>7236.562350044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55485315.11065" calcext:value-type="float">
            <text:p>1455485315.11065</text:p>
          </table:table-cell>
          <table:table-cell office:value-type="float" office:value="496" calcext:value-type="float">
            <text:p>496</text:p>
          </table:table-cell>
          <table:table-cell table:formula="of:=[.B586]-[.B$2]" office:value-type="float" office:value="46.7230713367462" calcext:value-type="float">
            <text:p>46.7230713367</text:p>
          </table:table-cell>
          <table:table-cell table:formula="of:=[.C585]/([.D586]-[.D585])" office:value-type="float" office:value="7141.24647773417" calcext:value-type="float">
            <text:p>7141.2464777342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55485315.18875" calcext:value-type="float">
            <text:p>1455485315.18875</text:p>
          </table:table-cell>
          <table:table-cell office:value-type="float" office:value="384" calcext:value-type="float">
            <text:p>384</text:p>
          </table:table-cell>
          <table:table-cell table:formula="of:=[.B587]-[.B$2]" office:value-type="float" office:value="46.8011717796326" calcext:value-type="float">
            <text:p>46.8011717796</text:p>
          </table:table-cell>
          <table:table-cell table:formula="of:=[.C586]/([.D587]-[.D586])" office:value-type="float" office:value="6350.79625248415" calcext:value-type="float">
            <text:p>6350.796252484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55485315.26615" calcext:value-type="float">
            <text:p>1455485315.26615</text:p>
          </table:table-cell>
          <table:table-cell office:value-type="float" office:value="392" calcext:value-type="float">
            <text:p>392</text:p>
          </table:table-cell>
          <table:table-cell table:formula="of:=[.B588]-[.B$2]" office:value-type="float" office:value="46.8785741329193" calcext:value-type="float">
            <text:p>46.8785741329</text:p>
          </table:table-cell>
          <table:table-cell table:formula="of:=[.C587]/([.D588]-[.D587])" office:value-type="float" office:value="4961.08947201439" calcext:value-type="float">
            <text:p>4961.089472014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55485315.34985" calcext:value-type="float">
            <text:p>1455485315.34985</text:p>
          </table:table-cell>
          <table:table-cell office:value-type="float" office:value="520" calcext:value-type="float">
            <text:p>520</text:p>
          </table:table-cell>
          <table:table-cell table:formula="of:=[.B589]-[.B$2]" office:value-type="float" office:value="46.9622716903687" calcext:value-type="float">
            <text:p>46.9622716904</text:p>
          </table:table-cell>
          <table:table-cell table:formula="of:=[.C588]/([.D589]-[.D588])" office:value-type="float" office:value="4683.52974622066" calcext:value-type="float">
            <text:p>4683.529746220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55485315.42708" calcext:value-type="float">
            <text:p>1455485315.42708</text:p>
          </table:table-cell>
          <table:table-cell office:value-type="float" office:value="608" calcext:value-type="float">
            <text:p>608</text:p>
          </table:table-cell>
          <table:table-cell table:formula="of:=[.B590]-[.B$2]" office:value-type="float" office:value="47.0394999980927" calcext:value-type="float">
            <text:p>47.0394999981</text:p>
          </table:table-cell>
          <table:table-cell table:formula="of:=[.C589]/([.D590]-[.D589])" office:value-type="float" office:value="6733.28233292891" calcext:value-type="float">
            <text:p>6733.2823329289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55485315.50709" calcext:value-type="float">
            <text:p>1455485315.50709</text:p>
          </table:table-cell>
          <table:table-cell office:value-type="float" office:value="568" calcext:value-type="float">
            <text:p>568</text:p>
          </table:table-cell>
          <table:table-cell table:formula="of:=[.B591]-[.B$2]" office:value-type="float" office:value="47.1195137500763" calcext:value-type="float">
            <text:p>47.1195137501</text:p>
          </table:table-cell>
          <table:table-cell table:formula="of:=[.C590]/([.D591]-[.D590])" office:value-type="float" office:value="7598.69378609186" calcext:value-type="float">
            <text:p>7598.693786091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55485315.58936" calcext:value-type="float">
            <text:p>1455485315.58936</text:p>
          </table:table-cell>
          <table:table-cell office:value-type="float" office:value="440" calcext:value-type="float">
            <text:p>440</text:p>
          </table:table-cell>
          <table:table-cell table:formula="of:=[.B592]-[.B$2]" office:value-type="float" office:value="47.2017858028412" calcext:value-type="float">
            <text:p>47.2017858028</text:p>
          </table:table-cell>
          <table:table-cell table:formula="of:=[.C591]/([.D592]-[.D591])" office:value-type="float" office:value="6903.92400470624" calcext:value-type="float">
            <text:p>6903.924004706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55485315.66671" calcext:value-type="float">
            <text:p>1455485315.66671</text:p>
          </table:table-cell>
          <table:table-cell office:value-type="float" office:value="376" calcext:value-type="float">
            <text:p>376</text:p>
          </table:table-cell>
          <table:table-cell table:formula="of:=[.B593]-[.B$2]" office:value-type="float" office:value="47.2791335582733" calcext:value-type="float">
            <text:p>47.2791335583</text:p>
          </table:table-cell>
          <table:table-cell table:formula="of:=[.C592]/([.D593]-[.D592])" office:value-type="float" office:value="5688.59429135072" calcext:value-type="float">
            <text:p>5688.594291350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55485315.7473" calcext:value-type="float">
            <text:p>1455485315.7473</text:p>
          </table:table-cell>
          <table:table-cell office:value-type="float" office:value="440" calcext:value-type="float">
            <text:p>440</text:p>
          </table:table-cell>
          <table:table-cell table:formula="of:=[.B594]-[.B$2]" office:value-type="float" office:value="47.3597252368927" calcext:value-type="float">
            <text:p>47.3597252369</text:p>
          </table:table-cell>
          <table:table-cell table:formula="of:=[.C593]/([.D594]-[.D593])" office:value-type="float" office:value="4665.49408625372" calcext:value-type="float">
            <text:p>4665.494086253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55485315.82812" calcext:value-type="float">
            <text:p>1455485315.82812</text:p>
          </table:table-cell>
          <table:table-cell office:value-type="float" office:value="568" calcext:value-type="float">
            <text:p>568</text:p>
          </table:table-cell>
          <table:table-cell table:formula="of:=[.B595]-[.B$2]" office:value-type="float" office:value="47.440541267395" calcext:value-type="float">
            <text:p>47.4405412674</text:p>
          </table:table-cell>
          <table:table-cell table:formula="of:=[.C594]/([.D595]-[.D594])" office:value-type="float" office:value="5444.46438738874" calcext:value-type="float">
            <text:p>5444.464387388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55485315.9074" calcext:value-type="float">
            <text:p>1455485315.9074</text:p>
          </table:table-cell>
          <table:table-cell office:value-type="float" office:value="608" calcext:value-type="float">
            <text:p>608</text:p>
          </table:table-cell>
          <table:table-cell table:formula="of:=[.B596]-[.B$2]" office:value-type="float" office:value="47.5198271274567" calcext:value-type="float">
            <text:p>47.5198271275</text:p>
          </table:table-cell>
          <table:table-cell table:formula="of:=[.C595]/([.D596]-[.D595])" office:value-type="float" office:value="7163.95079221408" calcext:value-type="float">
            <text:p>7163.950792214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55485315.98865" calcext:value-type="float">
            <text:p>1455485315.98865</text:p>
          </table:table-cell>
          <table:table-cell office:value-type="float" office:value="512" calcext:value-type="float">
            <text:p>512</text:p>
          </table:table-cell>
          <table:table-cell table:formula="of:=[.B597]-[.B$2]" office:value-type="float" office:value="47.6010701656342" calcext:value-type="float">
            <text:p>47.6010701656</text:p>
          </table:table-cell>
          <table:table-cell table:formula="of:=[.C596]/([.D597]-[.D596])" office:value-type="float" office:value="7483.71815775418" calcext:value-type="float">
            <text:p>7483.718157754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55485316.06697" calcext:value-type="float">
            <text:p>1455485316.06697</text:p>
          </table:table-cell>
          <table:table-cell office:value-type="float" office:value="392" calcext:value-type="float">
            <text:p>392</text:p>
          </table:table-cell>
          <table:table-cell table:formula="of:=[.B598]-[.B$2]" office:value-type="float" office:value="47.6793904304504" calcext:value-type="float">
            <text:p>47.6793904305</text:p>
          </table:table-cell>
          <table:table-cell table:formula="of:=[.C597]/([.D598]-[.D597])" office:value-type="float" office:value="6537.26083793254" calcext:value-type="float">
            <text:p>6537.260837932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55485316.14804" calcext:value-type="float">
            <text:p>1455485316.14804</text:p>
          </table:table-cell>
          <table:table-cell office:value-type="float" office:value="384" calcext:value-type="float">
            <text:p>384</text:p>
          </table:table-cell>
          <table:table-cell table:formula="of:=[.B599]-[.B$2]" office:value-type="float" office:value="47.7604675292969" calcext:value-type="float">
            <text:p>47.7604675293</text:p>
          </table:table-cell>
          <table:table-cell table:formula="of:=[.C598]/([.D599]-[.D598])" office:value-type="float" office:value="4834.90412924702" calcext:value-type="float">
            <text:p>4834.90412924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55485316.22682" calcext:value-type="float">
            <text:p>1455485316.22682</text:p>
          </table:table-cell>
          <table:table-cell office:value-type="float" office:value="496" calcext:value-type="float">
            <text:p>496</text:p>
          </table:table-cell>
          <table:table-cell table:formula="of:=[.B600]-[.B$2]" office:value-type="float" office:value="47.8392462730408" calcext:value-type="float">
            <text:p>47.839246273</text:p>
          </table:table-cell>
          <table:table-cell table:formula="of:=[.C599]/([.D600]-[.D599])" office:value-type="float" office:value="4874.41131643777" calcext:value-type="float">
            <text:p>4874.411316437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55485316.30801" calcext:value-type="float">
            <text:p>1455485316.30801</text:p>
          </table:table-cell>
          <table:table-cell office:value-type="float" office:value="608" calcext:value-type="float">
            <text:p>608</text:p>
          </table:table-cell>
          <table:table-cell table:formula="of:=[.B601]-[.B$2]" office:value-type="float" office:value="47.9204354286194" calcext:value-type="float">
            <text:p>47.9204354286</text:p>
          </table:table-cell>
          <table:table-cell table:formula="of:=[.C600]/([.D601]-[.D600])" office:value-type="float" office:value="6109.19027874032" calcext:value-type="float">
            <text:p>6109.190278740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55485316.38763" calcext:value-type="float">
            <text:p>1455485316.38763</text:p>
          </table:table-cell>
          <table:table-cell office:value-type="float" office:value="576" calcext:value-type="float">
            <text:p>576</text:p>
          </table:table-cell>
          <table:table-cell table:formula="of:=[.B602]-[.B$2]" office:value-type="float" office:value="48.0000522136688" calcext:value-type="float">
            <text:p>48.0000522137</text:p>
          </table:table-cell>
          <table:table-cell table:formula="of:=[.C601]/([.D602]-[.D601])" office:value-type="float" office:value="7636.58064844567" calcext:value-type="float">
            <text:p>7636.580648445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55485316.46712" calcext:value-type="float">
            <text:p>1455485316.46712</text:p>
          </table:table-cell>
          <table:table-cell office:value-type="float" office:value="456" calcext:value-type="float">
            <text:p>456</text:p>
          </table:table-cell>
          <table:table-cell table:formula="of:=[.B603]-[.B$2]" office:value-type="float" office:value="48.0795433521271" calcext:value-type="float">
            <text:p>48.0795433521</text:p>
          </table:table-cell>
          <table:table-cell table:formula="of:=[.C602]/([.D603]-[.D602])" office:value-type="float" office:value="7246.09071113644" calcext:value-type="float">
            <text:p>7246.090711136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55485316.54895" calcext:value-type="float">
            <text:p>1455485316.54895</text:p>
          </table:table-cell>
          <table:table-cell office:value-type="float" office:value="376" calcext:value-type="float">
            <text:p>376</text:p>
          </table:table-cell>
          <table:table-cell table:formula="of:=[.B604]-[.B$2]" office:value-type="float" office:value="48.1613743305206" calcext:value-type="float">
            <text:p>48.1613743305</text:p>
          </table:table-cell>
          <table:table-cell table:formula="of:=[.C603]/([.D604]-[.D603])" office:value-type="float" office:value="5572.4617858891" calcext:value-type="float">
            <text:p>5572.461785889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55485316.62709" calcext:value-type="float">
            <text:p>1455485316.62709</text:p>
          </table:table-cell>
          <table:table-cell office:value-type="float" office:value="432" calcext:value-type="float">
            <text:p>432</text:p>
          </table:table-cell>
          <table:table-cell table:formula="of:=[.B605]-[.B$2]" office:value-type="float" office:value="48.2395126819611" calcext:value-type="float">
            <text:p>48.239512682</text:p>
          </table:table-cell>
          <table:table-cell table:formula="of:=[.C604]/([.D605]-[.D604])" office:value-type="float" office:value="4811.97764053995" calcext:value-type="float">
            <text:p>4811.9776405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55485316.70692" calcext:value-type="float">
            <text:p>1455485316.70692</text:p>
          </table:table-cell>
          <table:table-cell office:value-type="float" office:value="560" calcext:value-type="float">
            <text:p>560</text:p>
          </table:table-cell>
          <table:table-cell table:formula="of:=[.B606]-[.B$2]" office:value-type="float" office:value="48.319344997406" calcext:value-type="float">
            <text:p>48.3193449974</text:p>
          </table:table-cell>
          <table:table-cell table:formula="of:=[.C605]/([.D606]-[.D605])" office:value-type="float" office:value="5411.34248195412" calcext:value-type="float">
            <text:p>5411.342481954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55485316.78932" calcext:value-type="float">
            <text:p>1455485316.78932</text:p>
          </table:table-cell>
          <table:table-cell office:value-type="float" office:value="608" calcext:value-type="float">
            <text:p>608</text:p>
          </table:table-cell>
          <table:table-cell table:formula="of:=[.B607]-[.B$2]" office:value-type="float" office:value="48.401745557785" calcext:value-type="float">
            <text:p>48.4017455578</text:p>
          </table:table-cell>
          <table:table-cell table:formula="of:=[.C606]/([.D607]-[.D606])" office:value-type="float" office:value="6796.07028670797" calcext:value-type="float">
            <text:p>6796.07028670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55485316.86662" calcext:value-type="float">
            <text:p>1455485316.86662</text:p>
          </table:table-cell>
          <table:table-cell office:value-type="float" office:value="528" calcext:value-type="float">
            <text:p>528</text:p>
          </table:table-cell>
          <table:table-cell table:formula="of:=[.B608]-[.B$2]" office:value-type="float" office:value="48.4790422916412" calcext:value-type="float">
            <text:p>48.4790422916</text:p>
          </table:table-cell>
          <table:table-cell table:formula="of:=[.C607]/([.D608]-[.D607])" office:value-type="float" office:value="7865.791601636" calcext:value-type="float">
            <text:p>7865.79160163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55485316.94786" calcext:value-type="float">
            <text:p>1455485316.94786</text:p>
          </table:table-cell>
          <table:table-cell office:value-type="float" office:value="400" calcext:value-type="float">
            <text:p>400</text:p>
          </table:table-cell>
          <table:table-cell table:formula="of:=[.B609]-[.B$2]" office:value-type="float" office:value="48.5602860450745" calcext:value-type="float">
            <text:p>48.5602860451</text:p>
          </table:table-cell>
          <table:table-cell table:formula="of:=[.C608]/([.D609]-[.D608])" office:value-type="float" office:value="6498.9611839383" calcext:value-type="float">
            <text:p>6498.961183938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55485317.0284" calcext:value-type="float">
            <text:p>1455485317.0284</text:p>
          </table:table-cell>
          <table:table-cell office:value-type="float" office:value="384" calcext:value-type="float">
            <text:p>384</text:p>
          </table:table-cell>
          <table:table-cell table:formula="of:=[.B610]-[.B$2]" office:value-type="float" office:value="48.6408274173737" calcext:value-type="float">
            <text:p>48.6408274174</text:p>
          </table:table-cell>
          <table:table-cell table:formula="of:=[.C609]/([.D610]-[.D609])" office:value-type="float" office:value="4966.39166407649" calcext:value-type="float">
            <text:p>4966.391664076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55485317.10643" calcext:value-type="float">
            <text:p>1455485317.10643</text:p>
          </table:table-cell>
          <table:table-cell office:value-type="float" office:value="480" calcext:value-type="float">
            <text:p>480</text:p>
          </table:table-cell>
          <table:table-cell table:formula="of:=[.B611]-[.B$2]" office:value-type="float" office:value="48.7188513278961" calcext:value-type="float">
            <text:p>48.7188513279</text:p>
          </table:table-cell>
          <table:table-cell table:formula="of:=[.C610]/([.D611]-[.D610])" office:value-type="float" office:value="4921.5682401545" calcext:value-type="float">
            <text:p>4921.568240154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55485317.18727" calcext:value-type="float">
            <text:p>1455485317.18727</text:p>
          </table:table-cell>
          <table:table-cell office:value-type="float" office:value="600" calcext:value-type="float">
            <text:p>600</text:p>
          </table:table-cell>
          <table:table-cell table:formula="of:=[.B612]-[.B$2]" office:value-type="float" office:value="48.7996952533722" calcext:value-type="float">
            <text:p>48.7996952534</text:p>
          </table:table-cell>
          <table:table-cell table:formula="of:=[.C611]/([.D612]-[.D611])" office:value-type="float" office:value="5937.366316311" calcext:value-type="float">
            <text:p>5937.36631631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55485317.26778" calcext:value-type="float">
            <text:p>1455485317.26778</text:p>
          </table:table-cell>
          <table:table-cell office:value-type="float" office:value="592" calcext:value-type="float">
            <text:p>592</text:p>
          </table:table-cell>
          <table:table-cell table:formula="of:=[.B613]-[.B$2]" office:value-type="float" office:value="48.8801999092102" calcext:value-type="float">
            <text:p>48.8801999092</text:p>
          </table:table-cell>
          <table:table-cell table:formula="of:=[.C612]/([.D613]-[.D612])" office:value-type="float" office:value="7452.98509451787" calcext:value-type="float">
            <text:p>7452.985094517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55485317.34801" calcext:value-type="float">
            <text:p>1455485317.34801</text:p>
          </table:table-cell>
          <table:table-cell office:value-type="float" office:value="464" calcext:value-type="float">
            <text:p>464</text:p>
          </table:table-cell>
          <table:table-cell table:formula="of:=[.B614]-[.B$2]" office:value-type="float" office:value="48.9604306221008" calcext:value-type="float">
            <text:p>48.9604306221</text:p>
          </table:table-cell>
          <table:table-cell table:formula="of:=[.C613]/([.D614]-[.D613])" office:value-type="float" office:value="7378.7204260175" calcext:value-type="float">
            <text:p>7378.720426017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55485317.42672" calcext:value-type="float">
            <text:p>1455485317.42672</text:p>
          </table:table-cell>
          <table:table-cell office:value-type="float" office:value="376" calcext:value-type="float">
            <text:p>376</text:p>
          </table:table-cell>
          <table:table-cell table:formula="of:=[.B615]-[.B$2]" office:value-type="float" office:value="49.0391407012939" calcext:value-type="float">
            <text:p>49.0391407013</text:p>
          </table:table-cell>
          <table:table-cell table:formula="of:=[.C614]/([.D615]-[.D614])" office:value-type="float" office:value="5895.05187590494" calcext:value-type="float">
            <text:p>5895.051875904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55485317.50694" calcext:value-type="float">
            <text:p>1455485317.50694</text:p>
          </table:table-cell>
          <table:table-cell office:value-type="float" office:value="416" calcext:value-type="float">
            <text:p>416</text:p>
          </table:table-cell>
          <table:table-cell table:formula="of:=[.B616]-[.B$2]" office:value-type="float" office:value="49.1193597316742" calcext:value-type="float">
            <text:p>49.1193597317</text:p>
          </table:table-cell>
          <table:table-cell table:formula="of:=[.C615]/([.D616]-[.D615])" office:value-type="float" office:value="4687.16710009719" calcext:value-type="float">
            <text:p>4687.1671000972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55485317.5893" calcext:value-type="float">
            <text:p>1455485317.5893</text:p>
          </table:table-cell>
          <table:table-cell office:value-type="float" office:value="544" calcext:value-type="float">
            <text:p>544</text:p>
          </table:table-cell>
          <table:table-cell table:formula="of:=[.B617]-[.B$2]" office:value-type="float" office:value="49.2017250061035" calcext:value-type="float">
            <text:p>49.2017250061</text:p>
          </table:table-cell>
          <table:table-cell table:formula="of:=[.C616]/([.D617]-[.D616])" office:value-type="float" office:value="5050.67217807882" calcext:value-type="float">
            <text:p>5050.672178078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55485317.66713" calcext:value-type="float">
            <text:p>1455485317.66713</text:p>
          </table:table-cell>
          <table:table-cell office:value-type="float" office:value="608" calcext:value-type="float">
            <text:p>608</text:p>
          </table:table-cell>
          <table:table-cell table:formula="of:=[.B618]-[.B$2]" office:value-type="float" office:value="49.2795495986938" calcext:value-type="float">
            <text:p>49.2795495987</text:p>
          </table:table-cell>
          <table:table-cell table:formula="of:=[.C617]/([.D618]-[.D617])" office:value-type="float" office:value="6990.07835304209" calcext:value-type="float">
            <text:p>6990.078353042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55485317.74878" calcext:value-type="float">
            <text:p>1455485317.74878</text:p>
          </table:table-cell>
          <table:table-cell office:value-type="float" office:value="536" calcext:value-type="float">
            <text:p>536</text:p>
          </table:table-cell>
          <table:table-cell table:formula="of:=[.B619]-[.B$2]" office:value-type="float" office:value="49.361207485199" calcext:value-type="float">
            <text:p>49.3612074852</text:p>
          </table:table-cell>
          <table:table-cell table:formula="of:=[.C618]/([.D619]-[.D618])" office:value-type="float" office:value="7445.69846247277" calcext:value-type="float">
            <text:p>7445.698462472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55485317.82658" calcext:value-type="float">
            <text:p>1455485317.82658</text:p>
          </table:table-cell>
          <table:table-cell office:value-type="float" office:value="416" calcext:value-type="float">
            <text:p>416</text:p>
          </table:table-cell>
          <table:table-cell table:formula="of:=[.B620]-[.B$2]" office:value-type="float" office:value="49.4390013217926" calcext:value-type="float">
            <text:p>49.4390013218</text:p>
          </table:table-cell>
          <table:table-cell table:formula="of:=[.C619]/([.D620]-[.D619])" office:value-type="float" office:value="6890.00598851945" calcext:value-type="float">
            <text:p>6890.005988519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55485317.90619" calcext:value-type="float">
            <text:p>1455485317.90619</text:p>
          </table:table-cell>
          <table:table-cell office:value-type="float" office:value="376" calcext:value-type="float">
            <text:p>376</text:p>
          </table:table-cell>
          <table:table-cell table:formula="of:=[.B621]-[.B$2]" office:value-type="float" office:value="49.5186173915863" calcext:value-type="float">
            <text:p>49.5186173916</text:p>
          </table:table-cell>
          <table:table-cell table:formula="of:=[.C620]/([.D621]-[.D620])" office:value-type="float" office:value="5225.07580539867" calcext:value-type="float">
            <text:p>5225.075805398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55485317.98877" calcext:value-type="float">
            <text:p>1455485317.98877</text:p>
          </table:table-cell>
          <table:table-cell office:value-type="float" office:value="472" calcext:value-type="float">
            <text:p>472</text:p>
          </table:table-cell>
          <table:table-cell table:formula="of:=[.B622]-[.B$2]" office:value-type="float" office:value="49.6011929512024" calcext:value-type="float">
            <text:p>49.6011929512</text:p>
          </table:table-cell>
          <table:table-cell table:formula="of:=[.C621]/([.D622]-[.D621])" office:value-type="float" office:value="4553.40541133603" calcext:value-type="float">
            <text:p>4553.40541133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55485318.16062" calcext:value-type="float">
            <text:p>1455485318.16062</text:p>
          </table:table-cell>
          <table:table-cell office:value-type="float" office:value="584" calcext:value-type="float">
            <text:p>584</text:p>
          </table:table-cell>
          <table:table-cell table:formula="of:=[.B623]-[.B$2]" office:value-type="float" office:value="49.7730476856232" calcext:value-type="float">
            <text:p>49.7730476856</text:p>
          </table:table-cell>
          <table:table-cell table:formula="of:=[.C622]/([.D623]-[.D622])" office:value-type="float" office:value="2746.50565543534" calcext:value-type="float">
            <text:p>2746.505655435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55485318.26822" calcext:value-type="float">
            <text:p>1455485318.26822</text:p>
          </table:table-cell>
          <table:table-cell office:value-type="float" office:value="416" calcext:value-type="float">
            <text:p>416</text:p>
          </table:table-cell>
          <table:table-cell table:formula="of:=[.B624]-[.B$2]" office:value-type="float" office:value="49.8806412220001" calcext:value-type="float">
            <text:p>49.880641222</text:p>
          </table:table-cell>
          <table:table-cell table:formula="of:=[.C623]/([.D624]-[.D623])" office:value-type="float" office:value="5427.83534834249" calcext:value-type="float">
            <text:p>5427.835348342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55485318.43213" calcext:value-type="float">
            <text:p>1455485318.43213</text:p>
          </table:table-cell>
          <table:table-cell office:value-type="float" office:value="472" calcext:value-type="float">
            <text:p>472</text:p>
          </table:table-cell>
          <table:table-cell table:formula="of:=[.B625]-[.B$2]" office:value-type="float" office:value="50.0445544719696" calcext:value-type="float">
            <text:p>50.044554472</text:p>
          </table:table-cell>
          <table:table-cell table:formula="of:=[.C624]/([.D625]-[.D624])" office:value-type="float" office:value="2537.92783730084" calcext:value-type="float">
            <text:p>2537.92783730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5T09:08:38.439726045</dc:date>
    <meta:editing-duration>PT17H19M21S</meta:editing-duration>
    <meta:editing-cycles>1</meta:editing-cycles>
    <meta:document-statistic meta:table-count="1" meta:cell-count="3123" meta:object-count="1"/>
    <meta:generator>LibreOffice/4.4.6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5.743cm" svg:height="22.074cm" xlink:href=".." xlink:type="simple" chart:class="chart:scatter" chart:style-name="ch1">
        <chart:legend chart:legend-position="end" svg:x="42.891cm" svg:y="10.738cm" style:legend-expansion="high" chart:style-name="ch2"/>
        <chart:plot-area chart:style-name="ch3" table:cell-range-address="'NodeA_pub.senderBCDE.publisherE.network'.D2:'NodeA_pub.senderBCDE.publisherE.network'.E625" svg:x="0.914cm" svg:y="0.441cm" svg:width="41.063cm" svg:height="21.192cm">
          <chartooo:coordinate-region svg:x="2.091cm" svg:y="0.64cm" svg:width="39.699cm" svg:height="20.3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odeA_pub.senderBCDE.publisherE.network'.E2:'NodeA_pub.senderBCDE.publisherE.network'.E625" chart:class="chart:scatter">
            <chart:domain table:cell-range-address="'NodeA_pub.senderBCDE.publisherE.network'.D2:'NodeA_pub.senderBCDE.publisherE.network'.D625"/>
            <chart:data-point chart:repeated="6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NodeA_pub.senderBCDE.publisherE.network'.D2:'NodeA_pub.senderBCDE.publisherE.network'.D625</svg:desc>
                </draw:g>
              </table:table-cell>
              <table:table-cell office:value-type="float" office:value="0">
                <text:p>0</text:p>
                <draw:g>
                  <svg:desc>'NodeA_pub.senderBCDE.publisherE.network'.E2:'NodeA_pub.senderBCDE.publisherE.network'.E6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93631076812744">
                <text:p>0.0793631076812744</text:p>
              </table:table-cell>
              <table:table-cell office:value-type="float" office:value="5140.92771717742">
                <text:p>5140.927717177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0370111465454">
                <text:p>0.160370111465454</text:p>
              </table:table-cell>
              <table:table-cell office:value-type="float" office:value="4641.57396811942">
                <text:p>4641.573968119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8974332809448">
                <text:p>0.238974332809448</text:p>
              </table:table-cell>
              <table:table-cell office:value-type="float" office:value="6106.54226697807">
                <text:p>6106.542266978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19966793060303">
                <text:p>0.319966793060303</text:p>
              </table:table-cell>
              <table:table-cell office:value-type="float" office:value="7309.3223513204">
                <text:p>7309.3223513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00355100631714">
                <text:p>0.400355100631714</text:p>
              </table:table-cell>
              <table:table-cell office:value-type="float" office:value="7364.25505007815">
                <text:p>7364.255050078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80231761932373">
                <text:p>0.480231761932373</text:p>
              </table:table-cell>
              <table:table-cell office:value-type="float" office:value="5909.11027469428">
                <text:p>5909.110274694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924654006958">
                <text:p>0.55924654006958</text:p>
              </table:table-cell>
              <table:table-cell office:value-type="float" office:value="4758.60350258892">
                <text:p>4758.603502588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40077590942383">
                <text:p>0.640077590942383</text:p>
              </table:table-cell>
              <table:table-cell office:value-type="float" office:value="5047.56520661888">
                <text:p>5047.565206618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19998598098755">
                <text:p>0.719998598098755</text:p>
              </table:table-cell>
              <table:table-cell office:value-type="float" office:value="6706.62218947356">
                <text:p>6706.622189473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98757791519165">
                <text:p>0.798757791519165</text:p>
              </table:table-cell>
              <table:table-cell office:value-type="float" office:value="7719.73370466792">
                <text:p>7719.733704667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79521369934082">
                <text:p>0.879521369934082</text:p>
              </table:table-cell>
              <table:table-cell office:value-type="float" office:value="6834.76402152639">
                <text:p>6834.764021526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58574295043945">
                <text:p>0.958574295043945</text:p>
              </table:table-cell>
              <table:table-cell office:value-type="float" office:value="5363.49539768135">
                <text:p>5363.495397681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403835773468">
                <text:p>1.0403835773468</text:p>
              </table:table-cell>
              <table:table-cell office:value-type="float" office:value="4596.05547703077">
                <text:p>4596.055477030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2047743797302">
                <text:p>1.12047743797302</text:p>
              </table:table-cell>
              <table:table-cell office:value-type="float" office:value="5793.2030791396">
                <text:p>5793.20307913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986346244812">
                <text:p>1.1986346244812</text:p>
              </table:table-cell>
              <table:table-cell office:value-type="float" office:value="7472.12158076964">
                <text:p>7472.121580769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7950358390808">
                <text:p>1.27950358390808</text:p>
              </table:table-cell>
              <table:table-cell office:value-type="float" office:value="7419.41041720103">
                <text:p>7419.410417201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6004209518433">
                <text:p>1.36004209518433</text:p>
              </table:table-cell>
              <table:table-cell office:value-type="float" office:value="6059.21306797157">
                <text:p>6059.213067971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3906235694885">
                <text:p>1.43906235694885</text:p>
              </table:table-cell>
              <table:table-cell office:value-type="float" office:value="4859.51313530557">
                <text:p>4859.513135305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2289915084839">
                <text:p>1.52289915084839</text:p>
              </table:table-cell>
              <table:table-cell office:value-type="float" office:value="4771.17481948714">
                <text:p>4771.174819487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012454032898">
                <text:p>1.6012454032898</text:p>
              </table:table-cell>
              <table:table-cell office:value-type="float" office:value="6739.31405200117">
                <text:p>6739.314052001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7897510528564">
                <text:p>1.67897510528564</text:p>
              </table:table-cell>
              <table:table-cell office:value-type="float" office:value="7821.97775610235">
                <text:p>7821.977756102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7586133480072">
                <text:p>1.7586133480072</text:p>
              </table:table-cell>
              <table:table-cell office:value-type="float" office:value="7031.79754929991">
                <text:p>7031.797549299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4021687507629">
                <text:p>1.84021687507629</text:p>
              </table:table-cell>
              <table:table-cell office:value-type="float" office:value="5293.88882461215">
                <text:p>5293.888824612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1978192329407">
                <text:p>1.91978192329407</text:p>
              </table:table-cell>
              <table:table-cell office:value-type="float" office:value="4725.69310799473">
                <text:p>4725.693107994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99888134002686">
                <text:p>1.99888134002686</text:p>
              </table:table-cell>
              <table:table-cell office:value-type="float" office:value="5663.75857755594">
                <text:p>5663.758577555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07994055747986">
                <text:p>2.07994055747986</text:p>
              </table:table-cell>
              <table:table-cell office:value-type="float" office:value="7105.91612032225">
                <text:p>7105.916120322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15986371040344">
                <text:p>2.15986371040344</text:p>
              </table:table-cell>
              <table:table-cell office:value-type="float" office:value="7607.30749175173">
                <text:p>7607.307491751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23916411399841">
                <text:p>2.23916411399841</text:p>
              </table:table-cell>
              <table:table-cell office:value-type="float" office:value="6355.57925498331">
                <text:p>6355.579254983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2133960723877">
                <text:p>2.32133960723877</text:p>
              </table:table-cell>
              <table:table-cell office:value-type="float" office:value="4770.27863834578">
                <text:p>4770.278638345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40002846717834">
                <text:p>2.40002846717834</text:p>
              </table:table-cell>
              <table:table-cell office:value-type="float" office:value="4981.64543622839">
                <text:p>4981.645436228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47885656356812">
                <text:p>2.47885656356812</text:p>
              </table:table-cell>
              <table:table-cell office:value-type="float" office:value="6495.14606401737">
                <text:p>6495.146064017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56028246879578">
                <text:p>2.56028246879578</text:p>
              </table:table-cell>
              <table:table-cell office:value-type="float" office:value="7466.91115438109">
                <text:p>7466.911154381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63877582550049">
                <text:p>2.63877582550049</text:p>
              </table:table-cell>
              <table:table-cell office:value-type="float" office:value="7338.20063482421">
                <text:p>7338.200634824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72007369995117">
                <text:p>2.72007369995117</text:p>
              </table:table-cell>
              <table:table-cell office:value-type="float" office:value="5510.59917651061">
                <text:p>5510.599176510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8009979724884">
                <text:p>2.8009979724884</text:p>
              </table:table-cell>
              <table:table-cell office:value-type="float" office:value="4646.31918472929">
                <text:p>4646.319184729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87940979003906">
                <text:p>2.87940979003906</text:p>
              </table:table-cell>
              <table:table-cell office:value-type="float" office:value="5611.39906896982">
                <text:p>5611.399068969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95931601524353">
                <text:p>2.95931601524353</text:p>
              </table:table-cell>
              <table:table-cell office:value-type="float" office:value="7008.21492401932">
                <text:p>7008.214924019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086661338806">
                <text:p>3.04086661338806</text:p>
              </table:table-cell>
              <table:table-cell office:value-type="float" office:value="7455.49405931331">
                <text:p>7455.494059313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12193632125854">
                <text:p>3.12193632125854</text:p>
              </table:table-cell>
              <table:table-cell office:value-type="float" office:value="6414.23305522144">
                <text:p>6414.233055221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19855237007141">
                <text:p>3.19855237007141</text:p>
              </table:table-cell>
              <table:table-cell office:value-type="float" office:value="5220.83827341443">
                <text:p>5220.838273414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28106784820557">
                <text:p>3.28106784820557</text:p>
              </table:table-cell>
              <table:table-cell office:value-type="float" office:value="4653.67236163481">
                <text:p>4653.672361634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35901069641113">
                <text:p>3.35901069641113</text:p>
              </table:table-cell>
              <table:table-cell office:value-type="float" office:value="6363.63709332061">
                <text:p>6363.637093320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43893647193909">
                <text:p>3.43893647193909</text:p>
              </table:table-cell>
              <table:table-cell office:value-type="float" office:value="7506.96500642837">
                <text:p>7506.965006428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52095580101013">
                <text:p>3.52095580101013</text:p>
              </table:table-cell>
              <table:table-cell office:value-type="float" office:value="7120.27282610591">
                <text:p>7120.272826105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59994769096375">
                <text:p>3.59994769096375</text:p>
              </table:table-cell>
              <table:table-cell office:value-type="float" office:value="5772.74452184621">
                <text:p>5772.744521846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67913413047791">
                <text:p>3.67913413047791</text:p>
              </table:table-cell>
              <table:table-cell office:value-type="float" office:value="4748.28774101863">
                <text:p>4748.287741018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76003766059875">
                <text:p>3.76003766059875</text:p>
              </table:table-cell>
              <table:table-cell office:value-type="float" office:value="5240.80963298697">
                <text:p>5240.809632986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84061670303345">
                <text:p>3.84061670303345</text:p>
              </table:table-cell>
              <table:table-cell office:value-type="float" office:value="6850.41647705586">
                <text:p>6850.416477055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91923642158508">
                <text:p>3.91923642158508</text:p>
              </table:table-cell>
              <table:table-cell office:value-type="float" office:value="7733.4288547558">
                <text:p>7733.42885475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00112104415894">
                <text:p>4.00112104415894</text:p>
              </table:table-cell>
              <table:table-cell office:value-type="float" office:value="6545.79557372419">
                <text:p>6545.795573724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07903075218201">
                <text:p>4.07903075218201</text:p>
              </table:table-cell>
              <table:table-cell office:value-type="float" office:value="5236.83133145846">
                <text:p>5236.831331458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15911197662354">
                <text:p>4.15911197662354</text:p>
              </table:table-cell>
              <table:table-cell office:value-type="float" office:value="4695.23290411897">
                <text:p>4695.232904118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24031257629395">
                <text:p>4.24031257629395</text:p>
              </table:table-cell>
              <table:table-cell office:value-type="float" office:value="5911.28639379881">
                <text:p>5911.286393798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32003474235535">
                <text:p>4.32003474235535</text:p>
              </table:table-cell>
              <table:table-cell office:value-type="float" office:value="7425.78920326934">
                <text:p>7425.789203269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40124416351318">
                <text:p>4.40124416351318</text:p>
              </table:table-cell>
              <table:table-cell office:value-type="float" office:value="7289.79460214845">
                <text:p>7289.794602148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47971701622009">
                <text:p>4.47971701622009</text:p>
              </table:table-cell>
              <table:table-cell office:value-type="float" office:value="6014.81893060379">
                <text:p>6014.818930603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55925989151001">
                <text:p>4.55925989151001</text:p>
              </table:table-cell>
              <table:table-cell office:value-type="float" office:value="4727.01041582366">
                <text:p>4727.010415823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63958120346069">
                <text:p>4.63958120346069</text:p>
              </table:table-cell>
              <table:table-cell office:value-type="float" office:value="5079.59830450115">
                <text:p>5079.598304501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72027373313904">
                <text:p>4.72027373313904</text:p>
              </table:table-cell>
              <table:table-cell office:value-type="float" office:value="6642.49840891833">
                <text:p>6642.498408918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80086374282837">
                <text:p>4.80086374282837</text:p>
              </table:table-cell>
              <table:table-cell office:value-type="float" office:value="7544.35943541635">
                <text:p>7544.359435416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87898898124695">
                <text:p>4.87898898124695</text:p>
              </table:table-cell>
              <table:table-cell office:value-type="float" office:value="6963.17875006485">
                <text:p>6963.178750064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96060824394226">
                <text:p>4.96060824394226</text:p>
              </table:table-cell>
              <table:table-cell office:value-type="float" office:value="5194.85212189194">
                <text:p>5194.852121891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03949308395386">
                <text:p>5.03949308395386</text:p>
              </table:table-cell>
              <table:table-cell office:value-type="float" office:value="4766.4418149891">
                <text:p>4766.44181498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12110447883606">
                <text:p>5.12110447883606</text:p>
              </table:table-cell>
              <table:table-cell office:value-type="float" office:value="5685.48057130671">
                <text:p>5685.480571306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20148539543152">
                <text:p>5.20148539543152</text:p>
              </table:table-cell>
              <table:table-cell office:value-type="float" office:value="7265.40607815105">
                <text:p>7265.406078151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27922320365906">
                <text:p>5.27922320365906</text:p>
              </table:table-cell>
              <table:table-cell office:value-type="float" office:value="7718.25207939741">
                <text:p>7718.252079397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35913300514221">
                <text:p>5.35913300514221</text:p>
              </table:table-cell>
              <table:table-cell office:value-type="float" office:value="6106.88540007041">
                <text:p>6106.885400070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4405505657196">
                <text:p>5.4405505657196</text:p>
              </table:table-cell>
              <table:table-cell office:value-type="float" office:value="4716.42723359396">
                <text:p>4716.427233593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52057480812073">
                <text:p>5.52057480812073</text:p>
              </table:table-cell>
              <table:table-cell office:value-type="float" office:value="4998.48530892667">
                <text:p>4998.48530892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59853386878967">
                <text:p>5.59853386878967</text:p>
              </table:table-cell>
              <table:table-cell office:value-type="float" office:value="6772.78555525653">
                <text:p>6772.785555256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68023347854614">
                <text:p>5.68023347854614</text:p>
              </table:table-cell>
              <table:table-cell office:value-type="float" office:value="7441.89601164959">
                <text:p>7441.896011649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75916528701782">
                <text:p>5.75916528701782</text:p>
              </table:table-cell>
              <table:table-cell office:value-type="float" office:value="7500.14489041394">
                <text:p>7500.144890413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83969235420227">
                <text:p>5.83969235420227</text:p>
              </table:table-cell>
              <table:table-cell office:value-type="float" office:value="7450.91086734467">
                <text:p>7450.910867344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92040300369263">
                <text:p>5.92040300369263</text:p>
              </table:table-cell>
              <table:table-cell office:value-type="float" office:value="5947.17057824385">
                <text:p>5947.170578243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99997425079346">
                <text:p>5.99997425079346</text:p>
              </table:table-cell>
              <table:table-cell office:value-type="float" office:value="4725.32495969989">
                <text:p>4725.324959699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08063507080078">
                <text:p>6.08063507080078</text:p>
              </table:table-cell>
              <table:table-cell office:value-type="float" office:value="5058.21785549605">
                <text:p>5058.217855496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15996074676514">
                <text:p>6.15996074676514</text:p>
              </table:table-cell>
              <table:table-cell office:value-type="float" office:value="6656.10464179661">
                <text:p>6656.104641796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23952102661133">
                <text:p>6.23952102661133</text:p>
              </table:table-cell>
              <table:table-cell office:value-type="float" office:value="7642.00429127959">
                <text:p>7642.004291279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32001233100891">
                <text:p>6.32001233100891</text:p>
              </table:table-cell>
              <table:table-cell office:value-type="float" office:value="6857.88364508819">
                <text:p>6857.883645088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40039730072022">
                <text:p>6.40039730072022</text:p>
              </table:table-cell>
              <table:table-cell office:value-type="float" office:value="5274.61789838029">
                <text:p>5274.617898380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47972011566162">
                <text:p>6.47972011566162</text:p>
              </table:table-cell>
              <table:table-cell office:value-type="float" office:value="4740.12426661537">
                <text:p>4740.124266615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55957508087158">
                <text:p>6.55957508087158</text:p>
              </table:table-cell>
              <table:table-cell office:value-type="float" office:value="5710.35249719349">
                <text:p>5710.352497193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64143919944763">
                <text:p>6.64143919944763</text:p>
              </table:table-cell>
              <table:table-cell office:value-type="float" office:value="7036.04961513034">
                <text:p>7036.049615130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71969509124756">
                <text:p>6.71969509124756</text:p>
              </table:table-cell>
              <table:table-cell office:value-type="float" office:value="7667.15433432147">
                <text:p>7667.154334321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79967594146729">
                <text:p>6.79967594146729</text:p>
              </table:table-cell>
              <table:table-cell office:value-type="float" office:value="6201.48446331052">
                <text:p>6201.484463310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87983107566834">
                <text:p>6.87983107566834</text:p>
              </table:table-cell>
              <table:table-cell office:value-type="float" office:value="4790.70996296792">
                <text:p>4790.709962967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95940065383911">
                <text:p>6.95940065383911</text:p>
              </table:table-cell>
              <table:table-cell office:value-type="float" office:value="4926.5059462634">
                <text:p>4926.50594626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03934645652771">
                <text:p>7.03934645652771</text:p>
              </table:table-cell>
              <table:table-cell office:value-type="float" office:value="6404.33872425198">
                <text:p>6404.338724251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12029385566711">
                <text:p>7.12029385566711</text:p>
              </table:table-cell>
              <table:table-cell office:value-type="float" office:value="7511.05046566014">
                <text:p>7511.050465660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19963645935059">
                <text:p>7.19963645935059</text:p>
              </table:table-cell>
              <table:table-cell office:value-type="float" office:value="7158.82733400043">
                <text:p>7158.827334000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27896332740784">
                <text:p>7.27896332740784</text:p>
              </table:table-cell>
              <table:table-cell office:value-type="float" office:value="5546.67051373373">
                <text:p>5546.670513733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36004400253296">
                <text:p>7.36004400253296</text:p>
              </table:table-cell>
              <table:table-cell office:value-type="float" office:value="4637.35655160449">
                <text:p>4637.356551604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43897891044617">
                <text:p>7.43897891044617</text:p>
              </table:table-cell>
              <table:table-cell office:value-type="float" office:value="5574.21312866795">
                <text:p>5574.213128667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52013349533081">
                <text:p>7.52013349533081</text:p>
              </table:table-cell>
              <table:table-cell office:value-type="float" office:value="6998.98842200202">
                <text:p>6998.988422002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60052704811096">
                <text:p>7.60052704811096</text:p>
              </table:table-cell>
              <table:table-cell office:value-type="float" office:value="7562.79551001646">
                <text:p>7562.795510016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67855572700501">
                <text:p>7.67855572700501</text:p>
              </table:table-cell>
              <table:table-cell office:value-type="float" office:value="6561.68997421137">
                <text:p>6561.689974211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75987982749939">
                <text:p>7.75987982749939</text:p>
              </table:table-cell>
              <table:table-cell office:value-type="float" office:value="4820.2193152701">
                <text:p>4820.21931527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84128165245056">
                <text:p>7.84128165245056</text:p>
              </table:table-cell>
              <table:table-cell office:value-type="float" office:value="4717.33895683959">
                <text:p>4717.338956839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92029237747192">
                <text:p>7.92029237747192</text:p>
              </table:table-cell>
              <table:table-cell office:value-type="float" office:value="6378.88084008509">
                <text:p>6378.880840085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9997923374176">
                <text:p>7.9997923374176</text:p>
              </table:table-cell>
              <table:table-cell office:value-type="float" office:value="7647.802595315">
                <text:p>7647.8025953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07989287376404">
                <text:p>8.07989287376404</text:p>
              </table:table-cell>
              <table:table-cell office:value-type="float" office:value="7190.96308555032">
                <text:p>7190.963085550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1590301990509">
                <text:p>8.1590301990509</text:p>
              </table:table-cell>
              <table:table-cell office:value-type="float" office:value="5762.13560853925">
                <text:p>5762.135608539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.23875260353088">
                <text:p>8.23875260353088</text:p>
              </table:table-cell>
              <table:table-cell office:value-type="float" office:value="4716.36552425384">
                <text:p>4716.365524253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.32092380523682">
                <text:p>8.32092380523682</text:p>
              </table:table-cell>
              <table:table-cell office:value-type="float" office:value="5159.95861320582">
                <text:p>5159.958613205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.39930963516235">
                <text:p>8.39930963516235</text:p>
              </table:table-cell>
              <table:table-cell office:value-type="float" office:value="7144.14838156302">
                <text:p>7144.148381563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.47908496856689">
                <text:p>8.47908496856689</text:p>
              </table:table-cell>
              <table:table-cell office:value-type="float" office:value="7621.40343452819">
                <text:p>7621.403434528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.56137824058533">
                <text:p>8.56137824058533</text:p>
              </table:table-cell>
              <table:table-cell office:value-type="float" office:value="6416.07736634576">
                <text:p>6416.077366345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.63891983032227">
                <text:p>8.63891983032227</text:p>
              </table:table-cell>
              <table:table-cell office:value-type="float" office:value="5158.52204419601">
                <text:p>5158.522044196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.71962714195251">
                <text:p>8.71962714195251</text:p>
              </table:table-cell>
              <table:table-cell office:value-type="float" office:value="4757.933231121">
                <text:p>4757.9332311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.80127739906311">
                <text:p>8.80127739906311</text:p>
              </table:table-cell>
              <table:table-cell office:value-type="float" office:value="5976.71112460799">
                <text:p>5976.711124607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.87995028495789">
                <text:p>8.87995028495789</text:p>
              </table:table-cell>
              <table:table-cell office:value-type="float" office:value="7626.51570710775">
                <text:p>7626.515707107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.95947194099426">
                <text:p>8.95947194099426</text:p>
              </table:table-cell>
              <table:table-cell office:value-type="float" office:value="7444.51297303456">
                <text:p>7444.512973034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.0397264957428">
                <text:p>9.0397264957428</text:p>
              </table:table-cell>
              <table:table-cell office:value-type="float" office:value="5881.28613359001">
                <text:p>5881.286133590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.11974430084229">
                <text:p>9.11974430084229</text:p>
              </table:table-cell>
              <table:table-cell office:value-type="float" office:value="4698.95418316603">
                <text:p>4698.954183166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.19886493682861">
                <text:p>9.19886493682861</text:p>
              </table:table-cell>
              <table:table-cell office:value-type="float" office:value="5257.79393471867">
                <text:p>5257.793934718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.27975249290466">
                <text:p>9.27975249290466</text:p>
              </table:table-cell>
              <table:table-cell office:value-type="float" office:value="6725.38554000242">
                <text:p>6725.385540002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.35882687568665">
                <text:p>9.35882687568665</text:p>
              </table:table-cell>
              <table:table-cell office:value-type="float" office:value="7688.9629562627">
                <text:p>7688.96295626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.44060039520264">
                <text:p>9.44060039520264</text:p>
              </table:table-cell>
              <table:table-cell office:value-type="float" office:value="6652.52031733351">
                <text:p>6652.520317333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.52131175994873">
                <text:p>9.52131175994873</text:p>
              </table:table-cell>
              <table:table-cell office:value-type="float" office:value="5154.16882503072">
                <text:p>5154.168825030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.59905362129211">
                <text:p>9.59905362129211</text:p>
              </table:table-cell>
              <table:table-cell office:value-type="float" office:value="4836.51913528566">
                <text:p>4836.519135285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.67927193641663">
                <text:p>9.67927193641663</text:p>
              </table:table-cell>
              <table:table-cell office:value-type="float" office:value="5883.94307792903">
                <text:p>5883.943077929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.76037621498108">
                <text:p>9.76037621498108</text:p>
              </table:table-cell>
              <table:table-cell office:value-type="float" office:value="7299.2450025869">
                <text:p>7299.24500258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.8401243686676">
                <text:p>9.8401243686676</text:p>
              </table:table-cell>
              <table:table-cell office:value-type="float" office:value="7523.68515462438">
                <text:p>7523.685154624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.92021417617798">
                <text:p>9.92021417617798</text:p>
              </table:table-cell>
              <table:table-cell office:value-type="float" office:value="5993.27198954516">
                <text:p>5993.271989545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.0013184547424">
                <text:p>10.0013184547424</text:p>
              </table:table-cell>
              <table:table-cell office:value-type="float" office:value="4636.00696110249">
                <text:p>4636.006961102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.0789988040924">
                <text:p>10.0789988040924</text:p>
              </table:table-cell>
              <table:table-cell office:value-type="float" office:value="5252.29357764376">
                <text:p>5252.293577643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.1590855121613">
                <text:p>10.1590855121613</text:p>
              </table:table-cell>
              <table:table-cell office:value-type="float" office:value="6592.85432916156">
                <text:p>6592.854329161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.2397856712341">
                <text:p>10.2397856712341</text:p>
              </table:table-cell>
              <table:table-cell office:value-type="float" office:value="7534.06197689087">
                <text:p>7534.061976890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.3204135894775">
                <text:p>10.3204135894775</text:p>
              </table:table-cell>
              <table:table-cell office:value-type="float" office:value="6846.26382555932">
                <text:p>6846.263825559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.398857831955">
                <text:p>10.398857831955</text:p>
              </table:table-cell>
              <table:table-cell office:value-type="float" office:value="5405.11306641866">
                <text:p>5405.113066418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.4795880317688">
                <text:p>10.4795880317688</text:p>
              </table:table-cell>
              <table:table-cell office:value-type="float" office:value="4657.48878198029">
                <text:p>4657.4887819802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.5617344379425">
                <text:p>10.5617344379425</text:p>
              </table:table-cell>
              <table:table-cell office:value-type="float" office:value="5551.06451079243">
                <text:p>5551.064510792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.6404566764832">
                <text:p>10.6404566764832</text:p>
              </table:table-cell>
              <table:table-cell office:value-type="float" office:value="7418.48822932598">
                <text:p>7418.488229325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.7205970287323">
                <text:p>10.7205970287323</text:p>
              </table:table-cell>
              <table:table-cell office:value-type="float" office:value="7486.86502069121">
                <text:p>7486.865020691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.8010277748108">
                <text:p>10.8010277748108</text:p>
              </table:table-cell>
              <table:table-cell office:value-type="float" office:value="6166.79596029062">
                <text:p>6166.795960290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.8793060779572">
                <text:p>10.8793060779572</text:p>
              </table:table-cell>
              <table:table-cell office:value-type="float" office:value="4905.57388912748">
                <text:p>4905.573889127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.9593794345856">
                <text:p>10.9593794345856</text:p>
              </table:table-cell>
              <table:table-cell office:value-type="float" office:value="4895.51102271239">
                <text:p>4895.511022712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.0395324230194">
                <text:p>11.0395324230194</text:p>
              </table:table-cell>
              <table:table-cell office:value-type="float" office:value="6387.78428607973">
                <text:p>6387.784286079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.1240131855011">
                <text:p>11.1240131855011</text:p>
              </table:table-cell>
              <table:table-cell office:value-type="float" office:value="7196.90474067134">
                <text:p>7196.904740671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.2012712955475">
                <text:p>11.2012712955475</text:p>
              </table:table-cell>
              <table:table-cell office:value-type="float" office:value="7248.42996630087">
                <text:p>7248.429966300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.2788238525391">
                <text:p>11.2788238525391</text:p>
              </table:table-cell>
              <table:table-cell office:value-type="float" office:value="5673.57179528958">
                <text:p>5673.571795289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.3585348129272">
                <text:p>11.3585348129272</text:p>
              </table:table-cell>
              <table:table-cell office:value-type="float" office:value="4717.04265221397">
                <text:p>4717.042652213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.4410638809204">
                <text:p>11.4410638809204</text:p>
              </table:table-cell>
              <table:table-cell office:value-type="float" office:value="5331.45485220366">
                <text:p>5331.454852203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.5222928524017">
                <text:p>11.5222928524017</text:p>
              </table:table-cell>
              <table:table-cell office:value-type="float" office:value="6992.57899788376">
                <text:p>6992.578997883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.5990107059479">
                <text:p>11.5990107059479</text:p>
              </table:table-cell>
              <table:table-cell office:value-type="float" office:value="7925.14352130972">
                <text:p>7925.143521309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.6806292533875">
                <text:p>11.6806292533875</text:p>
              </table:table-cell>
              <table:table-cell office:value-type="float" office:value="6273.08395042254">
                <text:p>6273.083950422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.7596957683563">
                <text:p>11.7596957683563</text:p>
              </table:table-cell>
              <table:table-cell office:value-type="float" office:value="4957.85099614328">
                <text:p>4957.850996143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.8391306400299">
                <text:p>11.8391306400299</text:p>
              </table:table-cell>
              <table:table-cell office:value-type="float" office:value="4834.14893118911">
                <text:p>4834.148931189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.9223437309265">
                <text:p>11.9223437309265</text:p>
              </table:table-cell>
              <table:table-cell office:value-type="float" office:value="5960.60060569421">
                <text:p>5960.600605694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.0008833408356">
                <text:p>12.0008833408356</text:p>
              </table:table-cell>
              <table:table-cell office:value-type="float" office:value="7741.31677893503">
                <text:p>7741.316778935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.0793528556824">
                <text:p>12.0793528556824</text:p>
              </table:table-cell>
              <table:table-cell office:value-type="float" office:value="7340.43024382833">
                <text:p>7340.430243828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.159779548645">
                <text:p>12.159779548645</text:p>
              </table:table-cell>
              <table:table-cell office:value-type="float" office:value="5669.75941944779">
                <text:p>5669.759419447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.2398416996002">
                <text:p>12.2398416996002</text:p>
              </table:table-cell>
              <table:table-cell office:value-type="float" office:value="4696.3514658805">
                <text:p>4696.35146588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.3222136497498">
                <text:p>12.3222136497498</text:p>
              </table:table-cell>
              <table:table-cell office:value-type="float" office:value="5244.50373234769">
                <text:p>5244.503732347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.4007189273834">
                <text:p>12.4007189273834</text:p>
              </table:table-cell>
              <table:table-cell office:value-type="float" office:value="7133.27838432921">
                <text:p>7133.278384329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.4791655540466">
                <text:p>12.4791655540466</text:p>
              </table:table-cell>
              <table:table-cell office:value-type="float" office:value="7750.49260703464">
                <text:p>7750.492607034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.5591042041779">
                <text:p>12.5591042041779</text:p>
              </table:table-cell>
              <table:table-cell office:value-type="float" office:value="6605.06524857808">
                <text:p>6605.065248578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.6395072937012">
                <text:p>12.6395072937012</text:p>
              </table:table-cell>
              <table:table-cell office:value-type="float" office:value="5074.43187095052">
                <text:p>5074.431870950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.7197940349579">
                <text:p>12.7197940349579</text:p>
              </table:table-cell>
              <table:table-cell office:value-type="float" office:value="4782.85696977256">
                <text:p>4782.856969772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.8017137050629">
                <text:p>12.8017137050629</text:p>
              </table:table-cell>
              <table:table-cell office:value-type="float" office:value="5957.05523929266">
                <text:p>5957.055239292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.880024433136">
                <text:p>12.880024433136</text:p>
              </table:table-cell>
              <table:table-cell office:value-type="float" office:value="7661.7854892087">
                <text:p>7661.78548920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.9594311714172">
                <text:p>12.9594311714172</text:p>
              </table:table-cell>
              <table:table-cell office:value-type="float" office:value="7455.28670253651">
                <text:p>7455.286702536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.0394177436829">
                <text:p>13.0394177436829</text:p>
              </table:table-cell>
              <table:table-cell office:value-type="float" office:value="5900.99046165586">
                <text:p>5900.990461655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.122213602066">
                <text:p>13.122213602066</text:p>
              </table:table-cell>
              <table:table-cell office:value-type="float" office:value="4541.28995510711">
                <text:p>4541.289955107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.2013680934906">
                <text:p>13.2013680934906</text:p>
              </table:table-cell>
              <table:table-cell office:value-type="float" office:value="5255.54510569341">
                <text:p>5255.545105693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.2785835266113">
                <text:p>13.2785835266113</text:p>
              </table:table-cell>
              <table:table-cell office:value-type="float" office:value="7045.22370740895">
                <text:p>7045.223707408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.3608634471893">
                <text:p>13.3608634471893</text:p>
              </table:table-cell>
              <table:table-cell office:value-type="float" office:value="7389.40917454587">
                <text:p>7389.4091745458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.439474105835">
                <text:p>13.439474105835</text:p>
              </table:table-cell>
              <table:table-cell office:value-type="float" office:value="6920.18117355186">
                <text:p>6920.181173551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.5202057361603">
                <text:p>13.5202057361603</text:p>
              </table:table-cell>
              <table:table-cell office:value-type="float" office:value="5152.87500479899">
                <text:p>5152.875004798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.6015367507935">
                <text:p>13.6015367507935</text:p>
              </table:table-cell>
              <table:table-cell office:value-type="float" office:value="4623.08261732434">
                <text:p>4623.082617324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.6789989471436">
                <text:p>13.6789989471436</text:p>
              </table:table-cell>
              <table:table-cell office:value-type="float" office:value="6093.29482302247">
                <text:p>6093.294823022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.759685754776">
                <text:p>13.759685754776</text:p>
              </table:table-cell>
              <table:table-cell office:value-type="float" office:value="7337.01106005762">
                <text:p>7337.011060057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.8402323722839">
                <text:p>13.8402323722839</text:p>
              </table:table-cell>
              <table:table-cell office:value-type="float" office:value="7449.1023777739">
                <text:p>7449.10237777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.9204123020172">
                <text:p>13.9204123020172</text:p>
              </table:table-cell>
              <table:table-cell office:value-type="float" office:value="5986.53555318333">
                <text:p>5986.53555318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.001579284668">
                <text:p>14.001579284668</text:p>
              </table:table-cell>
              <table:table-cell office:value-type="float" office:value="4632.42549766625">
                <text:p>4632.425497666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.0801990032196">
                <text:p>14.0801990032196</text:p>
              </table:table-cell>
              <table:table-cell office:value-type="float" office:value="5189.53778411245">
                <text:p>5189.537784112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.1594204902649">
                <text:p>14.1594204902649</text:p>
              </table:table-cell>
              <table:table-cell office:value-type="float" office:value="6664.85848338294">
                <text:p>6664.858483382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.2398438453674">
                <text:p>14.2398438453674</text:p>
              </table:table-cell>
              <table:table-cell office:value-type="float" office:value="7559.99297995968">
                <text:p>7559.992979959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.3203113079071">
                <text:p>14.3203113079071</text:p>
              </table:table-cell>
              <table:table-cell office:value-type="float" office:value="6859.91558050992">
                <text:p>6859.915580509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.4006021022797">
                <text:p>14.4006021022797</text:p>
              </table:table-cell>
              <table:table-cell office:value-type="float" office:value="5280.80464657743">
                <text:p>5280.804646577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.480288028717">
                <text:p>14.480288028717</text:p>
              </table:table-cell>
              <table:table-cell office:value-type="float" office:value="4718.52454768765">
                <text:p>4718.524547687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.559624671936">
                <text:p>14.559624671936</text:p>
              </table:table-cell>
              <table:table-cell office:value-type="float" office:value="5747.65936014329">
                <text:p>5747.659360143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.6400465965271">
                <text:p>14.6400465965271</text:p>
              </table:table-cell>
              <table:table-cell office:value-type="float" office:value="7261.70137023663">
                <text:p>7261.701370236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.7233493328094">
                <text:p>14.7233493328094</text:p>
              </table:table-cell>
              <table:table-cell office:value-type="float" office:value="6434.36247019866">
                <text:p>6434.3624701986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.8014705181122">
                <text:p>14.8014705181122</text:p>
              </table:table-cell>
              <table:table-cell office:value-type="float" office:value="7782.78001855559">
                <text:p>7782.780018555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.879239320755">
                <text:p>14.879239320755</text:p>
              </table:table-cell>
              <table:table-cell office:value-type="float" office:value="6995.09291018008">
                <text:p>6995.092910180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.9593541622162">
                <text:p>14.9593541622162</text:p>
              </table:table-cell>
              <table:table-cell office:value-type="float" office:value="5292.40265931803">
                <text:p>5292.402659318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.0410346984863">
                <text:p>15.0410346984863</text:p>
              </table:table-cell>
              <table:table-cell office:value-type="float" office:value="4603.29984558937">
                <text:p>4603.299845589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.1199772357941">
                <text:p>15.1199772357941</text:p>
              </table:table-cell>
              <table:table-cell office:value-type="float" office:value="5877.69301347895">
                <text:p>5877.693013478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.1994440555573">
                <text:p>15.1994440555573</text:p>
              </table:table-cell>
              <table:table-cell office:value-type="float" office:value="7348.97913041391">
                <text:p>7348.979130413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.2793691158295">
                <text:p>15.2793691158295</text:p>
              </table:table-cell>
              <table:table-cell office:value-type="float" office:value="7507.03218685679">
                <text:p>7507.032186856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.3590202331543">
                <text:p>15.3590202331543</text:p>
              </table:table-cell>
              <table:table-cell office:value-type="float" office:value="6126.71882567401">
                <text:p>6126.718825674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.4390003681183">
                <text:p>15.4390003681183</text:p>
              </table:table-cell>
              <table:table-cell office:value-type="float" office:value="4801.1921981989">
                <text:p>4801.192198198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.520117521286">
                <text:p>15.520117521286</text:p>
              </table:table-cell>
              <table:table-cell office:value-type="float" office:value="4931.13952326367">
                <text:p>4931.139523263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.6001994609833">
                <text:p>15.6001994609833</text:p>
              </table:table-cell>
              <table:table-cell office:value-type="float" office:value="6493.34921164198">
                <text:p>6493.349211641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.6794743537903">
                <text:p>15.6794743537903</text:p>
              </table:table-cell>
              <table:table-cell office:value-type="float" office:value="7669.51525850895">
                <text:p>7669.515258508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.7597658634186">
                <text:p>15.7597658634186</text:p>
              </table:table-cell>
              <table:table-cell office:value-type="float" office:value="6974.58551461396">
                <text:p>6974.585514613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.8397302627563">
                <text:p>15.8397302627563</text:p>
              </table:table-cell>
              <table:table-cell office:value-type="float" office:value="5402.4041145515">
                <text:p>5402.40411455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.9208559989929">
                <text:p>15.9208559989929</text:p>
              </table:table-cell>
              <table:table-cell office:value-type="float" office:value="4634.78074212528">
                <text:p>4634.7807421252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.0000748634338">
                <text:p>16.0000748634338</text:p>
              </table:table-cell>
              <table:table-cell office:value-type="float" office:value="5655.21865482081">
                <text:p>5655.2186548208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.0792200565338">
                <text:p>16.0792200565338</text:p>
              </table:table-cell>
              <table:table-cell office:value-type="float" office:value="7277.76353103847">
                <text:p>7277.763531038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.1601223945618">
                <text:p>16.1601223945618</text:p>
              </table:table-cell>
              <table:table-cell office:value-type="float" office:value="7515.2339823593">
                <text:p>7515.233982359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.2402493953705">
                <text:p>16.2402493953705</text:p>
              </table:table-cell>
              <table:table-cell office:value-type="float" office:value="6290.01453833496">
                <text:p>6290.014538334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.3192901611328">
                <text:p>16.3192901611328</text:p>
              </table:table-cell>
              <table:table-cell office:value-type="float" office:value="4959.46612130152">
                <text:p>4959.466121301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.3989496231079">
                <text:p>16.3989496231079</text:p>
              </table:table-cell>
              <table:table-cell office:value-type="float" office:value="4920.94712016186">
                <text:p>4920.9471201618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.4800910949707">
                <text:p>16.4800910949707</text:p>
              </table:table-cell>
              <table:table-cell office:value-type="float" office:value="6211.37364690949">
                <text:p>6211.373646909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.5592653751373">
                <text:p>16.5592653751373</text:p>
              </table:table-cell>
              <table:table-cell office:value-type="float" office:value="7679.26148138557">
                <text:p>7679.261481385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.639895439148">
                <text:p>16.639895439148</text:p>
              </table:table-cell>
              <table:table-cell office:value-type="float" office:value="7143.73735241154">
                <text:p>7143.7373524115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.7211267948151">
                <text:p>16.7211267948151</text:p>
              </table:table-cell>
              <table:table-cell office:value-type="float" office:value="5515.11169942678">
                <text:p>5515.111699426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.7991364002228">
                <text:p>16.7991364002228</text:p>
              </table:table-cell>
              <table:table-cell office:value-type="float" office:value="4819.91926551669">
                <text:p>4819.9192655166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.8795247077942">
                <text:p>16.8795247077942</text:p>
              </table:table-cell>
              <table:table-cell office:value-type="float" office:value="5373.91584735433">
                <text:p>5373.915847354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.960155248642">
                <text:p>16.960155248642</text:p>
              </table:table-cell>
              <table:table-cell office:value-type="float" office:value="6945.25913024965">
                <text:p>6945.259130249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.0392637252808">
                <text:p>17.0392637252808</text:p>
              </table:table-cell>
              <table:table-cell office:value-type="float" office:value="7685.64919757086">
                <text:p>7685.649197570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.1201338768005">
                <text:p>17.1201338768005</text:p>
              </table:table-cell>
              <table:table-cell office:value-type="float" office:value="6430.06090909627">
                <text:p>6430.060909096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.2004823684692">
                <text:p>17.2004823684692</text:p>
              </table:table-cell>
              <table:table-cell office:value-type="float" office:value="4978.31373922126">
                <text:p>4978.313739221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7.280012845993">
                <text:p>17.280012845993</text:p>
              </table:table-cell>
              <table:table-cell office:value-type="float" office:value="4828.33766319418">
                <text:p>4828.337663194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7.3594088554382">
                <text:p>17.3594088554382</text:p>
              </table:table-cell>
              <table:table-cell office:value-type="float" office:value="6247.16536090399">
                <text:p>6247.1653609039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7.4428927898407">
                <text:p>17.4428927898407</text:p>
              </table:table-cell>
              <table:table-cell office:value-type="float" office:value="7187.01154053753">
                <text:p>7187.011540537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7.5221464633942">
                <text:p>17.5221464633942</text:p>
              </table:table-cell>
              <table:table-cell office:value-type="float" office:value="7368.74360285668">
                <text:p>7368.743602856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7.5992512702942">
                <text:p>17.5992512702942</text:p>
              </table:table-cell>
              <table:table-cell office:value-type="float" office:value="5914.02816936249">
                <text:p>5914.0281693624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7.6792330741882">
                <text:p>17.6792330741882</text:p>
              </table:table-cell>
              <table:table-cell office:value-type="float" office:value="4701.06926443059">
                <text:p>4701.0692644305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.759370803833">
                <text:p>17.759370803833</text:p>
              </table:table-cell>
              <table:table-cell office:value-type="float" office:value="5290.891093115">
                <text:p>5290.8910931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7.8404538631439">
                <text:p>17.8404538631439</text:p>
              </table:table-cell>
              <table:table-cell office:value-type="float" office:value="6807.83390132525">
                <text:p>6807.833901325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.9211766719818">
                <text:p>17.9211766719818</text:p>
              </table:table-cell>
              <table:table-cell office:value-type="float" office:value="7531.94801757951">
                <text:p>7531.948017579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8.0002679824829">
                <text:p>18.0002679824829</text:p>
              </table:table-cell>
              <table:table-cell office:value-type="float" office:value="6776.97709905255">
                <text:p>6776.977099052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.0787653923035">
                <text:p>18.0787653923035</text:p>
              </table:table-cell>
              <table:table-cell office:value-type="float" office:value="5197.62372965782">
                <text:p>5197.6237296578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.1604633331299">
                <text:p>18.1604633331299</text:p>
              </table:table-cell>
              <table:table-cell office:value-type="float" office:value="4602.3191796093">
                <text:p>4602.319179609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.238626241684">
                <text:p>18.238626241684</text:p>
              </table:table-cell>
              <table:table-cell office:value-type="float" office:value="6141.02019588884">
                <text:p>6141.020195888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8.3200669288635">
                <text:p>18.3200669288635</text:p>
              </table:table-cell>
              <table:table-cell office:value-type="float" office:value="7269.09387066838">
                <text:p>7269.093870668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8.4012076854706">
                <text:p>18.4012076854706</text:p>
              </table:table-cell>
              <table:table-cell office:value-type="float" office:value="7295.96351765498">
                <text:p>7295.963517654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.4792251586914">
                <text:p>18.4792251586914</text:p>
              </table:table-cell>
              <table:table-cell office:value-type="float" office:value="6049.92677299384">
                <text:p>6049.926772993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.5585768222809">
                <text:p>18.5585768222809</text:p>
              </table:table-cell>
              <table:table-cell office:value-type="float" office:value="4738.40097348456">
                <text:p>4738.400973484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8.6419439315796">
                <text:p>18.6419439315796</text:p>
              </table:table-cell>
              <table:table-cell office:value-type="float" office:value="4894.01639845911">
                <text:p>4894.0163984591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.7194509506226">
                <text:p>18.7194509506226</text:p>
              </table:table-cell>
              <table:table-cell office:value-type="float" office:value="7018.71916527217">
                <text:p>7018.719165272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.7992129325867">
                <text:p>18.7992129325867</text:p>
              </table:table-cell>
              <table:table-cell office:value-type="float" office:value="7622.67918911002">
                <text:p>7622.679189110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.8802378177643">
                <text:p>18.8802378177643</text:p>
              </table:table-cell>
              <table:table-cell office:value-type="float" office:value="6812.72178035152">
                <text:p>6812.721780351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.9601392745972">
                <text:p>18.9601392745972</text:p>
              </table:table-cell>
              <table:table-cell office:value-type="float" office:value="5206.4132055823">
                <text:p>5206.41320558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.0405819416046">
                <text:p>19.0405819416046</text:p>
              </table:table-cell>
              <table:table-cell office:value-type="float" office:value="4674.13642520325">
                <text:p>4674.136425203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9.1199753284454">
                <text:p>19.1199753284454</text:p>
              </table:table-cell>
              <table:table-cell office:value-type="float" office:value="5844.31548348348">
                <text:p>5844.315483483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9.1992628574371">
                <text:p>19.1992628574371</text:p>
              </table:table-cell>
              <table:table-cell office:value-type="float" office:value="7365.59718062522">
                <text:p>7365.597180625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9.279611825943">
                <text:p>19.279611825943</text:p>
              </table:table-cell>
              <table:table-cell office:value-type="float" office:value="7467.42629255092">
                <text:p>7467.4262925509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9.3604066371918">
                <text:p>19.3604066371918</text:p>
              </table:table-cell>
              <table:table-cell office:value-type="float" office:value="6039.9918318687">
                <text:p>6039.991831868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.4389455318451">
                <text:p>19.4389455318451</text:p>
              </table:table-cell>
              <table:table-cell office:value-type="float" office:value="4889.29722903563">
                <text:p>4889.2972290356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9.5209076404572">
                <text:p>19.5209076404572</text:p>
              </table:table-cell>
              <table:table-cell office:value-type="float" office:value="4880.303920599">
                <text:p>4880.30392059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.5994513034821">
                <text:p>19.5994513034821</text:p>
              </table:table-cell>
              <table:table-cell office:value-type="float" office:value="6722.37555094161">
                <text:p>6722.3755509416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9.6789305210114">
                <text:p>19.6789305210114</text:p>
              </table:table-cell>
              <table:table-cell office:value-type="float" office:value="7649.79851211903">
                <text:p>7649.7985121190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.7597289085388">
                <text:p>19.7597289085388</text:p>
              </table:table-cell>
              <table:table-cell office:value-type="float" office:value="6930.83138335699">
                <text:p>6930.8313833569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9.8406598567963">
                <text:p>19.8406598567963</text:p>
              </table:table-cell>
              <table:table-cell office:value-type="float" office:value="5337.88382938232">
                <text:p>5337.8838293823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9.9194762706757">
                <text:p>19.9194762706757</text:p>
              </table:table-cell>
              <table:table-cell office:value-type="float" office:value="4770.57990199044">
                <text:p>4770.5799019904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.0005738735199">
                <text:p>20.0005738735199</text:p>
              </table:table-cell>
              <table:table-cell office:value-type="float" office:value="5524.20767430648">
                <text:p>5524.2076743064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.0807685852051">
                <text:p>20.0807685852051</text:p>
              </table:table-cell>
              <table:table-cell office:value-type="float" office:value="7182.51849649632">
                <text:p>7182.518496496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.1593766212463">
                <text:p>20.1593766212463</text:p>
              </table:table-cell>
              <table:table-cell office:value-type="float" office:value="7734.57817570806">
                <text:p>7734.578175708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.2396216392517">
                <text:p>20.2396216392517</text:p>
              </table:table-cell>
              <table:table-cell office:value-type="float" office:value="6280.76374742997">
                <text:p>6280.763747429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0.3209354877472">
                <text:p>20.3209354877472</text:p>
              </table:table-cell>
              <table:table-cell office:value-type="float" office:value="4820.8270454912">
                <text:p>4820.82704549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.4004759788513">
                <text:p>20.4004759788513</text:p>
              </table:table-cell>
              <table:table-cell office:value-type="float" office:value="4928.30751430533">
                <text:p>4928.307514305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.4792191982269">
                <text:p>20.4792191982269</text:p>
              </table:table-cell>
              <table:table-cell office:value-type="float" office:value="6502.14715704887">
                <text:p>6502.1471570488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.5595552921295">
                <text:p>20.5595552921295</text:p>
              </table:table-cell>
              <table:table-cell office:value-type="float" office:value="7568.2046570155">
                <text:p>7568.20465701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.6403746604919">
                <text:p>20.6403746604919</text:p>
              </table:table-cell>
              <table:table-cell office:value-type="float" office:value="7127.00447517708">
                <text:p>7127.0044751770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.7200949192047">
                <text:p>20.7200949192047</text:p>
              </table:table-cell>
              <table:table-cell office:value-type="float" office:value="5619.65060367077">
                <text:p>5619.6506036707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.8012685775757">
                <text:p>20.8012685775757</text:p>
              </table:table-cell>
              <table:table-cell office:value-type="float" office:value="4632.04452707605">
                <text:p>4632.044527076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.8790192604065">
                <text:p>20.8790192604065</text:p>
              </table:table-cell>
              <table:table-cell office:value-type="float" office:value="5659.11428659041">
                <text:p>5659.1142865904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0.9589061737061">
                <text:p>20.9589061737061</text:p>
              </table:table-cell>
              <table:table-cell office:value-type="float" office:value="7009.90909362223">
                <text:p>7009.909093622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1.0396540164947">
                <text:p>21.0396540164947</text:p>
              </table:table-cell>
              <table:table-cell office:value-type="float" office:value="7529.61291598879">
                <text:p>7529.6129159887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1.1201627254486">
                <text:p>21.1201627254486</text:p>
              </table:table-cell>
              <table:table-cell office:value-type="float" office:value="6458.92856508271">
                <text:p>6458.9285650827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1.2018399238586">
                <text:p>21.2018399238586</text:p>
              </table:table-cell>
              <table:table-cell office:value-type="float" office:value="4897.32762370139">
                <text:p>4897.3276237013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1.2803514003754">
                <text:p>21.2803514003754</text:p>
              </table:table-cell>
              <table:table-cell office:value-type="float" office:value="4891.00469175617">
                <text:p>4891.0046917561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1.3597984313965">
                <text:p>21.3597984313965</text:p>
              </table:table-cell>
              <table:table-cell office:value-type="float" office:value="6243.15337684748">
                <text:p>6243.153376847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1.4386503696442">
                <text:p>21.4386503696442</text:p>
              </table:table-cell>
              <table:table-cell office:value-type="float" office:value="7609.19786290286">
                <text:p>7609.1978629028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1.5203475952148">
                <text:p>21.5203475952148</text:p>
              </table:table-cell>
              <table:table-cell office:value-type="float" office:value="7148.34556400895">
                <text:p>7148.3455640089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1.6013658046722">
                <text:p>21.6013658046722</text:p>
              </table:table-cell>
              <table:table-cell office:value-type="float" office:value="5727.10756146727">
                <text:p>5727.1075614672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.6796035766602">
                <text:p>21.6796035766602</text:p>
              </table:table-cell>
              <table:table-cell office:value-type="float" office:value="4805.86282618169">
                <text:p>4805.8628261816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1.7607305049896">
                <text:p>21.7607305049896</text:p>
              </table:table-cell>
              <table:table-cell office:value-type="float" office:value="5226.37808100015">
                <text:p>5226.3780810001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1.8388657569885">
                <text:p>21.8388657569885</text:p>
              </table:table-cell>
              <table:table-cell office:value-type="float" office:value="7064.67293415476">
                <text:p>7064.6729341547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1.9199888706207">
                <text:p>21.9199888706207</text:p>
              </table:table-cell>
              <table:table-cell office:value-type="float" office:value="7494.78136103805">
                <text:p>7494.7813610380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2.0011949539185">
                <text:p>22.0011949539185</text:p>
              </table:table-cell>
              <table:table-cell office:value-type="float" office:value="6600.49072967649">
                <text:p>6600.4907296764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2.0788578987122">
                <text:p>22.0788578987122</text:p>
              </table:table-cell>
              <table:table-cell office:value-type="float" office:value="5253.47063627042">
                <text:p>5253.4706362704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2.1595757007599">
                <text:p>22.1595757007599</text:p>
              </table:table-cell>
              <table:table-cell office:value-type="float" office:value="4658.20414408294">
                <text:p>4658.2041440829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2.239963054657">
                <text:p>22.239963054657</text:p>
              </table:table-cell>
              <table:table-cell office:value-type="float" office:value="5971.08844526039">
                <text:p>5971.0884452603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2.3210632801056">
                <text:p>22.3210632801056</text:p>
              </table:table-cell>
              <table:table-cell office:value-type="float" office:value="7299.60979424328">
                <text:p>7299.6097942432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2.4006578922272">
                <text:p>22.4006578922272</text:p>
              </table:table-cell>
              <table:table-cell office:value-type="float" office:value="7437.68936389451">
                <text:p>7437.6893638945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2.4801833629608">
                <text:p>22.4801833629608</text:p>
              </table:table-cell>
              <table:table-cell office:value-type="float" office:value="5935.20535805297">
                <text:p>5935.2053580529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2.5588812828064">
                <text:p>22.5588812828064</text:p>
              </table:table-cell>
              <table:table-cell office:value-type="float" office:value="4777.76287782164">
                <text:p>4777.762877821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2.6401252746582">
                <text:p>22.6401252746582</text:p>
              </table:table-cell>
              <table:table-cell office:value-type="float" office:value="5021.9098138877">
                <text:p>5021.909813887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2.721941947937">
                <text:p>22.721941947937</text:p>
              </table:table-cell>
              <table:table-cell office:value-type="float" office:value="6551.23190078213">
                <text:p>6551.231900782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2.8007106781006">
                <text:p>22.8007106781006</text:p>
              </table:table-cell>
              <table:table-cell office:value-type="float" office:value="7718.79905563291">
                <text:p>7718.7990556329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2.8802692890167">
                <text:p>22.8802692890167</text:p>
              </table:table-cell>
              <table:table-cell office:value-type="float" office:value="6837.7262214071">
                <text:p>6837.726221407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2.9599475860596">
                <text:p>22.9599475860596</text:p>
              </table:table-cell>
              <table:table-cell office:value-type="float" office:value="5220.99511961579">
                <text:p>5220.995119615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3.0391075611114">
                <text:p>23.0391075611114</text:p>
              </table:table-cell>
              <table:table-cell office:value-type="float" office:value="4749.87517054644">
                <text:p>4749.8751705464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3.1199617385864">
                <text:p>23.1199617385864</text:p>
              </table:table-cell>
              <table:table-cell office:value-type="float" office:value="5738.72636504908">
                <text:p>5738.7263650490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3.2001183032989">
                <text:p>23.2001183032989</text:p>
              </table:table-cell>
              <table:table-cell office:value-type="float" office:value="7285.7413749513">
                <text:p>7285.741374951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3.2790997028351">
                <text:p>23.2790997028351</text:p>
              </table:table-cell>
              <table:table-cell office:value-type="float" office:value="7596.72534956169">
                <text:p>7596.7253495616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3.3593294620514">
                <text:p>23.3593294620514</text:p>
              </table:table-cell>
              <table:table-cell office:value-type="float" office:value="6182.2446539161">
                <text:p>6182.244653916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3.4404458999634">
                <text:p>23.4404458999634</text:p>
              </table:table-cell>
              <table:table-cell office:value-type="float" office:value="4733.93568411678">
                <text:p>4733.9356841167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3.5190842151642">
                <text:p>23.5190842151642</text:p>
              </table:table-cell>
              <table:table-cell office:value-type="float" office:value="5086.57896571902">
                <text:p>5086.5789657190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3.598952293396">
                <text:p>23.598952293396</text:p>
              </table:table-cell>
              <table:table-cell office:value-type="float" office:value="6510.7363481407">
                <text:p>6510.736348140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3.6800005435944">
                <text:p>23.6800005435944</text:p>
              </table:table-cell>
              <table:table-cell office:value-type="float" office:value="7501.7042133782">
                <text:p>7501.704213378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3.7589404582977">
                <text:p>23.7589404582977</text:p>
              </table:table-cell>
              <table:table-cell office:value-type="float" office:value="7499.3747108107">
                <text:p>7499.374710810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3.8388864994049">
                <text:p>23.8388864994049</text:p>
              </table:table-cell>
              <table:table-cell office:value-type="float" office:value="7505.06206049183">
                <text:p>7505.0620604918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3.920654296875">
                <text:p>23.920654296875</text:p>
              </table:table-cell>
              <table:table-cell office:value-type="float" office:value="5968.11966444969">
                <text:p>5968.1196644496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4.0018904209137">
                <text:p>24.0018904209137</text:p>
              </table:table-cell>
              <table:table-cell office:value-type="float" office:value="4628.48276489527">
                <text:p>4628.4827648952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4.0795228481293">
                <text:p>24.0795228481293</text:p>
              </table:table-cell>
              <table:table-cell office:value-type="float" office:value="5255.53579391549">
                <text:p>5255.5357939154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4.159698009491">
                <text:p>24.159698009491</text:p>
              </table:table-cell>
              <table:table-cell office:value-type="float" office:value="6585.58075883418">
                <text:p>6585.5807588341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4.2394063472748">
                <text:p>24.2394063472748</text:p>
              </table:table-cell>
              <table:table-cell office:value-type="float" office:value="7627.80929705283">
                <text:p>7627.8092970528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4.3199355602264">
                <text:p>24.3199355602264</text:p>
              </table:table-cell>
              <table:table-cell office:value-type="float" office:value="6854.65534515224">
                <text:p>6854.6553451522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.3998000621796">
                <text:p>24.3998000621796</text:p>
              </table:table-cell>
              <table:table-cell office:value-type="float" office:value="5308.99197554452">
                <text:p>5308.9919755445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4.4795794487">
                <text:p>24.4795794487</text:p>
              </table:table-cell>
              <table:table-cell office:value-type="float" office:value="4712.99688302218">
                <text:p>4712.9968830221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4.5597786903381">
                <text:p>24.5597786903381</text:p>
              </table:table-cell>
              <table:table-cell office:value-type="float" office:value="5685.83930079077">
                <text:p>5685.839300790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4.6424648761749">
                <text:p>24.6424648761749</text:p>
              </table:table-cell>
              <table:table-cell office:value-type="float" office:value="7062.84845636384">
                <text:p>7062.8484563638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4.7209079265594">
                <text:p>24.7209079265594</text:p>
              </table:table-cell>
              <table:table-cell office:value-type="float" office:value="7648.86114268694">
                <text:p>7648.8611426869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4.7989280223846">
                <text:p>24.7989280223846</text:p>
              </table:table-cell>
              <table:table-cell office:value-type="float" office:value="6357.33646253514">
                <text:p>6357.336462535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4.8799662590027">
                <text:p>24.8799662590027</text:p>
              </table:table-cell>
              <table:table-cell office:value-type="float" office:value="4738.5038967458">
                <text:p>4738.503896745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4.9593031406403">
                <text:p>24.9593031406403</text:p>
              </table:table-cell>
              <table:table-cell office:value-type="float" office:value="4940.95547882427">
                <text:p>4940.9554788242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5.0397312641144">
                <text:p>25.0397312641144</text:p>
              </table:table-cell>
              <table:table-cell office:value-type="float" office:value="6365.93243611786">
                <text:p>6365.9324361178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5.1211528778076">
                <text:p>25.1211528778076</text:p>
              </table:table-cell>
              <table:table-cell office:value-type="float" office:value="7467.30471703362">
                <text:p>7467.3047170336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5.1991465091705">
                <text:p>25.1991465091705</text:p>
              </table:table-cell>
              <table:table-cell office:value-type="float" office:value="7282.64590421516">
                <text:p>7282.645904215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5.2789664268494">
                <text:p>25.2789664268494</text:p>
              </table:table-cell>
              <table:table-cell office:value-type="float" office:value="5512.40859168013">
                <text:p>5512.408591680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5.3604733943939">
                <text:p>25.3604733943939</text:p>
              </table:table-cell>
              <table:table-cell office:value-type="float" office:value="4613.10255217703">
                <text:p>4613.1025521770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5.4389891624451">
                <text:p>25.4389891624451</text:p>
              </table:table-cell>
              <table:table-cell office:value-type="float" office:value="5603.96988937778">
                <text:p>5603.9698893777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5.5201327800751">
                <text:p>25.5201327800751</text:p>
              </table:table-cell>
              <table:table-cell office:value-type="float" office:value="6999.93439520951">
                <text:p>6999.9343952095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5.6002376079559">
                <text:p>25.6002376079559</text:p>
              </table:table-cell>
              <table:table-cell office:value-type="float" office:value="7590.05438354207">
                <text:p>7590.0543835420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5.6803727149963">
                <text:p>25.6803727149963</text:p>
              </table:table-cell>
              <table:table-cell office:value-type="float" office:value="6389.20965990402">
                <text:p>6389.2096599040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5.7592771053314">
                <text:p>25.7592771053314</text:p>
              </table:table-cell>
              <table:table-cell office:value-type="float" office:value="4968.03787894812">
                <text:p>4968.037878948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5.8400909900665">
                <text:p>25.8400909900665</text:p>
              </table:table-cell>
              <table:table-cell office:value-type="float" office:value="4751.65871877932">
                <text:p>4751.6587187793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5.9201455116272">
                <text:p>25.9201455116272</text:p>
              </table:table-cell>
              <table:table-cell office:value-type="float" office:value="6295.70935125814">
                <text:p>6295.7093512581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5.9985928535461">
                <text:p>25.9985928535461</text:p>
              </table:table-cell>
              <table:table-cell office:value-type="float" office:value="7750.42194072309">
                <text:p>7750.4219407230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6.0798501968384">
                <text:p>26.0798501968384</text:p>
              </table:table-cell>
              <table:table-cell office:value-type="float" office:value="7187.04275008949">
                <text:p>7187.0427500894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6.1590478420258">
                <text:p>26.1590478420258</text:p>
              </table:table-cell>
              <table:table-cell office:value-type="float" office:value="5757.74694968677">
                <text:p>5757.7469496867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6.2402310371399">
                <text:p>26.2402310371399</text:p>
              </table:table-cell>
              <table:table-cell office:value-type="float" office:value="4631.50039206243">
                <text:p>4631.5003920624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6.321501493454">
                <text:p>26.321501493454</text:p>
              </table:table-cell>
              <table:table-cell office:value-type="float" office:value="5315.5847720412">
                <text:p>5315.58477204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6.3992657661438">
                <text:p>26.3992657661438</text:p>
              </table:table-cell>
              <table:table-cell office:value-type="float" office:value="7201.25040240122">
                <text:p>7201.2504024012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6.4789445400238">
                <text:p>26.4789445400238</text:p>
              </table:table-cell>
              <table:table-cell office:value-type="float" office:value="7630.6395090321">
                <text:p>7630.63950903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6.5596318244934">
                <text:p>26.5596318244934</text:p>
              </table:table-cell>
              <table:table-cell office:value-type="float" office:value="6543.78200320896">
                <text:p>6543.7820032089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6.6429834365845">
                <text:p>26.6429834365845</text:p>
              </table:table-cell>
              <table:table-cell office:value-type="float" office:value="4798.94737444294">
                <text:p>4798.9473744429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6.720584154129">
                <text:p>26.720584154129</text:p>
              </table:table-cell>
              <table:table-cell office:value-type="float" office:value="4948.407851764">
                <text:p>4948.40785176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6.8006114959717">
                <text:p>26.8006114959717</text:p>
              </table:table-cell>
              <table:table-cell office:value-type="float" office:value="6097.91589678811">
                <text:p>6097.9158967881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6.8789808750153">
                <text:p>26.8789808750153</text:p>
              </table:table-cell>
              <table:table-cell office:value-type="float" office:value="7656.05147472658">
                <text:p>7656.0514747265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6.9594004154205">
                <text:p>26.9594004154205</text:p>
              </table:table-cell>
              <table:table-cell office:value-type="float" office:value="7361.39496715129">
                <text:p>7361.3949671512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7.0398640632629">
                <text:p>27.0398640632629</text:p>
              </table:table-cell>
              <table:table-cell office:value-type="float" office:value="5866.00300454237">
                <text:p>5866.0030045423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7.1201481819153">
                <text:p>27.1201481819153</text:p>
              </table:table-cell>
              <table:table-cell office:value-type="float" office:value="4683.3671006367">
                <text:p>4683.36710063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7.2014856338501">
                <text:p>27.2014856338501</text:p>
              </table:table-cell>
              <table:table-cell office:value-type="float" office:value="5114.49510778124">
                <text:p>5114.4951077812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7.2802143096924">
                <text:p>27.2802143096924</text:p>
              </table:table-cell>
              <table:table-cell office:value-type="float" office:value="6909.80756604848">
                <text:p>6909.8075660484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7.3604249954224">
                <text:p>27.3604249954224</text:p>
              </table:table-cell>
              <table:table-cell office:value-type="float" office:value="7580.03742851368">
                <text:p>7580.0374285136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7.4413692951202">
                <text:p>27.4413692951202</text:p>
              </table:table-cell>
              <table:table-cell office:value-type="float" office:value="6720.67090617222">
                <text:p>6720.6709061722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7.5205805301666">
                <text:p>27.5205805301666</text:p>
              </table:table-cell>
              <table:table-cell office:value-type="float" office:value="5251.78025259153">
                <text:p>5251.7802525915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7.5989496707916">
                <text:p>27.5989496707916</text:p>
              </table:table-cell>
              <table:table-cell office:value-type="float" office:value="4797.80685358255">
                <text:p>4797.8068535825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7.6788079738617">
                <text:p>27.6788079738617</text:p>
              </table:table-cell>
              <table:table-cell office:value-type="float" office:value="5910.46869084938">
                <text:p>5910.4686908493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7.7602863311768">
                <text:p>27.7602863311768</text:p>
              </table:table-cell>
              <table:table-cell office:value-type="float" office:value="7265.73312850225">
                <text:p>7265.733128502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7.8394877910614">
                <text:p>27.8394877910614</text:p>
              </table:table-cell>
              <table:table-cell office:value-type="float" office:value="7575.61793524888">
                <text:p>7575.6179352488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7.9210071563721">
                <text:p>27.9210071563721</text:p>
              </table:table-cell>
              <table:table-cell office:value-type="float" office:value="5888.17145681554">
                <text:p>5888.1714568155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8.000198841095">
                <text:p>28.000198841095</text:p>
              </table:table-cell>
              <table:table-cell office:value-type="float" office:value="4747.97324132782">
                <text:p>4747.9732413278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8.0786545276642">
                <text:p>28.0786545276642</text:p>
              </table:table-cell>
              <table:table-cell office:value-type="float" office:value="5200.38786022299">
                <text:p>5200.3878602229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8.1593377590179">
                <text:p>28.1593377590179</text:p>
              </table:table-cell>
              <table:table-cell office:value-type="float" office:value="6544.11072958837">
                <text:p>6544.1107295883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8.239755153656">
                <text:p>28.239755153656</text:p>
              </table:table-cell>
              <table:table-cell office:value-type="float" office:value="7560.55331979425">
                <text:p>7560.553319794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8.3199701309204">
                <text:p>28.3199701309204</text:p>
              </table:table-cell>
              <table:table-cell office:value-type="float" office:value="6881.50790319992">
                <text:p>6881.5079031999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8.398996591568">
                <text:p>28.398996591568</text:p>
              </table:table-cell>
              <table:table-cell office:value-type="float" office:value="5365.29153052697">
                <text:p>5365.2915305269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8.4811635017395">
                <text:p>28.4811635017395</text:p>
              </table:table-cell>
              <table:table-cell office:value-type="float" office:value="4576.05134737532">
                <text:p>4576.051347375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8.5592148303986">
                <text:p>28.5592148303986</text:p>
              </table:table-cell>
              <table:table-cell office:value-type="float" office:value="5842.30925769234">
                <text:p>5842.3092576923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8.6402833461761">
                <text:p>28.6402833461761</text:p>
              </table:table-cell>
              <table:table-cell office:value-type="float" office:value="7105.10109226941">
                <text:p>7105.1010922694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8.7207062244415">
                <text:p>28.7207062244415</text:p>
              </table:table-cell>
              <table:table-cell office:value-type="float" office:value="7460.56362245715">
                <text:p>7460.563622457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.799712896347">
                <text:p>28.799712896347</text:p>
              </table:table-cell>
              <table:table-cell office:value-type="float" office:value="6277.95081146003">
                <text:p>6277.9508114600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8.8785290718079">
                <text:p>28.8785290718079</text:p>
              </table:table-cell>
              <table:table-cell office:value-type="float" office:value="4872.0963400579">
                <text:p>4872.096340057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8.9600689411163">
                <text:p>28.9600689411163</text:p>
              </table:table-cell>
              <table:table-cell office:value-type="float" office:value="4807.46416844297">
                <text:p>4807.4641684429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9.0398640632629">
                <text:p>29.0398640632629</text:p>
              </table:table-cell>
              <table:table-cell office:value-type="float" office:value="6516.68906583803">
                <text:p>6516.6890658380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9.119619846344">
                <text:p>29.119619846344</text:p>
              </table:table-cell>
              <table:table-cell office:value-type="float" office:value="7623.27164892981">
                <text:p>7623.2716489298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9.2009530067444">
                <text:p>29.2009530067444</text:p>
              </table:table-cell>
              <table:table-cell office:value-type="float" office:value="6983.62140612542">
                <text:p>6983.6214061254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9.2792069911957">
                <text:p>29.2792069911957</text:p>
              </table:table-cell>
              <table:table-cell office:value-type="float" office:value="5622.71688892545">
                <text:p>5622.7168889254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9.3596851825714">
                <text:p>29.3596851825714</text:p>
              </table:table-cell>
              <table:table-cell office:value-type="float" office:value="4672.07318619464">
                <text:p>4672.0731861946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9.4411096572876">
                <text:p>29.4411096572876</text:p>
              </table:table-cell>
              <table:table-cell office:value-type="float" office:value="5403.78063885172">
                <text:p>5403.7806388517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9.5199844837189">
                <text:p>29.5199844837189</text:p>
              </table:table-cell>
              <table:table-cell office:value-type="float" office:value="7201.28367565934">
                <text:p>7201.2836756593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9.6021447181702">
                <text:p>29.6021447181702</text:p>
              </table:table-cell>
              <table:table-cell office:value-type="float" office:value="7400.17362487486">
                <text:p>7400.1736248748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9.6795382499695">
                <text:p>29.6795382499695</text:p>
              </table:table-cell>
              <table:table-cell office:value-type="float" office:value="6615.53993074809">
                <text:p>6615.5399307480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9.7596061229706">
                <text:p>29.7596061229706</text:p>
              </table:table-cell>
              <table:table-cell office:value-type="float" office:value="4895.84630273145">
                <text:p>4895.8463027314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9.8405952453613">
                <text:p>29.8405952453613</text:p>
              </table:table-cell>
              <table:table-cell office:value-type="float" office:value="4741.37746730136">
                <text:p>4741.3774673013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9.9220864772797">
                <text:p>29.9220864772797</text:p>
              </table:table-cell>
              <table:table-cell office:value-type="float" office:value="6184.7144549867">
                <text:p>6184.71445498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0.001131772995">
                <text:p>30.001131772995</text:p>
              </table:table-cell>
              <table:table-cell office:value-type="float" office:value="7691.79233878265">
                <text:p>7691.7923387826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0.0793001651764">
                <text:p>30.0793001651764</text:p>
              </table:table-cell>
              <table:table-cell office:value-type="float" office:value="7368.70727318201">
                <text:p>7368.7072731820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0.1611683368683">
                <text:p>30.1611683368683</text:p>
              </table:table-cell>
              <table:table-cell office:value-type="float" office:value="5569.93017648087">
                <text:p>5569.9301764808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0.2390711307526">
                <text:p>30.2390711307526</text:p>
              </table:table-cell>
              <table:table-cell office:value-type="float" office:value="4826.5277951204">
                <text:p>4826.527795120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0.3213412761688">
                <text:p>30.3213412761688</text:p>
              </table:table-cell>
              <table:table-cell office:value-type="float" office:value="5153.75289364933">
                <text:p>5153.7528936493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0.4013342857361">
                <text:p>30.4013342857361</text:p>
              </table:table-cell>
              <table:table-cell office:value-type="float" office:value="7000.61171631671">
                <text:p>7000.6117163167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0.4794955253601">
                <text:p>30.4794955253601</text:p>
              </table:table-cell>
              <table:table-cell office:value-type="float" office:value="7778.79167378413">
                <text:p>7778.7916737841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0.558842420578">
                <text:p>30.558842420578</text:p>
              </table:table-cell>
              <table:table-cell office:value-type="float" office:value="6654.32464055528">
                <text:p>6654.3246405552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0.6396992206573">
                <text:p>30.6396992206573</text:p>
              </table:table-cell>
              <table:table-cell office:value-type="float" office:value="5045.95778709552">
                <text:p>5045.9577870955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0.7205502986908">
                <text:p>30.7205502986908</text:p>
              </table:table-cell>
              <table:table-cell office:value-type="float" office:value="4749.47284983811">
                <text:p>4749.4728498381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0.80113530159">
                <text:p>30.80113530159</text:p>
              </table:table-cell>
              <table:table-cell office:value-type="float" office:value="6055.71734743993">
                <text:p>6055.7173474399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0.8803761005402">
                <text:p>30.8803761005402</text:p>
              </table:table-cell>
              <table:table-cell office:value-type="float" office:value="7571.85702250572">
                <text:p>7571.8570225057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0.9593493938446">
                <text:p>30.9593493938446</text:p>
              </table:table-cell>
              <table:table-cell office:value-type="float" office:value="7394.90498070874">
                <text:p>7394.9049807087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1.0400612354279">
                <text:p>31.0400612354279</text:p>
              </table:table-cell>
              <table:table-cell office:value-type="float" office:value="5847.96469441408">
                <text:p>5847.9646944140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1.1207146644592">
                <text:p>31.1207146644592</text:p>
              </table:table-cell>
              <table:table-cell office:value-type="float" office:value="4661.92205980165">
                <text:p>4661.9220598016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1.2004449367523">
                <text:p>31.2004449367523</text:p>
              </table:table-cell>
              <table:table-cell office:value-type="float" office:value="5217.59161276625">
                <text:p>5217.591612766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1.2798125743866">
                <text:p>31.2798125743866</text:p>
              </table:table-cell>
              <table:table-cell office:value-type="float" office:value="6854.17906107687">
                <text:p>6854.1790610768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1.3598175048828">
                <text:p>31.3598175048828</text:p>
              </table:table-cell>
              <table:table-cell office:value-type="float" office:value="7599.5316317256">
                <text:p>7599.531631725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1.4390246868134">
                <text:p>31.4390246868134</text:p>
              </table:table-cell>
              <table:table-cell office:value-type="float" office:value="6868.06406617322">
                <text:p>6868.0640661732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1.5201697349548">
                <text:p>31.5201697349548</text:p>
              </table:table-cell>
              <table:table-cell office:value-type="float" office:value="5126.62213564392">
                <text:p>5126.6221356439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1.6014628410339">
                <text:p>31.6014628410339</text:p>
              </table:table-cell>
              <table:table-cell office:value-type="float" office:value="4625.23845052908">
                <text:p>4625.2384505290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1.678555727005">
                <text:p>31.678555727005</text:p>
              </table:table-cell>
              <table:table-cell office:value-type="float" office:value="6122.48450754753">
                <text:p>6122.4845075475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1.7604701519012">
                <text:p>31.7604701519012</text:p>
              </table:table-cell>
              <table:table-cell office:value-type="float" office:value="7227.05434054963">
                <text:p>7227.0543405496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1.8408043384552">
                <text:p>31.8408043384552</text:p>
              </table:table-cell>
              <table:table-cell office:value-type="float" office:value="7468.80034189455">
                <text:p>7468.8003418945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1.9195196628571">
                <text:p>31.9195196628571</text:p>
              </table:table-cell>
              <table:table-cell office:value-type="float" office:value="6097.92316359539">
                <text:p>6097.9231635953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2.0009837150574">
                <text:p>32.0009837150574</text:p>
              </table:table-cell>
              <table:table-cell office:value-type="float" office:value="4713.73556345757">
                <text:p>4713.7355634575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2.0818576812744">
                <text:p>32.0818576812744</text:p>
              </table:table-cell>
              <table:table-cell office:value-type="float" office:value="5044.88674272575">
                <text:p>5044.8867427257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2.1596374511719">
                <text:p>32.1596374511719</text:p>
              </table:table-cell>
              <table:table-cell office:value-type="float" office:value="6891.25206601437">
                <text:p>6891.2520660143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2.2390112876892">
                <text:p>32.2390112876892</text:p>
              </table:table-cell>
              <table:table-cell office:value-type="float" office:value="7659.9547996804">
                <text:p>7659.954799680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2.3209464550018">
                <text:p>32.3209464550018</text:p>
              </table:table-cell>
              <table:table-cell office:value-type="float" office:value="6834.67207509726">
                <text:p>6834.6720750972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2.401713848114">
                <text:p>32.401713848114</text:p>
              </table:table-cell>
              <table:table-cell office:value-type="float" office:value="5249.64324911516">
                <text:p>5249.6432491151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2.478853225708">
                <text:p>32.478853225708</text:p>
              </table:table-cell>
              <table:table-cell office:value-type="float" office:value="4874.29393038393">
                <text:p>4874.2939303839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2.560941696167">
                <text:p>32.560941696167</text:p>
              </table:table-cell>
              <table:table-cell office:value-type="float" office:value="5554.9822947163">
                <text:p>5554.982294716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2.6395580768585">
                <text:p>32.6395580768585</text:p>
              </table:table-cell>
              <table:table-cell office:value-type="float" office:value="7428.47730794775">
                <text:p>7428.477307947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2.7202475070953">
                <text:p>32.7202475070953</text:p>
              </table:table-cell>
              <table:table-cell office:value-type="float" office:value="6642.75356049593">
                <text:p>6642.7535604959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2.8019897937775">
                <text:p>32.8019897937775</text:p>
              </table:table-cell>
              <table:table-cell office:value-type="float" office:value="7438.01066349329">
                <text:p>7438.0106634932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2.8793873786926">
                <text:p>32.8793873786926</text:p>
              </table:table-cell>
              <table:table-cell office:value-type="float" office:value="7028.64308487535">
                <text:p>7028.6430848753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2.9618797302246">
                <text:p>32.9618797302246</text:p>
              </table:table-cell>
              <table:table-cell office:value-type="float" office:value="5139.87045011821">
                <text:p>5139.8704501182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3.0402700901031">
                <text:p>33.0402700901031</text:p>
              </table:table-cell>
              <table:table-cell office:value-type="float" office:value="4796.5081495044">
                <text:p>4796.508149504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3.1195702552795">
                <text:p>33.1195702552795</text:p>
              </table:table-cell>
              <table:table-cell office:value-type="float" office:value="5851.18579473195">
                <text:p>5851.1857947319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3.2009582519531">
                <text:p>33.2009582519531</text:p>
              </table:table-cell>
              <table:table-cell office:value-type="float" office:value="7175.50528172109">
                <text:p>7175.5052817210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3.2802298069">
                <text:p>33.2802298069</text:p>
              </table:table-cell>
              <table:table-cell office:value-type="float" office:value="7568.91927251729">
                <text:p>7568.9192725172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3.3590333461761">
                <text:p>33.3590333461761</text:p>
              </table:table-cell>
              <table:table-cell office:value-type="float" office:value="6192.61526173433">
                <text:p>6192.615261734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3.4391708374023">
                <text:p>33.4391708374023</text:p>
              </table:table-cell>
              <table:table-cell office:value-type="float" office:value="4791.76467998132">
                <text:p>4791.7646799813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3.5219080448151">
                <text:p>33.5219080448151</text:p>
              </table:table-cell>
              <table:table-cell office:value-type="float" office:value="4834.58425185505">
                <text:p>4834.5842518550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3.5986766815186">
                <text:p>33.5986766815186</text:p>
              </table:table-cell>
              <table:table-cell office:value-type="float" office:value="6877.80873378448">
                <text:p>6877.8087337844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3.6792829036713">
                <text:p>33.6792829036713</text:p>
              </table:table-cell>
              <table:table-cell office:value-type="float" office:value="7542.84202586908">
                <text:p>7542.8420258690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3.7596423625946">
                <text:p>33.7596423625946</text:p>
              </table:table-cell>
              <table:table-cell office:value-type="float" office:value="6968.6880362674">
                <text:p>6968.688036267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3.8397998809814">
                <text:p>33.8397998809814</text:p>
              </table:table-cell>
              <table:table-cell office:value-type="float" office:value="5389.38840290894">
                <text:p>5389.3884029089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3.9195647239685">
                <text:p>33.9195647239685</text:p>
              </table:table-cell>
              <table:table-cell office:value-type="float" office:value="4713.85620430538">
                <text:p>4713.8562043053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4.0004856586456">
                <text:p>34.0004856586456</text:p>
              </table:table-cell>
              <table:table-cell office:value-type="float" office:value="5536.26823253498">
                <text:p>5536.2682325349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4.0798847675323">
                <text:p>34.0798847675323</text:p>
              </table:table-cell>
              <table:table-cell office:value-type="float" office:value="7254.4894782358">
                <text:p>7254.489478235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4.1589212417603">
                <text:p>34.1589212417603</text:p>
              </table:table-cell>
              <table:table-cell office:value-type="float" office:value="7692.65084177217">
                <text:p>7692.6508417721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4.2396366596222">
                <text:p>34.2396366596222</text:p>
              </table:table-cell>
              <table:table-cell office:value-type="float" office:value="6244.16020322261">
                <text:p>6244.1602032226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4.3196504116058">
                <text:p>34.3196504116058</text:p>
              </table:table-cell>
              <table:table-cell office:value-type="float" office:value="4899.15783576975">
                <text:p>4899.1578357697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4.3996329307556">
                <text:p>34.3996329307556</text:p>
              </table:table-cell>
              <table:table-cell office:value-type="float" office:value="4901.07093608688">
                <text:p>4901.0709360868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4.4797887802124">
                <text:p>34.4797887802124</text:p>
              </table:table-cell>
              <table:table-cell office:value-type="float" office:value="6287.7507183267">
                <text:p>6287.750718326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4.5591397285461">
                <text:p>34.5591397285461</text:p>
              </table:table-cell>
              <table:table-cell office:value-type="float" office:value="7662.16425596866">
                <text:p>7662.1642559686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4.6416308879852">
                <text:p>34.6416308879852</text:p>
              </table:table-cell>
              <table:table-cell office:value-type="float" office:value="6982.56642186403">
                <text:p>6982.5664218640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4.7926933765411">
                <text:p>34.7926933765411</text:p>
              </table:table-cell>
              <table:table-cell office:value-type="float" office:value="2912.70191697627">
                <text:p>2912.7019169762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4.8002853393555">
                <text:p>34.8002853393555</text:p>
              </table:table-cell>
              <table:table-cell office:value-type="float" office:value="55848.5348742267">
                <text:p>55848.534874226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4.8788592815399">
                <text:p>34.8788592815399</text:p>
              </table:table-cell>
              <table:table-cell office:value-type="float" office:value="5498.00592906364">
                <text:p>5498.0059290636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4.9607706069946">
                <text:p>34.9607706069946</text:p>
              </table:table-cell>
              <table:table-cell office:value-type="float" office:value="6836.6614371247">
                <text:p>6836.661437124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5.0390393733978">
                <text:p>35.0390393733978</text:p>
              </table:table-cell>
              <table:table-cell office:value-type="float" office:value="7768.10505569889">
                <text:p>7768.1050556988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5.1185488700867">
                <text:p>35.1185488700867</text:p>
              </table:table-cell>
              <table:table-cell office:value-type="float" office:value="6540.09925424379">
                <text:p>6540.0992542437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5.2005002498627">
                <text:p>35.2005002498627</text:p>
              </table:table-cell>
              <table:table-cell office:value-type="float" office:value="4880.94283578051">
                <text:p>4880.9428357805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5.278680562973">
                <text:p>35.278680562973</text:p>
              </table:table-cell>
              <table:table-cell office:value-type="float" office:value="4911.72246212398">
                <text:p>4911.7224621239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5.3597722053528">
                <text:p>35.3597722053528</text:p>
              </table:table-cell>
              <table:table-cell office:value-type="float" office:value="6017.88280122191">
                <text:p>6017.8828012219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5.4406278133392">
                <text:p>35.4406278133392</text:p>
              </table:table-cell>
              <table:table-cell office:value-type="float" office:value="7420.63556185921">
                <text:p>7420.6355618592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5.5189785957336">
                <text:p>35.5189785957336</text:p>
              </table:table-cell>
              <table:table-cell office:value-type="float" office:value="7453.65881683489">
                <text:p>7453.6588168348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5.5986411571503">
                <text:p>35.5986411571503</text:p>
              </table:table-cell>
              <table:table-cell office:value-type="float" office:value="5824.56792436454">
                <text:p>5824.5679243645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5.6803040504456">
                <text:p>35.6803040504456</text:p>
              </table:table-cell>
              <table:table-cell office:value-type="float" office:value="4604.29437199104">
                <text:p>4604.2943719910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5.7602393627167">
                <text:p>35.7602393627167</text:p>
              </table:table-cell>
              <table:table-cell office:value-type="float" office:value="5304.28903013365">
                <text:p>5304.2890301336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5.8385922908783">
                <text:p>35.8385922908783</text:p>
              </table:table-cell>
              <table:table-cell office:value-type="float" office:value="7045.04621526552">
                <text:p>7045.0462152655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5.9207088947296">
                <text:p>35.9207088947296</text:p>
              </table:table-cell>
              <table:table-cell office:value-type="float" office:value="7404.10552171464">
                <text:p>7404.1055217146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6.0008299350739">
                <text:p>36.0008299350739</text:p>
              </table:table-cell>
              <table:table-cell office:value-type="float" office:value="6689.87818551891">
                <text:p>6689.8781855189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6.0790910720825">
                <text:p>36.0790910720825</text:p>
              </table:table-cell>
              <table:table-cell office:value-type="float" office:value="5213.31551769835">
                <text:p>5213.3155176983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6.1608371734619">
                <text:p>36.1608371734619</text:p>
              </table:table-cell>
              <table:table-cell office:value-type="float" office:value="4599.60773242181">
                <text:p>4599.6077324218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6.2385926246643">
                <text:p>36.2385926246643</text:p>
              </table:table-cell>
              <table:table-cell office:value-type="float" office:value="6173.20062551743">
                <text:p>6173.2006255174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6.320258140564">
                <text:p>36.320258140564</text:p>
              </table:table-cell>
              <table:table-cell office:value-type="float" office:value="7249.0817388258">
                <text:p>7249.081738825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6.400857925415">
                <text:p>36.400857925415</text:p>
              </table:table-cell>
              <table:table-cell office:value-type="float" office:value="7344.93275749867">
                <text:p>7344.9327574986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6.4785797595978">
                <text:p>36.4785797595978</text:p>
              </table:table-cell>
              <table:table-cell office:value-type="float" office:value="6072.93954090475">
                <text:p>6072.9395409047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6.5592210292816">
                <text:p>36.5592210292816</text:p>
              </table:table-cell>
              <table:table-cell office:value-type="float" office:value="4662.62499926087">
                <text:p>4662.6249992608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6.6405189037323">
                <text:p>36.6405189037323</text:p>
              </table:table-cell>
              <table:table-cell office:value-type="float" office:value="5018.58139289359">
                <text:p>5018.5813928935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6.7191112041473">
                <text:p>36.7191112041473</text:p>
              </table:table-cell>
              <table:table-cell office:value-type="float" office:value="6820.00650406504">
                <text:p>6820.0065040650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6.8008694648743">
                <text:p>36.8008694648743</text:p>
              </table:table-cell>
              <table:table-cell office:value-type="float" office:value="7436.55741443315">
                <text:p>7436.5574144331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6.8809497356415">
                <text:p>36.8809497356415</text:p>
              </table:table-cell>
              <table:table-cell office:value-type="float" office:value="6793.18382403292">
                <text:p>6793.1838240329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6.9590263366699">
                <text:p>36.9590263366699</text:p>
              </table:table-cell>
              <table:table-cell office:value-type="float" office:value="5328.10079486498">
                <text:p>5328.1007948649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7.0385582447052">
                <text:p>37.0385582447052</text:p>
              </table:table-cell>
              <table:table-cell office:value-type="float" office:value="4727.66225894161">
                <text:p>4727.6622589416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7.1205849647522">
                <text:p>37.1205849647522</text:p>
              </table:table-cell>
              <table:table-cell office:value-type="float" office:value="5656.69332790769">
                <text:p>5656.6933279076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7.1991500854492">
                <text:p>37.1991500854492</text:p>
              </table:table-cell>
              <table:table-cell office:value-type="float" office:value="7433.32403512925">
                <text:p>7433.3240351292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7.2797839641571">
                <text:p>37.2797839641571</text:p>
              </table:table-cell>
              <table:table-cell office:value-type="float" office:value="7441.0410315698">
                <text:p>7441.041031569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7.3602697849274">
                <text:p>37.3602697849274</text:p>
              </table:table-cell>
              <table:table-cell office:value-type="float" office:value="6063.17976669372">
                <text:p>6063.1797666937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7.4396593570709">
                <text:p>37.4396593570709</text:p>
              </table:table-cell>
              <table:table-cell office:value-type="float" office:value="4836.9072868366">
                <text:p>4836.907286836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7.5198290348053">
                <text:p>37.5198290348053</text:p>
              </table:table-cell>
              <table:table-cell office:value-type="float" office:value="4989.41758660069">
                <text:p>4989.4175866006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7.5998570919037">
                <text:p>37.5998570919037</text:p>
              </table:table-cell>
              <table:table-cell office:value-type="float" office:value="6497.72115997641">
                <text:p>6497.7211599764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7.6789319515228">
                <text:p>37.6789319515228</text:p>
              </table:table-cell>
              <table:table-cell office:value-type="float" office:value="7688.91659028414">
                <text:p>7688.9165902841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7.7592628002167">
                <text:p>37.7592628002167</text:p>
              </table:table-cell>
              <table:table-cell office:value-type="float" office:value="6971.16996901452">
                <text:p>6971.1699690145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7.8397336006165">
                <text:p>37.8397336006165</text:p>
              </table:table-cell>
              <table:table-cell office:value-type="float" office:value="5368.4068985746">
                <text:p>5368.406898574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7.918977022171">
                <text:p>37.918977022171</text:p>
              </table:table-cell>
              <table:table-cell office:value-type="float" office:value="4744.87336139435">
                <text:p>4744.8733613943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8.0019729137421">
                <text:p>38.0019729137421</text:p>
              </table:table-cell>
              <table:table-cell office:value-type="float" office:value="5397.85755077418">
                <text:p>5397.8575507741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8.0803289413452">
                <text:p>38.0803289413452</text:p>
              </table:table-cell>
              <table:table-cell office:value-type="float" office:value="7351.06178323987">
                <text:p>7351.0617832398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8.159859418869">
                <text:p>38.159859418869</text:p>
              </table:table-cell>
              <table:table-cell office:value-type="float" office:value="7644.86796672413">
                <text:p>7644.8679667241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8.239185333252">
                <text:p>38.239185333252</text:p>
              </table:table-cell>
              <table:table-cell office:value-type="float" office:value="6353.53533483411">
                <text:p>6353.5353348341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8.3196878433228">
                <text:p>38.3196878433228</text:p>
              </table:table-cell>
              <table:table-cell office:value-type="float" office:value="4869.41338419438">
                <text:p>4869.4133841943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8.3997769355774">
                <text:p>38.3997769355774</text:p>
              </table:table-cell>
              <table:table-cell office:value-type="float" office:value="4894.54916973785">
                <text:p>4894.5491697378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8.4790771007538">
                <text:p>38.4790771007538</text:p>
              </table:table-cell>
              <table:table-cell office:value-type="float" office:value="6456.4808769456">
                <text:p>6456.480876945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8.5603923797607">
                <text:p>38.5603923797607</text:p>
              </table:table-cell>
              <table:table-cell office:value-type="float" office:value="7477.06959165662">
                <text:p>7477.0695916566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8.639134645462">
                <text:p>38.639134645462</text:p>
              </table:table-cell>
              <table:table-cell office:value-type="float" office:value="7315.00414510596">
                <text:p>7315.0041451059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8.718766450882">
                <text:p>38.718766450882</text:p>
              </table:table-cell>
              <table:table-cell office:value-type="float" office:value="5625.89279041916">
                <text:p>5625.892790419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8.8016848564148">
                <text:p>38.8016848564148</text:p>
              </table:table-cell>
              <table:table-cell office:value-type="float" office:value="4534.57827105827">
                <text:p>4534.5782710582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8.8791201114655">
                <text:p>38.8791201114655</text:p>
              </table:table-cell>
              <table:table-cell office:value-type="float" office:value="5682.16634286471">
                <text:p>5682.1663428647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8.9599359035492">
                <text:p>38.9599359035492</text:p>
              </table:table-cell>
              <table:table-cell office:value-type="float" office:value="6929.33875373931">
                <text:p>6929.3387537393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9.0396568775177">
                <text:p>39.0396568775177</text:p>
              </table:table-cell>
              <table:table-cell office:value-type="float" office:value="7626.60025001944">
                <text:p>7626.6002500194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9.1202447414398">
                <text:p>39.1202447414398</text:p>
              </table:table-cell>
              <table:table-cell office:value-type="float" office:value="6452.58447974912">
                <text:p>6452.5844797491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9.1986210346222">
                <text:p>39.1986210346222</text:p>
              </table:table-cell>
              <table:table-cell office:value-type="float" office:value="5103.58405275998">
                <text:p>5103.5840527599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9.2800056934357">
                <text:p>39.2800056934357</text:p>
              </table:table-cell>
              <table:table-cell office:value-type="float" office:value="4718.33396611123">
                <text:p>4718.3339661112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9.360808134079">
                <text:p>39.360808134079</text:p>
              </table:table-cell>
              <table:table-cell office:value-type="float" office:value="6138.42844412971">
                <text:p>6138.4284441297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9.4393787384033">
                <text:p>39.4393787384033</text:p>
              </table:table-cell>
              <table:table-cell office:value-type="float" office:value="7636.4437458466">
                <text:p>7636.443745846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9.5202605724335">
                <text:p>39.5202605724335</text:p>
              </table:table-cell>
              <table:table-cell office:value-type="float" office:value="7220.40995982231">
                <text:p>7220.4099598223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9.6005747318268">
                <text:p>39.6005747318268</text:p>
              </table:table-cell>
              <table:table-cell office:value-type="float" office:value="5777.31253747826">
                <text:p>5777.3125374782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9.6802494525909">
                <text:p>39.6802494525909</text:p>
              </table:table-cell>
              <table:table-cell office:value-type="float" office:value="4719.18817403794">
                <text:p>4719.1881740379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9.7606828212738">
                <text:p>39.7606828212738</text:p>
              </table:table-cell>
              <table:table-cell office:value-type="float" office:value="5271.44401562713">
                <text:p>5271.4440156271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9.8388574123383">
                <text:p>39.8388574123383</text:p>
              </table:table-cell>
              <table:table-cell office:value-type="float" office:value="7061.11784511784">
                <text:p>7061.1178451178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9.9191179275513">
                <text:p>39.9191179275513</text:p>
              </table:table-cell>
              <table:table-cell office:value-type="float" office:value="7575.33138662714">
                <text:p>7575.3313866271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0.0017569065094">
                <text:p>40.0017569065094</text:p>
              </table:table-cell>
              <table:table-cell office:value-type="float" office:value="6486.04335094183">
                <text:p>6486.0433509418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0.0792865753174">
                <text:p>40.0792865753174</text:p>
              </table:table-cell>
              <table:table-cell office:value-type="float" office:value="5262.5015206822">
                <text:p>5262.501520682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0.1605100631714">
                <text:p>40.1605100631714</text:p>
              </table:table-cell>
              <table:table-cell office:value-type="float" office:value="4629.20283201634">
                <text:p>4629.2028320163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0.2406387329102">
                <text:p>40.2406387329102</text:p>
              </table:table-cell>
              <table:table-cell office:value-type="float" office:value="5990.3652658264">
                <text:p>5990.365265826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0.3207676410675">
                <text:p>40.3207676410675</text:p>
              </table:table-cell>
              <table:table-cell office:value-type="float" office:value="7388.09517830311">
                <text:p>7388.0951783031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0.4005105495453">
                <text:p>40.4005105495453</text:p>
              </table:table-cell>
              <table:table-cell office:value-type="float" office:value="7423.85763575371">
                <text:p>7423.8576357537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0.4796364307404">
                <text:p>40.4796364307404</text:p>
              </table:table-cell>
              <table:table-cell office:value-type="float" office:value="5965.17843303865">
                <text:p>5965.1784330386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0.5607852935791">
                <text:p>40.5607852935791</text:p>
              </table:table-cell>
              <table:table-cell office:value-type="float" office:value="4633.45987666109">
                <text:p>4633.4598766610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0.638943195343">
                <text:p>40.638943195343</text:p>
              </table:table-cell>
              <table:table-cell office:value-type="float" office:value="5220.20155086054">
                <text:p>5220.2015508605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0.7194037437439">
                <text:p>40.7194037437439</text:p>
              </table:table-cell>
              <table:table-cell office:value-type="float" office:value="6661.64984769287">
                <text:p>6661.6498476928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0.8016588687897">
                <text:p>40.8016588687897</text:p>
              </table:table-cell>
              <table:table-cell office:value-type="float" office:value="7391.63668721721">
                <text:p>7391.6366872172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0.8793292045593">
                <text:p>40.8793292045593</text:p>
              </table:table-cell>
              <table:table-cell office:value-type="float" office:value="7003.96096668539">
                <text:p>7003.9609666853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0.961140871048">
                <text:p>40.961140871048</text:p>
              </table:table-cell>
              <table:table-cell office:value-type="float" office:value="5182.63492479812">
                <text:p>5182.634924798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1.0394637584686">
                <text:p>41.0394637584686</text:p>
              </table:table-cell>
              <table:table-cell office:value-type="float" office:value="4800.64017533713">
                <text:p>4800.6401753371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1.1191916465759">
                <text:p>41.1191916465759</text:p>
              </table:table-cell>
              <table:table-cell office:value-type="float" office:value="5819.79544441886">
                <text:p>5819.7954444188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1.2019913196564">
                <text:p>41.2019913196564</text:p>
              </table:table-cell>
              <table:table-cell office:value-type="float" office:value="7053.16794466824">
                <text:p>7053.1679446682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1.2793502807617">
                <text:p>41.2793502807617</text:p>
              </table:table-cell>
              <table:table-cell office:value-type="float" office:value="7756.0503841685">
                <text:p>7756.050384168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1.361884355545">
                <text:p>41.361884355545</text:p>
              </table:table-cell>
              <table:table-cell office:value-type="float" office:value="5912.70940252417">
                <text:p>5912.7094025241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1.4399321079254">
                <text:p>41.4399321079254</text:p>
              </table:table-cell>
              <table:table-cell office:value-type="float" office:value="4920.06481017608">
                <text:p>4920.0648101760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1.5188443660736">
                <text:p>41.5188443660736</text:p>
              </table:table-cell>
              <table:table-cell office:value-type="float" office:value="5068.92096851188">
                <text:p>5068.9209685118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1.6013870239258">
                <text:p>41.6013870239258</text:p>
              </table:table-cell>
              <table:table-cell office:value-type="float" office:value="6299.77291173829">
                <text:p>6299.7729117382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1.6802024841309">
                <text:p>41.6802024841309</text:p>
              </table:table-cell>
              <table:table-cell office:value-type="float" office:value="7714.22254489134">
                <text:p>7714.2225448913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1.76052069664">
                <text:p>41.76052069664</text:p>
              </table:table-cell>
              <table:table-cell office:value-type="float" office:value="7370.68195999157">
                <text:p>7370.6819599915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1.8395962715149">
                <text:p>41.8395962715149</text:p>
              </table:table-cell>
              <table:table-cell office:value-type="float" office:value="7587.67800233367">
                <text:p>7587.6780023336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1.9236688613892">
                <text:p>41.9236688613892</text:p>
              </table:table-cell>
              <table:table-cell office:value-type="float" office:value="5709.35189123888">
                <text:p>5709.3518912388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2.0009708404541">
                <text:p>42.0009708404541</text:p>
              </table:table-cell>
              <table:table-cell office:value-type="float" office:value="4864.04105752742">
                <text:p>4864.0410575274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2.0789866447449">
                <text:p>42.0789866447449</text:p>
              </table:table-cell>
              <table:table-cell office:value-type="float" office:value="5229.70959165337">
                <text:p>5229.7095916533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2.1601076126099">
                <text:p>42.1601076126099</text:p>
              </table:table-cell>
              <table:table-cell office:value-type="float" office:value="6508.79808138817">
                <text:p>6508.7980813881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2.2393176555634">
                <text:p>42.2393176555634</text:p>
              </table:table-cell>
              <table:table-cell office:value-type="float" office:value="7675.79434790853">
                <text:p>7675.7943479085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2.3193798065186">
                <text:p>42.3193798065186</text:p>
              </table:table-cell>
              <table:table-cell office:value-type="float" office:value="6994.56601301351">
                <text:p>6994.5660130135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2.3999545574188">
                <text:p>42.3999545574188</text:p>
              </table:table-cell>
              <table:table-cell office:value-type="float" office:value="5262.19436315486">
                <text:p>5262.1943631548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2.4803223609924">
                <text:p>42.4803223609924</text:p>
              </table:table-cell>
              <table:table-cell office:value-type="float" office:value="4678.49043125365">
                <text:p>4678.4904312536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2.5592114925385">
                <text:p>42.5592114925385</text:p>
              </table:table-cell>
              <table:table-cell office:value-type="float" office:value="5780.26391042205">
                <text:p>5780.2639104220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2.6399507522583">
                <text:p>42.6399507522583</text:p>
              </table:table-cell>
              <table:table-cell office:value-type="float" office:value="7134.07581390542">
                <text:p>7134.0758139054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2.7194616794586">
                <text:p>42.7194616794586</text:p>
              </table:table-cell>
              <table:table-cell office:value-type="float" office:value="7546.13260248341">
                <text:p>7546.1326024834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2.7985901832581">
                <text:p>42.7985901832581</text:p>
              </table:table-cell>
              <table:table-cell office:value-type="float" office:value="6268.28483016912">
                <text:p>6268.2848301691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2.8797087669373">
                <text:p>42.8797087669373</text:p>
              </table:table-cell>
              <table:table-cell office:value-type="float" office:value="4733.81046097415">
                <text:p>4733.8104609741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2.9589071273804">
                <text:p>42.9589071273804</text:p>
              </table:table-cell>
              <table:table-cell office:value-type="float" office:value="4949.59741346611">
                <text:p>4949.5974134661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3.0407650470734">
                <text:p>43.0407650470734</text:p>
              </table:table-cell>
              <table:table-cell office:value-type="float" office:value="6254.739943554">
                <text:p>6254.73994355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3.1204400062561">
                <text:p>43.1204400062561</text:p>
              </table:table-cell>
              <table:table-cell office:value-type="float" office:value="7631.00485066476">
                <text:p>7631.0048506647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3.1991271972656">
                <text:p>43.1991271972656</text:p>
              </table:table-cell>
              <table:table-cell office:value-type="float" office:value="7218.45566874118">
                <text:p>7218.4556687411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3.2789599895477">
                <text:p>43.2789599895477</text:p>
              </table:table-cell>
              <table:table-cell office:value-type="float" office:value="5511.51960769674">
                <text:p>5511.5196076967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3.3598368167877">
                <text:p>43.3598368167877</text:p>
              </table:table-cell>
              <table:table-cell office:value-type="float" office:value="4649.04488506052">
                <text:p>4649.0448850605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3.4391639232635">
                <text:p>43.4391639232635</text:p>
              </table:table-cell>
              <table:table-cell office:value-type="float" office:value="5546.65384314833">
                <text:p>5546.6538431483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3.5185647010803">
                <text:p>43.5185647010803</text:p>
              </table:table-cell>
              <table:table-cell office:value-type="float" office:value="7153.58231515985">
                <text:p>7153.5823151598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3.6005871295929">
                <text:p>43.6005871295929</text:p>
              </table:table-cell>
              <table:table-cell office:value-type="float" office:value="7412.60666168644">
                <text:p>7412.6066616864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3.6795501708984">
                <text:p>43.6795501708984</text:p>
              </table:table-cell>
              <table:table-cell office:value-type="float" office:value="6484.04609972977">
                <text:p>6484.0460997297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3.7606213092804">
                <text:p>43.7606213092804</text:p>
              </table:table-cell>
              <table:table-cell office:value-type="float" office:value="4835.25959822019">
                <text:p>4835.2595982201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3.8405511379242">
                <text:p>43.8405511379242</text:p>
              </table:table-cell>
              <table:table-cell office:value-type="float" office:value="4904.30176882923">
                <text:p>4904.3017688292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3.9186170101166">
                <text:p>43.9186170101166</text:p>
              </table:table-cell>
              <table:table-cell office:value-type="float" office:value="6456.08619805028">
                <text:p>6456.0861980502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3.9994041919708">
                <text:p>43.9994041919708</text:p>
              </table:table-cell>
              <table:table-cell office:value-type="float" office:value="7426.920784073">
                <text:p>7426.92078407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4.0800533294678">
                <text:p>44.0800533294678</text:p>
              </table:table-cell>
              <table:table-cell office:value-type="float" office:value="7142.04786160045">
                <text:p>7142.0478616004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4.1602258682251">
                <text:p>44.1602258682251</text:p>
              </table:table-cell>
              <table:table-cell office:value-type="float" office:value="5687.73307005127">
                <text:p>5687.7330700512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4.2395725250244">
                <text:p>44.2395725250244</text:p>
              </table:table-cell>
              <table:table-cell office:value-type="float" office:value="4738.69996754847">
                <text:p>4738.6999675484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4.3211140632629">
                <text:p>44.3211140632629</text:p>
              </table:table-cell>
              <table:table-cell office:value-type="float" office:value="5297.91330078068">
                <text:p>5297.9133007806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4.3994512557983">
                <text:p>44.3994512557983</text:p>
              </table:table-cell>
              <table:table-cell office:value-type="float" office:value="7148.58398514776">
                <text:p>7148.5839851477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4.4794631004334">
                <text:p>44.4794631004334</text:p>
              </table:table-cell>
              <table:table-cell office:value-type="float" office:value="7598.87492625017">
                <text:p>7598.8749262501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4.5597507953644">
                <text:p>44.5597507953644</text:p>
              </table:table-cell>
              <table:table-cell office:value-type="float" office:value="6576.35021722281">
                <text:p>6576.3502172228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4.6393494606018">
                <text:p>44.6393494606018</text:p>
              </table:table-cell>
              <table:table-cell office:value-type="float" office:value="5025.20989273979">
                <text:p>5025.2098927397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4.7197892665863">
                <text:p>44.7197892665863</text:p>
              </table:table-cell>
              <table:table-cell office:value-type="float" office:value="4773.75591972471">
                <text:p>4773.7559197247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4.8009054660797">
                <text:p>44.8009054660797</text:p>
              </table:table-cell>
              <table:table-cell office:value-type="float" office:value="6016.06094772299">
                <text:p>6016.0609477229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4.8797082901001">
                <text:p>44.8797082901001</text:p>
              </table:table-cell>
              <table:table-cell office:value-type="float" office:value="7613.94033093007">
                <text:p>7613.9403309300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4.9610023498535">
                <text:p>44.9610023498535</text:p>
              </table:table-cell>
              <table:table-cell office:value-type="float" office:value="7282.20489658975">
                <text:p>7282.2048965897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5.040515422821">
                <text:p>45.040515422821</text:p>
              </table:table-cell>
              <table:table-cell office:value-type="float" office:value="5835.51839569178">
                <text:p>5835.5183956917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5.1191482543945">
                <text:p>45.1191482543945</text:p>
              </table:table-cell>
              <table:table-cell office:value-type="float" office:value="4781.7176677481">
                <text:p>4781.717667748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5.1997096538544">
                <text:p>45.1997096538544</text:p>
              </table:table-cell>
              <table:table-cell office:value-type="float" office:value="5163.76332572751">
                <text:p>5163.7633257275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5.280713558197">
                <text:p>45.280713558197</text:p>
              </table:table-cell>
              <table:table-cell office:value-type="float" office:value="6715.72567291136">
                <text:p>6715.7256729113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5.3593347072601">
                <text:p>45.3593347072601</text:p>
              </table:table-cell>
              <table:table-cell office:value-type="float" office:value="7733.28814505051">
                <text:p>7733.2881450505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5.4413616657257">
                <text:p>45.4413616657257</text:p>
              </table:table-cell>
              <table:table-cell office:value-type="float" office:value="6631.9660045459">
                <text:p>6631.966004545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5.5205161571503">
                <text:p>45.5205161571503</text:p>
              </table:table-cell>
              <table:table-cell office:value-type="float" office:value="5255.54510569341">
                <text:p>5255.5451056934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5.599009513855">
                <text:p>45.599009513855</text:p>
              </table:table-cell>
              <table:table-cell office:value-type="float" office:value="4790.21430328802">
                <text:p>4790.2143032880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5.6790053844452">
                <text:p>45.6790053844452</text:p>
              </table:table-cell>
              <table:table-cell office:value-type="float" office:value="5900.30455969266">
                <text:p>5900.3045596926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5.7598977088928">
                <text:p>45.7598977088928</text:p>
              </table:table-cell>
              <table:table-cell office:value-type="float" office:value="7318.37048870131">
                <text:p>7318.3704887013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5.8402817249298">
                <text:p>45.8402817249298</text:p>
              </table:table-cell>
              <table:table-cell office:value-type="float" office:value="7464.17048538506">
                <text:p>7464.1704853850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5.9189774990082">
                <text:p>45.9189774990082</text:p>
              </table:table-cell>
              <table:table-cell office:value-type="float" office:value="6099.43806540352">
                <text:p>6099.4380654035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6.0000069141388">
                <text:p>46.0000069141388</text:p>
              </table:table-cell>
              <table:table-cell office:value-type="float" office:value="4739.01976684654">
                <text:p>4739.0197668465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6.078821182251">
                <text:p>46.078821182251</text:p>
              </table:table-cell>
              <table:table-cell office:value-type="float" office:value="5176.72763793557">
                <text:p>5176.7276379355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6.1588735580444">
                <text:p>46.1588735580444</text:p>
              </table:table-cell>
              <table:table-cell office:value-type="float" office:value="6595.68182413838">
                <text:p>6595.6818241383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6.23992395401">
                <text:p>46.23992395401</text:p>
              </table:table-cell>
              <table:table-cell office:value-type="float" office:value="7501.50560964848">
                <text:p>7501.5056096484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6.3191475868225">
                <text:p>46.3191475868225</text:p>
              </table:table-cell>
              <table:table-cell office:value-type="float" office:value="6967.61787365177">
                <text:p>6967.6178736517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6.3996484279633">
                <text:p>46.3996484279633</text:p>
              </table:table-cell>
              <table:table-cell office:value-type="float" office:value="5267.02571043552">
                <text:p>5267.0257104355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6.4794816970825">
                <text:p>46.4794816970825</text:p>
              </table:table-cell>
              <table:table-cell office:value-type="float" office:value="4709.81589690753">
                <text:p>4709.8158969075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6.5594565868378">
                <text:p>46.5594565868378</text:p>
              </table:table-cell>
              <table:table-cell office:value-type="float" office:value="5701.78966667561">
                <text:p>5701.7896666756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6.6390523910522">
                <text:p>46.6390523910522</text:p>
              </table:table-cell>
              <table:table-cell office:value-type="float" office:value="7236.56235004448">
                <text:p>7236.5623500444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6.7230713367462">
                <text:p>46.7230713367462</text:p>
              </table:table-cell>
              <table:table-cell office:value-type="float" office:value="7141.24647773417">
                <text:p>7141.2464777341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6.8011717796326">
                <text:p>46.8011717796326</text:p>
              </table:table-cell>
              <table:table-cell office:value-type="float" office:value="6350.79625248415">
                <text:p>6350.7962524841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6.8785741329193">
                <text:p>46.8785741329193</text:p>
              </table:table-cell>
              <table:table-cell office:value-type="float" office:value="4961.08947201439">
                <text:p>4961.0894720143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6.9622716903687">
                <text:p>46.9622716903687</text:p>
              </table:table-cell>
              <table:table-cell office:value-type="float" office:value="4683.52974622066">
                <text:p>4683.5297462206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7.0394999980927">
                <text:p>47.0394999980927</text:p>
              </table:table-cell>
              <table:table-cell office:value-type="float" office:value="6733.28233292891">
                <text:p>6733.2823329289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7.1195137500763">
                <text:p>47.1195137500763</text:p>
              </table:table-cell>
              <table:table-cell office:value-type="float" office:value="7598.69378609186">
                <text:p>7598.6937860918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7.2017858028412">
                <text:p>47.2017858028412</text:p>
              </table:table-cell>
              <table:table-cell office:value-type="float" office:value="6903.92400470624">
                <text:p>6903.9240047062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7.2791335582733">
                <text:p>47.2791335582733</text:p>
              </table:table-cell>
              <table:table-cell office:value-type="float" office:value="5688.59429135072">
                <text:p>5688.5942913507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7.3597252368927">
                <text:p>47.3597252368927</text:p>
              </table:table-cell>
              <table:table-cell office:value-type="float" office:value="4665.49408625372">
                <text:p>4665.4940862537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7.440541267395">
                <text:p>47.440541267395</text:p>
              </table:table-cell>
              <table:table-cell office:value-type="float" office:value="5444.46438738874">
                <text:p>5444.4643873887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7.5198271274567">
                <text:p>47.5198271274567</text:p>
              </table:table-cell>
              <table:table-cell office:value-type="float" office:value="7163.95079221408">
                <text:p>7163.9507922140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7.6010701656342">
                <text:p>47.6010701656342</text:p>
              </table:table-cell>
              <table:table-cell office:value-type="float" office:value="7483.71815775418">
                <text:p>7483.7181577541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7.6793904304504">
                <text:p>47.6793904304504</text:p>
              </table:table-cell>
              <table:table-cell office:value-type="float" office:value="6537.26083793254">
                <text:p>6537.2608379325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7.7604675292969">
                <text:p>47.7604675292969</text:p>
              </table:table-cell>
              <table:table-cell office:value-type="float" office:value="4834.90412924702">
                <text:p>4834.9041292470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7.8392462730408">
                <text:p>47.8392462730408</text:p>
              </table:table-cell>
              <table:table-cell office:value-type="float" office:value="4874.41131643777">
                <text:p>4874.4113164377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7.9204354286194">
                <text:p>47.9204354286194</text:p>
              </table:table-cell>
              <table:table-cell office:value-type="float" office:value="6109.19027874032">
                <text:p>6109.1902787403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8.0000522136688">
                <text:p>48.0000522136688</text:p>
              </table:table-cell>
              <table:table-cell office:value-type="float" office:value="7636.58064844567">
                <text:p>7636.5806484456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8.0795433521271">
                <text:p>48.0795433521271</text:p>
              </table:table-cell>
              <table:table-cell office:value-type="float" office:value="7246.09071113644">
                <text:p>7246.0907111364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8.1613743305206">
                <text:p>48.1613743305206</text:p>
              </table:table-cell>
              <table:table-cell office:value-type="float" office:value="5572.4617858891">
                <text:p>5572.461785889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8.2395126819611">
                <text:p>48.2395126819611</text:p>
              </table:table-cell>
              <table:table-cell office:value-type="float" office:value="4811.97764053995">
                <text:p>4811.9776405399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8.319344997406">
                <text:p>48.319344997406</text:p>
              </table:table-cell>
              <table:table-cell office:value-type="float" office:value="5411.34248195412">
                <text:p>5411.3424819541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8.401745557785">
                <text:p>48.401745557785</text:p>
              </table:table-cell>
              <table:table-cell office:value-type="float" office:value="6796.07028670797">
                <text:p>6796.0702867079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8.4790422916412">
                <text:p>48.4790422916412</text:p>
              </table:table-cell>
              <table:table-cell office:value-type="float" office:value="7865.791601636">
                <text:p>7865.79160163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8.5602860450745">
                <text:p>48.5602860450745</text:p>
              </table:table-cell>
              <table:table-cell office:value-type="float" office:value="6498.9611839383">
                <text:p>6498.961183938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8.6408274173737">
                <text:p>48.6408274173737</text:p>
              </table:table-cell>
              <table:table-cell office:value-type="float" office:value="4966.39166407649">
                <text:p>4966.3916640764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8.7188513278961">
                <text:p>48.7188513278961</text:p>
              </table:table-cell>
              <table:table-cell office:value-type="float" office:value="4921.5682401545">
                <text:p>4921.568240154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8.7996952533722">
                <text:p>48.7996952533722</text:p>
              </table:table-cell>
              <table:table-cell office:value-type="float" office:value="5937.366316311">
                <text:p>5937.36631631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8.8801999092102">
                <text:p>48.8801999092102</text:p>
              </table:table-cell>
              <table:table-cell office:value-type="float" office:value="7452.98509451787">
                <text:p>7452.9850945178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8.9604306221008">
                <text:p>48.9604306221008</text:p>
              </table:table-cell>
              <table:table-cell office:value-type="float" office:value="7378.7204260175">
                <text:p>7378.720426017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9.0391407012939">
                <text:p>49.0391407012939</text:p>
              </table:table-cell>
              <table:table-cell office:value-type="float" office:value="5895.05187590494">
                <text:p>5895.0518759049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9.1193597316742">
                <text:p>49.1193597316742</text:p>
              </table:table-cell>
              <table:table-cell office:value-type="float" office:value="4687.16710009719">
                <text:p>4687.1671000971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9.2017250061035">
                <text:p>49.2017250061035</text:p>
              </table:table-cell>
              <table:table-cell office:value-type="float" office:value="5050.67217807882">
                <text:p>5050.6721780788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9.2795495986938">
                <text:p>49.2795495986938</text:p>
              </table:table-cell>
              <table:table-cell office:value-type="float" office:value="6990.07835304209">
                <text:p>6990.0783530420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9.361207485199">
                <text:p>49.361207485199</text:p>
              </table:table-cell>
              <table:table-cell office:value-type="float" office:value="7445.69846247277">
                <text:p>7445.6984624727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9.4390013217926">
                <text:p>49.4390013217926</text:p>
              </table:table-cell>
              <table:table-cell office:value-type="float" office:value="6890.00598851945">
                <text:p>6890.0059885194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9.5186173915863">
                <text:p>49.5186173915863</text:p>
              </table:table-cell>
              <table:table-cell office:value-type="float" office:value="5225.07580539867">
                <text:p>5225.0758053986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9.6011929512024">
                <text:p>49.6011929512024</text:p>
              </table:table-cell>
              <table:table-cell office:value-type="float" office:value="4553.40541133603">
                <text:p>4553.4054113360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9.7730476856232">
                <text:p>49.7730476856232</text:p>
              </table:table-cell>
              <table:table-cell office:value-type="float" office:value="2746.50565543534">
                <text:p>2746.5056554353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9.8806412220001">
                <text:p>49.8806412220001</text:p>
              </table:table-cell>
              <table:table-cell office:value-type="float" office:value="5427.83534834249">
                <text:p>5427.8353483424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0.0445544719696">
                <text:p>50.0445544719696</text:p>
              </table:table-cell>
              <table:table-cell office:value-type="float" office:value="2537.92783730084">
                <text:p>2537.927837300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